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2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2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2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1"/>
      <style:map style:condition="cell-content()=0" style:apply-style-name="Accent" style:base-cell-address="Planilha1.F1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2"/>
      <style:map style:condition="cell-content()=0" style:apply-style-name="Accent" style:base-cell-address="Planilha1.F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1"/>
      <style:map style:condition="cell-content()=0" style:apply-style-name="Accent" style:base-cell-address="Planilha1.F1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2"/>
      <style:map style:condition="cell-content()=0" style:apply-style-name="Accent" style:base-cell-address="Planilha1.G2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1"/>
      <style:map style:condition="cell-content()=0" style:apply-style-name="Accent" style:base-cell-address="Planilha1.F1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H2"/>
      <style:map style:condition="cell-content()=0" style:apply-style-name="Accent" style:base-cell-address="Planilha1.H2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H7"/>
      <style:map style:condition="cell-content()=0" style:apply-style-name="Accent" style:base-cell-address="Planilha1.H7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I2"/>
      <style:map style:condition="cell-content()=0" style:apply-style-name="Accent" style:base-cell-address="Planilha1.I2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2"/>
      <style:map style:condition="cell-content()=0" style:apply-style-name="Accent" style:base-cell-address="Planilha1.J2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K2"/>
      <style:map style:condition="cell-content()=0" style:apply-style-name="Accent" style:base-cell-address="Planilha1.K2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L2"/>
      <style:map style:condition="cell-content()=0" style:apply-style-name="Accent" style:base-cell-address="Planilha1.L2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M2"/>
      <style:map style:condition="cell-content()=0" style:apply-style-name="Accent" style:base-cell-address="Planilha1.M2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N2"/>
      <style:map style:condition="cell-content()=0" style:apply-style-name="Accent" style:base-cell-address="Planilha1.N2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N8"/>
      <style:map style:condition="cell-content()=0" style:apply-style-name="Accent" style:base-cell-address="Planilha1.N8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O2"/>
      <style:map style:condition="cell-content()=0" style:apply-style-name="Accent" style:base-cell-address="Planilha1.O2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P2"/>
      <style:map style:condition="cell-content()=0" style:apply-style-name="Accent" style:base-cell-address="Planilha1.P2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H7"/>
      <style:map style:condition="cell-content()=0" style:apply-style-name="Accent" style:base-cell-address="Planilha1.H7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N8"/>
      <style:map style:condition="cell-content()=0" style:apply-style-name="Accent" style:base-cell-address="Planilha1.N8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Q2"/>
      <style:map style:condition="cell-content()=0" style:apply-style-name="Accent" style:base-cell-address="Planilha1.Q2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R2"/>
      <style:map style:condition="cell-content()=0" style:apply-style-name="Accent" style:base-cell-address="Planilha1.R2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S2"/>
      <style:map style:condition="cell-content()=0" style:apply-style-name="Accent" style:base-cell-address="Planilha1.S2"/>
    </style:style>
    <style:style style:name="ce6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T2"/>
      <style:map style:condition="cell-content()=0" style:apply-style-name="Accent" style:base-cell-address="Planilha1.T2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U2"/>
      <style:map style:condition="cell-content()=0" style:apply-style-name="Accent" style:base-cell-address="Planilha1.U2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V2"/>
      <style:map style:condition="cell-content()=0" style:apply-style-name="Accent" style:base-cell-address="Planilha1.V2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V8"/>
      <style:map style:condition="cell-content()=0" style:apply-style-name="Accent" style:base-cell-address="Planilha1.V8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W2"/>
      <style:map style:condition="cell-content()=0" style:apply-style-name="Accent" style:base-cell-address="Planilha1.W2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W8"/>
      <style:map style:condition="cell-content()=0" style:apply-style-name="Accent" style:base-cell-address="Planilha1.W8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X2"/>
      <style:map style:condition="cell-content()=0" style:apply-style-name="Accent" style:base-cell-address="Planilha1.X2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X8"/>
      <style:map style:condition="cell-content()=0" style:apply-style-name="Accent" style:base-cell-address="Planilha1.X8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Y2"/>
      <style:map style:condition="cell-content()=0" style:apply-style-name="Accent" style:base-cell-address="Planilha1.Y2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Y8"/>
      <style:map style:condition="cell-content()=0" style:apply-style-name="Accent" style:base-cell-address="Planilha1.Y8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Z2"/>
      <style:map style:condition="cell-content()=0" style:apply-style-name="Accent" style:base-cell-address="Planilha1.Z2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7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Z8"/>
      <style:map style:condition="cell-content()=0" style:apply-style-name="Accent" style:base-cell-address="Planilha1.Z8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A2"/>
      <style:map style:condition="cell-content()=0" style:apply-style-name="Accent" style:base-cell-address="Planilha1.AA2"/>
    </style:style>
    <style:style style:name="ce6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A8"/>
      <style:map style:condition="cell-content()=0" style:apply-style-name="Accent" style:base-cell-address="Planilha1.AA8"/>
    </style:style>
    <style:style style:name="ce6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B2"/>
      <style:map style:condition="cell-content()=0" style:apply-style-name="Accent" style:base-cell-address="Planilha1.AB2"/>
    </style:style>
    <style:style style:name="ce6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B8"/>
      <style:map style:condition="cell-content()=0" style:apply-style-name="Accent" style:base-cell-address="Planilha1.AB8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C2"/>
      <style:map style:condition="cell-content()=0" style:apply-style-name="Accent" style:base-cell-address="Planilha1.AC2"/>
    </style:style>
    <style:style style:name="ce6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C8"/>
      <style:map style:condition="cell-content()=0" style:apply-style-name="Accent" style:base-cell-address="Planilha1.AC8"/>
    </style:style>
    <style:style style:name="ce6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D2"/>
      <style:map style:condition="cell-content()=0" style:apply-style-name="Accent" style:base-cell-address="Planilha1.AD2"/>
    </style:style>
    <style:style style:name="ce6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D8"/>
      <style:map style:condition="cell-content()=0" style:apply-style-name="Accent" style:base-cell-address="Planilha1.AD8"/>
    </style:style>
    <style:style style:name="ce6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E2"/>
      <style:map style:condition="cell-content()=0" style:apply-style-name="Accent" style:base-cell-address="Planilha1.AE2"/>
    </style:style>
    <style:style style:name="ce7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E8"/>
      <style:map style:condition="cell-content()=0" style:apply-style-name="Accent" style:base-cell-address="Planilha1.AE8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F2"/>
      <style:map style:condition="cell-content()=0" style:apply-style-name="Accent" style:base-cell-address="Planilha1.AF2"/>
    </style:style>
    <style:style style:name="ce7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F8"/>
      <style:map style:condition="cell-content()=0" style:apply-style-name="Accent" style:base-cell-address="Planilha1.AF8"/>
    </style:style>
    <style:style style:name="ce6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G2"/>
      <style:map style:condition="cell-content()=0" style:apply-style-name="Accent" style:base-cell-address="Planilha1.AG2"/>
    </style:style>
    <style:style style:name="ce7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G8"/>
      <style:map style:condition="cell-content()=0" style:apply-style-name="Accent" style:base-cell-address="Planilha1.AG8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H2"/>
      <style:map style:condition="cell-content()=0" style:apply-style-name="Accent" style:base-cell-address="Planilha1.AH2"/>
    </style:style>
    <style:style style:name="ce7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H8"/>
      <style:map style:condition="cell-content()=0" style:apply-style-name="Accent" style:base-cell-address="Planilha1.AH8"/>
    </style:style>
    <style:style style:name="ce69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I2"/>
      <style:map style:condition="cell-content()=0" style:apply-style-name="Accent" style:base-cell-address="Planilha1.AI2"/>
    </style:style>
    <style:style style:name="ce7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I8"/>
      <style:map style:condition="cell-content()=0" style:apply-style-name="Accent" style:base-cell-address="Planilha1.AI8"/>
    </style:style>
    <style:style style:name="ce7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J2"/>
      <style:map style:condition="cell-content()=0" style:apply-style-name="Accent" style:base-cell-address="Planilha1.AJ2"/>
    </style:style>
    <style:style style:name="ce7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J8"/>
      <style:map style:condition="cell-content()=0" style:apply-style-name="Accent" style:base-cell-address="Planilha1.AJ8"/>
    </style:style>
    <style:style style:name="ce7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K2"/>
      <style:map style:condition="cell-content()=0" style:apply-style-name="Accent" style:base-cell-address="Planilha1.AK2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K8"/>
      <style:map style:condition="cell-content()=0" style:apply-style-name="Accent" style:base-cell-address="Planilha1.AK8"/>
    </style:style>
    <style:style style:name="ce70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L2"/>
      <style:map style:condition="cell-content()=0" style:apply-style-name="Accent" style:base-cell-address="Planilha1.AL2"/>
    </style:style>
    <style:style style:name="ce7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L8"/>
      <style:map style:condition="cell-content()=0" style:apply-style-name="Accent" style:base-cell-address="Planilha1.AL8"/>
    </style:style>
    <style:style style:name="ce7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M2"/>
      <style:map style:condition="cell-content()=0" style:apply-style-name="Accent" style:base-cell-address="Planilha1.AM2"/>
    </style:style>
    <style:style style:name="ce7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M8"/>
      <style:map style:condition="cell-content()=0" style:apply-style-name="Accent" style:base-cell-address="Planilha1.AM8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N2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N8"/>
      <style:map style:condition="cell-content()=0" style:apply-style-name="Accent" style:base-cell-address="Planilha1.AN8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O2"/>
    </style:style>
    <style:style style:name="ce7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O8"/>
      <style:map style:condition="cell-content()=0" style:apply-style-name="Accent" style:base-cell-address="Planilha1.AO8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P2"/>
    </style:style>
    <style:style style:name="ce7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P8"/>
      <style:map style:condition="cell-content()=0" style:apply-style-name="Accent" style:base-cell-address="Planilha1.AP8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Q2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N8"/>
      <style:map style:condition="cell-content()=0" style:apply-style-name="Accent" style:base-cell-address="Planilha1.N8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R2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R8"/>
      <style:map style:condition="cell-content()=0" style:apply-style-name="Accent" style:base-cell-address="Planilha1.AR8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S2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S23"/>
      <style:map style:condition="cell-content()=0" style:apply-style-name="Accent" style:base-cell-address="Planilha1.AS23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T2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T23"/>
      <style:map style:condition="cell-content()=0" style:apply-style-name="Accent" style:base-cell-address="Planilha1.AT23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U2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U8"/>
      <style:map style:condition="cell-content()=0" style:apply-style-name="Accent" style:base-cell-address="Planilha1.AU8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U23"/>
      <style:map style:condition="cell-content()=0" style:apply-style-name="Accent" style:base-cell-address="Planilha1.AU23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V2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V23"/>
      <style:map style:condition="cell-content()=0" style:apply-style-name="Accent" style:base-cell-address="Planilha1.AV23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W2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W23"/>
      <style:map style:condition="cell-content()=0" style:apply-style-name="Accent" style:base-cell-address="Planilha1.AW23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X2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X23"/>
      <style:map style:condition="cell-content()=0" style:apply-style-name="Accent" style:base-cell-address="Planilha1.AX23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Y2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Y23"/>
      <style:map style:condition="cell-content()=0" style:apply-style-name="Accent" style:base-cell-address="Planilha1.AY23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Z2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Z23"/>
      <style:map style:condition="cell-content()=0" style:apply-style-name="Accent" style:base-cell-address="Planilha1.AZ23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A2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A23"/>
      <style:map style:condition="cell-content()=0" style:apply-style-name="Accent" style:base-cell-address="Planilha1.BA23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B2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B23"/>
      <style:map style:condition="cell-content()=0" style:apply-style-name="Accent" style:base-cell-address="Planilha1.BB23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C2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C23"/>
      <style:map style:condition="cell-content()=0" style:apply-style-name="Accent" style:base-cell-address="Planilha1.BC23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D2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D23"/>
      <style:map style:condition="cell-content()=0" style:apply-style-name="Accent" style:base-cell-address="Planilha1.BD23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E2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E23"/>
      <style:map style:condition="cell-content()=0" style:apply-style-name="Accent" style:base-cell-address="Planilha1.BE23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F2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F23"/>
      <style:map style:condition="cell-content()=0" style:apply-style-name="Accent" style:base-cell-address="Planilha1.BF23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G1"/>
      <style:map style:condition="cell-content()=0" style:apply-style-name="Accent" style:base-cell-address="Planilha1.BG1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G2"/>
      <style:map style:condition="cell-content()=0" style:apply-style-name="Accent" style:base-cell-address="Planilha1.BG2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G23"/>
      <style:map style:condition="cell-content()=0" style:apply-style-name="Accent" style:base-cell-address="Planilha1.BG23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H1"/>
      <style:map style:condition="cell-content()=0" style:apply-style-name="Accent" style:base-cell-address="Planilha1.BH1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H2"/>
      <style:map style:condition="cell-content()=0" style:apply-style-name="Accent" style:base-cell-address="Planilha1.BH2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H23"/>
      <style:map style:condition="cell-content()=0" style:apply-style-name="Accent" style:base-cell-address="Planilha1.BH2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I1"/>
      <style:map style:condition="cell-content()=0" style:apply-style-name="Accent" style:base-cell-address="Planilha1.BI1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I2"/>
      <style:map style:condition="cell-content()=0" style:apply-style-name="Accent" style:base-cell-address="Planilha1.BI2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I23"/>
      <style:map style:condition="cell-content()=0" style:apply-style-name="Accent" style:base-cell-address="Planilha1.BI23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J1"/>
      <style:map style:condition="cell-content()=0" style:apply-style-name="Accent" style:base-cell-address="Planilha1.BJ1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J2"/>
      <style:map style:condition="cell-content()=0" style:apply-style-name="Accent" style:base-cell-address="Planilha1.BJ2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J23"/>
      <style:map style:condition="cell-content()=0" style:apply-style-name="Accent" style:base-cell-address="Planilha1.BJ23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K1"/>
      <style:map style:condition="cell-content()=0" style:apply-style-name="Accent" style:base-cell-address="Planilha1.BK1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K2"/>
      <style:map style:condition="cell-content()=0" style:apply-style-name="Accent" style:base-cell-address="Planilha1.BK2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K23"/>
      <style:map style:condition="cell-content()=0" style:apply-style-name="Accent" style:base-cell-address="Planilha1.BK23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L1"/>
      <style:map style:condition="cell-content()=0" style:apply-style-name="Accent" style:base-cell-address="Planilha1.BL1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L2"/>
      <style:map style:condition="cell-content()=0" style:apply-style-name="Accent" style:base-cell-address="Planilha1.BL2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L23"/>
      <style:map style:condition="cell-content()=0" style:apply-style-name="Accent" style:base-cell-address="Planilha1.BL23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M1"/>
      <style:map style:condition="cell-content()=0" style:apply-style-name="Accent" style:base-cell-address="Planilha1.BM1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M2"/>
      <style:map style:condition="cell-content()=0" style:apply-style-name="Accent" style:base-cell-address="Planilha1.BM2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M23"/>
      <style:map style:condition="cell-content()=0" style:apply-style-name="Accent" style:base-cell-address="Planilha1.BM23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1"/>
      <style:map style:condition="cell-content()=0" style:apply-style-name="Accent" style:base-cell-address="Planilha1.BN1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2"/>
      <style:map style:condition="cell-content()=0" style:apply-style-name="Accent" style:base-cell-address="Planilha1.BN2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7"/>
      <style:map style:condition="cell-content()=0" style:apply-style-name="Accent" style:base-cell-address="Planilha1.BN7"/>
    </style:style>
    <style:style style:name="ce8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9"/>
      <style:map style:condition="cell-content()=0" style:apply-style-name="Accent" style:base-cell-address="Planilha1.BN9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23"/>
      <style:map style:condition="cell-content()=0" style:apply-style-name="Accent" style:base-cell-address="Planilha1.BN23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O1"/>
      <style:map style:condition="cell-content()=0" style:apply-style-name="Accent" style:base-cell-address="Planilha1.BO1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O2"/>
      <style:map style:condition="cell-content()=0" style:apply-style-name="Accent" style:base-cell-address="Planilha1.BO2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P1"/>
      <style:map style:condition="cell-content()=0" style:apply-style-name="Accent" style:base-cell-address="Planilha1.BP1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P2"/>
      <style:map style:condition="cell-content()=0" style:apply-style-name="Accent" style:base-cell-address="Planilha1.BP2"/>
    </style:style>
    <style:style style:name="ce8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7"/>
      <style:map style:condition="cell-content()=0" style:apply-style-name="Accent" style:base-cell-address="Planilha1.BN7"/>
    </style:style>
    <style:style style:name="ce8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U8"/>
      <style:map style:condition="cell-content()=0" style:apply-style-name="Accent" style:base-cell-address="Planilha1.AU8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9"/>
      <style:map style:condition="cell-content()=0" style:apply-style-name="Accent" style:base-cell-address="Planilha1.BN9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Q1"/>
      <style:map style:condition="cell-content()=0" style:apply-style-name="Accent" style:base-cell-address="Planilha1.BQ1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Q2"/>
      <style:map style:condition="cell-content()=0" style:apply-style-name="Accent" style:base-cell-address="Planilha1.BQ2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R1"/>
      <style:map style:condition="cell-content()=0" style:apply-style-name="Accent" style:base-cell-address="Planilha1.BR1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R2"/>
      <style:map style:condition="cell-content()=0" style:apply-style-name="Accent" style:base-cell-address="Planilha1.BR2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R3"/>
      <style:map style:condition="cell-content()=0" style:apply-style-name="Accent" style:base-cell-address="Planilha1.BR3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S1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S2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S3"/>
      <style:map style:condition="cell-content()=0" style:apply-style-name="Accent" style:base-cell-address="Planilha1.BS3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T1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T2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T3"/>
      <style:map style:condition="cell-content()=0" style:apply-style-name="Accent" style:base-cell-address="Planilha1.BT3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U1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U2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U3"/>
      <style:map style:condition="cell-content()=0" style:apply-style-name="Accent" style:base-cell-address="Planilha1.BU3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V1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V2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V3"/>
      <style:map style:condition="cell-content()=0" style:apply-style-name="Accent" style:base-cell-address="Planilha1.BV3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W1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W2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W3"/>
      <style:map style:condition="cell-content()=0" style:apply-style-name="Accent" style:base-cell-address="Planilha1.BW3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X1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X2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X3"/>
      <style:map style:condition="cell-content()=0" style:apply-style-name="Accent" style:base-cell-address="Planilha1.BX3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Y1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Y2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Y3"/>
      <style:map style:condition="cell-content()=0" style:apply-style-name="Accent" style:base-cell-address="Planilha1.BY3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Z1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Z2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Z3"/>
      <style:map style:condition="cell-content()=0" style:apply-style-name="Accent" style:base-cell-address="Planilha1.BZ3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A1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A2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A3"/>
      <style:map style:condition="cell-content()=0" style:apply-style-name="Accent" style:base-cell-address="Planilha1.CA3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B1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B2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B3"/>
      <style:map style:condition="cell-content()=0" style:apply-style-name="Accent" style:base-cell-address="Planilha1.CB3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C1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C2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D1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D2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E1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E2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F1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F2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G1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G2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H1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H2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I1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I2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I10"/>
      <style:map style:condition="cell-content()=0" style:apply-style-name="Accent" style:base-cell-address="Planilha1.CI10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J1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J2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K1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K2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L1"/>
      <style:map style:condition="cell-content()=0" style:apply-style-name="Accent" style:base-cell-address="Planilha1.CL1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L2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M1"/>
      <style:map style:condition="cell-content()=0" style:apply-style-name="Accent" style:base-cell-address="Planilha1.CM1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M2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N1"/>
      <style:map style:condition="cell-content()=0" style:apply-style-name="Accent" style:base-cell-address="Planilha1.CN1"/>
    </style:style>
    <style:style style:name="ce3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N2"/>
    </style:style>
    <style:style style:name="ce3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O1"/>
      <style:map style:condition="cell-content()=0" style:apply-style-name="Accent" style:base-cell-address="Planilha1.CO1"/>
    </style:style>
    <style:style style:name="ce3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O2"/>
    </style:style>
    <style:style style:name="ce3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P1"/>
      <style:map style:condition="cell-content()=0" style:apply-style-name="Accent" style:base-cell-address="Planilha1.CP1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P2"/>
    </style:style>
    <style:style style:name="ce3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Q1"/>
      <style:map style:condition="cell-content()=0" style:apply-style-name="Accent" style:base-cell-address="Planilha1.CQ1"/>
    </style:style>
    <style:style style:name="ce3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Q2"/>
    </style:style>
    <style:style style:name="ce3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R1"/>
      <style:map style:condition="cell-content()=0" style:apply-style-name="Accent" style:base-cell-address="Planilha1.CR1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S1"/>
      <style:map style:condition="cell-content()=0" style:apply-style-name="Accent" style:base-cell-address="Planilha1.CS1"/>
    </style:style>
    <style:style style:name="ce4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T1"/>
      <style:map style:condition="cell-content()=0" style:apply-style-name="Accent" style:base-cell-address="Planilha1.CT1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U1"/>
      <style:map style:condition="cell-content()=0" style:apply-style-name="Accent" style:base-cell-address="Planilha1.CU1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V1"/>
      <style:map style:condition="cell-content()=0" style:apply-style-name="Accent" style:base-cell-address="Planilha1.CV1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W1"/>
      <style:map style:condition="cell-content()=0" style:apply-style-name="Accent" style:base-cell-address="Planilha1.CW1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X1"/>
      <style:map style:condition="cell-content()=0" style:apply-style-name="Accent" style:base-cell-address="Planilha1.CX1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Y1"/>
      <style:map style:condition="cell-content()=0" style:apply-style-name="Accent" style:base-cell-address="Planilha1.CY1"/>
    </style:style>
    <style:style style:name="ce4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Z1"/>
      <style:map style:condition="cell-content()=0" style:apply-style-name="Accent" style:base-cell-address="Planilha1.CZ1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A1"/>
      <style:map style:condition="cell-content()=0" style:apply-style-name="Accent" style:base-cell-address="Planilha1.DA1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A2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B1"/>
      <style:map style:condition="cell-content()=0" style:apply-style-name="Accent" style:base-cell-address="Planilha1.DB1"/>
    </style:style>
    <style:style style:name="ce4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B2"/>
    </style:style>
    <style:style style:name="ce4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C1"/>
      <style:map style:condition="cell-content()=0" style:apply-style-name="Accent" style:base-cell-address="Planilha1.DC1"/>
    </style:style>
    <style:style style:name="ce4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C2"/>
    </style:style>
    <style:style style:name="ce4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D1"/>
      <style:map style:condition="cell-content()=0" style:apply-style-name="Accent" style:base-cell-address="Planilha1.DD1"/>
    </style:style>
    <style:style style:name="ce4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D2"/>
    </style:style>
    <style:style style:name="ce4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E1"/>
      <style:map style:condition="cell-content()=0" style:apply-style-name="Accent" style:base-cell-address="Planilha1.DE1"/>
    </style:style>
    <style:style style:name="ce4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E2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7"/>
      <style:map style:condition="cell-content()=0" style:apply-style-name="Accent" style:base-cell-address="Planilha1.BN7"/>
    </style:style>
    <style:style style:name="ce4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U8"/>
      <style:map style:condition="cell-content()=0" style:apply-style-name="Accent" style:base-cell-address="Planilha1.AU8"/>
    </style:style>
    <style:style style:name="ce4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9"/>
      <style:map style:condition="cell-content()=0" style:apply-style-name="Accent" style:base-cell-address="Planilha1.BN9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I10"/>
      <style:map style:condition="cell-content()=0" style:apply-style-name="Accent" style:base-cell-address="Planilha1.CI10"/>
    </style:style>
    <style:style style:name="ce4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23"/>
      <style:map style:condition="cell-content()=0" style:apply-style-name="Accent" style:base-cell-address="Planilha1.BN23"/>
    </style:style>
    <style:style style:name="ce4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F1"/>
      <style:map style:condition="cell-content()=0" style:apply-style-name="Accent" style:base-cell-address="Planilha1.DF1"/>
    </style:style>
    <style:style style:name="ce4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F2"/>
      <style:map style:condition="cell-content()=0" style:apply-style-name="Accent" style:base-cell-address="Planilha1.DF2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G1"/>
      <style:map style:condition="cell-content()=0" style:apply-style-name="Accent" style:base-cell-address="Planilha1.DG1"/>
    </style:style>
    <style:style style:name="ce4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G2"/>
      <style:map style:condition="cell-content()=0" style:apply-style-name="Accent" style:base-cell-address="Planilha1.DG2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H1"/>
      <style:map style:condition="cell-content()=0" style:apply-style-name="Accent" style:base-cell-address="Planilha1.DH1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H2"/>
      <style:map style:condition="cell-content()=0" style:apply-style-name="Accent" style:base-cell-address="Planilha1.DH2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I1"/>
      <style:map style:condition="cell-content()=0" style:apply-style-name="Accent" style:base-cell-address="Planilha1.DI1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I2"/>
      <style:map style:condition="cell-content()=0" style:apply-style-name="Accent" style:base-cell-address="Planilha1.DI2"/>
    </style:style>
    <style:style style:name="ce4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J1"/>
      <style:map style:condition="cell-content()=0" style:apply-style-name="Accent" style:base-cell-address="Planilha1.DJ1"/>
    </style:style>
    <style:style style:name="ce4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J2"/>
      <style:map style:condition="cell-content()=0" style:apply-style-name="Accent" style:base-cell-address="Planilha1.DJ2"/>
    </style:style>
    <style:style style:name="ce4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K1"/>
      <style:map style:condition="cell-content()=0" style:apply-style-name="Accent" style:base-cell-address="Planilha1.DK1"/>
    </style:style>
    <style:style style:name="ce4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L1"/>
      <style:map style:condition="cell-content()=0" style:apply-style-name="Accent" style:base-cell-address="Planilha1.DL1"/>
    </style:style>
    <style:style style:name="ce4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M1"/>
      <style:map style:condition="cell-content()=0" style:apply-style-name="Accent" style:base-cell-address="Planilha1.DM1"/>
    </style:style>
    <style:style style:name="ce4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N1"/>
      <style:map style:condition="cell-content()=0" style:apply-style-name="Accent" style:base-cell-address="Planilha1.DN1"/>
    </style:style>
    <style:style style:name="ce4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O1"/>
      <style:map style:condition="cell-content()=0" style:apply-style-name="Accent" style:base-cell-address="Planilha1.DO1"/>
    </style:style>
    <style:style style:name="ce4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P1"/>
      <style:map style:condition="cell-content()=0" style:apply-style-name="Accent" style:base-cell-address="Planilha1.DP1"/>
    </style:style>
    <style:style style:name="ce45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P12"/>
      <style:map style:condition="cell-content()=0" style:apply-style-name="Accent" style:base-cell-address="Planilha1.DP12"/>
    </style:style>
    <style:style style:name="ce4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Q1"/>
      <style:map style:condition="cell-content()=0" style:apply-style-name="Accent" style:base-cell-address="Planilha1.DQ1"/>
    </style:style>
    <style:style style:name="ce4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R1"/>
      <style:map style:condition="cell-content()=0" style:apply-style-name="Accent" style:base-cell-address="Planilha1.DR1"/>
    </style:style>
    <style:style style:name="ce4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S1"/>
      <style:map style:condition="cell-content()=0" style:apply-style-name="Accent" style:base-cell-address="Planilha1.DS1"/>
    </style:style>
    <style:style style:name="ce45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T1"/>
    </style:style>
    <style:style style:name="ce4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U1"/>
    </style:style>
    <style:style style:name="ce4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V1"/>
    </style:style>
    <style:style style:name="ce4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W1"/>
    </style:style>
    <style:style style:name="ce4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X1"/>
    </style:style>
    <style:style style:name="ce4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Y1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Z1"/>
    </style:style>
    <style:style style:name="ce4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A1"/>
    </style:style>
    <style:style style:name="ce4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B1"/>
    </style:style>
    <style:style style:name="ce4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C1"/>
    </style:style>
    <style:style style:name="ce46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D1"/>
    </style:style>
    <style:style style:name="ce4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E1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F1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G1"/>
    </style:style>
    <style:style style:name="ce4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H1"/>
    </style:style>
    <style:style style:name="ce4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I1"/>
    </style:style>
    <style:style style:name="ce4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J1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K1"/>
    </style:style>
    <style:style style:name="ce4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L1"/>
    </style:style>
    <style:style style:name="ce47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M1"/>
      <style:map style:condition="cell-content()=0" style:apply-style-name="Accent" style:base-cell-address="Planilha1.EM1"/>
    </style:style>
    <style:style style:name="ce4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N1"/>
      <style:map style:condition="cell-content()=0" style:apply-style-name="Accent" style:base-cell-address="Planilha1.EN1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O1"/>
      <style:map style:condition="cell-content()=0" style:apply-style-name="Accent" style:base-cell-address="Planilha1.EO1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P1"/>
      <style:map style:condition="cell-content()=0" style:apply-style-name="Accent" style:base-cell-address="Planilha1.EP1"/>
    </style:style>
    <style:style style:name="ce4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Q1"/>
      <style:map style:condition="cell-content()=0" style:apply-style-name="Accent" style:base-cell-address="Planilha1.EQ1"/>
    </style:style>
    <style:style style:name="ce4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R1"/>
      <style:map style:condition="cell-content()=0" style:apply-style-name="Accent" style:base-cell-address="Planilha1.ER1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S1"/>
      <style:map style:condition="cell-content()=0" style:apply-style-name="Accent" style:base-cell-address="Planilha1.ES1"/>
    </style:style>
    <style:style style:name="ce4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T1"/>
      <style:map style:condition="cell-content()=0" style:apply-style-name="Accent" style:base-cell-address="Planilha1.ET1"/>
    </style:style>
    <style:style style:name="ce4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U1"/>
      <style:map style:condition="cell-content()=0" style:apply-style-name="Accent" style:base-cell-address="Planilha1.EU1"/>
    </style:style>
    <style:style style:name="ce4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V1"/>
      <style:map style:condition="cell-content()=0" style:apply-style-name="Accent" style:base-cell-address="Planilha1.EV1"/>
    </style:style>
    <style:style style:name="ce4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W1"/>
      <style:map style:condition="cell-content()=0" style:apply-style-name="Accent" style:base-cell-address="Planilha1.EW1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X1"/>
      <style:map style:condition="cell-content()=0" style:apply-style-name="Accent" style:base-cell-address="Planilha1.EX1"/>
    </style:style>
    <style:style style:name="ce4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Y1"/>
    </style:style>
    <style:style style:name="ce4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Z1"/>
    </style:style>
    <style:style style:name="ce4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A1"/>
    </style:style>
    <style:style style:name="ce4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B1"/>
    </style:style>
    <style:style style:name="ce4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C1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D1"/>
    </style:style>
    <style:style style:name="ce4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E1"/>
    </style:style>
    <style:style style:name="ce4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F1"/>
    </style:style>
    <style:style style:name="ce4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G1"/>
    </style:style>
    <style:style style:name="ce4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H1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I1"/>
    </style:style>
    <style:style style:name="ce49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J1"/>
    </style:style>
    <style:style style:name="ce4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K1"/>
    </style:style>
    <style:style style:name="ce5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L1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M1"/>
    </style:style>
    <style:style style:name="ce5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N1"/>
    </style:style>
    <style:style style:name="ce5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O1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P1"/>
    </style:style>
    <style:style style:name="ce5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Q1"/>
    </style:style>
    <style:style style:name="ce50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R1"/>
    </style:style>
    <style:style style:name="ce5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S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T1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U1"/>
    </style:style>
    <style:style style:name="ce5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V1"/>
    </style:style>
    <style:style style:name="ce5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W1"/>
    </style:style>
    <style:style style:name="ce5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X1"/>
    </style:style>
    <style:style style:name="ce5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Y1"/>
    </style:style>
    <style:style style:name="ce5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Z1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A1"/>
    </style:style>
    <style:style style:name="ce5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B1"/>
    </style:style>
    <style:style style:name="ce5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C1"/>
    </style:style>
    <style:style style:name="ce5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D1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E1"/>
    </style:style>
    <style:style style:name="ce5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F1"/>
    </style:style>
    <style:style style:name="ce5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G1"/>
    </style:style>
    <style:style style:name="ce5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H1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7"/>
      <style:map style:condition="cell-content()=0" style:apply-style-name="Accent" style:base-cell-address="Planilha1.BN7"/>
    </style:style>
    <style:style style:name="ce5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U8"/>
      <style:map style:condition="cell-content()=0" style:apply-style-name="Accent" style:base-cell-address="Planilha1.AU8"/>
    </style:style>
    <style:style style:name="ce5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9"/>
      <style:map style:condition="cell-content()=0" style:apply-style-name="Accent" style:base-cell-address="Planilha1.BN9"/>
    </style:style>
    <style:style style:name="ce5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I10"/>
      <style:map style:condition="cell-content()=0" style:apply-style-name="Accent" style:base-cell-address="Planilha1.CI10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P12"/>
      <style:map style:condition="cell-content()=0" style:apply-style-name="Accent" style:base-cell-address="Planilha1.DP12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23"/>
      <style:map style:condition="cell-content()=0" style:apply-style-name="Accent" style:base-cell-address="Planilha1.BN23"/>
    </style:style>
    <style:style style:name="ce5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I1"/>
    </style:style>
    <style:style style:name="ce5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J1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K1"/>
    </style:style>
    <style:style style:name="ce5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L1"/>
    </style:style>
    <style:style style:name="ce5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M1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N1"/>
    </style:style>
    <style:style style:name="ce5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O1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P1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Q1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11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587" office:value-type="float" office:value="1" calcext:value-type="float">
            <text:p>1</text:p>
          </table:table-cell>
          <table:table-cell table:number-columns-repeated="4" table:style-name="ce587" office:value-type="float" office:value="0" calcext:value-type="float">
            <text:p>0</text:p>
          </table:table-cell>
          <table:table-cell table:number-columns-repeated="2" table:style-name="ce587" office:value-type="float" office:value="1" calcext:value-type="float">
            <text:p>1</text:p>
          </table:table-cell>
          <table:table-cell table:number-columns-repeated="4" table:style-name="ce587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53" office:value-type="float" office:value="0" calcext:value-type="float">
            <text:p>0</text:p>
          </table:table-cell>
          <table:table-cell table:style-name="ce659" office:value-type="float" office:value="0" calcext:value-type="float">
            <text:p>0</text:p>
          </table:table-cell>
          <table:table-cell table:style-name="ce665" office:value-type="float" office:value="0" calcext:value-type="float">
            <text:p>0</text:p>
          </table:table-cell>
          <table:table-cell table:style-name="ce671" office:value-type="float" office:value="0" calcext:value-type="float">
            <text:p>0</text:p>
          </table:table-cell>
          <table:table-cell table:style-name="ce676" office:value-type="float" office:value="1" calcext:value-type="float">
            <text:p>1</text:p>
          </table:table-cell>
          <table:table-cell table:style-name="ce681" office:value-type="float" office:value="1" calcext:value-type="float">
            <text:p>1</text:p>
          </table:table-cell>
          <table:table-cell table:style-name="ce683" office:value-type="float" office:value="0" calcext:value-type="float">
            <text:p>0</text:p>
          </table:table-cell>
          <table:table-cell table:style-name="ce685" office:value-type="float" office:value="0" calcext:value-type="float">
            <text:p>0</text:p>
          </table:table-cell>
          <table:table-cell table:style-name="ce687" office:value-type="float" office:value="0" calcext:value-type="float">
            <text:p>0</text:p>
          </table:table-cell>
          <table:table-cell table:style-name="ce689" office:value-type="float" office:value="0" calcext:value-type="float">
            <text:p>0</text:p>
          </table:table-cell>
          <table:table-cell table:style-name="ce692" office:value-type="float" office:value="1" calcext:value-type="float">
            <text:p>1</text:p>
          </table:table-cell>
          <table:table-cell table:style-name="ce694" office:value-type="float" office:value="0" calcext:value-type="float">
            <text:p>0</text:p>
          </table:table-cell>
          <table:table-cell table:style-name="ce696" office:value-type="float" office:value="0" calcext:value-type="float">
            <text:p>0</text:p>
          </table:table-cell>
          <table:table-cell table:style-name="ce698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1" calcext:value-type="float">
            <text:p>1</text:p>
          </table:table-cell>
          <table:table-cell table:style-name="ce706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 table:style-name="ce234" office:value-type="float" office:value="0" calcext:value-type="float">
            <text:p>0</text:p>
          </table:table-cell>
          <table:table-cell table:style-name="ce238"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62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278" office:value-type="float" office:value="1" calcext:value-type="float">
            <text:p>1</text:p>
          </table:table-cell>
          <table:table-cell table:style-name="ce283" office:value-type="float" office:value="1" calcext:value-type="float">
            <text:p>1</text:p>
          </table:table-cell>
          <table:table-cell table:style-name="ce288" office:value-type="float" office:value="0" calcext:value-type="float">
            <text:p>0</text:p>
          </table:table-cell>
          <table:table-cell table:style-name="ce294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312" office:value-type="float" office:value="1" calcext:value-type="float">
            <text:p>1</text:p>
          </table:table-cell>
          <table:table-cell table:style-name="ce318" office:value-type="float" office:value="0" calcext:value-type="float">
            <text:p>0</text:p>
          </table:table-cell>
          <table:table-cell table:style-name="ce324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 table:style-name="ce333" office:value-type="float" office:value="0" calcext:value-type="float">
            <text:p>0</text:p>
          </table:table-cell>
          <table:table-cell table:style-name="ce337" office:value-type="float" office:value="1" calcext:value-type="float">
            <text:p>1</text:p>
          </table:table-cell>
          <table:table-cell table:style-name="ce341" office:value-type="float" office:value="1" calcext:value-type="float">
            <text:p>1</text:p>
          </table:table-cell>
          <table:table-cell table:style-name="ce345" office:value-type="float" office:value="0" calcext:value-type="float">
            <text:p>0</text:p>
          </table:table-cell>
          <table:table-cell table:style-name="ce348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56" office:value-type="float" office:value="0" calcext:value-type="float">
            <text:p>0</text:p>
          </table:table-cell>
          <table:table-cell table:style-name="ce360" office:value-type="float" office:value="1" calcext:value-type="float">
            <text:p>1</text:p>
          </table:table-cell>
          <table:table-cell table:style-name="ce364" office:value-type="float" office:value="0" calcext:value-type="float">
            <text:p>0</text:p>
          </table:table-cell>
          <table:table-cell table:style-name="ce368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90" office:value-type="float" office:value="0" calcext:value-type="float">
            <text:p>0</text:p>
          </table:table-cell>
          <table:table-cell table:style-name="ce393" office:value-type="float" office:value="1" calcext:value-type="float">
            <text:p>1</text:p>
          </table:table-cell>
          <table:table-cell table:style-name="ce397" office:value-type="float" office:value="0" calcext:value-type="float">
            <text:p>0</text:p>
          </table:table-cell>
          <table:table-cell table:style-name="ce400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05" office:value-type="float" office:value="1" calcext:value-type="float">
            <text:p>1</text:p>
          </table:table-cell>
          <table:table-cell table:style-name="ce406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style-name="ce410" office:value-type="float" office:value="0" calcext:value-type="float">
            <text:p>0</text:p>
          </table:table-cell>
          <table:table-cell table:style-name="ce41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416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22" office:value-type="float" office:value="0" calcext:value-type="float">
            <text:p>0</text:p>
          </table:table-cell>
          <table:table-cell table:style-name="ce425" office:value-type="float" office:value="0" calcext:value-type="float">
            <text:p>0</text:p>
          </table:table-cell>
          <table:table-cell table:style-name="ce427" office:value-type="float" office:value="0" calcext:value-type="float">
            <text:p>0</text:p>
          </table:table-cell>
          <table:table-cell table:style-name="ce436" office:value-type="float" office:value="1" calcext:value-type="float">
            <text:p>1</text:p>
          </table:table-cell>
          <table:table-cell table:style-name="ce438" office:value-type="float" office:value="1" calcext:value-type="float">
            <text:p>1</text:p>
          </table:table-cell>
          <table:table-cell table:style-name="ce440" office:value-type="float" office:value="0" calcext:value-type="float">
            <text:p>0</text:p>
          </table:table-cell>
          <table:table-cell table:style-name="ce442" office:value-type="float" office:value="0" calcext:value-type="float">
            <text:p>0</text:p>
          </table:table-cell>
          <table:table-cell table:style-name="ce444" office:value-type="float" office:value="0" calcext:value-type="float">
            <text:p>0</text:p>
          </table:table-cell>
          <table:table-cell table:style-name="ce446" office:value-type="float" office:value="0" calcext:value-type="float">
            <text:p>0</text:p>
          </table:table-cell>
          <table:table-cell table:style-name="ce447" office:value-type="float" office:value="1" calcext:value-type="float">
            <text:p>1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</text:p>
          </table:table-cell>
          <table:table-cell table:style-name="ce450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453" office:value-type="float" office:value="1" calcext:value-type="float">
            <text:p>1</text:p>
          </table:table-cell>
          <table:table-cell table:style-name="ce454" office:value-type="float" office:value="0" calcext:value-type="float">
            <text:p>0</text:p>
          </table:table-cell>
          <table:table-cell table:style-name="ce455" office:value-type="float" office:value="0" calcext:value-type="float">
            <text:p>0</text:p>
          </table:table-cell>
          <table:table-cell table:style-name="ce456" office:value-type="float" office:value="0" calcext:value-type="float">
            <text:p>0</text:p>
          </table:table-cell>
          <table:table-cell table:style-name="ce457" office:value-type="float" office:value="0" calcext:value-type="float">
            <text:p>0</text:p>
          </table:table-cell>
          <table:table-cell table:style-name="ce458" office:value-type="float" office:value="1" calcext:value-type="float">
            <text:p>1</text:p>
          </table:table-cell>
          <table:table-cell table:style-name="ce459" office:value-type="float" office:value="0" calcext:value-type="float">
            <text:p>0</text:p>
          </table:table-cell>
          <table:table-cell table:style-name="ce460" office:value-type="float" office:value="0" calcext:value-type="float">
            <text:p>0</text:p>
          </table:table-cell>
          <table:table-cell table:style-name="ce461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style-name="ce463" office:value-type="float" office:value="1" calcext:value-type="float">
            <text:p>1</text:p>
          </table:table-cell>
          <table:table-cell table:style-name="ce464" office:value-type="float" office:value="1" calcext:value-type="float">
            <text:p>1</text:p>
          </table:table-cell>
          <table:table-cell table:style-name="ce465" office:value-type="float" office:value="0" calcext:value-type="float">
            <text:p>0</text:p>
          </table:table-cell>
          <table:table-cell table:style-name="ce466" office:value-type="float" office:value="0" calcext:value-type="float">
            <text:p>0</text:p>
          </table:table-cell>
          <table:table-cell table:style-name="ce467" office:value-type="float" office:value="0" calcext:value-type="float">
            <text:p>0</text:p>
          </table:table-cell>
          <table:table-cell table:style-name="ce468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70" office:value-type="float" office:value="0" calcext:value-type="float">
            <text:p>0</text:p>
          </table:table-cell>
          <table:table-cell table:style-name="ce471" office:value-type="float" office:value="0" calcext:value-type="float">
            <text:p>0</text:p>
          </table:table-cell>
          <table:table-cell table:style-name="ce472" office:value-type="float" office:value="0" calcext:value-type="float">
            <text:p>0</text:p>
          </table:table-cell>
          <table:table-cell table:style-name="ce473" office:value-type="float" office:value="0" calcext:value-type="float">
            <text:p>0</text:p>
          </table:table-cell>
          <table:table-cell table:style-name="ce474" office:value-type="float" office:value="1" calcext:value-type="float">
            <text:p>1</text:p>
          </table:table-cell>
          <table:table-cell table:style-name="ce475" office:value-type="float" office:value="1" calcext:value-type="float">
            <text:p>1</text:p>
          </table:table-cell>
          <table:table-cell table:style-name="ce476" office:value-type="float" office:value="0" calcext:value-type="float">
            <text:p>0</text:p>
          </table:table-cell>
          <table:table-cell table:style-name="ce477" office:value-type="float" office:value="0" calcext:value-type="float">
            <text:p>0</text:p>
          </table:table-cell>
          <table:table-cell table:style-name="ce478" office:value-type="float" office:value="0" calcext:value-type="float">
            <text:p>0</text:p>
          </table:table-cell>
          <table:table-cell table:style-name="ce479" office:value-type="float" office:value="1" calcext:value-type="float">
            <text:p>1</text:p>
          </table:table-cell>
          <table:table-cell table:style-name="ce480" office:value-type="float" office:value="0" calcext:value-type="float">
            <text:p>0</text:p>
          </table:table-cell>
          <table:table-cell table:style-name="ce481" office:value-type="float" office:value="0" calcext:value-type="float">
            <text:p>0</text:p>
          </table:table-cell>
          <table:table-cell table:style-name="ce482" office:value-type="float" office:value="0" calcext:value-type="float">
            <text:p>0</text:p>
          </table:table-cell>
          <table:table-cell table:style-name="ce483" office:value-type="float" office:value="0" calcext:value-type="float">
            <text:p>0</text:p>
          </table:table-cell>
          <table:table-cell table:style-name="ce484" office:value-type="float" office:value="1" calcext:value-type="float">
            <text:p>1</text:p>
          </table:table-cell>
          <table:table-cell table:style-name="ce485" office:value-type="float" office:value="1" calcext:value-type="float">
            <text:p>1</text:p>
          </table:table-cell>
          <table:table-cell table:style-name="ce486" office:value-type="float" office:value="0" calcext:value-type="float">
            <text:p>0</text:p>
          </table:table-cell>
          <table:table-cell table:style-name="ce487" office:value-type="float" office:value="0" calcext:value-type="float">
            <text:p>0</text:p>
          </table:table-cell>
          <table:table-cell table:style-name="ce488" office:value-type="float" office:value="0" calcext:value-type="float">
            <text:p>0</text:p>
          </table:table-cell>
          <table:table-cell table:style-name="ce489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491" office:value-type="float" office:value="0" calcext:value-type="float">
            <text:p>0</text:p>
          </table:table-cell>
          <table:table-cell table:style-name="ce492" office:value-type="float" office:value="0" calcext:value-type="float">
            <text:p>0</text:p>
          </table:table-cell>
          <table:table-cell table:style-name="ce493" office:value-type="float" office:value="0" calcext:value-type="float">
            <text:p>0</text:p>
          </table:table-cell>
          <table:table-cell table:style-name="ce494" office:value-type="float" office:value="0" calcext:value-type="float">
            <text:p>0</text:p>
          </table:table-cell>
          <table:table-cell table:style-name="ce495" office:value-type="float" office:value="1" calcext:value-type="float">
            <text:p>1</text:p>
          </table:table-cell>
          <table:table-cell table:style-name="ce496" office:value-type="float" office:value="1" calcext:value-type="float">
            <text:p>1</text:p>
          </table:table-cell>
          <table:table-cell table:style-name="ce497" office:value-type="float" office:value="0" calcext:value-type="float">
            <text:p>0</text:p>
          </table:table-cell>
          <table:table-cell table:style-name="ce498" office:value-type="float" office:value="0" calcext:value-type="float">
            <text:p>0</text:p>
          </table:table-cell>
          <table:table-cell table:style-name="ce499" office:value-type="float" office:value="0" calcext:value-type="float">
            <text:p>0</text:p>
          </table:table-cell>
          <table:table-cell table:style-name="ce500" office:value-type="float" office:value="0" calcext:value-type="float">
            <text:p>0</text:p>
          </table:table-cell>
          <table:table-cell table:style-name="ce501"/>
          <table:table-cell table:style-name="ce502"/>
          <table:table-cell table:style-name="ce503"/>
          <table:table-cell table:style-name="ce504"/>
          <table:table-cell table:style-name="ce505"/>
          <table:table-cell table:style-name="ce506"/>
          <table:table-cell table:style-name="ce507"/>
          <table:table-cell table:style-name="ce508"/>
          <table:table-cell table:style-name="ce509"/>
          <table:table-cell table:style-name="ce510"/>
          <table:table-cell table:style-name="ce511"/>
          <table:table-cell table:style-name="ce512"/>
          <table:table-cell table:style-name="ce513"/>
          <table:table-cell table:style-name="ce514"/>
          <table:table-cell table:style-name="ce515"/>
          <table:table-cell table:style-name="ce516"/>
          <table:table-cell table:style-name="ce517"/>
          <table:table-cell table:style-name="ce518"/>
          <table:table-cell table:style-name="ce519"/>
          <table:table-cell table:style-name="ce520"/>
          <table:table-cell table:style-name="ce521"/>
          <table:table-cell table:style-name="ce522"/>
          <table:table-cell table:style-name="ce529"/>
          <table:table-cell table:style-name="ce530"/>
          <table:table-cell table:style-name="ce531"/>
          <table:table-cell table:style-name="ce532"/>
          <table:table-cell table:style-name="ce533"/>
          <table:table-cell table:style-name="ce534"/>
          <table:table-cell table:style-name="ce535"/>
          <table:table-cell table:style-name="ce536"/>
          <table:table-cell table:style-name="ce537"/>
          <table:table-cell table:style-name="ce401" table:number-columns-repeated="5"/>
          <table:table-cell table:style-name="ce408" table:number-columns-repeated="14"/>
          <table:table-cell table:number-columns-repeated="806"/>
        </table:table-row>
        <table:table-row table:style-name="ro1">
          <table:table-cell table:style-name="ce2"/>
          <table:table-cell table:style-name="ce13"/>
          <table:table-cell table:style-name="ce18"/>
          <table:table-cell table:style-name="ce23"/>
          <table:table-cell table:style-name="ce28"/>
          <table:table-cell table:style-name="ce33"/>
          <table:table-cell table:style-name="ce38"/>
          <table:table-cell table:style-name="ce45"/>
          <table:table-cell table:style-name="ce51"/>
          <table:table-cell table:style-name="ce57"/>
          <table:table-cell table:style-name="ce62"/>
          <table:table-cell table:style-name="ce67"/>
          <table:table-cell table:style-name="ce72"/>
          <table:table-cell table:style-name="ce77"/>
          <table:table-cell table:style-name="ce83"/>
          <table:table-cell table:style-name="ce88"/>
          <table:table-cell table:style-name="ce95"/>
          <table:table-cell table:style-name="ce100"/>
          <table:table-cell table:style-name="ce105"/>
          <table:table-cell table:style-name="ce110"/>
          <table:table-cell table:style-name="ce115"/>
          <table:table-cell table:style-name="ce120"/>
          <table:table-cell table:style-name="ce125" office:value-type="string" calcext:value-type="string">
            <text:p>p2</text:p>
          </table:table-cell>
          <table:table-cell table:style-name="ce130"/>
          <table:table-cell table:style-name="ce136"/>
          <table:table-cell table:style-name="ce140"/>
          <table:table-cell table:style-name="ce144"/>
          <table:table-cell table:style-name="ce145"/>
          <table:table-cell table:style-name="ce146"/>
          <table:table-cell table:style-name="ce147"/>
          <table:table-cell table:style-name="ce148"/>
          <table:table-cell table:style-name="ce150"/>
          <table:table-cell table:style-name="ce151"/>
          <table:table-cell table:style-name="ce152"/>
          <table:table-cell table:style-name="ce153"/>
          <table:table-cell table:style-name="ce154"/>
          <table:table-cell table:style-name="ce156"/>
          <table:table-cell table:style-name="ce157"/>
          <table:table-cell table:style-name="ce158"/>
          <table:table-cell table:style-name="ce160"/>
          <table:table-cell table:style-name="ce162"/>
          <table:table-cell table:style-name="ce164"/>
          <table:table-cell table:style-name="ce166"/>
          <table:table-cell table:style-name="ce168"/>
          <table:table-cell table:style-name="ce173"/>
          <table:table-cell table:style-name="ce177"/>
          <table:table-cell table:style-name="ce181"/>
          <table:table-cell table:style-name="ce187"/>
          <table:table-cell table:style-name="ce191"/>
          <table:table-cell table:style-name="ce194"/>
          <table:table-cell table:style-name="ce198"/>
          <table:table-cell table:style-name="ce202"/>
          <table:table-cell table:style-name="ce206"/>
          <table:table-cell table:style-name="ce210"/>
          <table:table-cell table:style-name="ce214"/>
          <table:table-cell table:style-name="ce218"/>
          <table:table-cell table:style-name="ce222"/>
          <table:table-cell table:style-name="ce226"/>
          <table:table-cell table:style-name="ce231"/>
          <table:table-cell table:style-name="ce235"/>
          <table:table-cell table:style-name="ce239"/>
          <table:table-cell table:style-name="ce243"/>
          <table:table-cell table:style-name="ce247"/>
          <table:table-cell table:style-name="ce251"/>
          <table:table-cell table:style-name="ce257"/>
          <table:table-cell table:style-name="ce263"/>
          <table:table-cell table:style-name="ce274"/>
          <table:table-cell table:style-name="ce279"/>
          <table:table-cell table:style-name="ce284"/>
          <table:table-cell table:style-name="ce289"/>
          <table:table-cell table:style-name="ce295"/>
          <table:table-cell table:style-name="ce301"/>
          <table:table-cell table:style-name="ce307"/>
          <table:table-cell table:style-name="ce313"/>
          <table:table-cell table:style-name="ce319"/>
          <table:table-cell table:style-name="ce325"/>
          <table:table-cell table:style-name="ce330"/>
          <table:table-cell table:style-name="ce334"/>
          <table:table-cell table:style-name="ce338"/>
          <table:table-cell table:style-name="ce342" office:value-type="string" calcext:value-type="string">
            <text:p>p1</text:p>
          </table:table-cell>
          <table:table-cell table:style-name="ce346"/>
          <table:table-cell table:style-name="ce349"/>
          <table:table-cell table:style-name="ce352"/>
          <table:table-cell table:style-name="ce357"/>
          <table:table-cell table:style-name="ce361"/>
          <table:table-cell table:style-name="ce365"/>
          <table:table-cell table:style-name="ce369"/>
          <table:table-cell table:style-name="ce373"/>
          <table:table-cell table:style-name="ce376"/>
          <table:table-cell table:style-name="ce379"/>
          <table:table-cell table:style-name="ce383"/>
          <table:table-cell table:style-name="ce387"/>
          <table:table-cell table:style-name="ce391"/>
          <table:table-cell table:style-name="ce394"/>
          <table:table-cell table:style-name="ce398"/>
          <table:table-cell table:style-name="ce401" table:number-columns-repeated="5"/>
          <table:table-cell table:style-name="ce408" office:value-type="string" calcext:value-type="string">
            <text:p>p4</text:p>
          </table:table-cell>
          <table:table-cell table:style-name="ce408" table:number-columns-repeated="3"/>
          <table:table-cell table:style-name="ce417"/>
          <table:table-cell table:style-name="ce420"/>
          <table:table-cell table:style-name="ce423"/>
          <table:table-cell table:style-name="ce426" office:value-type="string" calcext:value-type="string">
            <text:p>p2</text:p>
          </table:table-cell>
          <table:table-cell table:style-name="ce428"/>
          <table:table-cell table:style-name="ce437"/>
          <table:table-cell table:style-name="ce439"/>
          <table:table-cell table:style-name="ce441"/>
          <table:table-cell table:style-name="ce443"/>
          <table:table-cell table:style-name="ce445"/>
          <table:table-cell table:style-name="Default" table:number-columns-repeated="7"/>
          <table:table-cell table:style-name="Default" office:value-type="string" calcext:value-type="string">
            <text:p>p10</text:p>
          </table:table-cell>
          <table:table-cell table:style-name="Default" table:number-columns-repeated="6"/>
          <table:table-cell table:style-name="Default" office:value-type="string" calcext:value-type="string">
            <text:p>p5</text:p>
          </table:table-cell>
          <table:table-cell table:style-name="Default" table:number-columns-repeated="6"/>
          <table:table-cell table:style-name="Default" office:value-type="string" calcext:value-type="string">
            <text:p>p3</text:p>
          </table:table-cell>
          <table:table-cell table:style-name="Default" table:number-columns-repeated="6"/>
          <table:table-cell table:style-name="Default" office:value-type="string" calcext:value-type="string">
            <text:p>p13</text:p>
          </table:table-cell>
          <table:table-cell table:style-name="Default" table:number-columns-repeated="6"/>
          <table:table-cell table:style-name="Default" office:value-type="string" calcext:value-type="string">
            <text:p>p11</text:p>
          </table:table-cell>
          <table:table-cell table:style-name="Default" table:number-columns-repeated="27"/>
          <table:table-cell table:style-name="Default" office:value-type="string" calcext:value-type="string">
            <text:p>p12</text:p>
          </table:table-cell>
          <table:table-cell table:style-name="Default" table:number-columns-repeated="40"/>
          <table:table-cell table:number-columns-repeated="806"/>
        </table:table-row>
        <table:table-row table:style-name="ro1">
          <table:table-cell table:style-name="ce3" table:number-columns-repeated="42"/>
          <table:table-cell table:style-name="ce538" table:number-columns-repeated="23"/>
          <table:table-cell table:style-name="ce264" table:number-columns-repeated="4"/>
          <table:table-cell table:style-name="ce290" office:value-type="float" office:value="0" calcext:value-type="float">
            <text:p>0</text:p>
          </table:table-cell>
          <table:table-cell table:style-name="ce296" office:value-type="float" office:value="1" calcext:value-type="float">
            <text:p>1</text:p>
          </table:table-cell>
          <table:table-cell table:style-name="ce302" office:value-type="float" office:value="2" calcext:value-type="float">
            <text:p>2</text:p>
          </table:table-cell>
          <table:table-cell table:style-name="ce308" office:value-type="float" office:value="3" calcext:value-type="float">
            <text:p>3</text:p>
          </table:table-cell>
          <table:table-cell table:style-name="ce314" office:value-type="float" office:value="4" calcext:value-type="float">
            <text:p>4</text:p>
          </table:table-cell>
          <table:table-cell table:style-name="ce320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31" office:value-type="float" office:value="7" calcext:value-type="float">
            <text:p>7</text:p>
          </table:table-cell>
          <table:table-cell table:style-name="ce335" office:value-type="float" office:value="8" calcext:value-type="float">
            <text:p>8</text:p>
          </table:table-cell>
          <table:table-cell table:style-name="ce339" office:value-type="float" office:value="9" calcext:value-type="float">
            <text:p>9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" calcext:value-type="float">
            <text:p>1</text:p>
          </table:table-cell>
          <table:table-cell table:style-name="ce343" office:value-type="float" office:value="2" calcext:value-type="float">
            <text:p>2</text:p>
          </table:table-cell>
          <table:table-cell table:style-name="ce343" office:value-type="float" office:value="3" calcext:value-type="float">
            <text:p>3</text:p>
          </table:table-cell>
          <table:table-cell table:style-name="ce343" office:value-type="float" office:value="4" calcext:value-type="float">
            <text:p>4</text:p>
          </table:table-cell>
          <table:table-cell table:style-name="ce343" office:value-type="float" office:value="5" calcext:value-type="float">
            <text:p>5</text:p>
          </table:table-cell>
          <table:table-cell table:style-name="ce343" office:value-type="float" office:value="6" calcext:value-type="float">
            <text:p>6</text:p>
          </table:table-cell>
          <table:table-cell table:style-name="ce343" office:value-type="float" office:value="7" calcext:value-type="float">
            <text:p>7</text:p>
          </table:table-cell>
          <table:table-cell table:style-name="ce343" office:value-type="float" office:value="8" calcext:value-type="float">
            <text:p>8</text:p>
          </table:table-cell>
          <table:table-cell table:style-name="ce343" office:value-type="float" office:value="9" calcext:value-type="float">
            <text:p>9</text:p>
          </table:table-cell>
          <table:table-cell table:style-name="ce343" office:value-type="float" office:value="10" calcext:value-type="float">
            <text:p>10</text:p>
          </table:table-cell>
          <table:table-cell table:style-name="ce343" office:value-type="float" office:value="11" calcext:value-type="float">
            <text:p>11</text:p>
          </table:table-cell>
          <table:table-cell table:style-name="ce343" office:value-type="float" office:value="12" calcext:value-type="float">
            <text:p>12</text:p>
          </table:table-cell>
          <table:table-cell table:style-name="ce343" office:value-type="float" office:value="13" calcext:value-type="float">
            <text:p>13</text:p>
          </table:table-cell>
          <table:table-cell table:style-name="ce343" office:value-type="float" office:value="14" calcext:value-type="float">
            <text:p>14</text:p>
          </table:table-cell>
          <table:table-cell table:style-name="ce343" office:value-type="float" office:value="15" calcext:value-type="float">
            <text:p>15</text:p>
          </table:table-cell>
          <table:table-cell table:style-name="ce343" office:value-type="float" office:value="16" calcext:value-type="float">
            <text:p>16</text:p>
          </table:table-cell>
          <table:table-cell table:style-name="ce343" office:value-type="float" office:value="17" calcext:value-type="float">
            <text:p>17</text:p>
          </table:table-cell>
          <table:table-cell table:style-name="ce343" office:value-type="float" office:value="18" calcext:value-type="float">
            <text:p>18</text:p>
          </table:table-cell>
          <table:table-cell table:style-name="ce343" office:value-type="float" office:value="19" calcext:value-type="float">
            <text:p>19</text:p>
          </table:table-cell>
          <table:table-cell table:style-name="ce343" office:value-type="float" office:value="20" calcext:value-type="float">
            <text:p>20</text:p>
          </table:table-cell>
          <table:table-cell table:style-name="ce343" office:value-type="float" office:value="21" calcext:value-type="float">
            <text:p>21</text:p>
          </table:table-cell>
          <table:table-cell table:style-name="ce343" office:value-type="float" office:value="22" calcext:value-type="float">
            <text:p>22</text:p>
          </table:table-cell>
          <table:table-cell table:style-name="ce343" office:value-type="float" office:value="23" calcext:value-type="float">
            <text:p>23</text:p>
          </table:table-cell>
          <table:table-cell table:style-name="ce343" office:value-type="float" office:value="24" calcext:value-type="float">
            <text:p>24</text:p>
          </table:table-cell>
          <table:table-cell table:style-name="ce343" office:value-type="float" office:value="25" calcext:value-type="float">
            <text:p>25</text:p>
          </table:table-cell>
          <table:table-cell table:style-name="ce343" office:value-type="float" office:value="26" calcext:value-type="float">
            <text:p>26</text:p>
          </table:table-cell>
          <table:table-cell table:style-name="ce343" office:value-type="float" office:value="27" calcext:value-type="float">
            <text:p>27</text:p>
          </table:table-cell>
          <table:table-cell table:style-name="ce343" office:value-type="float" office:value="28" calcext:value-type="float">
            <text:p>28</text:p>
          </table:table-cell>
          <table:table-cell table:style-name="ce343" office:value-type="float" office:value="29" calcext:value-type="float">
            <text:p>29</text:p>
          </table:table-cell>
          <table:table-cell table:style-name="ce343" office:value-type="float" office:value="30" calcext:value-type="float">
            <text:p>30</text:p>
          </table:table-cell>
          <table:table-cell table:style-name="ce343" office:value-type="float" office:value="31" calcext:value-type="float">
            <text:p>31</text:p>
          </table:table-cell>
          <table:table-cell table:style-name="ce343" office:value-type="float" office:value="32" calcext:value-type="float">
            <text:p>32</text:p>
          </table:table-cell>
          <table:table-cell table:style-name="ce343" office:value-type="float" office:value="33" calcext:value-type="float">
            <text:p>33</text:p>
          </table:table-cell>
          <table:table-cell table:style-name="ce343" office:value-type="float" office:value="34" calcext:value-type="float">
            <text:p>34</text:p>
          </table:table-cell>
          <table:table-cell table:style-name="ce343" office:value-type="float" office:value="35" calcext:value-type="float">
            <text:p>35</text:p>
          </table:table-cell>
          <table:table-cell table:style-name="ce343" office:value-type="float" office:value="36" calcext:value-type="float">
            <text:p>36</text:p>
          </table:table-cell>
          <table:table-cell table:style-name="ce343" office:value-type="float" office:value="37" calcext:value-type="float">
            <text:p>37</text:p>
          </table:table-cell>
          <table:table-cell table:style-name="ce343" office:value-type="float" office:value="38" calcext:value-type="float">
            <text:p>38</text:p>
          </table:table-cell>
          <table:table-cell table:style-name="ce343" office:value-type="float" office:value="39" calcext:value-type="float">
            <text:p>39</text:p>
          </table:table-cell>
          <table:table-cell table:style-name="ce343" office:value-type="float" office:value="40" calcext:value-type="float">
            <text:p>40</text:p>
          </table:table-cell>
          <table:table-cell table:style-name="ce343" office:value-type="float" office:value="41" calcext:value-type="float">
            <text:p>41</text:p>
          </table:table-cell>
          <table:table-cell table:style-name="ce343" office:value-type="float" office:value="42" calcext:value-type="float">
            <text:p>42</text:p>
          </table:table-cell>
          <table:table-cell table:style-name="ce343" office:value-type="float" office:value="43" calcext:value-type="float">
            <text:p>43</text:p>
          </table:table-cell>
          <table:table-cell table:style-name="ce343" office:value-type="float" office:value="44" calcext:value-type="float">
            <text:p>44</text:p>
          </table:table-cell>
          <table:table-cell table:style-name="ce343" office:value-type="float" office:value="45" calcext:value-type="float">
            <text:p>45</text:p>
          </table:table-cell>
          <table:table-cell table:style-name="ce343" office:value-type="float" office:value="46" calcext:value-type="float">
            <text:p>46</text:p>
          </table:table-cell>
          <table:table-cell table:style-name="ce343" office:value-type="float" office:value="47" calcext:value-type="float">
            <text:p>47</text:p>
          </table:table-cell>
          <table:table-cell table:style-name="ce343" office:value-type="float" office:value="48" calcext:value-type="float">
            <text:p>48</text:p>
          </table:table-cell>
          <table:table-cell table:style-name="ce343" office:value-type="float" office:value="49" calcext:value-type="float">
            <text:p>49</text:p>
          </table:table-cell>
          <table:table-cell table:style-name="ce343" office:value-type="float" office:value="50" calcext:value-type="float">
            <text:p>50</text:p>
          </table:table-cell>
          <table:table-cell table:style-name="ce343" office:value-type="float" office:value="51" calcext:value-type="float">
            <text:p>51</text:p>
          </table:table-cell>
          <table:table-cell table:style-name="ce343" office:value-type="float" office:value="52" calcext:value-type="float">
            <text:p>52</text:p>
          </table:table-cell>
          <table:table-cell table:style-name="ce343" office:value-type="float" office:value="53" calcext:value-type="float">
            <text:p>53</text:p>
          </table:table-cell>
          <table:table-cell table:style-name="ce343" office:value-type="float" office:value="54" calcext:value-type="float">
            <text:p>54</text:p>
          </table:table-cell>
          <table:table-cell table:style-name="ce343" office:value-type="float" office:value="55" calcext:value-type="float">
            <text:p>55</text:p>
          </table:table-cell>
          <table:table-cell table:style-name="ce343" office:value-type="float" office:value="56" calcext:value-type="float">
            <text:p>56</text:p>
          </table:table-cell>
          <table:table-cell table:style-name="ce343" office:value-type="float" office:value="57" calcext:value-type="float">
            <text:p>57</text:p>
          </table:table-cell>
          <table:table-cell table:style-name="ce343" office:value-type="float" office:value="58" calcext:value-type="float">
            <text:p>58</text:p>
          </table:table-cell>
          <table:table-cell table:style-name="ce343" office:value-type="float" office:value="59" calcext:value-type="float">
            <text:p>59</text:p>
          </table:table-cell>
          <table:table-cell table:style-name="ce343" office:value-type="float" office:value="60" calcext:value-type="float">
            <text:p>60</text:p>
          </table:table-cell>
          <table:table-cell table:style-name="ce343" office:value-type="float" office:value="61" calcext:value-type="float">
            <text:p>61</text:p>
          </table:table-cell>
          <table:table-cell table:style-name="ce343" office:value-type="float" office:value="62" calcext:value-type="float">
            <text:p>62</text:p>
          </table:table-cell>
          <table:table-cell table:style-name="ce343" office:value-type="float" office:value="63" calcext:value-type="float">
            <text:p>63</text:p>
          </table:table-cell>
          <table:table-cell table:style-name="ce343" office:value-type="float" office:value="64" calcext:value-type="float">
            <text:p>64</text:p>
          </table:table-cell>
          <table:table-cell table:style-name="ce343" office:value-type="float" office:value="65" calcext:value-type="float">
            <text:p>65</text:p>
          </table:table-cell>
          <table:table-cell table:style-name="ce343" office:value-type="float" office:value="66" calcext:value-type="float">
            <text:p>66</text:p>
          </table:table-cell>
          <table:table-cell table:style-name="ce343" office:value-type="float" office:value="67" calcext:value-type="float">
            <text:p>67</text:p>
          </table:table-cell>
          <table:table-cell table:style-name="ce343" office:value-type="float" office:value="68" calcext:value-type="float">
            <text:p>68</text:p>
          </table:table-cell>
          <table:table-cell table:style-name="ce343" office:value-type="float" office:value="69" calcext:value-type="float">
            <text:p>69</text:p>
          </table:table-cell>
          <table:table-cell table:style-name="ce343" office:value-type="float" office:value="70" calcext:value-type="float">
            <text:p>70</text:p>
          </table:table-cell>
          <table:table-cell table:style-name="ce343" office:value-type="float" office:value="71" calcext:value-type="float">
            <text:p>71</text:p>
          </table:table-cell>
          <table:table-cell table:style-name="ce343" office:value-type="float" office:value="72" calcext:value-type="float">
            <text:p>72</text:p>
          </table:table-cell>
          <table:table-cell table:style-name="ce343" office:value-type="float" office:value="73" calcext:value-type="float">
            <text:p>73</text:p>
          </table:table-cell>
          <table:table-cell table:style-name="ce343" office:value-type="float" office:value="74" calcext:value-type="float">
            <text:p>74</text:p>
          </table:table-cell>
          <table:table-cell table:style-name="ce343" office:value-type="float" office:value="75" calcext:value-type="float">
            <text:p>75</text:p>
          </table:table-cell>
          <table:table-cell table:style-name="ce343" office:value-type="float" office:value="76" calcext:value-type="float">
            <text:p>76</text:p>
          </table:table-cell>
          <table:table-cell table:style-name="ce343" office:value-type="float" office:value="77" calcext:value-type="float">
            <text:p>77</text:p>
          </table:table-cell>
          <table:table-cell table:style-name="ce343" office:value-type="float" office:value="78" calcext:value-type="float">
            <text:p>78</text:p>
          </table:table-cell>
          <table:table-cell table:style-name="ce343" office:value-type="float" office:value="79" calcext:value-type="float">
            <text:p>79</text:p>
          </table:table-cell>
          <table:table-cell table:style-name="ce343" office:value-type="float" office:value="80" calcext:value-type="float">
            <text:p>80</text:p>
          </table:table-cell>
          <table:table-cell table:style-name="ce343" office:value-type="float" office:value="81" calcext:value-type="float">
            <text:p>81</text:p>
          </table:table-cell>
          <table:table-cell table:style-name="ce343" office:value-type="float" office:value="82" calcext:value-type="float">
            <text:p>82</text:p>
          </table:table-cell>
          <table:table-cell table:style-name="ce343" office:value-type="float" office:value="83" calcext:value-type="float">
            <text:p>83</text:p>
          </table:table-cell>
          <table:table-cell table:style-name="ce343" office:value-type="float" office:value="84" calcext:value-type="float">
            <text:p>84</text:p>
          </table:table-cell>
          <table:table-cell table:style-name="ce343" office:value-type="float" office:value="85" calcext:value-type="float">
            <text:p>85</text:p>
          </table:table-cell>
          <table:table-cell table:style-name="ce343" office:value-type="float" office:value="86" calcext:value-type="float">
            <text:p>86</text:p>
          </table:table-cell>
          <table:table-cell table:style-name="ce343" office:value-type="float" office:value="87" calcext:value-type="float">
            <text:p>87</text:p>
          </table:table-cell>
          <table:table-cell table:style-name="ce343" office:value-type="float" office:value="88" calcext:value-type="float">
            <text:p>88</text:p>
          </table:table-cell>
          <table:table-cell table:style-name="ce343" office:value-type="float" office:value="89" calcext:value-type="float">
            <text:p>89</text:p>
          </table:table-cell>
          <table:table-cell table:style-name="ce343" office:value-type="float" office:value="90" calcext:value-type="float">
            <text:p>90</text:p>
          </table:table-cell>
          <table:table-cell table:style-name="ce343" office:value-type="float" office:value="91" calcext:value-type="float">
            <text:p>91</text:p>
          </table:table-cell>
          <table:table-cell table:style-name="ce343" office:value-type="float" office:value="92" calcext:value-type="float">
            <text:p>92</text:p>
          </table:table-cell>
          <table:table-cell table:style-name="ce343" office:value-type="float" office:value="93" calcext:value-type="float">
            <text:p>93</text:p>
          </table:table-cell>
          <table:table-cell table:style-name="ce343" office:value-type="float" office:value="94" calcext:value-type="float">
            <text:p>94</text:p>
          </table:table-cell>
          <table:table-cell table:style-name="ce343" office:value-type="float" office:value="95" calcext:value-type="float">
            <text:p>95</text:p>
          </table:table-cell>
          <table:table-cell table:style-name="ce343" office:value-type="float" office:value="96" calcext:value-type="float">
            <text:p>96</text:p>
          </table:table-cell>
          <table:table-cell table:style-name="ce343" office:value-type="float" office:value="97" calcext:value-type="float">
            <text:p>97</text:p>
          </table:table-cell>
          <table:table-cell table:style-name="ce343" office:value-type="float" office:value="98" calcext:value-type="float">
            <text:p>98</text:p>
          </table:table-cell>
          <table:table-cell table:style-name="ce429" table:number-columns-repeated="11"/>
          <table:table-cell table:number-columns-repeated="835"/>
        </table:table-row>
        <table:table-row table:style-name="ro1">
          <table:table-cell table:style-name="ce183" table:number-columns-repeated="18"/>
          <table:table-cell table:style-name="ce637" table:number-columns-repeated="17"/>
          <table:table-cell table:style-name="ce702" table:number-columns-repeated="30"/>
          <table:table-cell table:style-name="ce183" table:number-columns-repeated="2"/>
          <table:table-cell table:style-name="ce831" table:number-columns-repeated="2"/>
          <table:table-cell table:style-name="ce4" table:number-columns-repeated="2"/>
          <table:table-cell table:style-name="ce538" table:number-columns-repeated="10"/>
          <table:table-cell table:style-name="ce3" table:number-columns-repeated="9"/>
          <table:table-cell table:style-name="ce4" table:number-columns-repeated="18"/>
          <table:table-cell table:style-name="ce429" table:number-columns-repeated="81"/>
          <table:table-cell table:number-columns-repeated="83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29" table:number-columns-repeated="11"/>
          <table:table-cell table:number-columns-repeated="835"/>
        </table:table-row>
        <table:table-row table:style-name="ro1">
          <table:table-cell table:style-name="ce5" table:number-columns-repeated="6"/>
          <table:table-cell table:style-name="ce3"/>
          <table:table-cell table:style-name="ce46"/>
          <table:table-cell table:style-name="ce52"/>
          <table:table-cell table:style-name="ce58"/>
          <table:table-cell table:style-name="ce63"/>
          <table:table-cell table:style-name="ce68"/>
          <table:table-cell table:style-name="ce73"/>
          <table:table-cell table:style-name="ce78"/>
          <table:table-cell table:style-name="ce84"/>
          <table:table-cell table:style-name="ce89"/>
          <table:table-cell table:style-name="ce96"/>
          <table:table-cell table:style-name="ce101"/>
          <table:table-cell table:style-name="ce106"/>
          <table:table-cell table:style-name="ce111"/>
          <table:table-cell table:style-name="ce116"/>
          <table:table-cell table:style-name="ce121"/>
          <table:table-cell table:style-name="ce126"/>
          <table:table-cell table:style-name="ce131"/>
          <table:table-cell table:style-name="ce137"/>
          <table:table-cell table:style-name="ce141"/>
          <table:table-cell table:style-name="ce46" table:number-columns-repeated="11"/>
          <table:table-cell table:style-name="ce3" table:number-columns-repeated="28"/>
          <table:table-cell table:style-name="ce816" table:number-columns-repeated="2"/>
          <table:table-cell table:style-name="ce832" table:number-columns-repeated="2"/>
          <table:table-cell table:style-name="ce816" table:number-columns-repeated="2"/>
          <table:table-cell table:style-name="ce3" table:number-columns-repeated="7"/>
          <table:table-cell table:style-name="ce4" table:number-columns-repeated="30"/>
          <table:table-cell table:style-name="ce429" table:number-columns-repeated="81"/>
          <table:table-cell table:number-columns-repeated="835"/>
        </table:table-row>
        <table:table-row table:style-name="ro1">
          <table:table-cell table:style-name="ce6" table:number-columns-repeated="6"/>
          <table:table-cell table:style-name="ce39"/>
          <table:table-cell table:style-name="ce47" table:number-columns-repeated="8"/>
          <table:table-cell table:style-name="ce90" table:number-columns-repeated="20"/>
          <table:table-cell table:style-name="ce538" table:number-columns-repeated="11"/>
          <table:table-cell table:style-name="ce182" table:number-columns-repeated="19"/>
          <table:table-cell table:style-name="ce817" table:number-columns-repeated="2"/>
          <table:table-cell table:style-name="ce833" table:number-columns-repeated="2"/>
          <table:table-cell table:style-name="ce817" table:number-columns-repeated="39"/>
          <table:table-cell table:style-name="ce430" table:number-columns-repeated="81"/>
          <table:table-cell table:style-name="ce523" table:number-columns-repeated="835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646" office:value-type="float" office:value="1" calcext:value-type="float">
            <text:p>1</text:p>
          </table:table-cell>
          <table:table-cell table:style-name="ce654" office:value-type="float" office:value="1" calcext:value-type="float">
            <text:p>1</text:p>
          </table:table-cell>
          <table:table-cell table:style-name="ce661" office:value-type="float" office:value="0" calcext:value-type="float">
            <text:p>0</text:p>
          </table:table-cell>
          <table:table-cell table:style-name="ce668" office:value-type="float" office:value="0" calcext:value-type="float">
            <text:p>0</text:p>
          </table:table-cell>
          <table:table-cell table:style-name="ce675" office:value-type="float" office:value="0" calcext:value-type="float">
            <text:p>0</text:p>
          </table:table-cell>
          <table:table-cell table:style-name="ce682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693" office:value-type="float" office:value="0" calcext:value-type="float">
            <text:p>0</text:p>
          </table:table-cell>
          <table:table-cell table:style-name="ce699" office:value-type="float" office:value="0" calcext:value-type="float">
            <text:p>0</text:p>
          </table:table-cell>
          <table:table-cell table:style-name="ce705" office:value-type="float" office:value="0" calcext:value-type="float">
            <text:p>0</text:p>
          </table:table-cell>
          <table:table-cell table:style-name="ce711" office:value-type="float" office:value="1" calcext:value-type="float">
            <text:p>1</text:p>
          </table:table-cell>
          <table:table-cell table:style-name="ce714" office:value-type="float" office:value="1" calcext:value-type="float">
            <text:p>1</text:p>
          </table:table-cell>
          <table:table-cell table:style-name="ce717" office:value-type="float" office:value="0" calcext:value-type="float">
            <text:p>0</text:p>
          </table:table-cell>
          <table:table-cell table:style-name="ce720" office:value-type="float" office:value="0" calcext:value-type="float">
            <text:p>0</text:p>
          </table:table-cell>
          <table:table-cell table:style-name="ce724" office:value-type="float" office:value="0" calcext:value-type="float">
            <text:p>0</text:p>
          </table:table-cell>
          <table:table-cell table:style-name="ce727" office:value-type="float" office:value="0" calcext:value-type="float">
            <text:p>0</text:p>
          </table:table-cell>
          <table:table-cell table:style-name="ce730" office:value-type="float" office:value="1" calcext:value-type="float">
            <text:p>1</text:p>
          </table:table-cell>
          <table:table-cell table:style-name="ce733" office:value-type="float" office:value="0" calcext:value-type="float">
            <text:p>0</text:p>
          </table:table-cell>
          <table:table-cell table:style-name="ce737" office:value-type="float" office:value="0" calcext:value-type="float">
            <text:p>0</text:p>
          </table:table-cell>
          <table:table-cell table:style-name="ce740" office:value-type="float" office:value="0" calcext:value-type="float">
            <text:p>0</text:p>
          </table:table-cell>
          <table:table-cell table:style-name="ce743" office:value-type="float" office:value="1" calcext:value-type="float">
            <text:p>1</text:p>
          </table:table-cell>
          <table:table-cell table:style-name="ce155"/>
          <table:table-cell table:style-name="ce169"/>
          <table:table-cell table:style-name="ce4" table:number-columns-repeated="2"/>
          <table:table-cell table:style-name="ce734" table:number-columns-repeated="21"/>
          <table:table-cell table:style-name="ce834" table:number-columns-repeated="2"/>
          <table:table-cell table:style-name="ce734" table:number-columns-repeated="39"/>
          <table:table-cell table:style-name="ce431" table:number-columns-repeated="81"/>
          <table:table-cell table:style-name="ce524" table:number-columns-repeated="835"/>
        </table:table-row>
        <table:table-row table:style-name="ro1">
          <table:table-cell table:style-name="ce538" office:value-type="string" calcext:value-type="string">
            <text:p>s</text:p>
          </table:table-cell>
          <table:table-cell table:style-name="ce14" office:value-type="string" calcext:value-type="string">
            <text:p>d</text:p>
          </table:table-cell>
          <table:table-cell table:style-name="ce19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9" office:value-type="string" calcext:value-type="string">
            <text:p>q</text:p>
          </table:table-cell>
          <table:table-cell table:style-name="ce34" office:value-type="string" calcext:value-type="string">
            <text:p>q</text:p>
          </table:table-cell>
          <table:table-cell table:style-name="ce41" office:value-type="string" calcext:value-type="string">
            <text:p>s</text:p>
          </table:table-cell>
          <table:table-cell table:style-name="ce538" office:value-type="string" calcext:value-type="string">
            <text:p>s</text:p>
          </table:table-cell>
          <table:table-cell table:style-name="ce14" office:value-type="string" calcext:value-type="string">
            <text:p>d</text:p>
          </table:table-cell>
          <table:table-cell table:style-name="ce19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9" office:value-type="string" calcext:value-type="string">
            <text:p>q</text:p>
          </table:table-cell>
          <table:table-cell table:style-name="ce34" office:value-type="string" calcext:value-type="string">
            <text:p>q</text:p>
          </table:table-cell>
          <table:table-cell table:style-name="ce41" office:value-type="string" calcext:value-type="string">
            <text:p>s</text:p>
          </table:table-cell>
          <table:table-cell table:style-name="ce538" office:value-type="string" calcext:value-type="string">
            <text:p>s</text:p>
          </table:table-cell>
          <table:table-cell table:style-name="ce14" office:value-type="string" calcext:value-type="string">
            <text:p>d</text:p>
          </table:table-cell>
          <table:table-cell table:style-name="ce19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9" office:value-type="string" calcext:value-type="string">
            <text:p>q</text:p>
          </table:table-cell>
          <table:table-cell table:style-name="ce34" office:value-type="string" calcext:value-type="string">
            <text:p>q</text:p>
          </table:table-cell>
          <table:table-cell table:style-name="ce41" office:value-type="string" calcext:value-type="string">
            <text:p>s</text:p>
          </table:table-cell>
          <table:table-cell table:style-name="ce538" office:value-type="string" calcext:value-type="string">
            <text:p>s</text:p>
          </table:table-cell>
          <table:table-cell table:style-name="ce14" office:value-type="string" calcext:value-type="string">
            <text:p>d</text:p>
          </table:table-cell>
          <table:table-cell table:style-name="ce19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9" office:value-type="string" calcext:value-type="string">
            <text:p>q</text:p>
          </table:table-cell>
          <table:table-cell table:style-name="ce34" office:value-type="string" calcext:value-type="string">
            <text:p>q</text:p>
          </table:table-cell>
          <table:table-cell table:style-name="ce41" office:value-type="string" calcext:value-type="string">
            <text:p>s</text:p>
          </table:table-cell>
          <table:table-cell table:style-name="ce538" office:value-type="string" calcext:value-type="string">
            <text:p>s</text:p>
          </table:table-cell>
          <table:table-cell table:style-name="ce14" office:value-type="string" calcext:value-type="string">
            <text:p>d</text:p>
          </table:table-cell>
          <table:table-cell table:style-name="ce19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9" office:value-type="string" calcext:value-type="string">
            <text:p>q</text:p>
          </table:table-cell>
          <table:table-cell table:style-name="ce34" office:value-type="string" calcext:value-type="string">
            <text:p>q</text:p>
          </table:table-cell>
          <table:table-cell table:style-name="ce41" office:value-type="string" calcext:value-type="string">
            <text:p>s</text:p>
          </table:table-cell>
          <table:table-cell table:style-name="ce3" table:number-columns-repeated="30"/>
          <table:table-cell table:style-name="ce818" table:number-columns-repeated="2"/>
          <table:table-cell table:style-name="ce835" table:number-columns-repeated="2"/>
          <table:table-cell table:style-name="ce818" table:number-columns-repeated="39"/>
          <table:table-cell table:style-name="ce432" table:number-columns-repeated="81"/>
          <table:table-cell table:style-name="ce525" table:number-columns-repeated="835"/>
        </table:table-row>
        <table:table-row table:style-name="ro1">
          <table:table-cell table:style-name="ce3" table:number-columns-repeated="56"/>
          <table:table-cell table:style-name="ce538"/>
          <table:table-cell table:style-name="ce227" table:number-columns-repeated="25"/>
          <table:table-cell table:style-name="ce353"/>
          <table:table-cell table:style-name="ce358"/>
          <table:table-cell table:style-name="ce362"/>
          <table:table-cell table:style-name="ce366"/>
          <table:table-cell table:style-name="ce370" table:number-columns-repeated="22"/>
          <table:table-cell table:style-name="ce433" table:number-columns-repeated="81"/>
          <table:table-cell table:style-name="ce526" table:number-columns-repeated="835"/>
        </table:table-row>
        <table:table-row table:style-name="ro1">
          <table:table-cell table:style-name="ce4" table:number-columns-repeated="3"/>
          <table:table-cell table:style-name="ce3" table:number-columns-repeated="30"/>
          <table:table-cell table:style-name="ce149"/>
          <table:table-cell table:style-name="ce5" table:number-columns-repeated="10"/>
          <table:table-cell table:style-name="ce4" table:number-columns-repeated="64"/>
          <table:table-cell table:style-name="ce429" table:number-columns-repeated="81"/>
          <table:table-cell table:number-columns-repeated="835"/>
        </table:table-row>
        <table:table-row table:style-name="ro1">
          <table:table-cell table:style-name="ce9"/>
          <table:table-cell table:style-name="ce15"/>
          <table:table-cell table:style-name="ce20"/>
          <table:table-cell table:style-name="ce25"/>
          <table:table-cell table:style-name="ce30"/>
          <table:table-cell table:style-name="ce35"/>
          <table:table-cell table:style-name="ce42"/>
          <table:table-cell table:style-name="ce49"/>
          <table:table-cell table:style-name="ce54"/>
          <table:table-cell table:style-name="ce60"/>
          <table:table-cell table:style-name="ce65"/>
          <table:table-cell table:style-name="ce70"/>
          <table:table-cell table:style-name="ce75"/>
          <table:table-cell table:style-name="ce81"/>
          <table:table-cell table:style-name="ce86"/>
          <table:table-cell table:style-name="ce93"/>
          <table:table-cell table:style-name="ce98"/>
          <table:table-cell table:style-name="ce103"/>
          <table:table-cell table:style-name="ce108"/>
          <table:table-cell table:style-name="ce113"/>
          <table:table-cell table:style-name="ce118"/>
          <table:table-cell table:style-name="ce123"/>
          <table:table-cell table:style-name="ce128"/>
          <table:table-cell table:style-name="ce133"/>
          <table:table-cell table:style-name="ce138"/>
          <table:table-cell table:style-name="ce142"/>
          <table:table-cell table:style-name="ce9" table:number-columns-repeated="17"/>
          <table:table-cell table:style-name="ce170"/>
          <table:table-cell table:style-name="ce174"/>
          <table:table-cell table:style-name="ce178"/>
          <table:table-cell table:style-name="ce184"/>
          <table:table-cell table:style-name="ce188"/>
          <table:table-cell table:style-name="ce9"/>
          <table:table-cell table:style-name="ce195"/>
          <table:table-cell table:style-name="ce199"/>
          <table:table-cell table:style-name="ce203"/>
          <table:table-cell table:style-name="ce207"/>
          <table:table-cell table:style-name="ce211"/>
          <table:table-cell table:style-name="ce215"/>
          <table:table-cell table:style-name="ce219"/>
          <table:table-cell table:style-name="ce223"/>
          <table:table-cell table:style-name="ce228"/>
          <table:table-cell table:style-name="ce232"/>
          <table:table-cell table:style-name="ce236"/>
          <table:table-cell table:style-name="ce240"/>
          <table:table-cell table:style-name="ce244"/>
          <table:table-cell table:style-name="ce248"/>
          <table:table-cell table:style-name="ce252"/>
          <table:table-cell table:style-name="ce258"/>
          <table:table-cell table:style-name="ce268"/>
          <table:table-cell table:style-name="ce275"/>
          <table:table-cell table:style-name="ce280"/>
          <table:table-cell table:style-name="ce285"/>
          <table:table-cell table:style-name="ce291"/>
          <table:table-cell table:style-name="ce297"/>
          <table:table-cell table:style-name="ce303"/>
          <table:table-cell table:style-name="ce309"/>
          <table:table-cell table:style-name="ce315"/>
          <table:table-cell table:style-name="ce321"/>
          <table:table-cell table:style-name="ce327" table:number-columns-repeated="14"/>
          <table:table-cell table:style-name="ce380"/>
          <table:table-cell table:style-name="ce384"/>
          <table:table-cell table:style-name="ce388" table:number-columns-repeated="4"/>
          <table:table-cell table:style-name="ce327" table:number-columns-repeated="4"/>
          <table:table-cell table:style-name="ce538"/>
          <table:table-cell table:style-name="ce409"/>
          <table:table-cell table:style-name="ce411"/>
          <table:table-cell table:style-name="ce413"/>
          <table:table-cell table:style-name="ce415"/>
          <table:table-cell table:style-name="ce418"/>
          <table:table-cell table:style-name="ce421"/>
          <table:table-cell table:style-name="ce424"/>
          <table:table-cell table:style-name="ce3"/>
          <table:table-cell table:style-name="ce434" table:number-columns-repeated="11"/>
          <table:table-cell table:style-name="ce452" table:number-columns-repeated="70"/>
          <table:table-cell table:style-name="ce527" table:number-columns-repeated="835"/>
        </table:table-row>
        <table:table-row table:style-name="ro1">
          <table:table-cell table:style-name="ce10" table:number-columns-repeated="5"/>
          <table:table-cell table:style-name="ce5" table:number-columns-repeated="26"/>
          <table:table-cell table:style-name="ce3" table:number-columns-repeated="32"/>
          <table:table-cell table:style-name="ce253"/>
          <table:table-cell table:style-name="ce259"/>
          <table:table-cell table:style-name="ce269"/>
          <table:table-cell table:style-name="ce276"/>
          <table:table-cell table:style-name="ce281"/>
          <table:table-cell table:style-name="ce286"/>
          <table:table-cell table:style-name="ce292"/>
          <table:table-cell table:style-name="ce298"/>
          <table:table-cell table:style-name="ce304"/>
          <table:table-cell table:style-name="ce310"/>
          <table:table-cell table:style-name="ce316"/>
          <table:table-cell table:style-name="ce322" table:number-columns-repeated="8"/>
          <table:table-cell table:style-name="ce354" table:number-columns-repeated="11"/>
          <table:table-cell table:style-name="ce395"/>
          <table:table-cell table:style-name="ce254"/>
          <table:table-cell table:style-name="ce538" table:number-columns-repeated="2"/>
          <table:table-cell table:style-name="ce4" table:number-columns-repeated="10"/>
          <table:table-cell table:style-name="ce816"/>
          <table:table-cell table:style-name="ce434" table:number-columns-repeated="11"/>
          <table:table-cell table:style-name="ce429" table:number-columns-repeated="70"/>
          <table:table-cell table:number-columns-repeated="835"/>
        </table:table-row>
        <table:table-row table:style-name="ro1">
          <table:table-cell table:style-name="ce3" table:number-columns-repeated="30"/>
          <table:table-cell table:style-name="ce149"/>
          <table:table-cell table:style-name="ce3" table:number-columns-repeated="32"/>
          <table:table-cell table:style-name="ce254" table:number-columns-repeated="2"/>
          <table:table-cell table:style-name="ce270"/>
          <table:table-cell table:style-name="ce277"/>
          <table:table-cell table:style-name="ce282"/>
          <table:table-cell table:style-name="ce287"/>
          <table:table-cell table:style-name="ce293"/>
          <table:table-cell table:style-name="ce299"/>
          <table:table-cell table:style-name="ce305"/>
          <table:table-cell table:style-name="ce311"/>
          <table:table-cell table:style-name="ce317"/>
          <table:table-cell table:style-name="ce323"/>
          <table:table-cell table:style-name="ce328"/>
          <table:table-cell table:style-name="ce332"/>
          <table:table-cell table:style-name="ce336"/>
          <table:table-cell table:style-name="ce340"/>
          <table:table-cell table:style-name="ce344"/>
          <table:table-cell table:style-name="ce347"/>
          <table:table-cell table:style-name="ce350"/>
          <table:table-cell table:style-name="ce355"/>
          <table:table-cell table:style-name="ce359"/>
          <table:table-cell table:style-name="ce363"/>
          <table:table-cell table:style-name="ce367"/>
          <table:table-cell table:style-name="ce371"/>
          <table:table-cell table:style-name="ce374"/>
          <table:table-cell table:style-name="ce377"/>
          <table:table-cell table:style-name="ce381"/>
          <table:table-cell table:style-name="ce385"/>
          <table:table-cell table:style-name="ce389"/>
          <table:table-cell table:style-name="ce392"/>
          <table:table-cell table:style-name="ce396"/>
          <table:table-cell table:style-name="ce399"/>
          <table:table-cell table:style-name="ce538" table:number-columns-repeated="2"/>
          <table:table-cell table:style-name="ce4" table:number-columns-repeated="10"/>
          <table:table-cell table:style-name="ce816"/>
          <table:table-cell table:style-name="ce434" table:number-columns-repeated="11"/>
          <table:table-cell table:style-name="ce429" table:number-columns-repeated="70"/>
          <table:table-cell table:number-columns-repeated="835"/>
        </table:table-row>
        <table:table-row table:style-name="ro1">
          <table:table-cell table:style-name="ce538"/>
          <table:table-cell table:style-name="ce16"/>
          <table:table-cell table:style-name="ce21"/>
          <table:table-cell table:style-name="ce26"/>
          <table:table-cell table:style-name="ce31"/>
          <table:table-cell table:style-name="ce36"/>
          <table:table-cell table:style-name="ce43"/>
          <table:table-cell table:style-name="ce50"/>
          <table:table-cell table:style-name="ce55"/>
          <table:table-cell table:style-name="ce61"/>
          <table:table-cell table:style-name="ce66"/>
          <table:table-cell table:style-name="ce71"/>
          <table:table-cell table:style-name="ce76"/>
          <table:table-cell table:style-name="ce82"/>
          <table:table-cell table:style-name="ce87"/>
          <table:table-cell table:style-name="ce94"/>
          <table:table-cell table:style-name="ce99"/>
          <table:table-cell table:style-name="ce104"/>
          <table:table-cell table:style-name="ce109"/>
          <table:table-cell table:style-name="ce114"/>
          <table:table-cell table:style-name="ce119"/>
          <table:table-cell table:style-name="ce124"/>
          <table:table-cell table:style-name="ce129"/>
          <table:table-cell table:style-name="ce134"/>
          <table:table-cell table:style-name="ce139"/>
          <table:table-cell table:style-name="ce143"/>
          <table:table-cell table:style-name="ce538" table:number-columns-repeated="4"/>
          <table:table-cell table:style-name="ce3" table:number-columns-repeated="34"/>
          <table:table-cell table:style-name="ce260"/>
          <table:table-cell table:style-name="ce271" table:number-columns-repeated="32"/>
          <table:table-cell table:style-name="ce404" table:number-columns-repeated="11"/>
          <table:table-cell table:style-name="ce434" table:number-columns-repeated="11"/>
          <table:table-cell table:style-name="ce429" table:number-columns-repeated="70"/>
          <table:table-cell table:number-columns-repeated="835"/>
        </table:table-row>
        <table:table-row table:style-name="ro1">
          <table:table-cell table:style-name="ce5" table:number-columns-repeated="30"/>
          <table:table-cell table:style-name="ce4" table:number-columns-repeated="2"/>
          <table:table-cell table:style-name="ce3" table:number-columns-repeated="31"/>
          <table:table-cell table:style-name="ce4" table:number-columns-repeated="45"/>
          <table:table-cell table:style-name="ce429" table:number-columns-repeated="81"/>
          <table:table-cell table:number-columns-repeated="835"/>
        </table:table-row>
        <table:table-row table:style-name="ro1" table:number-rows-repeated="2">
          <table:table-cell table:style-name="ce3" table:number-columns-repeated="30"/>
          <table:table-cell table:style-name="ce4" table:number-columns-repeated="78"/>
          <table:table-cell table:style-name="ce429" table:number-columns-repeated="81"/>
          <table:table-cell table:number-columns-repeated="835"/>
        </table:table-row>
        <table:table-row table:style-name="ro1" table:number-rows-repeated="2">
          <table:table-cell table:style-name="ce4" table:number-columns-repeated="108"/>
          <table:table-cell table:style-name="ce429" table:number-columns-repeated="81"/>
          <table:table-cell table:number-columns-repeated="835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3"/>
          <table:table-cell table:style-name="ce429" table:number-columns-repeated="81"/>
          <table:table-cell table:number-columns-repeated="835"/>
        </table:table-row>
        <table:table-row table:style-name="ro1">
          <table:table-cell table:style-name="ce4" table:number-columns-repeated="108"/>
          <table:table-cell table:style-name="ce429" table:number-columns-repeated="81"/>
          <table:table-cell table:number-columns-repeated="835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/>
          <table:table-cell table:style-name="ce171"/>
          <table:table-cell table:style-name="ce175"/>
          <table:table-cell table:style-name="ce179"/>
          <table:table-cell table:style-name="ce185"/>
          <table:table-cell table:style-name="ce189"/>
          <table:table-cell table:style-name="ce192"/>
          <table:table-cell table:style-name="ce196"/>
          <table:table-cell table:style-name="ce200"/>
          <table:table-cell table:style-name="ce204"/>
          <table:table-cell table:style-name="ce208"/>
          <table:table-cell table:style-name="ce212"/>
          <table:table-cell table:style-name="ce216"/>
          <table:table-cell table:style-name="ce220"/>
          <table:table-cell table:style-name="ce224"/>
          <table:table-cell table:style-name="ce229"/>
          <table:table-cell table:style-name="ce233"/>
          <table:table-cell table:style-name="ce237"/>
          <table:table-cell table:style-name="ce241"/>
          <table:table-cell table:style-name="ce245"/>
          <table:table-cell table:style-name="ce249"/>
          <table:table-cell table:style-name="ce255"/>
          <table:table-cell table:style-name="ce261"/>
          <table:table-cell table:style-name="ce272" table:number-columns-repeated="43"/>
          <table:table-cell table:style-name="ce435" table:number-columns-repeated="81"/>
          <table:table-cell table:style-name="ce528" table:number-columns-repeated="835"/>
        </table:table-row>
        <table:table-row table:style-name="ro1" table:number-rows-repeated="7">
          <table:table-cell table:style-name="ce4" table:number-columns-repeated="108"/>
          <table:table-cell table:style-name="ce429" table:number-columns-repeated="81"/>
          <table:table-cell table:number-columns-repeated="83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lanilha1.BN7:Planilha1.AMJ7">
            <calcext:condition calcext:apply-style-name="Accent 1" calcext:value="=1" calcext:base-cell-address="Planilha1.BN7"/>
            <calcext:condition calcext:apply-style-name="Accent" calcext:value="=0" calcext:base-cell-address="Planilha1.BN7"/>
          </calcext:conditional-format>
          <calcext:conditional-format calcext:target-range-address="Planilha1.AU8:Planilha1.AMJ8">
            <calcext:condition calcext:apply-style-name="Accent 1" calcext:value="=1" calcext:base-cell-address="Planilha1.AU8"/>
            <calcext:condition calcext:apply-style-name="Accent" calcext:value="=0" calcext:base-cell-address="Planilha1.AU8"/>
          </calcext:conditional-format>
          <calcext:conditional-format calcext:target-range-address="Planilha1.DP12:Planilha1.AMJ12">
            <calcext:condition calcext:apply-style-name="Accent 1" calcext:value="=1" calcext:base-cell-address="Planilha1.DP12"/>
            <calcext:condition calcext:apply-style-name="Accent" calcext:value="=0" calcext:base-cell-address="Planilha1.DP12"/>
          </calcext:conditional-format>
          <calcext:conditional-format calcext:target-range-address="Planilha1.CI10:Planilha1.AMJ10">
            <calcext:condition calcext:apply-style-name="Accent 1" calcext:value="=1" calcext:base-cell-address="Planilha1.CI10"/>
            <calcext:condition calcext:apply-style-name="Accent" calcext:value="=0" calcext:base-cell-address="Planilha1.CI10"/>
          </calcext:conditional-format>
          <calcext:conditional-format calcext:target-range-address="Planilha1.BN9:Planilha1.AMJ9">
            <calcext:condition calcext:apply-style-name="Accent 1" calcext:value="=1" calcext:base-cell-address="Planilha1.BN9"/>
            <calcext:condition calcext:apply-style-name="Accent" calcext:value="=0" calcext:base-cell-address="Planilha1.BN9"/>
          </calcext:conditional-format>
          <calcext:conditional-format calcext:target-range-address="Planilha1.H7:Planilha1.AI7">
            <calcext:condition calcext:apply-style-name="Accent 1" calcext:value="=1" calcext:base-cell-address="Planilha1.H7"/>
            <calcext:condition calcext:apply-style-name="Accent" calcext:value="=0" calcext:base-cell-address="Planilha1.H7"/>
          </calcext:conditional-format>
          <calcext:conditional-format calcext:target-range-address="Planilha1.AR8:Planilha1.AR8">
            <calcext:condition calcext:apply-style-name="Accent 1" calcext:value="=1" calcext:base-cell-address="Planilha1.AR8"/>
            <calcext:condition calcext:apply-style-name="Accent" calcext:value="=0" calcext:base-cell-address="Planilha1.AR8"/>
          </calcext:conditional-format>
          <calcext:conditional-format calcext:target-range-address="Planilha1.AQ8:Planilha1.AQ8 Planilha1.N8:Planilha1.U8">
            <calcext:condition calcext:apply-style-name="Accent 1" calcext:value="=1" calcext:base-cell-address="Planilha1.N8"/>
            <calcext:condition calcext:apply-style-name="Accent" calcext:value="=0" calcext:base-cell-address="Planilha1.N8"/>
          </calcext:conditional-format>
          <calcext:conditional-format calcext:target-range-address="Planilha1.BN23:Planilha1.AMJ23">
            <calcext:condition calcext:apply-style-name="Accent 1" calcext:value="=1" calcext:base-cell-address="Planilha1.BN23"/>
            <calcext:condition calcext:apply-style-name="Accent" calcext:value="=0" calcext:base-cell-address="Planilha1.BN23"/>
          </calcext:conditional-format>
          <calcext:conditional-format calcext:target-range-address="Planilha1.BX12:Planilha1.CV12 Planilha1.DD12:Planilha1.DD12 Planilha1.A24:Planilha1.DD30 Planilha1.A23:Planilha1.AR23 Planilha1.BN23:Planilha1.DD23 Planilha1.A3:Planilha1.BQ5 Planilha1.A4:Planilha1.DD4 Planilha1.BR5:Planilha1.FV5 Planilha1.A13:Planilha1.DD22 Planilha1.A6:Planilha1.DD7 Planilha1.A9:Planilha1.DD11 Planilha1.A8:Planilha1.U8 Planilha1.AQ8:Planilha1.DD8">
            <calcext:condition calcext:apply-style-name="Accent 1" calcext:value="=1" calcext:base-cell-address="Planilha1.A3"/>
            <calcext:condition calcext:apply-style-name="Accent" calcext:value="=0" calcext:base-cell-address="Planilha1.A3"/>
          </calcext:conditional-format>
          <calcext:conditional-format calcext:target-range-address="Planilha1.AR23:Planilha1.AR23">
            <calcext:condition calcext:apply-style-name="Accent 1" calcext:value="=1" calcext:base-cell-address="Planilha1.AR23"/>
            <calcext:condition calcext:apply-style-name="Accent" calcext:value="=0" calcext:base-cell-address="Planilha1.AR23"/>
          </calcext:conditional-format>
          <calcext:conditional-format calcext:target-range-address="Planilha1.FW4:Planilha1.AMJ1048576 Planilha1.A19:Planilha1.A1048576 Planilha1.A11:Planilha1.C11 Planilha1.B22:Planilha1.AE1048576 Planilha1.AQ8:Planilha1.BC8 Planilha1.A4:Planilha1.R4 Planilha1.BY16:Planilha1.DO1048576 Planilha1.BD8:Planilha1.BM8 Planilha1.CA6:Planilha1.CL6 Planilha1.AS11:Planilha1.BM11 Planilha1.BN11:Planilha1.BS11 Planilha1.A7:Planilha1.AI7 Planilha1.CG5:Planilha1.FV5 Planilha1.AF16:Planilha1.AF16 Planilha1.BL16:Planilha1.BS16 Planilha1.CI7:Planilha1.CL11 Planilha1.BT16:Planilha1.BX1048576 Planilha1.CM6:Planilha1.DO11 Planilha1.BP6:Planilha1.BS9 Planilha1.BT7:Planilha1.CH9 Planilha1.BT11:Planilha1.CH11 Planilha1.CT13:Planilha1.DD15 Planilha1.HK1:Planilha1.AMJ1 Planilha1.HK2:Planilha1.AMJ2 Planilha1.AF24:Planilha1.BS1048576 Planilha1.AF23:Planilha1.AR23 Planilha1.BN23:Planilha1.BS23 Planilha1.FW3:Planilha1.AMJ3 Planilha1.BP6:Planilha1.BQ9 Planilha1.BN3:Planilha1.BQ4 Planilha1.BN6:Planilha1.BO9 Planilha1.BP4:Planilha1.BS4 Planilha1.CM4:Planilha1.FV4 Planilha1.DP6:Planilha1.FV1048576 Planilha1.B19:Planilha1.AD21 Planilha1.AE16:Planilha1.AE21 Planilha1.AF17:Planilha1.BS22 Planilha1.A8:Planilha1.U8">
            <calcext:condition calcext:apply-style-name="Accent 1" calcext:value="=1" calcext:base-cell-address="Planilha1.A1"/>
          </calcext:conditional-format>
          <calcext:conditional-format calcext:target-range-address="Planilha1.FW4:Planilha1.AMJ1048576 Planilha1.B22:Planilha1.AE1048576 Planilha1.A4:Planilha1.R4 Planilha1.AQ8:Planilha1.BC8 Planilha1.A7:Planilha1.O8 Planilha1.BY16:Planilha1.DO1048576 Planilha1.BD8:Planilha1.BM8 Planilha1.CA6:Planilha1.CL6 Planilha1.AM11:Planilha1.BM11 Planilha1.BN11:Planilha1.BS11 Planilha1.A7:Planilha1.AI7 Planilha1.A11:Planilha1.C11 Planilha1.AH11:Planilha1.AL11 Planilha1.A19:Planilha1.A1048576 Planilha1.A13:Planilha1.AD13 Planilha1.A13:Planilha1.E13 Planilha1.A16:Planilha1.AD16 Planilha1.A6:Planilha1.F8 Planilha1.CG5:Planilha1.FV5 Planilha1.AE13:Planilha1.AE14 Planilha1.AF16:Planilha1.AF16 Planilha1.BL16:Planilha1.BS16 Planilha1.CI7:Planilha1.CL11 Planilha1.BT16:Planilha1.BX1048576 Planilha1.CM6:Planilha1.DO11 Planilha1.BP6:Planilha1.BS9 Planilha1.BT7:Planilha1.CH9 Planilha1.BT11:Planilha1.CH11 Planilha1.CT13:Planilha1.DD15 Planilha1.HK1:Planilha1.AMJ1 Planilha1.HK2:Planilha1.AMJ2 Planilha1.AF24:Planilha1.BS1048576 Planilha1.AF23:Planilha1.AR23 Planilha1.BN23:Planilha1.BS23 Planilha1.FW3:Planilha1.AMJ3 Planilha1.BP6:Planilha1.BQ9 Planilha1.BN3:Planilha1.BQ4 Planilha1.BN6:Planilha1.BO9 Planilha1.BP4:Planilha1.BS4 Planilha1.CM4:Planilha1.FV4 Planilha1.DP6:Planilha1.FV1048576 Planilha1.AE16:Planilha1.AE21 Planilha1.B19:Planilha1.AD21 Planilha1.AF17:Planilha1.BS22 Planilha1.A8:Planilha1.U8">
            <calcext:condition calcext:apply-style-name="Accent 1" calcext:value="=1" calcext:base-cell-address="Planilha1.A1"/>
          </calcext:conditional-format>
          <calcext:conditional-format calcext:target-range-address="Planilha1.B9:Planilha1.B9 Planilha1.I9:Planilha1.I9 Planilha1.P9:Planilha1.P9 Planilha1.W9:Planilha1.W9 Planilha1.AD9:Planilha1.AD9">
            <calcext:condition calcext:apply-style-name="Accent 1" calcext:value="=1" calcext:base-cell-address="Planilha1.B9"/>
            <calcext:condition calcext:apply-style-name="Accent" calcext:value="=0" calcext:base-cell-address="Planilha1.B9"/>
          </calcext:conditional-format>
          <calcext:conditional-format calcext:target-range-address="Planilha1.C9:Planilha1.C9 Planilha1.J9:Planilha1.J9 Planilha1.Q9:Planilha1.Q9 Planilha1.X9:Planilha1.X9 Planilha1.AE9:Planilha1.AE9">
            <calcext:condition calcext:apply-style-name="Accent 1" calcext:value="=1" calcext:base-cell-address="Planilha1.C9"/>
            <calcext:condition calcext:apply-style-name="Accent" calcext:value="=0" calcext:base-cell-address="Planilha1.C9"/>
          </calcext:conditional-format>
          <calcext:conditional-format calcext:target-range-address="Planilha1.D9:Planilha1.D9 Planilha1.K9:Planilha1.K9 Planilha1.R9:Planilha1.R9 Planilha1.Y9:Planilha1.Y9 Planilha1.AF9:Planilha1.AF9">
            <calcext:condition calcext:apply-style-name="Accent 1" calcext:value="=1" calcext:base-cell-address="Planilha1.D9"/>
            <calcext:condition calcext:apply-style-name="Accent" calcext:value="=0" calcext:base-cell-address="Planilha1.D9"/>
          </calcext:conditional-format>
          <calcext:conditional-format calcext:target-range-address="Planilha1.E9:Planilha1.E9 Planilha1.L9:Planilha1.L9 Planilha1.S9:Planilha1.S9 Planilha1.Z9:Planilha1.Z9 Planilha1.AG9:Planilha1.AG9">
            <calcext:condition calcext:apply-style-name="Accent 1" calcext:value="=1" calcext:base-cell-address="Planilha1.E9"/>
            <calcext:condition calcext:apply-style-name="Accent" calcext:value="=0" calcext:base-cell-address="Planilha1.E9"/>
          </calcext:conditional-format>
          <calcext:conditional-format calcext:target-range-address="Planilha1.F9:Planilha1.F9 Planilha1.M9:Planilha1.M9 Planilha1.T9:Planilha1.T9 Planilha1.AA9:Planilha1.AA9 Planilha1.AH9:Planilha1.AH9">
            <calcext:condition calcext:apply-style-name="Accent 1" calcext:value="=1" calcext:base-cell-address="Planilha1.F9"/>
            <calcext:condition calcext:apply-style-name="Accent" calcext:value="=0" calcext:base-cell-address="Planilha1.F9"/>
          </calcext:conditional-format>
          <calcext:conditional-format calcext:target-range-address="Planilha1.G9:Planilha1.G9 Planilha1.N9:Planilha1.N9 Planilha1.U9:Planilha1.U9 Planilha1.AB9:Planilha1.AB9 Planilha1.AI9:Planilha1.AI9">
            <calcext:condition calcext:apply-style-name="Accent 1" calcext:value="=1" calcext:base-cell-address="Planilha1.G9"/>
            <calcext:condition calcext:apply-style-name="Accent" calcext:value="=0" calcext:base-cell-address="Planilha1.G9"/>
          </calcext:conditional-format>
          <calcext:conditional-format calcext:target-range-address="Planilha1.AU7:Planilha1.BM7">
            <calcext:condition calcext:apply-style-name="Accent 1" calcext:value="=1" calcext:base-cell-address="Planilha1.AU7"/>
            <calcext:condition calcext:apply-style-name="Accent" calcext:value="=0" calcext:base-cell-address="Planilha1.AU7"/>
          </calcext:conditional-format>
          <calcext:conditional-format calcext:target-range-address="Planilha1.I6:Planilha1.I6">
            <calcext:condition calcext:apply-style-name="Accent 1" calcext:value="=1" calcext:base-cell-address="Planilha1.I6"/>
            <calcext:condition calcext:apply-style-name="Accent" calcext:value="=0" calcext:base-cell-address="Planilha1.I6"/>
          </calcext:conditional-format>
          <calcext:conditional-format calcext:target-range-address="Planilha1.J6:Planilha1.J6">
            <calcext:condition calcext:apply-style-name="Accent 1" calcext:value="=1" calcext:base-cell-address="Planilha1.J6"/>
            <calcext:condition calcext:apply-style-name="Accent" calcext:value="=0" calcext:base-cell-address="Planilha1.J6"/>
          </calcext:conditional-format>
          <calcext:conditional-format calcext:target-range-address="Planilha1.K6:Planilha1.K6">
            <calcext:condition calcext:apply-style-name="Accent 1" calcext:value="=1" calcext:base-cell-address="Planilha1.K6"/>
            <calcext:condition calcext:apply-style-name="Accent" calcext:value="=0" calcext:base-cell-address="Planilha1.K6"/>
          </calcext:conditional-format>
          <calcext:conditional-format calcext:target-range-address="Planilha1.L6:Planilha1.L6">
            <calcext:condition calcext:apply-style-name="Accent 1" calcext:value="=1" calcext:base-cell-address="Planilha1.L6"/>
            <calcext:condition calcext:apply-style-name="Accent" calcext:value="=0" calcext:base-cell-address="Planilha1.L6"/>
          </calcext:conditional-format>
          <calcext:conditional-format calcext:target-range-address="Planilha1.M6:Planilha1.M6">
            <calcext:condition calcext:apply-style-name="Accent 1" calcext:value="=1" calcext:base-cell-address="Planilha1.M6"/>
            <calcext:condition calcext:apply-style-name="Accent" calcext:value="=0" calcext:base-cell-address="Planilha1.M6"/>
          </calcext:conditional-format>
          <calcext:conditional-format calcext:target-range-address="Planilha1.N6:Planilha1.N6">
            <calcext:condition calcext:apply-style-name="Accent 1" calcext:value="=1" calcext:base-cell-address="Planilha1.N6"/>
            <calcext:condition calcext:apply-style-name="Accent" calcext:value="=0" calcext:base-cell-address="Planilha1.N6"/>
          </calcext:conditional-format>
          <calcext:conditional-format calcext:target-range-address="Planilha1.O6:Planilha1.O6">
            <calcext:condition calcext:apply-style-name="Accent 1" calcext:value="=1" calcext:base-cell-address="Planilha1.O6"/>
            <calcext:condition calcext:apply-style-name="Accent" calcext:value="=0" calcext:base-cell-address="Planilha1.O6"/>
          </calcext:conditional-format>
          <calcext:conditional-format calcext:target-range-address="Planilha1.P6:Planilha1.P6">
            <calcext:condition calcext:apply-style-name="Accent 1" calcext:value="=1" calcext:base-cell-address="Planilha1.P6"/>
            <calcext:condition calcext:apply-style-name="Accent" calcext:value="=0" calcext:base-cell-address="Planilha1.P6"/>
          </calcext:conditional-format>
          <calcext:conditional-format calcext:target-range-address="Planilha1.Q6:Planilha1.Q6">
            <calcext:condition calcext:apply-style-name="Accent 1" calcext:value="=1" calcext:base-cell-address="Planilha1.Q6"/>
            <calcext:condition calcext:apply-style-name="Accent" calcext:value="=0" calcext:base-cell-address="Planilha1.Q6"/>
          </calcext:conditional-format>
          <calcext:conditional-format calcext:target-range-address="Planilha1.R6:Planilha1.R6">
            <calcext:condition calcext:apply-style-name="Accent 1" calcext:value="=1" calcext:base-cell-address="Planilha1.R6"/>
            <calcext:condition calcext:apply-style-name="Accent" calcext:value="=0" calcext:base-cell-address="Planilha1.R6"/>
          </calcext:conditional-format>
          <calcext:conditional-format calcext:target-range-address="Planilha1.S6:Planilha1.S6">
            <calcext:condition calcext:apply-style-name="Accent 1" calcext:value="=1" calcext:base-cell-address="Planilha1.S6"/>
            <calcext:condition calcext:apply-style-name="Accent" calcext:value="=0" calcext:base-cell-address="Planilha1.S6"/>
          </calcext:conditional-format>
          <calcext:conditional-format calcext:target-range-address="Planilha1.T6:Planilha1.T6">
            <calcext:condition calcext:apply-style-name="Accent 1" calcext:value="=1" calcext:base-cell-address="Planilha1.T6"/>
            <calcext:condition calcext:apply-style-name="Accent" calcext:value="=0" calcext:base-cell-address="Planilha1.T6"/>
          </calcext:conditional-format>
          <calcext:conditional-format calcext:target-range-address="Planilha1.U6:Planilha1.U6">
            <calcext:condition calcext:apply-style-name="Accent 1" calcext:value="=1" calcext:base-cell-address="Planilha1.U6"/>
            <calcext:condition calcext:apply-style-name="Accent" calcext:value="=0" calcext:base-cell-address="Planilha1.U6"/>
          </calcext:conditional-format>
          <calcext:conditional-format calcext:target-range-address="Planilha1.V6:Planilha1.V6">
            <calcext:condition calcext:apply-style-name="Accent 1" calcext:value="=1" calcext:base-cell-address="Planilha1.V6"/>
            <calcext:condition calcext:apply-style-name="Accent" calcext:value="=0" calcext:base-cell-address="Planilha1.V6"/>
          </calcext:conditional-format>
          <calcext:conditional-format calcext:target-range-address="Planilha1.W6:Planilha1.W6">
            <calcext:condition calcext:apply-style-name="Accent 1" calcext:value="=1" calcext:base-cell-address="Planilha1.W6"/>
            <calcext:condition calcext:apply-style-name="Accent" calcext:value="=0" calcext:base-cell-address="Planilha1.W6"/>
          </calcext:conditional-format>
          <calcext:conditional-format calcext:target-range-address="Planilha1.X6:Planilha1.X6">
            <calcext:condition calcext:apply-style-name="Accent 1" calcext:value="=1" calcext:base-cell-address="Planilha1.X6"/>
            <calcext:condition calcext:apply-style-name="Accent" calcext:value="=0" calcext:base-cell-address="Planilha1.X6"/>
          </calcext:conditional-format>
          <calcext:conditional-format calcext:target-range-address="Planilha1.Y6:Planilha1.Y6">
            <calcext:condition calcext:apply-style-name="Accent 1" calcext:value="=1" calcext:base-cell-address="Planilha1.Y6"/>
            <calcext:condition calcext:apply-style-name="Accent" calcext:value="=0" calcext:base-cell-address="Planilha1.Y6"/>
          </calcext:conditional-format>
          <calcext:conditional-format calcext:target-range-address="Planilha1.Z6:Planilha1.Z6">
            <calcext:condition calcext:apply-style-name="Accent 1" calcext:value="=1" calcext:base-cell-address="Planilha1.Z6"/>
            <calcext:condition calcext:apply-style-name="Accent" calcext:value="=0" calcext:base-cell-address="Planilha1.Z6"/>
          </calcext:conditional-format>
          <calcext:conditional-format calcext:target-range-address="Planilha1.H6:Planilha1.AK6">
            <calcext:condition calcext:apply-style-name="Accent 1" calcext:value="=1" calcext:base-cell-address="Planilha1.H6"/>
          </calcext:conditional-format>
          <calcext:conditional-format calcext:target-range-address="Planilha1.H6:Planilha1.AK6">
            <calcext:condition calcext:apply-style-name="Accent 1" calcext:value="=1" calcext:base-cell-address="Planilha1.H6"/>
          </calcext:conditional-format>
          <calcext:conditional-format calcext:target-range-address="Planilha1.BN3:Planilha1.BQ3">
            <calcext:condition calcext:apply-style-name="Accent 1" calcext:value="=1" calcext:base-cell-address="Planilha1.BN3"/>
          </calcext:conditional-format>
          <calcext:conditional-format calcext:target-range-address="Planilha1.BN3:Planilha1.BQ3">
            <calcext:condition calcext:apply-style-name="Accent 1" calcext:value="=1" calcext:base-cell-address="Planilha1.BN3"/>
          </calcext:conditional-format>
          <calcext:conditional-format calcext:target-range-address="Planilha1.A24:Planilha1.GG30 Planilha1.A23:Planilha1.AR23 Planilha1.BN23:Planilha1.GG23 Planilha1.A3:Planilha1.BQ3 Planilha1.FW3:Planilha1.GG3 Planilha1.A4:Planilha1.GG7 Planilha1.A9:Planilha1.GG22 Planilha1.A8:Planilha1.U8 Planilha1.AQ8:Planilha1.GG8">
            <calcext:condition calcext:apply-style-name="Accent 1" calcext:value="=1" calcext:base-cell-address="Planilha1.A3"/>
          </calcext:conditional-format>
          <calcext:conditional-format calcext:target-range-address="Planilha1.B15:Planilha1.B15">
            <calcext:condition calcext:apply-style-name="Accent 1" calcext:value="=1" calcext:base-cell-address="Planilha1.B15"/>
            <calcext:condition calcext:apply-style-name="Accent" calcext:value="=0" calcext:base-cell-address="Planilha1.B15"/>
          </calcext:conditional-format>
          <calcext:conditional-format calcext:target-range-address="Planilha1.B15:Planilha1.B15">
            <calcext:condition calcext:apply-style-name="Accent 1" calcext:value="=1" calcext:base-cell-address="Planilha1.B15"/>
          </calcext:conditional-format>
          <calcext:conditional-format calcext:target-range-address="Planilha1.B15:Planilha1.B15">
            <calcext:condition calcext:apply-style-name="Accent 1" calcext:value="=1" calcext:base-cell-address="Planilha1.B15"/>
          </calcext:conditional-format>
          <calcext:conditional-format calcext:target-range-address="Planilha1.C15:Planilha1.C15">
            <calcext:condition calcext:apply-style-name="Accent 1" calcext:value="=1" calcext:base-cell-address="Planilha1.C15"/>
            <calcext:condition calcext:apply-style-name="Accent" calcext:value="=0" calcext:base-cell-address="Planilha1.C15"/>
          </calcext:conditional-format>
          <calcext:conditional-format calcext:target-range-address="Planilha1.C15:Planilha1.C15">
            <calcext:condition calcext:apply-style-name="Accent 1" calcext:value="=1" calcext:base-cell-address="Planilha1.C15"/>
          </calcext:conditional-format>
          <calcext:conditional-format calcext:target-range-address="Planilha1.C15:Planilha1.C15">
            <calcext:condition calcext:apply-style-name="Accent 1" calcext:value="=1" calcext:base-cell-address="Planilha1.C15"/>
          </calcext:conditional-format>
          <calcext:conditional-format calcext:target-range-address="Planilha1.D15:Planilha1.D15">
            <calcext:condition calcext:apply-style-name="Accent 1" calcext:value="=1" calcext:base-cell-address="Planilha1.D15"/>
            <calcext:condition calcext:apply-style-name="Accent" calcext:value="=0" calcext:base-cell-address="Planilha1.D15"/>
          </calcext:conditional-format>
          <calcext:conditional-format calcext:target-range-address="Planilha1.D15:Planilha1.D15">
            <calcext:condition calcext:apply-style-name="Accent 1" calcext:value="=1" calcext:base-cell-address="Planilha1.D15"/>
          </calcext:conditional-format>
          <calcext:conditional-format calcext:target-range-address="Planilha1.D15:Planilha1.D15">
            <calcext:condition calcext:apply-style-name="Accent 1" calcext:value="=1" calcext:base-cell-address="Planilha1.D15"/>
          </calcext:conditional-format>
          <calcext:conditional-format calcext:target-range-address="Planilha1.E15:Planilha1.E15">
            <calcext:condition calcext:apply-style-name="Accent 1" calcext:value="=1" calcext:base-cell-address="Planilha1.E15"/>
            <calcext:condition calcext:apply-style-name="Accent" calcext:value="=0" calcext:base-cell-address="Planilha1.E15"/>
          </calcext:conditional-format>
          <calcext:conditional-format calcext:target-range-address="Planilha1.E15:Planilha1.E15">
            <calcext:condition calcext:apply-style-name="Accent 1" calcext:value="=1" calcext:base-cell-address="Planilha1.E15"/>
          </calcext:conditional-format>
          <calcext:conditional-format calcext:target-range-address="Planilha1.E15:Planilha1.E15">
            <calcext:condition calcext:apply-style-name="Accent 1" calcext:value="=1" calcext:base-cell-address="Planilha1.E15"/>
          </calcext:conditional-format>
          <calcext:conditional-format calcext:target-range-address="Planilha1.F15:Planilha1.F15">
            <calcext:condition calcext:apply-style-name="Accent 1" calcext:value="=1" calcext:base-cell-address="Planilha1.F15"/>
            <calcext:condition calcext:apply-style-name="Accent" calcext:value="=0" calcext:base-cell-address="Planilha1.F15"/>
          </calcext:conditional-format>
          <calcext:conditional-format calcext:target-range-address="Planilha1.F15:Planilha1.F15">
            <calcext:condition calcext:apply-style-name="Accent 1" calcext:value="=1" calcext:base-cell-address="Planilha1.F15"/>
          </calcext:conditional-format>
          <calcext:conditional-format calcext:target-range-address="Planilha1.F15:Planilha1.F15">
            <calcext:condition calcext:apply-style-name="Accent 1" calcext:value="=1" calcext:base-cell-address="Planilha1.F15"/>
          </calcext:conditional-format>
          <calcext:conditional-format calcext:target-range-address="Planilha1.G15:Planilha1.G15">
            <calcext:condition calcext:apply-style-name="Accent 1" calcext:value="=1" calcext:base-cell-address="Planilha1.G15"/>
            <calcext:condition calcext:apply-style-name="Accent" calcext:value="=0" calcext:base-cell-address="Planilha1.G15"/>
          </calcext:conditional-format>
          <calcext:conditional-format calcext:target-range-address="Planilha1.G15:Planilha1.G15">
            <calcext:condition calcext:apply-style-name="Accent 1" calcext:value="=1" calcext:base-cell-address="Planilha1.G15"/>
          </calcext:conditional-format>
          <calcext:conditional-format calcext:target-range-address="Planilha1.G15:Planilha1.G15">
            <calcext:condition calcext:apply-style-name="Accent 1" calcext:value="=1" calcext:base-cell-address="Planilha1.G15"/>
          </calcext:conditional-format>
          <calcext:conditional-format calcext:target-range-address="Planilha1.H15:Planilha1.H15">
            <calcext:condition calcext:apply-style-name="Accent 1" calcext:value="=1" calcext:base-cell-address="Planilha1.H15"/>
            <calcext:condition calcext:apply-style-name="Accent" calcext:value="=0" calcext:base-cell-address="Planilha1.H15"/>
          </calcext:conditional-format>
          <calcext:conditional-format calcext:target-range-address="Planilha1.H15:Planilha1.H15">
            <calcext:condition calcext:apply-style-name="Accent 1" calcext:value="=1" calcext:base-cell-address="Planilha1.H15"/>
          </calcext:conditional-format>
          <calcext:conditional-format calcext:target-range-address="Planilha1.H15:Planilha1.H15">
            <calcext:condition calcext:apply-style-name="Accent 1" calcext:value="=1" calcext:base-cell-address="Planilha1.H15"/>
          </calcext:conditional-format>
          <calcext:conditional-format calcext:target-range-address="Planilha1.I15:Planilha1.I15">
            <calcext:condition calcext:apply-style-name="Accent 1" calcext:value="=1" calcext:base-cell-address="Planilha1.I15"/>
            <calcext:condition calcext:apply-style-name="Accent" calcext:value="=0" calcext:base-cell-address="Planilha1.I15"/>
          </calcext:conditional-format>
          <calcext:conditional-format calcext:target-range-address="Planilha1.I15:Planilha1.I15">
            <calcext:condition calcext:apply-style-name="Accent 1" calcext:value="=1" calcext:base-cell-address="Planilha1.I15"/>
          </calcext:conditional-format>
          <calcext:conditional-format calcext:target-range-address="Planilha1.I15:Planilha1.I15">
            <calcext:condition calcext:apply-style-name="Accent 1" calcext:value="=1" calcext:base-cell-address="Planilha1.I15"/>
          </calcext:conditional-format>
          <calcext:conditional-format calcext:target-range-address="Planilha1.J15:Planilha1.J15">
            <calcext:condition calcext:apply-style-name="Accent 1" calcext:value="=1" calcext:base-cell-address="Planilha1.J15"/>
            <calcext:condition calcext:apply-style-name="Accent" calcext:value="=0" calcext:base-cell-address="Planilha1.J15"/>
          </calcext:conditional-format>
          <calcext:conditional-format calcext:target-range-address="Planilha1.J15:Planilha1.J15">
            <calcext:condition calcext:apply-style-name="Accent 1" calcext:value="=1" calcext:base-cell-address="Planilha1.J15"/>
          </calcext:conditional-format>
          <calcext:conditional-format calcext:target-range-address="Planilha1.J15:Planilha1.J15">
            <calcext:condition calcext:apply-style-name="Accent 1" calcext:value="=1" calcext:base-cell-address="Planilha1.J15"/>
          </calcext:conditional-format>
          <calcext:conditional-format calcext:target-range-address="Planilha1.K15:Planilha1.K15">
            <calcext:condition calcext:apply-style-name="Accent 1" calcext:value="=1" calcext:base-cell-address="Planilha1.K15"/>
            <calcext:condition calcext:apply-style-name="Accent" calcext:value="=0" calcext:base-cell-address="Planilha1.K15"/>
          </calcext:conditional-format>
          <calcext:conditional-format calcext:target-range-address="Planilha1.K15:Planilha1.K15">
            <calcext:condition calcext:apply-style-name="Accent 1" calcext:value="=1" calcext:base-cell-address="Planilha1.K15"/>
          </calcext:conditional-format>
          <calcext:conditional-format calcext:target-range-address="Planilha1.K15:Planilha1.K15">
            <calcext:condition calcext:apply-style-name="Accent 1" calcext:value="=1" calcext:base-cell-address="Planilha1.K15"/>
          </calcext:conditional-format>
          <calcext:conditional-format calcext:target-range-address="Planilha1.L15:Planilha1.L15">
            <calcext:condition calcext:apply-style-name="Accent 1" calcext:value="=1" calcext:base-cell-address="Planilha1.L15"/>
            <calcext:condition calcext:apply-style-name="Accent" calcext:value="=0" calcext:base-cell-address="Planilha1.L15"/>
          </calcext:conditional-format>
          <calcext:conditional-format calcext:target-range-address="Planilha1.L15:Planilha1.L15">
            <calcext:condition calcext:apply-style-name="Accent 1" calcext:value="=1" calcext:base-cell-address="Planilha1.L15"/>
          </calcext:conditional-format>
          <calcext:conditional-format calcext:target-range-address="Planilha1.L15:Planilha1.L15">
            <calcext:condition calcext:apply-style-name="Accent 1" calcext:value="=1" calcext:base-cell-address="Planilha1.L15"/>
          </calcext:conditional-format>
          <calcext:conditional-format calcext:target-range-address="Planilha1.M15:Planilha1.M15">
            <calcext:condition calcext:apply-style-name="Accent 1" calcext:value="=1" calcext:base-cell-address="Planilha1.M15"/>
            <calcext:condition calcext:apply-style-name="Accent" calcext:value="=0" calcext:base-cell-address="Planilha1.M15"/>
          </calcext:conditional-format>
          <calcext:conditional-format calcext:target-range-address="Planilha1.M15:Planilha1.M15">
            <calcext:condition calcext:apply-style-name="Accent 1" calcext:value="=1" calcext:base-cell-address="Planilha1.M15"/>
          </calcext:conditional-format>
          <calcext:conditional-format calcext:target-range-address="Planilha1.M15:Planilha1.M15">
            <calcext:condition calcext:apply-style-name="Accent 1" calcext:value="=1" calcext:base-cell-address="Planilha1.M15"/>
          </calcext:conditional-format>
          <calcext:conditional-format calcext:target-range-address="Planilha1.N15:Planilha1.N15">
            <calcext:condition calcext:apply-style-name="Accent 1" calcext:value="=1" calcext:base-cell-address="Planilha1.N15"/>
            <calcext:condition calcext:apply-style-name="Accent" calcext:value="=0" calcext:base-cell-address="Planilha1.N15"/>
          </calcext:conditional-format>
          <calcext:conditional-format calcext:target-range-address="Planilha1.N15:Planilha1.N15">
            <calcext:condition calcext:apply-style-name="Accent 1" calcext:value="=1" calcext:base-cell-address="Planilha1.N15"/>
          </calcext:conditional-format>
          <calcext:conditional-format calcext:target-range-address="Planilha1.N15:Planilha1.N15">
            <calcext:condition calcext:apply-style-name="Accent 1" calcext:value="=1" calcext:base-cell-address="Planilha1.N15"/>
          </calcext:conditional-format>
          <calcext:conditional-format calcext:target-range-address="Planilha1.O15:Planilha1.O15">
            <calcext:condition calcext:apply-style-name="Accent 1" calcext:value="=1" calcext:base-cell-address="Planilha1.O15"/>
            <calcext:condition calcext:apply-style-name="Accent" calcext:value="=0" calcext:base-cell-address="Planilha1.O15"/>
          </calcext:conditional-format>
          <calcext:conditional-format calcext:target-range-address="Planilha1.O15:Planilha1.O15">
            <calcext:condition calcext:apply-style-name="Accent 1" calcext:value="=1" calcext:base-cell-address="Planilha1.O15"/>
          </calcext:conditional-format>
          <calcext:conditional-format calcext:target-range-address="Planilha1.O15:Planilha1.O15">
            <calcext:condition calcext:apply-style-name="Accent 1" calcext:value="=1" calcext:base-cell-address="Planilha1.O15"/>
          </calcext:conditional-format>
          <calcext:conditional-format calcext:target-range-address="Planilha1.P15:Planilha1.P15">
            <calcext:condition calcext:apply-style-name="Accent 1" calcext:value="=1" calcext:base-cell-address="Planilha1.P15"/>
            <calcext:condition calcext:apply-style-name="Accent" calcext:value="=0" calcext:base-cell-address="Planilha1.P15"/>
          </calcext:conditional-format>
          <calcext:conditional-format calcext:target-range-address="Planilha1.P15:Planilha1.P15">
            <calcext:condition calcext:apply-style-name="Accent 1" calcext:value="=1" calcext:base-cell-address="Planilha1.P15"/>
          </calcext:conditional-format>
          <calcext:conditional-format calcext:target-range-address="Planilha1.P15:Planilha1.P15">
            <calcext:condition calcext:apply-style-name="Accent 1" calcext:value="=1" calcext:base-cell-address="Planilha1.P15"/>
          </calcext:conditional-format>
          <calcext:conditional-format calcext:target-range-address="Planilha1.Q15:Planilha1.Q15">
            <calcext:condition calcext:apply-style-name="Accent 1" calcext:value="=1" calcext:base-cell-address="Planilha1.Q15"/>
            <calcext:condition calcext:apply-style-name="Accent" calcext:value="=0" calcext:base-cell-address="Planilha1.Q15"/>
          </calcext:conditional-format>
          <calcext:conditional-format calcext:target-range-address="Planilha1.Q15:Planilha1.Q15">
            <calcext:condition calcext:apply-style-name="Accent 1" calcext:value="=1" calcext:base-cell-address="Planilha1.Q15"/>
          </calcext:conditional-format>
          <calcext:conditional-format calcext:target-range-address="Planilha1.Q15:Planilha1.Q15">
            <calcext:condition calcext:apply-style-name="Accent 1" calcext:value="=1" calcext:base-cell-address="Planilha1.Q15"/>
          </calcext:conditional-format>
          <calcext:conditional-format calcext:target-range-address="Planilha1.R15:Planilha1.R15">
            <calcext:condition calcext:apply-style-name="Accent 1" calcext:value="=1" calcext:base-cell-address="Planilha1.R15"/>
            <calcext:condition calcext:apply-style-name="Accent" calcext:value="=0" calcext:base-cell-address="Planilha1.R15"/>
          </calcext:conditional-format>
          <calcext:conditional-format calcext:target-range-address="Planilha1.R15:Planilha1.R15">
            <calcext:condition calcext:apply-style-name="Accent 1" calcext:value="=1" calcext:base-cell-address="Planilha1.R15"/>
          </calcext:conditional-format>
          <calcext:conditional-format calcext:target-range-address="Planilha1.R15:Planilha1.R15">
            <calcext:condition calcext:apply-style-name="Accent 1" calcext:value="=1" calcext:base-cell-address="Planilha1.R15"/>
          </calcext:conditional-format>
          <calcext:conditional-format calcext:target-range-address="Planilha1.S15:Planilha1.S15">
            <calcext:condition calcext:apply-style-name="Accent 1" calcext:value="=1" calcext:base-cell-address="Planilha1.S15"/>
            <calcext:condition calcext:apply-style-name="Accent" calcext:value="=0" calcext:base-cell-address="Planilha1.S15"/>
          </calcext:conditional-format>
          <calcext:conditional-format calcext:target-range-address="Planilha1.S15:Planilha1.S15">
            <calcext:condition calcext:apply-style-name="Accent 1" calcext:value="=1" calcext:base-cell-address="Planilha1.S15"/>
          </calcext:conditional-format>
          <calcext:conditional-format calcext:target-range-address="Planilha1.S15:Planilha1.S15">
            <calcext:condition calcext:apply-style-name="Accent 1" calcext:value="=1" calcext:base-cell-address="Planilha1.S15"/>
          </calcext:conditional-format>
          <calcext:conditional-format calcext:target-range-address="Planilha1.T15:Planilha1.T15">
            <calcext:condition calcext:apply-style-name="Accent 1" calcext:value="=1" calcext:base-cell-address="Planilha1.T15"/>
            <calcext:condition calcext:apply-style-name="Accent" calcext:value="=0" calcext:base-cell-address="Planilha1.T15"/>
          </calcext:conditional-format>
          <calcext:conditional-format calcext:target-range-address="Planilha1.T15:Planilha1.T15">
            <calcext:condition calcext:apply-style-name="Accent 1" calcext:value="=1" calcext:base-cell-address="Planilha1.T15"/>
          </calcext:conditional-format>
          <calcext:conditional-format calcext:target-range-address="Planilha1.T15:Planilha1.T15">
            <calcext:condition calcext:apply-style-name="Accent 1" calcext:value="=1" calcext:base-cell-address="Planilha1.T15"/>
          </calcext:conditional-format>
          <calcext:conditional-format calcext:target-range-address="Planilha1.U15:Planilha1.U15">
            <calcext:condition calcext:apply-style-name="Accent 1" calcext:value="=1" calcext:base-cell-address="Planilha1.U15"/>
            <calcext:condition calcext:apply-style-name="Accent" calcext:value="=0" calcext:base-cell-address="Planilha1.U15"/>
          </calcext:conditional-format>
          <calcext:conditional-format calcext:target-range-address="Planilha1.U15:Planilha1.U15">
            <calcext:condition calcext:apply-style-name="Accent 1" calcext:value="=1" calcext:base-cell-address="Planilha1.U15"/>
          </calcext:conditional-format>
          <calcext:conditional-format calcext:target-range-address="Planilha1.U15:Planilha1.U15">
            <calcext:condition calcext:apply-style-name="Accent 1" calcext:value="=1" calcext:base-cell-address="Planilha1.U15"/>
          </calcext:conditional-format>
          <calcext:conditional-format calcext:target-range-address="Planilha1.V15:Planilha1.V15">
            <calcext:condition calcext:apply-style-name="Accent 1" calcext:value="=1" calcext:base-cell-address="Planilha1.V15"/>
            <calcext:condition calcext:apply-style-name="Accent" calcext:value="=0" calcext:base-cell-address="Planilha1.V15"/>
          </calcext:conditional-format>
          <calcext:conditional-format calcext:target-range-address="Planilha1.V15:Planilha1.V15">
            <calcext:condition calcext:apply-style-name="Accent 1" calcext:value="=1" calcext:base-cell-address="Planilha1.V15"/>
          </calcext:conditional-format>
          <calcext:conditional-format calcext:target-range-address="Planilha1.V15:Planilha1.V15">
            <calcext:condition calcext:apply-style-name="Accent 1" calcext:value="=1" calcext:base-cell-address="Planilha1.V15"/>
          </calcext:conditional-format>
          <calcext:conditional-format calcext:target-range-address="Planilha1.W15:Planilha1.W15">
            <calcext:condition calcext:apply-style-name="Accent 1" calcext:value="=1" calcext:base-cell-address="Planilha1.W15"/>
            <calcext:condition calcext:apply-style-name="Accent" calcext:value="=0" calcext:base-cell-address="Planilha1.W15"/>
          </calcext:conditional-format>
          <calcext:conditional-format calcext:target-range-address="Planilha1.W15:Planilha1.W15">
            <calcext:condition calcext:apply-style-name="Accent 1" calcext:value="=1" calcext:base-cell-address="Planilha1.W15"/>
          </calcext:conditional-format>
          <calcext:conditional-format calcext:target-range-address="Planilha1.W15:Planilha1.W15">
            <calcext:condition calcext:apply-style-name="Accent 1" calcext:value="=1" calcext:base-cell-address="Planilha1.W15"/>
          </calcext:conditional-format>
          <calcext:conditional-format calcext:target-range-address="Planilha1.X15:Planilha1.X15">
            <calcext:condition calcext:apply-style-name="Accent 1" calcext:value="=1" calcext:base-cell-address="Planilha1.X15"/>
            <calcext:condition calcext:apply-style-name="Accent" calcext:value="=0" calcext:base-cell-address="Planilha1.X15"/>
          </calcext:conditional-format>
          <calcext:conditional-format calcext:target-range-address="Planilha1.X15:Planilha1.X15">
            <calcext:condition calcext:apply-style-name="Accent 1" calcext:value="=1" calcext:base-cell-address="Planilha1.X15"/>
          </calcext:conditional-format>
          <calcext:conditional-format calcext:target-range-address="Planilha1.X15:Planilha1.X15">
            <calcext:condition calcext:apply-style-name="Accent 1" calcext:value="=1" calcext:base-cell-address="Planilha1.X15"/>
          </calcext:conditional-format>
          <calcext:conditional-format calcext:target-range-address="Planilha1.Y15:Planilha1.Y15">
            <calcext:condition calcext:apply-style-name="Accent 1" calcext:value="=1" calcext:base-cell-address="Planilha1.Y15"/>
            <calcext:condition calcext:apply-style-name="Accent" calcext:value="=0" calcext:base-cell-address="Planilha1.Y15"/>
          </calcext:conditional-format>
          <calcext:conditional-format calcext:target-range-address="Planilha1.Y15:Planilha1.Y15">
            <calcext:condition calcext:apply-style-name="Accent 1" calcext:value="=1" calcext:base-cell-address="Planilha1.Y15"/>
          </calcext:conditional-format>
          <calcext:conditional-format calcext:target-range-address="Planilha1.Y15:Planilha1.Y15">
            <calcext:condition calcext:apply-style-name="Accent 1" calcext:value="=1" calcext:base-cell-address="Planilha1.Y15"/>
          </calcext:conditional-format>
          <calcext:conditional-format calcext:target-range-address="Planilha1.Z15:Planilha1.Z15">
            <calcext:condition calcext:apply-style-name="Accent 1" calcext:value="=1" calcext:base-cell-address="Planilha1.Z15"/>
            <calcext:condition calcext:apply-style-name="Accent" calcext:value="=0" calcext:base-cell-address="Planilha1.Z15"/>
          </calcext:conditional-format>
          <calcext:conditional-format calcext:target-range-address="Planilha1.Z15:Planilha1.Z15">
            <calcext:condition calcext:apply-style-name="Accent 1" calcext:value="=1" calcext:base-cell-address="Planilha1.Z15"/>
          </calcext:conditional-format>
          <calcext:conditional-format calcext:target-range-address="Planilha1.Z15:Planilha1.Z15">
            <calcext:condition calcext:apply-style-name="Accent 1" calcext:value="=1" calcext:base-cell-address="Planilha1.Z15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E10:Planilha1.CE10">
            <calcext:condition calcext:apply-style-name="Accent 1" calcext:value="=1" calcext:base-cell-address="Planilha1.CE10"/>
            <calcext:condition calcext:apply-style-name="Accent" calcext:value="=0" calcext:base-cell-address="Planilha1.CE10"/>
          </calcext:conditional-format>
          <calcext:conditional-format calcext:target-range-address="Planilha1.CF10:Planilha1.CF10">
            <calcext:condition calcext:apply-style-name="Accent 1" calcext:value="=1" calcext:base-cell-address="Planilha1.CF10"/>
            <calcext:condition calcext:apply-style-name="Accent" calcext:value="=0" calcext:base-cell-address="Planilha1.CF10"/>
          </calcext:conditional-format>
          <calcext:conditional-format calcext:target-range-address="Planilha1.CG10:Planilha1.CG10">
            <calcext:condition calcext:apply-style-name="Accent 1" calcext:value="=1" calcext:base-cell-address="Planilha1.CG10"/>
            <calcext:condition calcext:apply-style-name="Accent" calcext:value="=0" calcext:base-cell-address="Planilha1.CG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E10:Planilha1.CE10">
            <calcext:condition calcext:apply-style-name="Accent 1" calcext:value="=1" calcext:base-cell-address="Planilha1.CE10"/>
            <calcext:condition calcext:apply-style-name="Accent" calcext:value="=0" calcext:base-cell-address="Planilha1.CE10"/>
          </calcext:conditional-format>
          <calcext:conditional-format calcext:target-range-address="Planilha1.CF10:Planilha1.CF10">
            <calcext:condition calcext:apply-style-name="Accent 1" calcext:value="=1" calcext:base-cell-address="Planilha1.CF10"/>
            <calcext:condition calcext:apply-style-name="Accent" calcext:value="=0" calcext:base-cell-address="Planilha1.CF10"/>
          </calcext:conditional-format>
          <calcext:conditional-format calcext:target-range-address="Planilha1.CG10:Planilha1.CG10">
            <calcext:condition calcext:apply-style-name="Accent 1" calcext:value="=1" calcext:base-cell-address="Planilha1.CG10"/>
            <calcext:condition calcext:apply-style-name="Accent" calcext:value="=0" calcext:base-cell-address="Planilha1.CG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E10:Planilha1.CE10">
            <calcext:condition calcext:apply-style-name="Accent 1" calcext:value="=1" calcext:base-cell-address="Planilha1.CE10"/>
            <calcext:condition calcext:apply-style-name="Accent" calcext:value="=0" calcext:base-cell-address="Planilha1.CE10"/>
          </calcext:conditional-format>
          <calcext:conditional-format calcext:target-range-address="Planilha1.CF10:Planilha1.CF10">
            <calcext:condition calcext:apply-style-name="Accent 1" calcext:value="=1" calcext:base-cell-address="Planilha1.CF10"/>
            <calcext:condition calcext:apply-style-name="Accent" calcext:value="=0" calcext:base-cell-address="Planilha1.CF10"/>
          </calcext:conditional-format>
          <calcext:conditional-format calcext:target-range-address="Planilha1.CG10:Planilha1.CG10">
            <calcext:condition calcext:apply-style-name="Accent 1" calcext:value="=1" calcext:base-cell-address="Planilha1.CG10"/>
            <calcext:condition calcext:apply-style-name="Accent" calcext:value="=0" calcext:base-cell-address="Planilha1.CG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E10:Planilha1.CE10">
            <calcext:condition calcext:apply-style-name="Accent 1" calcext:value="=1" calcext:base-cell-address="Planilha1.CE10"/>
            <calcext:condition calcext:apply-style-name="Accent" calcext:value="=0" calcext:base-cell-address="Planilha1.CE10"/>
          </calcext:conditional-format>
          <calcext:conditional-format calcext:target-range-address="Planilha1.CF10:Planilha1.CF10">
            <calcext:condition calcext:apply-style-name="Accent 1" calcext:value="=1" calcext:base-cell-address="Planilha1.CF10"/>
            <calcext:condition calcext:apply-style-name="Accent" calcext:value="=0" calcext:base-cell-address="Planilha1.CF10"/>
          </calcext:conditional-format>
          <calcext:conditional-format calcext:target-range-address="Planilha1.CG10:Planilha1.CG10">
            <calcext:condition calcext:apply-style-name="Accent 1" calcext:value="=1" calcext:base-cell-address="Planilha1.CG10"/>
            <calcext:condition calcext:apply-style-name="Accent" calcext:value="=0" calcext:base-cell-address="Planilha1.CG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F10:Planilha1.CF10">
            <calcext:condition calcext:apply-style-name="Accent 1" calcext:value="=1" calcext:base-cell-address="Planilha1.CF10"/>
            <calcext:condition calcext:apply-style-name="Accent" calcext:value="=0" calcext:base-cell-address="Planilha1.CF10"/>
          </calcext:conditional-format>
          <calcext:conditional-format calcext:target-range-address="Planilha1.CG10:Planilha1.CG10">
            <calcext:condition calcext:apply-style-name="Accent 1" calcext:value="=1" calcext:base-cell-address="Planilha1.CG10"/>
            <calcext:condition calcext:apply-style-name="Accent" calcext:value="=0" calcext:base-cell-address="Planilha1.CG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BF10:Planilha1.CH10">
            <calcext:condition calcext:apply-style-name="Accent 1" calcext:value="=1" calcext:base-cell-address="Planilha1.BF10"/>
          </calcext:conditional-format>
          <calcext:conditional-format calcext:target-range-address="Planilha1.BF10:Planilha1.CH10">
            <calcext:condition calcext:apply-style-name="Accent 1" calcext:value="=1" calcext:base-cell-address="Planilha1.BF10"/>
          </calcext:conditional-format>
          <calcext:conditional-format calcext:target-range-address="Planilha1.BN15:Planilha1.DD15">
            <calcext:condition calcext:apply-style-name="Accent 1" calcext:value="=1" calcext:base-cell-address="Planilha1.BN15"/>
            <calcext:condition calcext:apply-style-name="Accent" calcext:value="=0" calcext:base-cell-address="Planilha1.BN15"/>
          </calcext:conditional-format>
          <calcext:conditional-format calcext:target-range-address="Planilha1.BN15:Planilha1.DD15">
            <calcext:condition calcext:apply-style-name="Accent 1" calcext:value="=1" calcext:base-cell-address="Planilha1.BN15"/>
          </calcext:conditional-format>
          <calcext:conditional-format calcext:target-range-address="Planilha1.BN15:Planilha1.DD15">
            <calcext:condition calcext:apply-style-name="Accent 1" calcext:value="=1" calcext:base-cell-address="Planilha1.BN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  <calcext:condition calcext:apply-style-name="Accent" calcext:value="=0" calcext:base-cell-address="Planilha1.BM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  <calcext:condition calcext:apply-style-name="Accent" calcext:value="=0" calcext:base-cell-address="Planilha1.BM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  <calcext:condition calcext:apply-style-name="Accent" calcext:value="=0" calcext:base-cell-address="Planilha1.BM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</calcext:conditional-format>
          <calcext:conditional-format calcext:target-range-address="Planilha1.CN12:Planilha1.CQ12 Planilha1.CE13:Planilha1.CQ13 Planilha1.BL14:Planilha1.BX14">
            <calcext:condition calcext:apply-style-name="Accent 1" calcext:value="=1" calcext:base-cell-address="Planilha1.BL12"/>
            <calcext:condition calcext:apply-style-name="Accent" calcext:value="=0" calcext:base-cell-address="Planilha1.BL12"/>
          </calcext:conditional-format>
          <calcext:conditional-format calcext:target-range-address="Planilha1.BL14:Planilha1.BX14 Planilha1.CE13:Planilha1.CM13 Planilha1.CN12:Planilha1.CQ13">
            <calcext:condition calcext:apply-style-name="Accent 1" calcext:value="=1" calcext:base-cell-address="Planilha1.BL12"/>
          </calcext:conditional-format>
          <calcext:conditional-format calcext:target-range-address="Planilha1.BL14:Planilha1.BX14 Planilha1.CE13:Planilha1.CM13 Planilha1.CN12:Planilha1.CQ13">
            <calcext:condition calcext:apply-style-name="Accent 1" calcext:value="=1" calcext:base-cell-address="Planilha1.BL12"/>
          </calcext:conditional-format>
          <calcext:conditional-format calcext:target-range-address="Planilha1.CM12:Planilha1.CM12">
            <calcext:condition calcext:apply-style-name="Accent 1" calcext:value="=1" calcext:base-cell-address="Planilha1.CM12"/>
          </calcext:conditional-format>
          <calcext:conditional-format calcext:target-range-address="Planilha1.CM12:Planilha1.CM12">
            <calcext:condition calcext:apply-style-name="Accent 1" calcext:value="=1" calcext:base-cell-address="Planilha1.CM12"/>
          </calcext:conditional-format>
          <calcext:conditional-format calcext:target-range-address="Planilha1.CL12:Planilha1.CL12">
            <calcext:condition calcext:apply-style-name="Accent 1" calcext:value="=1" calcext:base-cell-address="Planilha1.CL12"/>
            <calcext:condition calcext:apply-style-name="Accent" calcext:value="=0" calcext:base-cell-address="Planilha1.CL12"/>
          </calcext:conditional-format>
          <calcext:conditional-format calcext:target-range-address="Planilha1.CL12:Planilha1.CL12">
            <calcext:condition calcext:apply-style-name="Accent 1" calcext:value="=1" calcext:base-cell-address="Planilha1.CL12"/>
          </calcext:conditional-format>
          <calcext:conditional-format calcext:target-range-address="Planilha1.CL12:Planilha1.CL12">
            <calcext:condition calcext:apply-style-name="Accent 1" calcext:value="=1" calcext:base-cell-address="Planilha1.CL12"/>
          </calcext:conditional-format>
          <calcext:conditional-format calcext:target-range-address="Planilha1.BX12:Planilha1.CU12">
            <calcext:condition calcext:apply-style-name="Accent 1" calcext:value="=1" calcext:base-cell-address="Planilha1.BX12"/>
            <calcext:condition calcext:apply-style-name="Accent" calcext:value="=0" calcext:base-cell-address="Planilha1.BX12"/>
          </calcext:conditional-format>
          <calcext:conditional-format calcext:target-range-address="Planilha1.BX12:Planilha1.CU12">
            <calcext:condition calcext:apply-style-name="Accent 1" calcext:value="=1" calcext:base-cell-address="Planilha1.BX12"/>
          </calcext:conditional-format>
          <calcext:conditional-format calcext:target-range-address="Planilha1.BX12:Planilha1.CU12">
            <calcext:condition calcext:apply-style-name="Accent 1" calcext:value="=1" calcext:base-cell-address="Planilha1.BX12"/>
          </calcext:conditional-format>
          <calcext:conditional-format calcext:target-range-address="Planilha1.BV13:Planilha1.BV13">
            <calcext:condition calcext:apply-style-name="Accent 1" calcext:value="=1" calcext:base-cell-address="Planilha1.BV13"/>
            <calcext:condition calcext:apply-style-name="Accent" calcext:value="=0" calcext:base-cell-address="Planilha1.BV13"/>
          </calcext:conditional-format>
          <calcext:conditional-format calcext:target-range-address="Planilha1.BM13:Planilha1.BM13">
            <calcext:condition calcext:apply-style-name="Accent 1" calcext:value="=1" calcext:base-cell-address="Planilha1.BM13"/>
            <calcext:condition calcext:apply-style-name="Accent" calcext:value="=0" calcext:base-cell-address="Planilha1.BM13"/>
          </calcext:conditional-format>
          <calcext:conditional-format calcext:target-range-address="Planilha1.BN13:Planilha1.BN13">
            <calcext:condition calcext:apply-style-name="Accent 1" calcext:value="=1" calcext:base-cell-address="Planilha1.BN13"/>
            <calcext:condition calcext:apply-style-name="Accent" calcext:value="=0" calcext:base-cell-address="Planilha1.BN13"/>
          </calcext:conditional-format>
          <calcext:conditional-format calcext:target-range-address="Planilha1.BO13:Planilha1.BO13">
            <calcext:condition calcext:apply-style-name="Accent 1" calcext:value="=1" calcext:base-cell-address="Planilha1.BO13"/>
            <calcext:condition calcext:apply-style-name="Accent" calcext:value="=0" calcext:base-cell-address="Planilha1.BO13"/>
          </calcext:conditional-format>
          <calcext:conditional-format calcext:target-range-address="Planilha1.BP13:Planilha1.BP13">
            <calcext:condition calcext:apply-style-name="Accent 1" calcext:value="=1" calcext:base-cell-address="Planilha1.BP13"/>
            <calcext:condition calcext:apply-style-name="Accent" calcext:value="=0" calcext:base-cell-address="Planilha1.BP13"/>
          </calcext:conditional-format>
          <calcext:conditional-format calcext:target-range-address="Planilha1.BQ13:Planilha1.BQ13">
            <calcext:condition calcext:apply-style-name="Accent 1" calcext:value="=1" calcext:base-cell-address="Planilha1.BQ13"/>
            <calcext:condition calcext:apply-style-name="Accent" calcext:value="=0" calcext:base-cell-address="Planilha1.BQ13"/>
          </calcext:conditional-format>
          <calcext:conditional-format calcext:target-range-address="Planilha1.BR13:Planilha1.BR13">
            <calcext:condition calcext:apply-style-name="Accent 1" calcext:value="=1" calcext:base-cell-address="Planilha1.BR13"/>
            <calcext:condition calcext:apply-style-name="Accent" calcext:value="=0" calcext:base-cell-address="Planilha1.BR13"/>
          </calcext:conditional-format>
          <calcext:conditional-format calcext:target-range-address="Planilha1.BM13:Planilha1.BM13">
            <calcext:condition calcext:apply-style-name="Accent 1" calcext:value="=1" calcext:base-cell-address="Planilha1.BM13"/>
            <calcext:condition calcext:apply-style-name="Accent" calcext:value="=0" calcext:base-cell-address="Planilha1.BM13"/>
          </calcext:conditional-format>
          <calcext:conditional-format calcext:target-range-address="Planilha1.BN13:Planilha1.BN13">
            <calcext:condition calcext:apply-style-name="Accent 1" calcext:value="=1" calcext:base-cell-address="Planilha1.BN13"/>
            <calcext:condition calcext:apply-style-name="Accent" calcext:value="=0" calcext:base-cell-address="Planilha1.BN13"/>
          </calcext:conditional-format>
          <calcext:conditional-format calcext:target-range-address="Planilha1.BM13:Planilha1.BM13">
            <calcext:condition calcext:apply-style-name="Accent 1" calcext:value="=1" calcext:base-cell-address="Planilha1.BM13"/>
            <calcext:condition calcext:apply-style-name="Accent" calcext:value="=0" calcext:base-cell-address="Planilha1.BM13"/>
          </calcext:conditional-format>
          <calcext:conditional-format calcext:target-range-address="Planilha1.BN13:Planilha1.BN13">
            <calcext:condition calcext:apply-style-name="Accent 1" calcext:value="=1" calcext:base-cell-address="Planilha1.BN13"/>
            <calcext:condition calcext:apply-style-name="Accent" calcext:value="=0" calcext:base-cell-address="Planilha1.BN13"/>
          </calcext:conditional-format>
          <calcext:conditional-format calcext:target-range-address="Planilha1.BO13:Planilha1.BO13">
            <calcext:condition calcext:apply-style-name="Accent 1" calcext:value="=1" calcext:base-cell-address="Planilha1.BO13"/>
            <calcext:condition calcext:apply-style-name="Accent" calcext:value="=0" calcext:base-cell-address="Planilha1.BO13"/>
          </calcext:conditional-format>
          <calcext:conditional-format calcext:target-range-address="Planilha1.BP13:Planilha1.BP13">
            <calcext:condition calcext:apply-style-name="Accent 1" calcext:value="=1" calcext:base-cell-address="Planilha1.BP13"/>
            <calcext:condition calcext:apply-style-name="Accent" calcext:value="=0" calcext:base-cell-address="Planilha1.BP13"/>
          </calcext:conditional-format>
          <calcext:conditional-format calcext:target-range-address="Planilha1.BQ13:Planilha1.BQ13">
            <calcext:condition calcext:apply-style-name="Accent 1" calcext:value="=1" calcext:base-cell-address="Planilha1.BQ13"/>
            <calcext:condition calcext:apply-style-name="Accent" calcext:value="=0" calcext:base-cell-address="Planilha1.BQ13"/>
          </calcext:conditional-format>
          <calcext:conditional-format calcext:target-range-address="Planilha1.BR13:Planilha1.BR13">
            <calcext:condition calcext:apply-style-name="Accent 1" calcext:value="=1" calcext:base-cell-address="Planilha1.BR13"/>
            <calcext:condition calcext:apply-style-name="Accent" calcext:value="=0" calcext:base-cell-address="Planilha1.BR13"/>
          </calcext:conditional-format>
          <calcext:conditional-format calcext:target-range-address="Planilha1.BS13:Planilha1.BS13">
            <calcext:condition calcext:apply-style-name="Accent 1" calcext:value="=1" calcext:base-cell-address="Planilha1.BS13"/>
            <calcext:condition calcext:apply-style-name="Accent" calcext:value="=0" calcext:base-cell-address="Planilha1.BS13"/>
          </calcext:conditional-format>
          <calcext:conditional-format calcext:target-range-address="Planilha1.BT13:Planilha1.BT13">
            <calcext:condition calcext:apply-style-name="Accent 1" calcext:value="=1" calcext:base-cell-address="Planilha1.BT13"/>
            <calcext:condition calcext:apply-style-name="Accent" calcext:value="=0" calcext:base-cell-address="Planilha1.BT13"/>
          </calcext:conditional-format>
          <calcext:conditional-format calcext:target-range-address="Planilha1.BU13:Planilha1.BU13">
            <calcext:condition calcext:apply-style-name="Accent 1" calcext:value="=1" calcext:base-cell-address="Planilha1.BU13"/>
            <calcext:condition calcext:apply-style-name="Accent" calcext:value="=0" calcext:base-cell-address="Planilha1.BU13"/>
          </calcext:conditional-format>
          <calcext:conditional-format calcext:target-range-address="Planilha1.BV13:Planilha1.BV13">
            <calcext:condition calcext:apply-style-name="Accent 1" calcext:value="=1" calcext:base-cell-address="Planilha1.BV13"/>
            <calcext:condition calcext:apply-style-name="Accent" calcext:value="=0" calcext:base-cell-address="Planilha1.BV13"/>
          </calcext:conditional-format>
          <calcext:conditional-format calcext:target-range-address="Planilha1.BL13:Planilha1.BL13">
            <calcext:condition calcext:apply-style-name="Accent 1" calcext:value="=1" calcext:base-cell-address="Planilha1.BL13"/>
            <calcext:condition calcext:apply-style-name="Accent" calcext:value="=0" calcext:base-cell-address="Planilha1.BL13"/>
          </calcext:conditional-format>
          <calcext:conditional-format calcext:target-range-address="Planilha1.BM13:Planilha1.BM13">
            <calcext:condition calcext:apply-style-name="Accent 1" calcext:value="=1" calcext:base-cell-address="Planilha1.BM13"/>
            <calcext:condition calcext:apply-style-name="Accent" calcext:value="=0" calcext:base-cell-address="Planilha1.BM13"/>
          </calcext:conditional-format>
          <calcext:conditional-format calcext:target-range-address="Planilha1.BN13:Planilha1.BN13">
            <calcext:condition calcext:apply-style-name="Accent 1" calcext:value="=1" calcext:base-cell-address="Planilha1.BN13"/>
            <calcext:condition calcext:apply-style-name="Accent" calcext:value="=0" calcext:base-cell-address="Planilha1.BN13"/>
          </calcext:conditional-format>
          <calcext:conditional-format calcext:target-range-address="Planilha1.BO13:Planilha1.BO13">
            <calcext:condition calcext:apply-style-name="Accent 1" calcext:value="=1" calcext:base-cell-address="Planilha1.BO13"/>
            <calcext:condition calcext:apply-style-name="Accent" calcext:value="=0" calcext:base-cell-address="Planilha1.BO13"/>
          </calcext:conditional-format>
          <calcext:conditional-format calcext:target-range-address="Planilha1.BP13:Planilha1.BP13">
            <calcext:condition calcext:apply-style-name="Accent 1" calcext:value="=1" calcext:base-cell-address="Planilha1.BP13"/>
            <calcext:condition calcext:apply-style-name="Accent" calcext:value="=0" calcext:base-cell-address="Planilha1.BP13"/>
          </calcext:conditional-format>
          <calcext:conditional-format calcext:target-range-address="Planilha1.BQ13:Planilha1.BQ13">
            <calcext:condition calcext:apply-style-name="Accent 1" calcext:value="=1" calcext:base-cell-address="Planilha1.BQ13"/>
            <calcext:condition calcext:apply-style-name="Accent" calcext:value="=0" calcext:base-cell-address="Planilha1.BQ13"/>
          </calcext:conditional-format>
          <calcext:conditional-format calcext:target-range-address="Planilha1.BR13:Planilha1.BR13">
            <calcext:condition calcext:apply-style-name="Accent 1" calcext:value="=1" calcext:base-cell-address="Planilha1.BR13"/>
            <calcext:condition calcext:apply-style-name="Accent" calcext:value="=0" calcext:base-cell-address="Planilha1.BR13"/>
          </calcext:conditional-format>
          <calcext:conditional-format calcext:target-range-address="Planilha1.BS13:Planilha1.BS13">
            <calcext:condition calcext:apply-style-name="Accent 1" calcext:value="=1" calcext:base-cell-address="Planilha1.BS13"/>
            <calcext:condition calcext:apply-style-name="Accent" calcext:value="=0" calcext:base-cell-address="Planilha1.BS13"/>
          </calcext:conditional-format>
          <calcext:conditional-format calcext:target-range-address="Planilha1.BT13:Planilha1.BT13">
            <calcext:condition calcext:apply-style-name="Accent 1" calcext:value="=1" calcext:base-cell-address="Planilha1.BT13"/>
            <calcext:condition calcext:apply-style-name="Accent" calcext:value="=0" calcext:base-cell-address="Planilha1.BT13"/>
          </calcext:conditional-format>
          <calcext:conditional-format calcext:target-range-address="Planilha1.BU13:Planilha1.BU13">
            <calcext:condition calcext:apply-style-name="Accent 1" calcext:value="=1" calcext:base-cell-address="Planilha1.BU13"/>
            <calcext:condition calcext:apply-style-name="Accent" calcext:value="=0" calcext:base-cell-address="Planilha1.BU13"/>
          </calcext:conditional-format>
          <calcext:conditional-format calcext:target-range-address="Planilha1.BV13:Planilha1.BV13">
            <calcext:condition calcext:apply-style-name="Accent 1" calcext:value="=1" calcext:base-cell-address="Planilha1.BV13"/>
            <calcext:condition calcext:apply-style-name="Accent" calcext:value="=0" calcext:base-cell-address="Planilha1.BV13"/>
          </calcext:conditional-format>
          <calcext:conditional-format calcext:target-range-address="Planilha1.BU13:Planilha1.BU13">
            <calcext:condition calcext:apply-style-name="Accent 1" calcext:value="=1" calcext:base-cell-address="Planilha1.BU13"/>
            <calcext:condition calcext:apply-style-name="Accent" calcext:value="=0" calcext:base-cell-address="Planilha1.BU13"/>
          </calcext:conditional-format>
          <calcext:conditional-format calcext:target-range-address="Planilha1.BL13:Planilha1.CO13">
            <calcext:condition calcext:apply-style-name="Accent 1" calcext:value="=1" calcext:base-cell-address="Planilha1.BL13"/>
          </calcext:conditional-format>
          <calcext:conditional-format calcext:target-range-address="Planilha1.BL13:Planilha1.CO13">
            <calcext:condition calcext:apply-style-name="Accent 1" calcext:value="=1" calcext:base-cell-address="Planilha1.BL13"/>
          </calcext:conditional-format>
          <calcext:conditional-format calcext:target-range-address="Planilha1.BO14:Planilha1.BO14">
            <calcext:condition calcext:apply-style-name="Accent 1" calcext:value="=1" calcext:base-cell-address="Planilha1.BO14"/>
            <calcext:condition calcext:apply-style-name="Accent" calcext:value="=0" calcext:base-cell-address="Planilha1.BO14"/>
          </calcext:conditional-format>
          <calcext:conditional-format calcext:target-range-address="Planilha1.BP14:Planilha1.BP14">
            <calcext:condition calcext:apply-style-name="Accent 1" calcext:value="=1" calcext:base-cell-address="Planilha1.BP14"/>
            <calcext:condition calcext:apply-style-name="Accent" calcext:value="=0" calcext:base-cell-address="Planilha1.BP14"/>
          </calcext:conditional-format>
          <calcext:conditional-format calcext:target-range-address="Planilha1.BQ14:Planilha1.BQ14">
            <calcext:condition calcext:apply-style-name="Accent 1" calcext:value="=1" calcext:base-cell-address="Planilha1.BQ14"/>
            <calcext:condition calcext:apply-style-name="Accent" calcext:value="=0" calcext:base-cell-address="Planilha1.BQ14"/>
          </calcext:conditional-format>
          <calcext:conditional-format calcext:target-range-address="Planilha1.BR14:Planilha1.BR14">
            <calcext:condition calcext:apply-style-name="Accent 1" calcext:value="=1" calcext:base-cell-address="Planilha1.BR14"/>
            <calcext:condition calcext:apply-style-name="Accent" calcext:value="=0" calcext:base-cell-address="Planilha1.BR14"/>
          </calcext:conditional-format>
          <calcext:conditional-format calcext:target-range-address="Planilha1.BS14:Planilha1.BS14">
            <calcext:condition calcext:apply-style-name="Accent 1" calcext:value="=1" calcext:base-cell-address="Planilha1.BS14"/>
            <calcext:condition calcext:apply-style-name="Accent" calcext:value="=0" calcext:base-cell-address="Planilha1.BS14"/>
          </calcext:conditional-format>
          <calcext:conditional-format calcext:target-range-address="Planilha1.BT14:Planilha1.BT14">
            <calcext:condition calcext:apply-style-name="Accent 1" calcext:value="=1" calcext:base-cell-address="Planilha1.BT14"/>
            <calcext:condition calcext:apply-style-name="Accent" calcext:value="=0" calcext:base-cell-address="Planilha1.BT14"/>
          </calcext:conditional-format>
          <calcext:conditional-format calcext:target-range-address="Planilha1.BU14:Planilha1.BU14">
            <calcext:condition calcext:apply-style-name="Accent 1" calcext:value="=1" calcext:base-cell-address="Planilha1.BU14"/>
            <calcext:condition calcext:apply-style-name="Accent" calcext:value="=0" calcext:base-cell-address="Planilha1.BU14"/>
          </calcext:conditional-format>
          <calcext:conditional-format calcext:target-range-address="Planilha1.BV14:Planilha1.BV14">
            <calcext:condition calcext:apply-style-name="Accent 1" calcext:value="=1" calcext:base-cell-address="Planilha1.BV14"/>
            <calcext:condition calcext:apply-style-name="Accent" calcext:value="=0" calcext:base-cell-address="Planilha1.BV14"/>
          </calcext:conditional-format>
          <calcext:conditional-format calcext:target-range-address="Planilha1.BW14:Planilha1.BW14">
            <calcext:condition calcext:apply-style-name="Accent 1" calcext:value="=1" calcext:base-cell-address="Planilha1.BW14"/>
            <calcext:condition calcext:apply-style-name="Accent" calcext:value="=0" calcext:base-cell-address="Planilha1.BW14"/>
          </calcext:conditional-format>
          <calcext:conditional-format calcext:target-range-address="Planilha1.BX14:Planilha1.BX14">
            <calcext:condition calcext:apply-style-name="Accent 1" calcext:value="=1" calcext:base-cell-address="Planilha1.BX14"/>
            <calcext:condition calcext:apply-style-name="Accent" calcext:value="=0" calcext:base-cell-address="Planilha1.BX14"/>
          </calcext:conditional-format>
          <calcext:conditional-format calcext:target-range-address="Planilha1.BY14:Planilha1.BY14">
            <calcext:condition calcext:apply-style-name="Accent 1" calcext:value="=1" calcext:base-cell-address="Planilha1.BY14"/>
            <calcext:condition calcext:apply-style-name="Accent" calcext:value="=0" calcext:base-cell-address="Planilha1.BY14"/>
          </calcext:conditional-format>
          <calcext:conditional-format calcext:target-range-address="Planilha1.BZ14:Planilha1.BZ14">
            <calcext:condition calcext:apply-style-name="Accent 1" calcext:value="=1" calcext:base-cell-address="Planilha1.BZ14"/>
            <calcext:condition calcext:apply-style-name="Accent" calcext:value="=0" calcext:base-cell-address="Planilha1.BZ14"/>
          </calcext:conditional-format>
          <calcext:conditional-format calcext:target-range-address="Planilha1.CA14:Planilha1.CA14">
            <calcext:condition calcext:apply-style-name="Accent 1" calcext:value="=1" calcext:base-cell-address="Planilha1.CA14"/>
            <calcext:condition calcext:apply-style-name="Accent" calcext:value="=0" calcext:base-cell-address="Planilha1.CA14"/>
          </calcext:conditional-format>
          <calcext:conditional-format calcext:target-range-address="Planilha1.CB14:Planilha1.CB14">
            <calcext:condition calcext:apply-style-name="Accent 1" calcext:value="=1" calcext:base-cell-address="Planilha1.CB14"/>
            <calcext:condition calcext:apply-style-name="Accent" calcext:value="=0" calcext:base-cell-address="Planilha1.CB14"/>
          </calcext:conditional-format>
          <calcext:conditional-format calcext:target-range-address="Planilha1.CC14:Planilha1.CC14">
            <calcext:condition calcext:apply-style-name="Accent 1" calcext:value="=1" calcext:base-cell-address="Planilha1.CC14"/>
            <calcext:condition calcext:apply-style-name="Accent" calcext:value="=0" calcext:base-cell-address="Planilha1.CC14"/>
          </calcext:conditional-format>
          <calcext:conditional-format calcext:target-range-address="Planilha1.CD14:Planilha1.CD14">
            <calcext:condition calcext:apply-style-name="Accent 1" calcext:value="=1" calcext:base-cell-address="Planilha1.CD14"/>
            <calcext:condition calcext:apply-style-name="Accent" calcext:value="=0" calcext:base-cell-address="Planilha1.CD14"/>
          </calcext:conditional-format>
          <calcext:conditional-format calcext:target-range-address="Planilha1.CE14:Planilha1.CE14">
            <calcext:condition calcext:apply-style-name="Accent 1" calcext:value="=1" calcext:base-cell-address="Planilha1.CE14"/>
            <calcext:condition calcext:apply-style-name="Accent" calcext:value="=0" calcext:base-cell-address="Planilha1.CE14"/>
          </calcext:conditional-format>
          <calcext:conditional-format calcext:target-range-address="Planilha1.CF14:Planilha1.CF14">
            <calcext:condition calcext:apply-style-name="Accent 1" calcext:value="=1" calcext:base-cell-address="Planilha1.CF14"/>
            <calcext:condition calcext:apply-style-name="Accent" calcext:value="=0" calcext:base-cell-address="Planilha1.CF14"/>
          </calcext:conditional-format>
          <calcext:conditional-format calcext:target-range-address="Planilha1.CG14:Planilha1.CG14">
            <calcext:condition calcext:apply-style-name="Accent 1" calcext:value="=1" calcext:base-cell-address="Planilha1.CG14"/>
            <calcext:condition calcext:apply-style-name="Accent" calcext:value="=0" calcext:base-cell-address="Planilha1.CG14"/>
          </calcext:conditional-format>
          <calcext:conditional-format calcext:target-range-address="Planilha1.CH14:Planilha1.CH14">
            <calcext:condition calcext:apply-style-name="Accent 1" calcext:value="=1" calcext:base-cell-address="Planilha1.CH14"/>
            <calcext:condition calcext:apply-style-name="Accent" calcext:value="=0" calcext:base-cell-address="Planilha1.CH14"/>
          </calcext:conditional-format>
          <calcext:conditional-format calcext:target-range-address="Planilha1.CI14:Planilha1.CI14">
            <calcext:condition calcext:apply-style-name="Accent 1" calcext:value="=1" calcext:base-cell-address="Planilha1.CI14"/>
            <calcext:condition calcext:apply-style-name="Accent" calcext:value="=0" calcext:base-cell-address="Planilha1.CI14"/>
          </calcext:conditional-format>
          <calcext:conditional-format calcext:target-range-address="Planilha1.CJ14:Planilha1.CJ14">
            <calcext:condition calcext:apply-style-name="Accent 1" calcext:value="=1" calcext:base-cell-address="Planilha1.CJ14"/>
            <calcext:condition calcext:apply-style-name="Accent" calcext:value="=0" calcext:base-cell-address="Planilha1.CJ14"/>
          </calcext:conditional-format>
          <calcext:conditional-format calcext:target-range-address="Planilha1.CK14:Planilha1.CK14">
            <calcext:condition calcext:apply-style-name="Accent 1" calcext:value="=1" calcext:base-cell-address="Planilha1.CK14"/>
            <calcext:condition calcext:apply-style-name="Accent" calcext:value="=0" calcext:base-cell-address="Planilha1.CK14"/>
          </calcext:conditional-format>
          <calcext:conditional-format calcext:target-range-address="Planilha1.CL14:Planilha1.CL14">
            <calcext:condition calcext:apply-style-name="Accent 1" calcext:value="=1" calcext:base-cell-address="Planilha1.CL14"/>
            <calcext:condition calcext:apply-style-name="Accent" calcext:value="=0" calcext:base-cell-address="Planilha1.CL14"/>
          </calcext:conditional-format>
          <calcext:conditional-format calcext:target-range-address="Planilha1.CM14:Planilha1.CM14">
            <calcext:condition calcext:apply-style-name="Accent 1" calcext:value="=1" calcext:base-cell-address="Planilha1.CM14"/>
            <calcext:condition calcext:apply-style-name="Accent" calcext:value="=0" calcext:base-cell-address="Planilha1.CM14"/>
          </calcext:conditional-format>
          <calcext:conditional-format calcext:target-range-address="Planilha1.CN14:Planilha1.CN14">
            <calcext:condition calcext:apply-style-name="Accent 1" calcext:value="=1" calcext:base-cell-address="Planilha1.CN14"/>
            <calcext:condition calcext:apply-style-name="Accent" calcext:value="=0" calcext:base-cell-address="Planilha1.CN14"/>
          </calcext:conditional-format>
          <calcext:conditional-format calcext:target-range-address="Planilha1.CO14:Planilha1.CO14">
            <calcext:condition calcext:apply-style-name="Accent 1" calcext:value="=1" calcext:base-cell-address="Planilha1.CO14"/>
            <calcext:condition calcext:apply-style-name="Accent" calcext:value="=0" calcext:base-cell-address="Planilha1.CO14"/>
          </calcext:conditional-format>
          <calcext:conditional-format calcext:target-range-address="Planilha1.CP14:Planilha1.CP14">
            <calcext:condition calcext:apply-style-name="Accent 1" calcext:value="=1" calcext:base-cell-address="Planilha1.CP14"/>
            <calcext:condition calcext:apply-style-name="Accent" calcext:value="=0" calcext:base-cell-address="Planilha1.CP14"/>
          </calcext:conditional-format>
          <calcext:conditional-format calcext:target-range-address="Planilha1.CQ14:Planilha1.CQ14">
            <calcext:condition calcext:apply-style-name="Accent 1" calcext:value="=1" calcext:base-cell-address="Planilha1.CQ14"/>
            <calcext:condition calcext:apply-style-name="Accent" calcext:value="=0" calcext:base-cell-address="Planilha1.CQ14"/>
          </calcext:conditional-format>
          <calcext:conditional-format calcext:target-range-address="Planilha1.BN14:Planilha1.CQ14">
            <calcext:condition calcext:apply-style-name="Accent 1" calcext:value="=1" calcext:base-cell-address="Planilha1.BN14"/>
          </calcext:conditional-format>
          <calcext:conditional-format calcext:target-range-address="Planilha1.BO14:Planilha1.BO14">
            <calcext:condition calcext:apply-style-name="Accent 1" calcext:value="=1" calcext:base-cell-address="Planilha1.BO14"/>
            <calcext:condition calcext:apply-style-name="Accent" calcext:value="=0" calcext:base-cell-address="Planilha1.BO14"/>
          </calcext:conditional-format>
          <calcext:conditional-format calcext:target-range-address="Planilha1.BO14:Planilha1.BO14">
            <calcext:condition calcext:apply-style-name="Accent 1" calcext:value="=1" calcext:base-cell-address="Planilha1.BO14"/>
          </calcext:conditional-format>
          <calcext:conditional-format calcext:target-range-address="Planilha1.BP14:Planilha1.BP14">
            <calcext:condition calcext:apply-style-name="Accent 1" calcext:value="=1" calcext:base-cell-address="Planilha1.BP14"/>
            <calcext:condition calcext:apply-style-name="Accent" calcext:value="=0" calcext:base-cell-address="Planilha1.BP14"/>
          </calcext:conditional-format>
          <calcext:conditional-format calcext:target-range-address="Planilha1.BP14:Planilha1.BP14">
            <calcext:condition calcext:apply-style-name="Accent 1" calcext:value="=1" calcext:base-cell-address="Planilha1.BP14"/>
          </calcext:conditional-format>
          <calcext:conditional-format calcext:target-range-address="Planilha1.BQ14:Planilha1.BQ14">
            <calcext:condition calcext:apply-style-name="Accent 1" calcext:value="=1" calcext:base-cell-address="Planilha1.BQ14"/>
            <calcext:condition calcext:apply-style-name="Accent" calcext:value="=0" calcext:base-cell-address="Planilha1.BQ14"/>
          </calcext:conditional-format>
          <calcext:conditional-format calcext:target-range-address="Planilha1.BQ14:Planilha1.BQ14">
            <calcext:condition calcext:apply-style-name="Accent 1" calcext:value="=1" calcext:base-cell-address="Planilha1.BQ14"/>
          </calcext:conditional-format>
          <calcext:conditional-format calcext:target-range-address="Planilha1.BR14:Planilha1.BR14">
            <calcext:condition calcext:apply-style-name="Accent 1" calcext:value="=1" calcext:base-cell-address="Planilha1.BR14"/>
            <calcext:condition calcext:apply-style-name="Accent" calcext:value="=0" calcext:base-cell-address="Planilha1.BR14"/>
          </calcext:conditional-format>
          <calcext:conditional-format calcext:target-range-address="Planilha1.BR14:Planilha1.BR14">
            <calcext:condition calcext:apply-style-name="Accent 1" calcext:value="=1" calcext:base-cell-address="Planilha1.BR14"/>
          </calcext:conditional-format>
          <calcext:conditional-format calcext:target-range-address="Planilha1.BS14:Planilha1.BS14">
            <calcext:condition calcext:apply-style-name="Accent 1" calcext:value="=1" calcext:base-cell-address="Planilha1.BS14"/>
            <calcext:condition calcext:apply-style-name="Accent" calcext:value="=0" calcext:base-cell-address="Planilha1.BS14"/>
          </calcext:conditional-format>
          <calcext:conditional-format calcext:target-range-address="Planilha1.BS14:Planilha1.BS14">
            <calcext:condition calcext:apply-style-name="Accent 1" calcext:value="=1" calcext:base-cell-address="Planilha1.BS14"/>
          </calcext:conditional-format>
          <calcext:conditional-format calcext:target-range-address="Planilha1.BT14:Planilha1.BT14">
            <calcext:condition calcext:apply-style-name="Accent 1" calcext:value="=1" calcext:base-cell-address="Planilha1.BT14"/>
            <calcext:condition calcext:apply-style-name="Accent" calcext:value="=0" calcext:base-cell-address="Planilha1.BT14"/>
          </calcext:conditional-format>
          <calcext:conditional-format calcext:target-range-address="Planilha1.BT14:Planilha1.BT14">
            <calcext:condition calcext:apply-style-name="Accent 1" calcext:value="=1" calcext:base-cell-address="Planilha1.BT14"/>
          </calcext:conditional-format>
          <calcext:conditional-format calcext:target-range-address="Planilha1.BU14:Planilha1.BU14">
            <calcext:condition calcext:apply-style-name="Accent 1" calcext:value="=1" calcext:base-cell-address="Planilha1.BU14"/>
            <calcext:condition calcext:apply-style-name="Accent" calcext:value="=0" calcext:base-cell-address="Planilha1.BU14"/>
          </calcext:conditional-format>
          <calcext:conditional-format calcext:target-range-address="Planilha1.BU14:Planilha1.BU14">
            <calcext:condition calcext:apply-style-name="Accent 1" calcext:value="=1" calcext:base-cell-address="Planilha1.BU14"/>
          </calcext:conditional-format>
          <calcext:conditional-format calcext:target-range-address="Planilha1.BV14:Planilha1.BV14">
            <calcext:condition calcext:apply-style-name="Accent 1" calcext:value="=1" calcext:base-cell-address="Planilha1.BV14"/>
            <calcext:condition calcext:apply-style-name="Accent" calcext:value="=0" calcext:base-cell-address="Planilha1.BV14"/>
          </calcext:conditional-format>
          <calcext:conditional-format calcext:target-range-address="Planilha1.BV14:Planilha1.BV14">
            <calcext:condition calcext:apply-style-name="Accent 1" calcext:value="=1" calcext:base-cell-address="Planilha1.BV14"/>
          </calcext:conditional-format>
          <calcext:conditional-format calcext:target-range-address="Planilha1.BW14:Planilha1.BW14">
            <calcext:condition calcext:apply-style-name="Accent 1" calcext:value="=1" calcext:base-cell-address="Planilha1.BW14"/>
            <calcext:condition calcext:apply-style-name="Accent" calcext:value="=0" calcext:base-cell-address="Planilha1.BW14"/>
          </calcext:conditional-format>
          <calcext:conditional-format calcext:target-range-address="Planilha1.BW14:Planilha1.BW14">
            <calcext:condition calcext:apply-style-name="Accent 1" calcext:value="=1" calcext:base-cell-address="Planilha1.BW14"/>
          </calcext:conditional-format>
          <calcext:conditional-format calcext:target-range-address="Planilha1.BX14:Planilha1.BX14">
            <calcext:condition calcext:apply-style-name="Accent 1" calcext:value="=1" calcext:base-cell-address="Planilha1.BX14"/>
            <calcext:condition calcext:apply-style-name="Accent" calcext:value="=0" calcext:base-cell-address="Planilha1.BX14"/>
          </calcext:conditional-format>
          <calcext:conditional-format calcext:target-range-address="Planilha1.BX14:Planilha1.BX14">
            <calcext:condition calcext:apply-style-name="Accent 1" calcext:value="=1" calcext:base-cell-address="Planilha1.BX14"/>
          </calcext:conditional-format>
          <calcext:conditional-format calcext:target-range-address="Planilha1.BY14:Planilha1.BY14">
            <calcext:condition calcext:apply-style-name="Accent 1" calcext:value="=1" calcext:base-cell-address="Planilha1.BY14"/>
            <calcext:condition calcext:apply-style-name="Accent" calcext:value="=0" calcext:base-cell-address="Planilha1.BY14"/>
          </calcext:conditional-format>
          <calcext:conditional-format calcext:target-range-address="Planilha1.BY14:Planilha1.BY14">
            <calcext:condition calcext:apply-style-name="Accent 1" calcext:value="=1" calcext:base-cell-address="Planilha1.BY14"/>
          </calcext:conditional-format>
          <calcext:conditional-format calcext:target-range-address="Planilha1.BZ14:Planilha1.BZ14">
            <calcext:condition calcext:apply-style-name="Accent 1" calcext:value="=1" calcext:base-cell-address="Planilha1.BZ14"/>
            <calcext:condition calcext:apply-style-name="Accent" calcext:value="=0" calcext:base-cell-address="Planilha1.BZ14"/>
          </calcext:conditional-format>
          <calcext:conditional-format calcext:target-range-address="Planilha1.BZ14:Planilha1.BZ14">
            <calcext:condition calcext:apply-style-name="Accent 1" calcext:value="=1" calcext:base-cell-address="Planilha1.BZ14"/>
          </calcext:conditional-format>
          <calcext:conditional-format calcext:target-range-address="Planilha1.CA14:Planilha1.CA14">
            <calcext:condition calcext:apply-style-name="Accent 1" calcext:value="=1" calcext:base-cell-address="Planilha1.CA14"/>
            <calcext:condition calcext:apply-style-name="Accent" calcext:value="=0" calcext:base-cell-address="Planilha1.CA14"/>
          </calcext:conditional-format>
          <calcext:conditional-format calcext:target-range-address="Planilha1.CA14:Planilha1.CA14">
            <calcext:condition calcext:apply-style-name="Accent 1" calcext:value="=1" calcext:base-cell-address="Planilha1.CA14"/>
          </calcext:conditional-format>
          <calcext:conditional-format calcext:target-range-address="Planilha1.CB14:Planilha1.CB14">
            <calcext:condition calcext:apply-style-name="Accent 1" calcext:value="=1" calcext:base-cell-address="Planilha1.CB14"/>
            <calcext:condition calcext:apply-style-name="Accent" calcext:value="=0" calcext:base-cell-address="Planilha1.CB14"/>
          </calcext:conditional-format>
          <calcext:conditional-format calcext:target-range-address="Planilha1.CB14:Planilha1.CB14">
            <calcext:condition calcext:apply-style-name="Accent 1" calcext:value="=1" calcext:base-cell-address="Planilha1.CB14"/>
          </calcext:conditional-format>
          <calcext:conditional-format calcext:target-range-address="Planilha1.CC14:Planilha1.CC14">
            <calcext:condition calcext:apply-style-name="Accent 1" calcext:value="=1" calcext:base-cell-address="Planilha1.CC14"/>
            <calcext:condition calcext:apply-style-name="Accent" calcext:value="=0" calcext:base-cell-address="Planilha1.CC14"/>
          </calcext:conditional-format>
          <calcext:conditional-format calcext:target-range-address="Planilha1.CC14:Planilha1.CC14">
            <calcext:condition calcext:apply-style-name="Accent 1" calcext:value="=1" calcext:base-cell-address="Planilha1.CC14"/>
          </calcext:conditional-format>
          <calcext:conditional-format calcext:target-range-address="Planilha1.CD14:Planilha1.CD14">
            <calcext:condition calcext:apply-style-name="Accent 1" calcext:value="=1" calcext:base-cell-address="Planilha1.CD14"/>
            <calcext:condition calcext:apply-style-name="Accent" calcext:value="=0" calcext:base-cell-address="Planilha1.CD14"/>
          </calcext:conditional-format>
          <calcext:conditional-format calcext:target-range-address="Planilha1.CD14:Planilha1.CD14">
            <calcext:condition calcext:apply-style-name="Accent 1" calcext:value="=1" calcext:base-cell-address="Planilha1.CD14"/>
          </calcext:conditional-format>
          <calcext:conditional-format calcext:target-range-address="Planilha1.CE14:Planilha1.CE14">
            <calcext:condition calcext:apply-style-name="Accent 1" calcext:value="=1" calcext:base-cell-address="Planilha1.CE14"/>
            <calcext:condition calcext:apply-style-name="Accent" calcext:value="=0" calcext:base-cell-address="Planilha1.CE14"/>
          </calcext:conditional-format>
          <calcext:conditional-format calcext:target-range-address="Planilha1.CE14:Planilha1.CE14">
            <calcext:condition calcext:apply-style-name="Accent 1" calcext:value="=1" calcext:base-cell-address="Planilha1.CE14"/>
          </calcext:conditional-format>
          <calcext:conditional-format calcext:target-range-address="Planilha1.CF14:Planilha1.CF14">
            <calcext:condition calcext:apply-style-name="Accent 1" calcext:value="=1" calcext:base-cell-address="Planilha1.CF14"/>
            <calcext:condition calcext:apply-style-name="Accent" calcext:value="=0" calcext:base-cell-address="Planilha1.CF14"/>
          </calcext:conditional-format>
          <calcext:conditional-format calcext:target-range-address="Planilha1.CF14:Planilha1.CF14">
            <calcext:condition calcext:apply-style-name="Accent 1" calcext:value="=1" calcext:base-cell-address="Planilha1.CF14"/>
          </calcext:conditional-format>
          <calcext:conditional-format calcext:target-range-address="Planilha1.CG14:Planilha1.CG14">
            <calcext:condition calcext:apply-style-name="Accent 1" calcext:value="=1" calcext:base-cell-address="Planilha1.CG14"/>
            <calcext:condition calcext:apply-style-name="Accent" calcext:value="=0" calcext:base-cell-address="Planilha1.CG14"/>
          </calcext:conditional-format>
          <calcext:conditional-format calcext:target-range-address="Planilha1.CG14:Planilha1.CG14">
            <calcext:condition calcext:apply-style-name="Accent 1" calcext:value="=1" calcext:base-cell-address="Planilha1.CG14"/>
          </calcext:conditional-format>
          <calcext:conditional-format calcext:target-range-address="Planilha1.CH14:Planilha1.CH14">
            <calcext:condition calcext:apply-style-name="Accent 1" calcext:value="=1" calcext:base-cell-address="Planilha1.CH14"/>
            <calcext:condition calcext:apply-style-name="Accent" calcext:value="=0" calcext:base-cell-address="Planilha1.CH14"/>
          </calcext:conditional-format>
          <calcext:conditional-format calcext:target-range-address="Planilha1.CH14:Planilha1.CH14">
            <calcext:condition calcext:apply-style-name="Accent 1" calcext:value="=1" calcext:base-cell-address="Planilha1.CH14"/>
          </calcext:conditional-format>
          <calcext:conditional-format calcext:target-range-address="Planilha1.CI14:Planilha1.CI14">
            <calcext:condition calcext:apply-style-name="Accent 1" calcext:value="=1" calcext:base-cell-address="Planilha1.CI14"/>
            <calcext:condition calcext:apply-style-name="Accent" calcext:value="=0" calcext:base-cell-address="Planilha1.CI14"/>
          </calcext:conditional-format>
          <calcext:conditional-format calcext:target-range-address="Planilha1.CI14:Planilha1.CI14">
            <calcext:condition calcext:apply-style-name="Accent 1" calcext:value="=1" calcext:base-cell-address="Planilha1.CI14"/>
          </calcext:conditional-format>
          <calcext:conditional-format calcext:target-range-address="Planilha1.CJ14:Planilha1.CJ14">
            <calcext:condition calcext:apply-style-name="Accent 1" calcext:value="=1" calcext:base-cell-address="Planilha1.CJ14"/>
            <calcext:condition calcext:apply-style-name="Accent" calcext:value="=0" calcext:base-cell-address="Planilha1.CJ14"/>
          </calcext:conditional-format>
          <calcext:conditional-format calcext:target-range-address="Planilha1.CJ14:Planilha1.CJ14">
            <calcext:condition calcext:apply-style-name="Accent 1" calcext:value="=1" calcext:base-cell-address="Planilha1.CJ14"/>
          </calcext:conditional-format>
          <calcext:conditional-format calcext:target-range-address="Planilha1.CK14:Planilha1.CK14">
            <calcext:condition calcext:apply-style-name="Accent 1" calcext:value="=1" calcext:base-cell-address="Planilha1.CK14"/>
            <calcext:condition calcext:apply-style-name="Accent" calcext:value="=0" calcext:base-cell-address="Planilha1.CK14"/>
          </calcext:conditional-format>
          <calcext:conditional-format calcext:target-range-address="Planilha1.CK14:Planilha1.CK14">
            <calcext:condition calcext:apply-style-name="Accent 1" calcext:value="=1" calcext:base-cell-address="Planilha1.CK14"/>
          </calcext:conditional-format>
          <calcext:conditional-format calcext:target-range-address="Planilha1.CL14:Planilha1.CL14">
            <calcext:condition calcext:apply-style-name="Accent 1" calcext:value="=1" calcext:base-cell-address="Planilha1.CL14"/>
            <calcext:condition calcext:apply-style-name="Accent" calcext:value="=0" calcext:base-cell-address="Planilha1.CL14"/>
          </calcext:conditional-format>
          <calcext:conditional-format calcext:target-range-address="Planilha1.CL14:Planilha1.CL14">
            <calcext:condition calcext:apply-style-name="Accent 1" calcext:value="=1" calcext:base-cell-address="Planilha1.CL14"/>
          </calcext:conditional-format>
          <calcext:conditional-format calcext:target-range-address="Planilha1.CM14:Planilha1.CM14">
            <calcext:condition calcext:apply-style-name="Accent 1" calcext:value="=1" calcext:base-cell-address="Planilha1.CM14"/>
            <calcext:condition calcext:apply-style-name="Accent" calcext:value="=0" calcext:base-cell-address="Planilha1.CM14"/>
          </calcext:conditional-format>
          <calcext:conditional-format calcext:target-range-address="Planilha1.CM14:Planilha1.CM14">
            <calcext:condition calcext:apply-style-name="Accent 1" calcext:value="=1" calcext:base-cell-address="Planilha1.CM14"/>
          </calcext:conditional-format>
          <calcext:conditional-format calcext:target-range-address="Planilha1.CN14:Planilha1.CN14">
            <calcext:condition calcext:apply-style-name="Accent 1" calcext:value="=1" calcext:base-cell-address="Planilha1.CN14"/>
            <calcext:condition calcext:apply-style-name="Accent" calcext:value="=0" calcext:base-cell-address="Planilha1.CN14"/>
          </calcext:conditional-format>
          <calcext:conditional-format calcext:target-range-address="Planilha1.CN14:Planilha1.CN14">
            <calcext:condition calcext:apply-style-name="Accent 1" calcext:value="=1" calcext:base-cell-address="Planilha1.CN14"/>
          </calcext:conditional-format>
          <calcext:conditional-format calcext:target-range-address="Planilha1.CO14:Planilha1.CO14">
            <calcext:condition calcext:apply-style-name="Accent 1" calcext:value="=1" calcext:base-cell-address="Planilha1.CO14"/>
            <calcext:condition calcext:apply-style-name="Accent" calcext:value="=0" calcext:base-cell-address="Planilha1.CO14"/>
          </calcext:conditional-format>
          <calcext:conditional-format calcext:target-range-address="Planilha1.CO14:Planilha1.CO14">
            <calcext:condition calcext:apply-style-name="Accent 1" calcext:value="=1" calcext:base-cell-address="Planilha1.CO14"/>
          </calcext:conditional-format>
          <calcext:conditional-format calcext:target-range-address="Planilha1.CP14:Planilha1.CP14">
            <calcext:condition calcext:apply-style-name="Accent 1" calcext:value="=1" calcext:base-cell-address="Planilha1.CP14"/>
            <calcext:condition calcext:apply-style-name="Accent" calcext:value="=0" calcext:base-cell-address="Planilha1.CP14"/>
          </calcext:conditional-format>
          <calcext:conditional-format calcext:target-range-address="Planilha1.CP14:Planilha1.CP14">
            <calcext:condition calcext:apply-style-name="Accent 1" calcext:value="=1" calcext:base-cell-address="Planilha1.CP14"/>
          </calcext:conditional-format>
          <calcext:conditional-format calcext:target-range-address="Planilha1.CQ14:Planilha1.CQ14">
            <calcext:condition calcext:apply-style-name="Accent 1" calcext:value="=1" calcext:base-cell-address="Planilha1.CQ14"/>
            <calcext:condition calcext:apply-style-name="Accent" calcext:value="=0" calcext:base-cell-address="Planilha1.CQ14"/>
          </calcext:conditional-format>
          <calcext:conditional-format calcext:target-range-address="Planilha1.CQ14:Planilha1.CQ14">
            <calcext:condition calcext:apply-style-name="Accent 1" calcext:value="=1" calcext:base-cell-address="Planilha1.CQ14"/>
          </calcext:conditional-format>
          <calcext:conditional-format calcext:target-range-address="Planilha1.BN14:Planilha1.CQ14">
            <calcext:condition calcext:apply-style-name="Accent 1" calcext:value="=1" calcext:base-cell-address="Planilha1.BN14"/>
          </calcext:conditional-format>
          <calcext:conditional-format calcext:target-range-address="Planilha1.B12:Planilha1.B12">
            <calcext:condition calcext:apply-style-name="Accent 1" calcext:value="=1" calcext:base-cell-address="Planilha1.B12"/>
            <calcext:condition calcext:apply-style-name="Accent" calcext:value="=0" calcext:base-cell-address="Planilha1.B12"/>
          </calcext:conditional-format>
          <calcext:conditional-format calcext:target-range-address="Planilha1.B12:Planilha1.B12">
            <calcext:condition calcext:apply-style-name="Accent 1" calcext:value="=1" calcext:base-cell-address="Planilha1.B12"/>
            <calcext:condition calcext:apply-style-name="Accent" calcext:value="=0" calcext:base-cell-address="Planilha1.B12"/>
          </calcext:conditional-format>
          <calcext:conditional-format calcext:target-range-address="Planilha1.B12:Planilha1.B12">
            <calcext:condition calcext:apply-style-name="Accent 1" calcext:value="=1" calcext:base-cell-address="Planilha1.B12"/>
          </calcext:conditional-format>
          <calcext:conditional-format calcext:target-range-address="Planilha1.B12:Planilha1.B12">
            <calcext:condition calcext:apply-style-name="Accent 1" calcext:value="=1" calcext:base-cell-address="Planilha1.B12"/>
          </calcext:conditional-format>
          <calcext:conditional-format calcext:target-range-address="Planilha1.C12:Planilha1.C12">
            <calcext:condition calcext:apply-style-name="Accent 1" calcext:value="=1" calcext:base-cell-address="Planilha1.C12"/>
            <calcext:condition calcext:apply-style-name="Accent" calcext:value="=0" calcext:base-cell-address="Planilha1.C12"/>
          </calcext:conditional-format>
          <calcext:conditional-format calcext:target-range-address="Planilha1.C12:Planilha1.C12">
            <calcext:condition calcext:apply-style-name="Accent 1" calcext:value="=1" calcext:base-cell-address="Planilha1.C12"/>
            <calcext:condition calcext:apply-style-name="Accent" calcext:value="=0" calcext:base-cell-address="Planilha1.C12"/>
          </calcext:conditional-format>
          <calcext:conditional-format calcext:target-range-address="Planilha1.C12:Planilha1.C12">
            <calcext:condition calcext:apply-style-name="Accent 1" calcext:value="=1" calcext:base-cell-address="Planilha1.C12"/>
          </calcext:conditional-format>
          <calcext:conditional-format calcext:target-range-address="Planilha1.C12:Planilha1.C12">
            <calcext:condition calcext:apply-style-name="Accent 1" calcext:value="=1" calcext:base-cell-address="Planilha1.C12"/>
          </calcext:conditional-format>
          <calcext:conditional-format calcext:target-range-address="Planilha1.D12:Planilha1.D12">
            <calcext:condition calcext:apply-style-name="Accent 1" calcext:value="=1" calcext:base-cell-address="Planilha1.D12"/>
            <calcext:condition calcext:apply-style-name="Accent" calcext:value="=0" calcext:base-cell-address="Planilha1.D12"/>
          </calcext:conditional-format>
          <calcext:conditional-format calcext:target-range-address="Planilha1.D12:Planilha1.D12">
            <calcext:condition calcext:apply-style-name="Accent 1" calcext:value="=1" calcext:base-cell-address="Planilha1.D12"/>
            <calcext:condition calcext:apply-style-name="Accent" calcext:value="=0" calcext:base-cell-address="Planilha1.D12"/>
          </calcext:conditional-format>
          <calcext:conditional-format calcext:target-range-address="Planilha1.D12:Planilha1.D12">
            <calcext:condition calcext:apply-style-name="Accent 1" calcext:value="=1" calcext:base-cell-address="Planilha1.D12"/>
          </calcext:conditional-format>
          <calcext:conditional-format calcext:target-range-address="Planilha1.D12:Planilha1.D12">
            <calcext:condition calcext:apply-style-name="Accent 1" calcext:value="=1" calcext:base-cell-address="Planilha1.D12"/>
          </calcext:conditional-format>
          <calcext:conditional-format calcext:target-range-address="Planilha1.E12:Planilha1.E12">
            <calcext:condition calcext:apply-style-name="Accent 1" calcext:value="=1" calcext:base-cell-address="Planilha1.E12"/>
            <calcext:condition calcext:apply-style-name="Accent" calcext:value="=0" calcext:base-cell-address="Planilha1.E12"/>
          </calcext:conditional-format>
          <calcext:conditional-format calcext:target-range-address="Planilha1.E12:Planilha1.E12">
            <calcext:condition calcext:apply-style-name="Accent 1" calcext:value="=1" calcext:base-cell-address="Planilha1.E12"/>
            <calcext:condition calcext:apply-style-name="Accent" calcext:value="=0" calcext:base-cell-address="Planilha1.E12"/>
          </calcext:conditional-format>
          <calcext:conditional-format calcext:target-range-address="Planilha1.E12:Planilha1.E12">
            <calcext:condition calcext:apply-style-name="Accent 1" calcext:value="=1" calcext:base-cell-address="Planilha1.E12"/>
          </calcext:conditional-format>
          <calcext:conditional-format calcext:target-range-address="Planilha1.E12:Planilha1.E12">
            <calcext:condition calcext:apply-style-name="Accent 1" calcext:value="=1" calcext:base-cell-address="Planilha1.E12"/>
          </calcext:conditional-format>
          <calcext:conditional-format calcext:target-range-address="Planilha1.F12:Planilha1.F12">
            <calcext:condition calcext:apply-style-name="Accent 1" calcext:value="=1" calcext:base-cell-address="Planilha1.F12"/>
            <calcext:condition calcext:apply-style-name="Accent" calcext:value="=0" calcext:base-cell-address="Planilha1.F12"/>
          </calcext:conditional-format>
          <calcext:conditional-format calcext:target-range-address="Planilha1.F12:Planilha1.F12">
            <calcext:condition calcext:apply-style-name="Accent 1" calcext:value="=1" calcext:base-cell-address="Planilha1.F12"/>
            <calcext:condition calcext:apply-style-name="Accent" calcext:value="=0" calcext:base-cell-address="Planilha1.F12"/>
          </calcext:conditional-format>
          <calcext:conditional-format calcext:target-range-address="Planilha1.F12:Planilha1.F12">
            <calcext:condition calcext:apply-style-name="Accent 1" calcext:value="=1" calcext:base-cell-address="Planilha1.F12"/>
          </calcext:conditional-format>
          <calcext:conditional-format calcext:target-range-address="Planilha1.F12:Planilha1.F12">
            <calcext:condition calcext:apply-style-name="Accent 1" calcext:value="=1" calcext:base-cell-address="Planilha1.F12"/>
          </calcext:conditional-format>
          <calcext:conditional-format calcext:target-range-address="Planilha1.G12:Planilha1.G12">
            <calcext:condition calcext:apply-style-name="Accent 1" calcext:value="=1" calcext:base-cell-address="Planilha1.G12"/>
            <calcext:condition calcext:apply-style-name="Accent" calcext:value="=0" calcext:base-cell-address="Planilha1.G12"/>
          </calcext:conditional-format>
          <calcext:conditional-format calcext:target-range-address="Planilha1.G12:Planilha1.G12">
            <calcext:condition calcext:apply-style-name="Accent 1" calcext:value="=1" calcext:base-cell-address="Planilha1.G12"/>
            <calcext:condition calcext:apply-style-name="Accent" calcext:value="=0" calcext:base-cell-address="Planilha1.G12"/>
          </calcext:conditional-format>
          <calcext:conditional-format calcext:target-range-address="Planilha1.G12:Planilha1.G12">
            <calcext:condition calcext:apply-style-name="Accent 1" calcext:value="=1" calcext:base-cell-address="Planilha1.G12"/>
          </calcext:conditional-format>
          <calcext:conditional-format calcext:target-range-address="Planilha1.G12:Planilha1.G12">
            <calcext:condition calcext:apply-style-name="Accent 1" calcext:value="=1" calcext:base-cell-address="Planilha1.G12"/>
          </calcext:conditional-format>
          <calcext:conditional-format calcext:target-range-address="Planilha1.H12:Planilha1.H12">
            <calcext:condition calcext:apply-style-name="Accent 1" calcext:value="=1" calcext:base-cell-address="Planilha1.H12"/>
            <calcext:condition calcext:apply-style-name="Accent" calcext:value="=0" calcext:base-cell-address="Planilha1.H12"/>
          </calcext:conditional-format>
          <calcext:conditional-format calcext:target-range-address="Planilha1.H12:Planilha1.H12">
            <calcext:condition calcext:apply-style-name="Accent 1" calcext:value="=1" calcext:base-cell-address="Planilha1.H12"/>
            <calcext:condition calcext:apply-style-name="Accent" calcext:value="=0" calcext:base-cell-address="Planilha1.H12"/>
          </calcext:conditional-format>
          <calcext:conditional-format calcext:target-range-address="Planilha1.H12:Planilha1.H12">
            <calcext:condition calcext:apply-style-name="Accent 1" calcext:value="=1" calcext:base-cell-address="Planilha1.H12"/>
          </calcext:conditional-format>
          <calcext:conditional-format calcext:target-range-address="Planilha1.H12:Planilha1.H12">
            <calcext:condition calcext:apply-style-name="Accent 1" calcext:value="=1" calcext:base-cell-address="Planilha1.H12"/>
          </calcext:conditional-format>
          <calcext:conditional-format calcext:target-range-address="Planilha1.I12:Planilha1.I12">
            <calcext:condition calcext:apply-style-name="Accent 1" calcext:value="=1" calcext:base-cell-address="Planilha1.I12"/>
            <calcext:condition calcext:apply-style-name="Accent" calcext:value="=0" calcext:base-cell-address="Planilha1.I12"/>
          </calcext:conditional-format>
          <calcext:conditional-format calcext:target-range-address="Planilha1.I12:Planilha1.I12">
            <calcext:condition calcext:apply-style-name="Accent 1" calcext:value="=1" calcext:base-cell-address="Planilha1.I12"/>
            <calcext:condition calcext:apply-style-name="Accent" calcext:value="=0" calcext:base-cell-address="Planilha1.I12"/>
          </calcext:conditional-format>
          <calcext:conditional-format calcext:target-range-address="Planilha1.I12:Planilha1.I12">
            <calcext:condition calcext:apply-style-name="Accent 1" calcext:value="=1" calcext:base-cell-address="Planilha1.I12"/>
          </calcext:conditional-format>
          <calcext:conditional-format calcext:target-range-address="Planilha1.I12:Planilha1.I12">
            <calcext:condition calcext:apply-style-name="Accent 1" calcext:value="=1" calcext:base-cell-address="Planilha1.I12"/>
          </calcext:conditional-format>
          <calcext:conditional-format calcext:target-range-address="Planilha1.J12:Planilha1.J12">
            <calcext:condition calcext:apply-style-name="Accent 1" calcext:value="=1" calcext:base-cell-address="Planilha1.J12"/>
            <calcext:condition calcext:apply-style-name="Accent" calcext:value="=0" calcext:base-cell-address="Planilha1.J12"/>
          </calcext:conditional-format>
          <calcext:conditional-format calcext:target-range-address="Planilha1.J12:Planilha1.J12">
            <calcext:condition calcext:apply-style-name="Accent 1" calcext:value="=1" calcext:base-cell-address="Planilha1.J12"/>
            <calcext:condition calcext:apply-style-name="Accent" calcext:value="=0" calcext:base-cell-address="Planilha1.J12"/>
          </calcext:conditional-format>
          <calcext:conditional-format calcext:target-range-address="Planilha1.J12:Planilha1.J12">
            <calcext:condition calcext:apply-style-name="Accent 1" calcext:value="=1" calcext:base-cell-address="Planilha1.J12"/>
          </calcext:conditional-format>
          <calcext:conditional-format calcext:target-range-address="Planilha1.J12:Planilha1.J12">
            <calcext:condition calcext:apply-style-name="Accent 1" calcext:value="=1" calcext:base-cell-address="Planilha1.J12"/>
          </calcext:conditional-format>
          <calcext:conditional-format calcext:target-range-address="Planilha1.K12:Planilha1.K12">
            <calcext:condition calcext:apply-style-name="Accent 1" calcext:value="=1" calcext:base-cell-address="Planilha1.K12"/>
            <calcext:condition calcext:apply-style-name="Accent" calcext:value="=0" calcext:base-cell-address="Planilha1.K12"/>
          </calcext:conditional-format>
          <calcext:conditional-format calcext:target-range-address="Planilha1.K12:Planilha1.K12">
            <calcext:condition calcext:apply-style-name="Accent 1" calcext:value="=1" calcext:base-cell-address="Planilha1.K12"/>
            <calcext:condition calcext:apply-style-name="Accent" calcext:value="=0" calcext:base-cell-address="Planilha1.K12"/>
          </calcext:conditional-format>
          <calcext:conditional-format calcext:target-range-address="Planilha1.K12:Planilha1.K12">
            <calcext:condition calcext:apply-style-name="Accent 1" calcext:value="=1" calcext:base-cell-address="Planilha1.K12"/>
          </calcext:conditional-format>
          <calcext:conditional-format calcext:target-range-address="Planilha1.K12:Planilha1.K12">
            <calcext:condition calcext:apply-style-name="Accent 1" calcext:value="=1" calcext:base-cell-address="Planilha1.K12"/>
          </calcext:conditional-format>
          <calcext:conditional-format calcext:target-range-address="Planilha1.L12:Planilha1.L12">
            <calcext:condition calcext:apply-style-name="Accent 1" calcext:value="=1" calcext:base-cell-address="Planilha1.L12"/>
            <calcext:condition calcext:apply-style-name="Accent" calcext:value="=0" calcext:base-cell-address="Planilha1.L12"/>
          </calcext:conditional-format>
          <calcext:conditional-format calcext:target-range-address="Planilha1.L12:Planilha1.L12">
            <calcext:condition calcext:apply-style-name="Accent 1" calcext:value="=1" calcext:base-cell-address="Planilha1.L12"/>
            <calcext:condition calcext:apply-style-name="Accent" calcext:value="=0" calcext:base-cell-address="Planilha1.L12"/>
          </calcext:conditional-format>
          <calcext:conditional-format calcext:target-range-address="Planilha1.L12:Planilha1.L12">
            <calcext:condition calcext:apply-style-name="Accent 1" calcext:value="=1" calcext:base-cell-address="Planilha1.L12"/>
          </calcext:conditional-format>
          <calcext:conditional-format calcext:target-range-address="Planilha1.L12:Planilha1.L12">
            <calcext:condition calcext:apply-style-name="Accent 1" calcext:value="=1" calcext:base-cell-address="Planilha1.L12"/>
          </calcext:conditional-format>
          <calcext:conditional-format calcext:target-range-address="Planilha1.M12:Planilha1.M12">
            <calcext:condition calcext:apply-style-name="Accent 1" calcext:value="=1" calcext:base-cell-address="Planilha1.M12"/>
            <calcext:condition calcext:apply-style-name="Accent" calcext:value="=0" calcext:base-cell-address="Planilha1.M12"/>
          </calcext:conditional-format>
          <calcext:conditional-format calcext:target-range-address="Planilha1.M12:Planilha1.M12">
            <calcext:condition calcext:apply-style-name="Accent 1" calcext:value="=1" calcext:base-cell-address="Planilha1.M12"/>
            <calcext:condition calcext:apply-style-name="Accent" calcext:value="=0" calcext:base-cell-address="Planilha1.M12"/>
          </calcext:conditional-format>
          <calcext:conditional-format calcext:target-range-address="Planilha1.M12:Planilha1.M12">
            <calcext:condition calcext:apply-style-name="Accent 1" calcext:value="=1" calcext:base-cell-address="Planilha1.M12"/>
          </calcext:conditional-format>
          <calcext:conditional-format calcext:target-range-address="Planilha1.M12:Planilha1.M12">
            <calcext:condition calcext:apply-style-name="Accent 1" calcext:value="=1" calcext:base-cell-address="Planilha1.M12"/>
          </calcext:conditional-format>
          <calcext:conditional-format calcext:target-range-address="Planilha1.N12:Planilha1.N12">
            <calcext:condition calcext:apply-style-name="Accent 1" calcext:value="=1" calcext:base-cell-address="Planilha1.N12"/>
            <calcext:condition calcext:apply-style-name="Accent" calcext:value="=0" calcext:base-cell-address="Planilha1.N12"/>
          </calcext:conditional-format>
          <calcext:conditional-format calcext:target-range-address="Planilha1.N12:Planilha1.N12">
            <calcext:condition calcext:apply-style-name="Accent 1" calcext:value="=1" calcext:base-cell-address="Planilha1.N12"/>
            <calcext:condition calcext:apply-style-name="Accent" calcext:value="=0" calcext:base-cell-address="Planilha1.N12"/>
          </calcext:conditional-format>
          <calcext:conditional-format calcext:target-range-address="Planilha1.N12:Planilha1.N12">
            <calcext:condition calcext:apply-style-name="Accent 1" calcext:value="=1" calcext:base-cell-address="Planilha1.N12"/>
          </calcext:conditional-format>
          <calcext:conditional-format calcext:target-range-address="Planilha1.N12:Planilha1.N12">
            <calcext:condition calcext:apply-style-name="Accent 1" calcext:value="=1" calcext:base-cell-address="Planilha1.N12"/>
          </calcext:conditional-format>
          <calcext:conditional-format calcext:target-range-address="Planilha1.O12:Planilha1.O12">
            <calcext:condition calcext:apply-style-name="Accent 1" calcext:value="=1" calcext:base-cell-address="Planilha1.O12"/>
            <calcext:condition calcext:apply-style-name="Accent" calcext:value="=0" calcext:base-cell-address="Planilha1.O12"/>
          </calcext:conditional-format>
          <calcext:conditional-format calcext:target-range-address="Planilha1.O12:Planilha1.O12">
            <calcext:condition calcext:apply-style-name="Accent 1" calcext:value="=1" calcext:base-cell-address="Planilha1.O12"/>
            <calcext:condition calcext:apply-style-name="Accent" calcext:value="=0" calcext:base-cell-address="Planilha1.O12"/>
          </calcext:conditional-format>
          <calcext:conditional-format calcext:target-range-address="Planilha1.O12:Planilha1.O12">
            <calcext:condition calcext:apply-style-name="Accent 1" calcext:value="=1" calcext:base-cell-address="Planilha1.O12"/>
          </calcext:conditional-format>
          <calcext:conditional-format calcext:target-range-address="Planilha1.O12:Planilha1.O12">
            <calcext:condition calcext:apply-style-name="Accent 1" calcext:value="=1" calcext:base-cell-address="Planilha1.O12"/>
          </calcext:conditional-format>
          <calcext:conditional-format calcext:target-range-address="Planilha1.P12:Planilha1.P12">
            <calcext:condition calcext:apply-style-name="Accent 1" calcext:value="=1" calcext:base-cell-address="Planilha1.P12"/>
            <calcext:condition calcext:apply-style-name="Accent" calcext:value="=0" calcext:base-cell-address="Planilha1.P12"/>
          </calcext:conditional-format>
          <calcext:conditional-format calcext:target-range-address="Planilha1.P12:Planilha1.P12">
            <calcext:condition calcext:apply-style-name="Accent 1" calcext:value="=1" calcext:base-cell-address="Planilha1.P12"/>
            <calcext:condition calcext:apply-style-name="Accent" calcext:value="=0" calcext:base-cell-address="Planilha1.P12"/>
          </calcext:conditional-format>
          <calcext:conditional-format calcext:target-range-address="Planilha1.P12:Planilha1.P12">
            <calcext:condition calcext:apply-style-name="Accent 1" calcext:value="=1" calcext:base-cell-address="Planilha1.P12"/>
          </calcext:conditional-format>
          <calcext:conditional-format calcext:target-range-address="Planilha1.P12:Planilha1.P12">
            <calcext:condition calcext:apply-style-name="Accent 1" calcext:value="=1" calcext:base-cell-address="Planilha1.P12"/>
          </calcext:conditional-format>
          <calcext:conditional-format calcext:target-range-address="Planilha1.Q12:Planilha1.Q12">
            <calcext:condition calcext:apply-style-name="Accent 1" calcext:value="=1" calcext:base-cell-address="Planilha1.Q12"/>
            <calcext:condition calcext:apply-style-name="Accent" calcext:value="=0" calcext:base-cell-address="Planilha1.Q12"/>
          </calcext:conditional-format>
          <calcext:conditional-format calcext:target-range-address="Planilha1.Q12:Planilha1.Q12">
            <calcext:condition calcext:apply-style-name="Accent 1" calcext:value="=1" calcext:base-cell-address="Planilha1.Q12"/>
            <calcext:condition calcext:apply-style-name="Accent" calcext:value="=0" calcext:base-cell-address="Planilha1.Q12"/>
          </calcext:conditional-format>
          <calcext:conditional-format calcext:target-range-address="Planilha1.Q12:Planilha1.Q12">
            <calcext:condition calcext:apply-style-name="Accent 1" calcext:value="=1" calcext:base-cell-address="Planilha1.Q12"/>
          </calcext:conditional-format>
          <calcext:conditional-format calcext:target-range-address="Planilha1.Q12:Planilha1.Q12">
            <calcext:condition calcext:apply-style-name="Accent 1" calcext:value="=1" calcext:base-cell-address="Planilha1.Q12"/>
          </calcext:conditional-format>
          <calcext:conditional-format calcext:target-range-address="Planilha1.R12:Planilha1.R12">
            <calcext:condition calcext:apply-style-name="Accent 1" calcext:value="=1" calcext:base-cell-address="Planilha1.R12"/>
            <calcext:condition calcext:apply-style-name="Accent" calcext:value="=0" calcext:base-cell-address="Planilha1.R12"/>
          </calcext:conditional-format>
          <calcext:conditional-format calcext:target-range-address="Planilha1.R12:Planilha1.R12">
            <calcext:condition calcext:apply-style-name="Accent 1" calcext:value="=1" calcext:base-cell-address="Planilha1.R12"/>
            <calcext:condition calcext:apply-style-name="Accent" calcext:value="=0" calcext:base-cell-address="Planilha1.R12"/>
          </calcext:conditional-format>
          <calcext:conditional-format calcext:target-range-address="Planilha1.R12:Planilha1.R12">
            <calcext:condition calcext:apply-style-name="Accent 1" calcext:value="=1" calcext:base-cell-address="Planilha1.R12"/>
          </calcext:conditional-format>
          <calcext:conditional-format calcext:target-range-address="Planilha1.R12:Planilha1.R12">
            <calcext:condition calcext:apply-style-name="Accent 1" calcext:value="=1" calcext:base-cell-address="Planilha1.R12"/>
          </calcext:conditional-format>
          <calcext:conditional-format calcext:target-range-address="Planilha1.S12:Planilha1.S12">
            <calcext:condition calcext:apply-style-name="Accent 1" calcext:value="=1" calcext:base-cell-address="Planilha1.S12"/>
            <calcext:condition calcext:apply-style-name="Accent" calcext:value="=0" calcext:base-cell-address="Planilha1.S12"/>
          </calcext:conditional-format>
          <calcext:conditional-format calcext:target-range-address="Planilha1.S12:Planilha1.S12">
            <calcext:condition calcext:apply-style-name="Accent 1" calcext:value="=1" calcext:base-cell-address="Planilha1.S12"/>
            <calcext:condition calcext:apply-style-name="Accent" calcext:value="=0" calcext:base-cell-address="Planilha1.S12"/>
          </calcext:conditional-format>
          <calcext:conditional-format calcext:target-range-address="Planilha1.S12:Planilha1.S12">
            <calcext:condition calcext:apply-style-name="Accent 1" calcext:value="=1" calcext:base-cell-address="Planilha1.S12"/>
            <calcext:condition calcext:apply-style-name="Accent" calcext:value="=0" calcext:base-cell-address="Planilha1.S12"/>
          </calcext:conditional-format>
          <calcext:conditional-format calcext:target-range-address="Planilha1.S12:Planilha1.S12">
            <calcext:condition calcext:apply-style-name="Accent 1" calcext:value="=1" calcext:base-cell-address="Planilha1.S12"/>
          </calcext:conditional-format>
          <calcext:conditional-format calcext:target-range-address="Planilha1.S12:Planilha1.S12">
            <calcext:condition calcext:apply-style-name="Accent 1" calcext:value="=1" calcext:base-cell-address="Planilha1.S12"/>
          </calcext:conditional-format>
          <calcext:conditional-format calcext:target-range-address="Planilha1.T12:Planilha1.T12">
            <calcext:condition calcext:apply-style-name="Accent 1" calcext:value="=1" calcext:base-cell-address="Planilha1.T12"/>
            <calcext:condition calcext:apply-style-name="Accent" calcext:value="=0" calcext:base-cell-address="Planilha1.T12"/>
          </calcext:conditional-format>
          <calcext:conditional-format calcext:target-range-address="Planilha1.T12:Planilha1.T12">
            <calcext:condition calcext:apply-style-name="Accent 1" calcext:value="=1" calcext:base-cell-address="Planilha1.T12"/>
            <calcext:condition calcext:apply-style-name="Accent" calcext:value="=0" calcext:base-cell-address="Planilha1.T12"/>
          </calcext:conditional-format>
          <calcext:conditional-format calcext:target-range-address="Planilha1.T12:Planilha1.T12">
            <calcext:condition calcext:apply-style-name="Accent 1" calcext:value="=1" calcext:base-cell-address="Planilha1.T12"/>
            <calcext:condition calcext:apply-style-name="Accent" calcext:value="=0" calcext:base-cell-address="Planilha1.T12"/>
          </calcext:conditional-format>
          <calcext:conditional-format calcext:target-range-address="Planilha1.T12:Planilha1.T12">
            <calcext:condition calcext:apply-style-name="Accent 1" calcext:value="=1" calcext:base-cell-address="Planilha1.T12"/>
          </calcext:conditional-format>
          <calcext:conditional-format calcext:target-range-address="Planilha1.T12:Planilha1.T12">
            <calcext:condition calcext:apply-style-name="Accent 1" calcext:value="=1" calcext:base-cell-address="Planilha1.T12"/>
          </calcext:conditional-format>
          <calcext:conditional-format calcext:target-range-address="Planilha1.U12:Planilha1.U12">
            <calcext:condition calcext:apply-style-name="Accent 1" calcext:value="=1" calcext:base-cell-address="Planilha1.U12"/>
            <calcext:condition calcext:apply-style-name="Accent" calcext:value="=0" calcext:base-cell-address="Planilha1.U12"/>
          </calcext:conditional-format>
          <calcext:conditional-format calcext:target-range-address="Planilha1.U12:Planilha1.U12">
            <calcext:condition calcext:apply-style-name="Accent 1" calcext:value="=1" calcext:base-cell-address="Planilha1.U12"/>
            <calcext:condition calcext:apply-style-name="Accent" calcext:value="=0" calcext:base-cell-address="Planilha1.U12"/>
          </calcext:conditional-format>
          <calcext:conditional-format calcext:target-range-address="Planilha1.U12:Planilha1.U12">
            <calcext:condition calcext:apply-style-name="Accent 1" calcext:value="=1" calcext:base-cell-address="Planilha1.U12"/>
            <calcext:condition calcext:apply-style-name="Accent" calcext:value="=0" calcext:base-cell-address="Planilha1.U12"/>
          </calcext:conditional-format>
          <calcext:conditional-format calcext:target-range-address="Planilha1.U12:Planilha1.U12">
            <calcext:condition calcext:apply-style-name="Accent 1" calcext:value="=1" calcext:base-cell-address="Planilha1.U12"/>
          </calcext:conditional-format>
          <calcext:conditional-format calcext:target-range-address="Planilha1.U12:Planilha1.U12">
            <calcext:condition calcext:apply-style-name="Accent 1" calcext:value="=1" calcext:base-cell-address="Planilha1.U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  <calcext:condition calcext:apply-style-name="Accent" calcext:value="=0" calcext:base-cell-address="Planilha1.V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  <calcext:condition calcext:apply-style-name="Accent" calcext:value="=0" calcext:base-cell-address="Planilha1.V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  <calcext:condition calcext:apply-style-name="Accent" calcext:value="=0" calcext:base-cell-address="Planilha1.V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  <calcext:condition calcext:apply-style-name="Accent" calcext:value="=0" calcext:base-cell-address="Planilha1.W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  <calcext:condition calcext:apply-style-name="Accent" calcext:value="=0" calcext:base-cell-address="Planilha1.W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  <calcext:condition calcext:apply-style-name="Accent" calcext:value="=0" calcext:base-cell-address="Planilha1.W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  <calcext:condition calcext:apply-style-name="Accent" calcext:value="=0" calcext:base-cell-address="Planilha1.W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  <calcext:condition calcext:apply-style-name="Accent" calcext:value="=0" calcext:base-cell-address="Planilha1.W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</calcext:conditional-format>
          <calcext:conditional-format calcext:target-range-address="Planilha1.X12:Planilha1.X12">
            <calcext:condition calcext:apply-style-name="Accent 1" calcext:value="=1" calcext:base-cell-address="Planilha1.X12"/>
            <calcext:condition calcext:apply-style-name="Accent" calcext:value="=0" calcext:base-cell-address="Planilha1.X12"/>
          </calcext:conditional-format>
          <calcext:conditional-format calcext:target-range-address="Planilha1.X12:Planilha1.X12">
            <calcext:condition calcext:apply-style-name="Accent 1" calcext:value="=1" calcext:base-cell-address="Planilha1.X12"/>
          </calcext:conditional-format>
          <calcext:conditional-format calcext:target-range-address="Planilha1.X12:Planilha1.X12">
            <calcext:condition calcext:apply-style-name="Accent 1" calcext:value="=1" calcext:base-cell-address="Planilha1.X12"/>
          </calcext:conditional-format>
          <calcext:conditional-format calcext:target-range-address="Planilha1.Y12:Planilha1.Y12">
            <calcext:condition calcext:apply-style-name="Accent 1" calcext:value="=1" calcext:base-cell-address="Planilha1.Y12"/>
            <calcext:condition calcext:apply-style-name="Accent" calcext:value="=0" calcext:base-cell-address="Planilha1.Y12"/>
          </calcext:conditional-format>
          <calcext:conditional-format calcext:target-range-address="Planilha1.Y12:Planilha1.Y12">
            <calcext:condition calcext:apply-style-name="Accent 1" calcext:value="=1" calcext:base-cell-address="Planilha1.Y12"/>
          </calcext:conditional-format>
          <calcext:conditional-format calcext:target-range-address="Planilha1.Y12:Planilha1.Y12">
            <calcext:condition calcext:apply-style-name="Accent 1" calcext:value="=1" calcext:base-cell-address="Planilha1.Y12"/>
          </calcext:conditional-format>
          <calcext:conditional-format calcext:target-range-address="Planilha1.Z12:Planilha1.Z12">
            <calcext:condition calcext:apply-style-name="Accent 1" calcext:value="=1" calcext:base-cell-address="Planilha1.Z12"/>
            <calcext:condition calcext:apply-style-name="Accent" calcext:value="=0" calcext:base-cell-address="Planilha1.Z12"/>
          </calcext:conditional-format>
          <calcext:conditional-format calcext:target-range-address="Planilha1.Z12:Planilha1.Z12">
            <calcext:condition calcext:apply-style-name="Accent 1" calcext:value="=1" calcext:base-cell-address="Planilha1.Z12"/>
          </calcext:conditional-format>
          <calcext:conditional-format calcext:target-range-address="Planilha1.Z12:Planilha1.Z12">
            <calcext:condition calcext:apply-style-name="Accent 1" calcext:value="=1" calcext:base-cell-address="Planilha1.Z12"/>
          </calcext:conditional-format>
          <calcext:conditional-format calcext:target-range-address="Planilha1.AR12:Planilha1.AR12">
            <calcext:condition calcext:apply-style-name="Accent 1" calcext:value="=1" calcext:base-cell-address="Planilha1.AR12"/>
            <calcext:condition calcext:apply-style-name="Accent" calcext:value="=0" calcext:base-cell-address="Planilha1.AR12"/>
          </calcext:conditional-format>
          <calcext:conditional-format calcext:target-range-address="Planilha1.AR12:Planilha1.AR12">
            <calcext:condition calcext:apply-style-name="Accent 1" calcext:value="=1" calcext:base-cell-address="Planilha1.AR12"/>
            <calcext:condition calcext:apply-style-name="Accent" calcext:value="=0" calcext:base-cell-address="Planilha1.AR12"/>
          </calcext:conditional-format>
          <calcext:conditional-format calcext:target-range-address="Planilha1.AR12:Planilha1.AR12">
            <calcext:condition calcext:apply-style-name="Accent 1" calcext:value="=1" calcext:base-cell-address="Planilha1.AR12"/>
          </calcext:conditional-format>
          <calcext:conditional-format calcext:target-range-address="Planilha1.AR12:Planilha1.AR12">
            <calcext:condition calcext:apply-style-name="Accent 1" calcext:value="=1" calcext:base-cell-address="Planilha1.AR12"/>
          </calcext:conditional-format>
          <calcext:conditional-format calcext:target-range-address="Planilha1.AS12:Planilha1.AS12">
            <calcext:condition calcext:apply-style-name="Accent 1" calcext:value="=1" calcext:base-cell-address="Planilha1.AS12"/>
            <calcext:condition calcext:apply-style-name="Accent" calcext:value="=0" calcext:base-cell-address="Planilha1.AS12"/>
          </calcext:conditional-format>
          <calcext:conditional-format calcext:target-range-address="Planilha1.AS12:Planilha1.AS12">
            <calcext:condition calcext:apply-style-name="Accent 1" calcext:value="=1" calcext:base-cell-address="Planilha1.AS12"/>
          </calcext:conditional-format>
          <calcext:conditional-format calcext:target-range-address="Planilha1.AS12:Planilha1.AS12">
            <calcext:condition calcext:apply-style-name="Accent 1" calcext:value="=1" calcext:base-cell-address="Planilha1.AS12"/>
          </calcext:conditional-format>
          <calcext:conditional-format calcext:target-range-address="Planilha1.AT12:Planilha1.AT12">
            <calcext:condition calcext:apply-style-name="Accent 1" calcext:value="=1" calcext:base-cell-address="Planilha1.AT12"/>
            <calcext:condition calcext:apply-style-name="Accent" calcext:value="=0" calcext:base-cell-address="Planilha1.AT12"/>
          </calcext:conditional-format>
          <calcext:conditional-format calcext:target-range-address="Planilha1.AT12:Planilha1.AT12">
            <calcext:condition calcext:apply-style-name="Accent 1" calcext:value="=1" calcext:base-cell-address="Planilha1.AT12"/>
          </calcext:conditional-format>
          <calcext:conditional-format calcext:target-range-address="Planilha1.AT12:Planilha1.AT12">
            <calcext:condition calcext:apply-style-name="Accent 1" calcext:value="=1" calcext:base-cell-address="Planilha1.AT12"/>
          </calcext:conditional-format>
          <calcext:conditional-format calcext:target-range-address="Planilha1.AU12:Planilha1.AU12">
            <calcext:condition calcext:apply-style-name="Accent 1" calcext:value="=1" calcext:base-cell-address="Planilha1.AU12"/>
            <calcext:condition calcext:apply-style-name="Accent" calcext:value="=0" calcext:base-cell-address="Planilha1.AU12"/>
          </calcext:conditional-format>
          <calcext:conditional-format calcext:target-range-address="Planilha1.AU12:Planilha1.AU12">
            <calcext:condition calcext:apply-style-name="Accent 1" calcext:value="=1" calcext:base-cell-address="Planilha1.AU12"/>
            <calcext:condition calcext:apply-style-name="Accent" calcext:value="=0" calcext:base-cell-address="Planilha1.AU12"/>
          </calcext:conditional-format>
          <calcext:conditional-format calcext:target-range-address="Planilha1.AU12:Planilha1.AU12">
            <calcext:condition calcext:apply-style-name="Accent 1" calcext:value="=1" calcext:base-cell-address="Planilha1.AU12"/>
          </calcext:conditional-format>
          <calcext:conditional-format calcext:target-range-address="Planilha1.AU12:Planilha1.AU12">
            <calcext:condition calcext:apply-style-name="Accent 1" calcext:value="=1" calcext:base-cell-address="Planilha1.AU12"/>
          </calcext:conditional-format>
          <calcext:conditional-format calcext:target-range-address="Planilha1.AV12:Planilha1.AV12">
            <calcext:condition calcext:apply-style-name="Accent 1" calcext:value="=1" calcext:base-cell-address="Planilha1.AV12"/>
            <calcext:condition calcext:apply-style-name="Accent" calcext:value="=0" calcext:base-cell-address="Planilha1.AV12"/>
          </calcext:conditional-format>
          <calcext:conditional-format calcext:target-range-address="Planilha1.AV12:Planilha1.AV12">
            <calcext:condition calcext:apply-style-name="Accent 1" calcext:value="=1" calcext:base-cell-address="Planilha1.AV12"/>
            <calcext:condition calcext:apply-style-name="Accent" calcext:value="=0" calcext:base-cell-address="Planilha1.AV12"/>
          </calcext:conditional-format>
          <calcext:conditional-format calcext:target-range-address="Planilha1.AV12:Planilha1.AV12">
            <calcext:condition calcext:apply-style-name="Accent 1" calcext:value="=1" calcext:base-cell-address="Planilha1.AV12"/>
          </calcext:conditional-format>
          <calcext:conditional-format calcext:target-range-address="Planilha1.AV12:Planilha1.AV12">
            <calcext:condition calcext:apply-style-name="Accent 1" calcext:value="=1" calcext:base-cell-address="Planilha1.AV12"/>
          </calcext:conditional-format>
          <calcext:conditional-format calcext:target-range-address="Planilha1.AX12:Planilha1.AX12">
            <calcext:condition calcext:apply-style-name="Accent 1" calcext:value="=1" calcext:base-cell-address="Planilha1.AX12"/>
            <calcext:condition calcext:apply-style-name="Accent" calcext:value="=0" calcext:base-cell-address="Planilha1.AX12"/>
          </calcext:conditional-format>
          <calcext:conditional-format calcext:target-range-address="Planilha1.AX12:Planilha1.AX12">
            <calcext:condition calcext:apply-style-name="Accent 1" calcext:value="=1" calcext:base-cell-address="Planilha1.AX12"/>
            <calcext:condition calcext:apply-style-name="Accent" calcext:value="=0" calcext:base-cell-address="Planilha1.AX12"/>
          </calcext:conditional-format>
          <calcext:conditional-format calcext:target-range-address="Planilha1.AX12:Planilha1.AX12">
            <calcext:condition calcext:apply-style-name="Accent 1" calcext:value="=1" calcext:base-cell-address="Planilha1.AX12"/>
          </calcext:conditional-format>
          <calcext:conditional-format calcext:target-range-address="Planilha1.AX12:Planilha1.AX12">
            <calcext:condition calcext:apply-style-name="Accent 1" calcext:value="=1" calcext:base-cell-address="Planilha1.AX12"/>
          </calcext:conditional-format>
          <calcext:conditional-format calcext:target-range-address="Planilha1.AY12:Planilha1.AY12">
            <calcext:condition calcext:apply-style-name="Accent 1" calcext:value="=1" calcext:base-cell-address="Planilha1.AY12"/>
            <calcext:condition calcext:apply-style-name="Accent" calcext:value="=0" calcext:base-cell-address="Planilha1.AY12"/>
          </calcext:conditional-format>
          <calcext:conditional-format calcext:target-range-address="Planilha1.AY12:Planilha1.AY12">
            <calcext:condition calcext:apply-style-name="Accent 1" calcext:value="=1" calcext:base-cell-address="Planilha1.AY12"/>
            <calcext:condition calcext:apply-style-name="Accent" calcext:value="=0" calcext:base-cell-address="Planilha1.AY12"/>
          </calcext:conditional-format>
          <calcext:conditional-format calcext:target-range-address="Planilha1.AY12:Planilha1.AY12">
            <calcext:condition calcext:apply-style-name="Accent 1" calcext:value="=1" calcext:base-cell-address="Planilha1.AY12"/>
          </calcext:conditional-format>
          <calcext:conditional-format calcext:target-range-address="Planilha1.AY12:Planilha1.AY12">
            <calcext:condition calcext:apply-style-name="Accent 1" calcext:value="=1" calcext:base-cell-address="Planilha1.AY12"/>
          </calcext:conditional-format>
          <calcext:conditional-format calcext:target-range-address="Planilha1.AZ12:Planilha1.AZ12">
            <calcext:condition calcext:apply-style-name="Accent 1" calcext:value="=1" calcext:base-cell-address="Planilha1.AZ12"/>
            <calcext:condition calcext:apply-style-name="Accent" calcext:value="=0" calcext:base-cell-address="Planilha1.AZ12"/>
          </calcext:conditional-format>
          <calcext:conditional-format calcext:target-range-address="Planilha1.AZ12:Planilha1.AZ12">
            <calcext:condition calcext:apply-style-name="Accent 1" calcext:value="=1" calcext:base-cell-address="Planilha1.AZ12"/>
            <calcext:condition calcext:apply-style-name="Accent" calcext:value="=0" calcext:base-cell-address="Planilha1.AZ12"/>
          </calcext:conditional-format>
          <calcext:conditional-format calcext:target-range-address="Planilha1.AZ12:Planilha1.AZ12">
            <calcext:condition calcext:apply-style-name="Accent 1" calcext:value="=1" calcext:base-cell-address="Planilha1.AZ12"/>
          </calcext:conditional-format>
          <calcext:conditional-format calcext:target-range-address="Planilha1.AZ12:Planilha1.AZ12">
            <calcext:condition calcext:apply-style-name="Accent 1" calcext:value="=1" calcext:base-cell-address="Planilha1.AZ12"/>
          </calcext:conditional-format>
          <calcext:conditional-format calcext:target-range-address="Planilha1.BA12:Planilha1.BA12">
            <calcext:condition calcext:apply-style-name="Accent 1" calcext:value="=1" calcext:base-cell-address="Planilha1.BA12"/>
            <calcext:condition calcext:apply-style-name="Accent" calcext:value="=0" calcext:base-cell-address="Planilha1.BA12"/>
          </calcext:conditional-format>
          <calcext:conditional-format calcext:target-range-address="Planilha1.BA12:Planilha1.BA12">
            <calcext:condition calcext:apply-style-name="Accent 1" calcext:value="=1" calcext:base-cell-address="Planilha1.BA12"/>
            <calcext:condition calcext:apply-style-name="Accent" calcext:value="=0" calcext:base-cell-address="Planilha1.BA12"/>
          </calcext:conditional-format>
          <calcext:conditional-format calcext:target-range-address="Planilha1.BA12:Planilha1.BA12">
            <calcext:condition calcext:apply-style-name="Accent 1" calcext:value="=1" calcext:base-cell-address="Planilha1.BA12"/>
          </calcext:conditional-format>
          <calcext:conditional-format calcext:target-range-address="Planilha1.BA12:Planilha1.BA12">
            <calcext:condition calcext:apply-style-name="Accent 1" calcext:value="=1" calcext:base-cell-address="Planilha1.BA12"/>
          </calcext:conditional-format>
          <calcext:conditional-format calcext:target-range-address="Planilha1.BB12:Planilha1.BB12">
            <calcext:condition calcext:apply-style-name="Accent 1" calcext:value="=1" calcext:base-cell-address="Planilha1.BB12"/>
            <calcext:condition calcext:apply-style-name="Accent" calcext:value="=0" calcext:base-cell-address="Planilha1.BB12"/>
          </calcext:conditional-format>
          <calcext:conditional-format calcext:target-range-address="Planilha1.BB12:Planilha1.BB12">
            <calcext:condition calcext:apply-style-name="Accent 1" calcext:value="=1" calcext:base-cell-address="Planilha1.BB12"/>
            <calcext:condition calcext:apply-style-name="Accent" calcext:value="=0" calcext:base-cell-address="Planilha1.BB12"/>
          </calcext:conditional-format>
          <calcext:conditional-format calcext:target-range-address="Planilha1.BB12:Planilha1.BB12">
            <calcext:condition calcext:apply-style-name="Accent 1" calcext:value="=1" calcext:base-cell-address="Planilha1.BB12"/>
          </calcext:conditional-format>
          <calcext:conditional-format calcext:target-range-address="Planilha1.BB12:Planilha1.BB12">
            <calcext:condition calcext:apply-style-name="Accent 1" calcext:value="=1" calcext:base-cell-address="Planilha1.BB12"/>
          </calcext:conditional-format>
          <calcext:conditional-format calcext:target-range-address="Planilha1.BC12:Planilha1.BC12">
            <calcext:condition calcext:apply-style-name="Accent 1" calcext:value="=1" calcext:base-cell-address="Planilha1.BC12"/>
            <calcext:condition calcext:apply-style-name="Accent" calcext:value="=0" calcext:base-cell-address="Planilha1.BC12"/>
          </calcext:conditional-format>
          <calcext:conditional-format calcext:target-range-address="Planilha1.BC12:Planilha1.BC12">
            <calcext:condition calcext:apply-style-name="Accent 1" calcext:value="=1" calcext:base-cell-address="Planilha1.BC12"/>
            <calcext:condition calcext:apply-style-name="Accent" calcext:value="=0" calcext:base-cell-address="Planilha1.BC12"/>
          </calcext:conditional-format>
          <calcext:conditional-format calcext:target-range-address="Planilha1.BC12:Planilha1.BC12">
            <calcext:condition calcext:apply-style-name="Accent 1" calcext:value="=1" calcext:base-cell-address="Planilha1.BC12"/>
          </calcext:conditional-format>
          <calcext:conditional-format calcext:target-range-address="Planilha1.BC12:Planilha1.BC12">
            <calcext:condition calcext:apply-style-name="Accent 1" calcext:value="=1" calcext:base-cell-address="Planilha1.BC12"/>
          </calcext:conditional-format>
          <calcext:conditional-format calcext:target-range-address="Planilha1.BD12:Planilha1.BD12">
            <calcext:condition calcext:apply-style-name="Accent 1" calcext:value="=1" calcext:base-cell-address="Planilha1.BD12"/>
            <calcext:condition calcext:apply-style-name="Accent" calcext:value="=0" calcext:base-cell-address="Planilha1.BD12"/>
          </calcext:conditional-format>
          <calcext:conditional-format calcext:target-range-address="Planilha1.BD12:Planilha1.BD12">
            <calcext:condition calcext:apply-style-name="Accent 1" calcext:value="=1" calcext:base-cell-address="Planilha1.BD12"/>
            <calcext:condition calcext:apply-style-name="Accent" calcext:value="=0" calcext:base-cell-address="Planilha1.BD12"/>
          </calcext:conditional-format>
          <calcext:conditional-format calcext:target-range-address="Planilha1.BD12:Planilha1.BD12">
            <calcext:condition calcext:apply-style-name="Accent 1" calcext:value="=1" calcext:base-cell-address="Planilha1.BD12"/>
          </calcext:conditional-format>
          <calcext:conditional-format calcext:target-range-address="Planilha1.BD12:Planilha1.BD12">
            <calcext:condition calcext:apply-style-name="Accent 1" calcext:value="=1" calcext:base-cell-address="Planilha1.BD12"/>
          </calcext:conditional-format>
          <calcext:conditional-format calcext:target-range-address="Planilha1.BE12:Planilha1.BE12">
            <calcext:condition calcext:apply-style-name="Accent 1" calcext:value="=1" calcext:base-cell-address="Planilha1.BE12"/>
            <calcext:condition calcext:apply-style-name="Accent" calcext:value="=0" calcext:base-cell-address="Planilha1.BE12"/>
          </calcext:conditional-format>
          <calcext:conditional-format calcext:target-range-address="Planilha1.BE12:Planilha1.BE12">
            <calcext:condition calcext:apply-style-name="Accent 1" calcext:value="=1" calcext:base-cell-address="Planilha1.BE12"/>
            <calcext:condition calcext:apply-style-name="Accent" calcext:value="=0" calcext:base-cell-address="Planilha1.BE12"/>
          </calcext:conditional-format>
          <calcext:conditional-format calcext:target-range-address="Planilha1.BE12:Planilha1.BE12">
            <calcext:condition calcext:apply-style-name="Accent 1" calcext:value="=1" calcext:base-cell-address="Planilha1.BE12"/>
          </calcext:conditional-format>
          <calcext:conditional-format calcext:target-range-address="Planilha1.BE12:Planilha1.BE12">
            <calcext:condition calcext:apply-style-name="Accent 1" calcext:value="=1" calcext:base-cell-address="Planilha1.BE12"/>
          </calcext:conditional-format>
          <calcext:conditional-format calcext:target-range-address="Planilha1.BF12:Planilha1.BF12">
            <calcext:condition calcext:apply-style-name="Accent 1" calcext:value="=1" calcext:base-cell-address="Planilha1.BF12"/>
            <calcext:condition calcext:apply-style-name="Accent" calcext:value="=0" calcext:base-cell-address="Planilha1.BF12"/>
          </calcext:conditional-format>
          <calcext:conditional-format calcext:target-range-address="Planilha1.BF12:Planilha1.BF12">
            <calcext:condition calcext:apply-style-name="Accent 1" calcext:value="=1" calcext:base-cell-address="Planilha1.BF12"/>
            <calcext:condition calcext:apply-style-name="Accent" calcext:value="=0" calcext:base-cell-address="Planilha1.BF12"/>
          </calcext:conditional-format>
          <calcext:conditional-format calcext:target-range-address="Planilha1.BF12:Planilha1.BF12">
            <calcext:condition calcext:apply-style-name="Accent 1" calcext:value="=1" calcext:base-cell-address="Planilha1.BF12"/>
          </calcext:conditional-format>
          <calcext:conditional-format calcext:target-range-address="Planilha1.BF12:Planilha1.BF12">
            <calcext:condition calcext:apply-style-name="Accent 1" calcext:value="=1" calcext:base-cell-address="Planilha1.BF12"/>
          </calcext:conditional-format>
          <calcext:conditional-format calcext:target-range-address="Planilha1.BG12:Planilha1.BG12">
            <calcext:condition calcext:apply-style-name="Accent 1" calcext:value="=1" calcext:base-cell-address="Planilha1.BG12"/>
            <calcext:condition calcext:apply-style-name="Accent" calcext:value="=0" calcext:base-cell-address="Planilha1.BG12"/>
          </calcext:conditional-format>
          <calcext:conditional-format calcext:target-range-address="Planilha1.BG12:Planilha1.BG12">
            <calcext:condition calcext:apply-style-name="Accent 1" calcext:value="=1" calcext:base-cell-address="Planilha1.BG12"/>
            <calcext:condition calcext:apply-style-name="Accent" calcext:value="=0" calcext:base-cell-address="Planilha1.BG12"/>
          </calcext:conditional-format>
          <calcext:conditional-format calcext:target-range-address="Planilha1.BG12:Planilha1.BG12">
            <calcext:condition calcext:apply-style-name="Accent 1" calcext:value="=1" calcext:base-cell-address="Planilha1.BG12"/>
          </calcext:conditional-format>
          <calcext:conditional-format calcext:target-range-address="Planilha1.BG12:Planilha1.BG12">
            <calcext:condition calcext:apply-style-name="Accent 1" calcext:value="=1" calcext:base-cell-address="Planilha1.BG12"/>
          </calcext:conditional-format>
          <calcext:conditional-format calcext:target-range-address="Planilha1.BH12:Planilha1.BH12">
            <calcext:condition calcext:apply-style-name="Accent 1" calcext:value="=1" calcext:base-cell-address="Planilha1.BH12"/>
            <calcext:condition calcext:apply-style-name="Accent" calcext:value="=0" calcext:base-cell-address="Planilha1.BH12"/>
          </calcext:conditional-format>
          <calcext:conditional-format calcext:target-range-address="Planilha1.BH12:Planilha1.BH12">
            <calcext:condition calcext:apply-style-name="Accent 1" calcext:value="=1" calcext:base-cell-address="Planilha1.BH12"/>
            <calcext:condition calcext:apply-style-name="Accent" calcext:value="=0" calcext:base-cell-address="Planilha1.BH12"/>
          </calcext:conditional-format>
          <calcext:conditional-format calcext:target-range-address="Planilha1.BH12:Planilha1.BH12">
            <calcext:condition calcext:apply-style-name="Accent 1" calcext:value="=1" calcext:base-cell-address="Planilha1.BH12"/>
          </calcext:conditional-format>
          <calcext:conditional-format calcext:target-range-address="Planilha1.BH12:Planilha1.BH12">
            <calcext:condition calcext:apply-style-name="Accent 1" calcext:value="=1" calcext:base-cell-address="Planilha1.BH12"/>
          </calcext:conditional-format>
          <calcext:conditional-format calcext:target-range-address="Planilha1.BI12:Planilha1.BI12">
            <calcext:condition calcext:apply-style-name="Accent 1" calcext:value="=1" calcext:base-cell-address="Planilha1.BI12"/>
            <calcext:condition calcext:apply-style-name="Accent" calcext:value="=0" calcext:base-cell-address="Planilha1.BI12"/>
          </calcext:conditional-format>
          <calcext:conditional-format calcext:target-range-address="Planilha1.BI12:Planilha1.BI12">
            <calcext:condition calcext:apply-style-name="Accent 1" calcext:value="=1" calcext:base-cell-address="Planilha1.BI12"/>
            <calcext:condition calcext:apply-style-name="Accent" calcext:value="=0" calcext:base-cell-address="Planilha1.BI12"/>
          </calcext:conditional-format>
          <calcext:conditional-format calcext:target-range-address="Planilha1.BI12:Planilha1.BI12">
            <calcext:condition calcext:apply-style-name="Accent 1" calcext:value="=1" calcext:base-cell-address="Planilha1.BI12"/>
          </calcext:conditional-format>
          <calcext:conditional-format calcext:target-range-address="Planilha1.BI12:Planilha1.BI12">
            <calcext:condition calcext:apply-style-name="Accent 1" calcext:value="=1" calcext:base-cell-address="Planilha1.BI12"/>
          </calcext:conditional-format>
          <calcext:conditional-format calcext:target-range-address="Planilha1.BJ12:Planilha1.BJ12">
            <calcext:condition calcext:apply-style-name="Accent 1" calcext:value="=1" calcext:base-cell-address="Planilha1.BJ12"/>
            <calcext:condition calcext:apply-style-name="Accent" calcext:value="=0" calcext:base-cell-address="Planilha1.BJ12"/>
          </calcext:conditional-format>
          <calcext:conditional-format calcext:target-range-address="Planilha1.BJ12:Planilha1.BJ12">
            <calcext:condition calcext:apply-style-name="Accent 1" calcext:value="=1" calcext:base-cell-address="Planilha1.BJ12"/>
            <calcext:condition calcext:apply-style-name="Accent" calcext:value="=0" calcext:base-cell-address="Planilha1.BJ12"/>
          </calcext:conditional-format>
          <calcext:conditional-format calcext:target-range-address="Planilha1.BJ12:Planilha1.BJ12">
            <calcext:condition calcext:apply-style-name="Accent 1" calcext:value="=1" calcext:base-cell-address="Planilha1.BJ12"/>
          </calcext:conditional-format>
          <calcext:conditional-format calcext:target-range-address="Planilha1.BJ12:Planilha1.BJ12">
            <calcext:condition calcext:apply-style-name="Accent 1" calcext:value="=1" calcext:base-cell-address="Planilha1.BJ12"/>
          </calcext:conditional-format>
          <calcext:conditional-format calcext:target-range-address="Planilha1.BK12:Planilha1.BK12">
            <calcext:condition calcext:apply-style-name="Accent 1" calcext:value="=1" calcext:base-cell-address="Planilha1.BK12"/>
            <calcext:condition calcext:apply-style-name="Accent" calcext:value="=0" calcext:base-cell-address="Planilha1.BK12"/>
          </calcext:conditional-format>
          <calcext:conditional-format calcext:target-range-address="Planilha1.BK12:Planilha1.BK12">
            <calcext:condition calcext:apply-style-name="Accent 1" calcext:value="=1" calcext:base-cell-address="Planilha1.BK12"/>
            <calcext:condition calcext:apply-style-name="Accent" calcext:value="=0" calcext:base-cell-address="Planilha1.BK12"/>
          </calcext:conditional-format>
          <calcext:conditional-format calcext:target-range-address="Planilha1.BK12:Planilha1.BK12">
            <calcext:condition calcext:apply-style-name="Accent 1" calcext:value="=1" calcext:base-cell-address="Planilha1.BK12"/>
          </calcext:conditional-format>
          <calcext:conditional-format calcext:target-range-address="Planilha1.BK12:Planilha1.BK12">
            <calcext:condition calcext:apply-style-name="Accent 1" calcext:value="=1" calcext:base-cell-address="Planilha1.BK12"/>
          </calcext:conditional-format>
          <calcext:conditional-format calcext:target-range-address="Planilha1.BL12:Planilha1.BL12">
            <calcext:condition calcext:apply-style-name="Accent 1" calcext:value="=1" calcext:base-cell-address="Planilha1.BL12"/>
            <calcext:condition calcext:apply-style-name="Accent" calcext:value="=0" calcext:base-cell-address="Planilha1.BL12"/>
          </calcext:conditional-format>
          <calcext:conditional-format calcext:target-range-address="Planilha1.BL12:Planilha1.BL12">
            <calcext:condition calcext:apply-style-name="Accent 1" calcext:value="=1" calcext:base-cell-address="Planilha1.BL12"/>
            <calcext:condition calcext:apply-style-name="Accent" calcext:value="=0" calcext:base-cell-address="Planilha1.BL12"/>
          </calcext:conditional-format>
          <calcext:conditional-format calcext:target-range-address="Planilha1.BL12:Planilha1.BL12">
            <calcext:condition calcext:apply-style-name="Accent 1" calcext:value="=1" calcext:base-cell-address="Planilha1.BL12"/>
          </calcext:conditional-format>
          <calcext:conditional-format calcext:target-range-address="Planilha1.BL12:Planilha1.BL12">
            <calcext:condition calcext:apply-style-name="Accent 1" calcext:value="=1" calcext:base-cell-address="Planilha1.BL12"/>
          </calcext:conditional-format>
          <calcext:conditional-format calcext:target-range-address="Planilha1.BM12:Planilha1.BM12">
            <calcext:condition calcext:apply-style-name="Accent 1" calcext:value="=1" calcext:base-cell-address="Planilha1.BM12"/>
            <calcext:condition calcext:apply-style-name="Accent" calcext:value="=0" calcext:base-cell-address="Planilha1.BM12"/>
          </calcext:conditional-format>
          <calcext:conditional-format calcext:target-range-address="Planilha1.BM12:Planilha1.BM12">
            <calcext:condition calcext:apply-style-name="Accent 1" calcext:value="=1" calcext:base-cell-address="Planilha1.BM12"/>
            <calcext:condition calcext:apply-style-name="Accent" calcext:value="=0" calcext:base-cell-address="Planilha1.BM12"/>
          </calcext:conditional-format>
          <calcext:conditional-format calcext:target-range-address="Planilha1.BM12:Planilha1.BM12">
            <calcext:condition calcext:apply-style-name="Accent 1" calcext:value="=1" calcext:base-cell-address="Planilha1.BM12"/>
          </calcext:conditional-format>
          <calcext:conditional-format calcext:target-range-address="Planilha1.BM12:Planilha1.BM12">
            <calcext:condition calcext:apply-style-name="Accent 1" calcext:value="=1" calcext:base-cell-address="Planilha1.BM12"/>
          </calcext:conditional-format>
          <calcext:conditional-format calcext:target-range-address="Planilha1.BN12:Planilha1.BN12">
            <calcext:condition calcext:apply-style-name="Accent 1" calcext:value="=1" calcext:base-cell-address="Planilha1.BN12"/>
            <calcext:condition calcext:apply-style-name="Accent" calcext:value="=0" calcext:base-cell-address="Planilha1.BN12"/>
          </calcext:conditional-format>
          <calcext:conditional-format calcext:target-range-address="Planilha1.BN12:Planilha1.BN12">
            <calcext:condition calcext:apply-style-name="Accent 1" calcext:value="=1" calcext:base-cell-address="Planilha1.BN12"/>
            <calcext:condition calcext:apply-style-name="Accent" calcext:value="=0" calcext:base-cell-address="Planilha1.BN12"/>
          </calcext:conditional-format>
          <calcext:conditional-format calcext:target-range-address="Planilha1.BN12:Planilha1.BN12">
            <calcext:condition calcext:apply-style-name="Accent 1" calcext:value="=1" calcext:base-cell-address="Planilha1.BN12"/>
          </calcext:conditional-format>
          <calcext:conditional-format calcext:target-range-address="Planilha1.BN12:Planilha1.BN12">
            <calcext:condition calcext:apply-style-name="Accent 1" calcext:value="=1" calcext:base-cell-address="Planilha1.BN12"/>
          </calcext:conditional-format>
          <calcext:conditional-format calcext:target-range-address="Planilha1.BO12:Planilha1.BO12">
            <calcext:condition calcext:apply-style-name="Accent 1" calcext:value="=1" calcext:base-cell-address="Planilha1.BO12"/>
            <calcext:condition calcext:apply-style-name="Accent" calcext:value="=0" calcext:base-cell-address="Planilha1.BO12"/>
          </calcext:conditional-format>
          <calcext:conditional-format calcext:target-range-address="Planilha1.BO12:Planilha1.BO12">
            <calcext:condition calcext:apply-style-name="Accent 1" calcext:value="=1" calcext:base-cell-address="Planilha1.BO12"/>
            <calcext:condition calcext:apply-style-name="Accent" calcext:value="=0" calcext:base-cell-address="Planilha1.BO12"/>
          </calcext:conditional-format>
          <calcext:conditional-format calcext:target-range-address="Planilha1.BO12:Planilha1.BO12">
            <calcext:condition calcext:apply-style-name="Accent 1" calcext:value="=1" calcext:base-cell-address="Planilha1.BO12"/>
          </calcext:conditional-format>
          <calcext:conditional-format calcext:target-range-address="Planilha1.BO12:Planilha1.BO12">
            <calcext:condition calcext:apply-style-name="Accent 1" calcext:value="=1" calcext:base-cell-address="Planilha1.BO12"/>
          </calcext:conditional-format>
          <calcext:conditional-format calcext:target-range-address="Planilha1.BP12:Planilha1.BP12">
            <calcext:condition calcext:apply-style-name="Accent 1" calcext:value="=1" calcext:base-cell-address="Planilha1.BP12"/>
            <calcext:condition calcext:apply-style-name="Accent" calcext:value="=0" calcext:base-cell-address="Planilha1.BP12"/>
          </calcext:conditional-format>
          <calcext:conditional-format calcext:target-range-address="Planilha1.BP12:Planilha1.BP12">
            <calcext:condition calcext:apply-style-name="Accent 1" calcext:value="=1" calcext:base-cell-address="Planilha1.BP12"/>
            <calcext:condition calcext:apply-style-name="Accent" calcext:value="=0" calcext:base-cell-address="Planilha1.BP12"/>
          </calcext:conditional-format>
          <calcext:conditional-format calcext:target-range-address="Planilha1.BP12:Planilha1.BP12">
            <calcext:condition calcext:apply-style-name="Accent 1" calcext:value="=1" calcext:base-cell-address="Planilha1.BP12"/>
          </calcext:conditional-format>
          <calcext:conditional-format calcext:target-range-address="Planilha1.BP12:Planilha1.BP12">
            <calcext:condition calcext:apply-style-name="Accent 1" calcext:value="=1" calcext:base-cell-address="Planilha1.BP12"/>
          </calcext:conditional-format>
          <calcext:conditional-format calcext:target-range-address="Planilha1.BQ12:Planilha1.BQ12">
            <calcext:condition calcext:apply-style-name="Accent 1" calcext:value="=1" calcext:base-cell-address="Planilha1.BQ12"/>
            <calcext:condition calcext:apply-style-name="Accent" calcext:value="=0" calcext:base-cell-address="Planilha1.BQ12"/>
          </calcext:conditional-format>
          <calcext:conditional-format calcext:target-range-address="Planilha1.BQ12:Planilha1.BQ12">
            <calcext:condition calcext:apply-style-name="Accent 1" calcext:value="=1" calcext:base-cell-address="Planilha1.BQ12"/>
            <calcext:condition calcext:apply-style-name="Accent" calcext:value="=0" calcext:base-cell-address="Planilha1.BQ12"/>
          </calcext:conditional-format>
          <calcext:conditional-format calcext:target-range-address="Planilha1.BQ12:Planilha1.BQ12">
            <calcext:condition calcext:apply-style-name="Accent 1" calcext:value="=1" calcext:base-cell-address="Planilha1.BQ12"/>
          </calcext:conditional-format>
          <calcext:conditional-format calcext:target-range-address="Planilha1.BQ12:Planilha1.BQ12">
            <calcext:condition calcext:apply-style-name="Accent 1" calcext:value="=1" calcext:base-cell-address="Planilha1.BQ12"/>
          </calcext:conditional-format>
          <calcext:conditional-format calcext:target-range-address="Planilha1.BR12:Planilha1.BR12">
            <calcext:condition calcext:apply-style-name="Accent 1" calcext:value="=1" calcext:base-cell-address="Planilha1.BR12"/>
            <calcext:condition calcext:apply-style-name="Accent" calcext:value="=0" calcext:base-cell-address="Planilha1.BR12"/>
          </calcext:conditional-format>
          <calcext:conditional-format calcext:target-range-address="Planilha1.BR12:Planilha1.BR12">
            <calcext:condition calcext:apply-style-name="Accent 1" calcext:value="=1" calcext:base-cell-address="Planilha1.BR12"/>
            <calcext:condition calcext:apply-style-name="Accent" calcext:value="=0" calcext:base-cell-address="Planilha1.BR12"/>
          </calcext:conditional-format>
          <calcext:conditional-format calcext:target-range-address="Planilha1.BR12:Planilha1.BR12">
            <calcext:condition calcext:apply-style-name="Accent 1" calcext:value="=1" calcext:base-cell-address="Planilha1.BR12"/>
          </calcext:conditional-format>
          <calcext:conditional-format calcext:target-range-address="Planilha1.BR12:Planilha1.BR12">
            <calcext:condition calcext:apply-style-name="Accent 1" calcext:value="=1" calcext:base-cell-address="Planilha1.BR12"/>
          </calcext:conditional-format>
          <calcext:conditional-format calcext:target-range-address="Planilha1.BS12:Planilha1.BS12">
            <calcext:condition calcext:apply-style-name="Accent 1" calcext:value="=1" calcext:base-cell-address="Planilha1.BS12"/>
            <calcext:condition calcext:apply-style-name="Accent" calcext:value="=0" calcext:base-cell-address="Planilha1.BS12"/>
          </calcext:conditional-format>
          <calcext:conditional-format calcext:target-range-address="Planilha1.BS12:Planilha1.BS12">
            <calcext:condition calcext:apply-style-name="Accent 1" calcext:value="=1" calcext:base-cell-address="Planilha1.BS12"/>
            <calcext:condition calcext:apply-style-name="Accent" calcext:value="=0" calcext:base-cell-address="Planilha1.BS12"/>
          </calcext:conditional-format>
          <calcext:conditional-format calcext:target-range-address="Planilha1.BS12:Planilha1.BS12">
            <calcext:condition calcext:apply-style-name="Accent 1" calcext:value="=1" calcext:base-cell-address="Planilha1.BS12"/>
          </calcext:conditional-format>
          <calcext:conditional-format calcext:target-range-address="Planilha1.BS12:Planilha1.BS12">
            <calcext:condition calcext:apply-style-name="Accent 1" calcext:value="=1" calcext:base-cell-address="Planilha1.BS12"/>
          </calcext:conditional-format>
          <calcext:conditional-format calcext:target-range-address="Planilha1.BT12:Planilha1.BT12">
            <calcext:condition calcext:apply-style-name="Accent 1" calcext:value="=1" calcext:base-cell-address="Planilha1.BT12"/>
            <calcext:condition calcext:apply-style-name="Accent" calcext:value="=0" calcext:base-cell-address="Planilha1.BT12"/>
          </calcext:conditional-format>
          <calcext:conditional-format calcext:target-range-address="Planilha1.BT12:Planilha1.BT12">
            <calcext:condition calcext:apply-style-name="Accent 1" calcext:value="=1" calcext:base-cell-address="Planilha1.BT12"/>
            <calcext:condition calcext:apply-style-name="Accent" calcext:value="=0" calcext:base-cell-address="Planilha1.BT12"/>
          </calcext:conditional-format>
          <calcext:conditional-format calcext:target-range-address="Planilha1.BT12:Planilha1.BT12">
            <calcext:condition calcext:apply-style-name="Accent 1" calcext:value="=1" calcext:base-cell-address="Planilha1.BT12"/>
          </calcext:conditional-format>
          <calcext:conditional-format calcext:target-range-address="Planilha1.BT12:Planilha1.BT12">
            <calcext:condition calcext:apply-style-name="Accent 1" calcext:value="=1" calcext:base-cell-address="Planilha1.BT12"/>
          </calcext:conditional-format>
          <calcext:conditional-format calcext:target-range-address="Planilha1.BU12:Planilha1.BU12">
            <calcext:condition calcext:apply-style-name="Accent 1" calcext:value="=1" calcext:base-cell-address="Planilha1.BU12"/>
            <calcext:condition calcext:apply-style-name="Accent" calcext:value="=0" calcext:base-cell-address="Planilha1.BU12"/>
          </calcext:conditional-format>
          <calcext:conditional-format calcext:target-range-address="Planilha1.BU12:Planilha1.BU12">
            <calcext:condition calcext:apply-style-name="Accent 1" calcext:value="=1" calcext:base-cell-address="Planilha1.BU12"/>
            <calcext:condition calcext:apply-style-name="Accent" calcext:value="=0" calcext:base-cell-address="Planilha1.BU12"/>
          </calcext:conditional-format>
          <calcext:conditional-format calcext:target-range-address="Planilha1.BU12:Planilha1.BU12">
            <calcext:condition calcext:apply-style-name="Accent 1" calcext:value="=1" calcext:base-cell-address="Planilha1.BU12"/>
          </calcext:conditional-format>
          <calcext:conditional-format calcext:target-range-address="Planilha1.BU12:Planilha1.BU12">
            <calcext:condition calcext:apply-style-name="Accent 1" calcext:value="=1" calcext:base-cell-address="Planilha1.BU12"/>
          </calcext:conditional-format>
          <calcext:conditional-format calcext:target-range-address="Planilha1.BV12:Planilha1.BV12">
            <calcext:condition calcext:apply-style-name="Accent 1" calcext:value="=1" calcext:base-cell-address="Planilha1.BV12"/>
            <calcext:condition calcext:apply-style-name="Accent" calcext:value="=0" calcext:base-cell-address="Planilha1.BV12"/>
          </calcext:conditional-format>
          <calcext:conditional-format calcext:target-range-address="Planilha1.BV12:Planilha1.BV12">
            <calcext:condition calcext:apply-style-name="Accent 1" calcext:value="=1" calcext:base-cell-address="Planilha1.BV12"/>
            <calcext:condition calcext:apply-style-name="Accent" calcext:value="=0" calcext:base-cell-address="Planilha1.BV12"/>
          </calcext:conditional-format>
          <calcext:conditional-format calcext:target-range-address="Planilha1.BV12:Planilha1.BV12">
            <calcext:condition calcext:apply-style-name="Accent 1" calcext:value="=1" calcext:base-cell-address="Planilha1.BV12"/>
          </calcext:conditional-format>
          <calcext:conditional-format calcext:target-range-address="Planilha1.BV12:Planilha1.BV12">
            <calcext:condition calcext:apply-style-name="Accent 1" calcext:value="=1" calcext:base-cell-address="Planilha1.BV12"/>
          </calcext:conditional-format>
          <calcext:conditional-format calcext:target-range-address="Planilha1.BW12:Planilha1.BW12">
            <calcext:condition calcext:apply-style-name="Accent 1" calcext:value="=1" calcext:base-cell-address="Planilha1.BW12"/>
            <calcext:condition calcext:apply-style-name="Accent" calcext:value="=0" calcext:base-cell-address="Planilha1.BW12"/>
          </calcext:conditional-format>
          <calcext:conditional-format calcext:target-range-address="Planilha1.BW12:Planilha1.BW12">
            <calcext:condition calcext:apply-style-name="Accent 1" calcext:value="=1" calcext:base-cell-address="Planilha1.BW12"/>
            <calcext:condition calcext:apply-style-name="Accent" calcext:value="=0" calcext:base-cell-address="Planilha1.BW12"/>
          </calcext:conditional-format>
          <calcext:conditional-format calcext:target-range-address="Planilha1.BW12:Planilha1.BW12">
            <calcext:condition calcext:apply-style-name="Accent 1" calcext:value="=1" calcext:base-cell-address="Planilha1.BW12"/>
          </calcext:conditional-format>
          <calcext:conditional-format calcext:target-range-address="Planilha1.BW12:Planilha1.BW12">
            <calcext:condition calcext:apply-style-name="Accent 1" calcext:value="=1" calcext:base-cell-address="Planilha1.BW12"/>
          </calcext:conditional-format>
          <calcext:conditional-format calcext:target-range-address="Planilha1.CW12:Planilha1.CW12">
            <calcext:condition calcext:apply-style-name="Accent 1" calcext:value="=1" calcext:base-cell-address="Planilha1.CW12"/>
            <calcext:condition calcext:apply-style-name="Accent" calcext:value="=0" calcext:base-cell-address="Planilha1.CW12"/>
          </calcext:conditional-format>
          <calcext:conditional-format calcext:target-range-address="Planilha1.CW12:Planilha1.CW12">
            <calcext:condition calcext:apply-style-name="Accent 1" calcext:value="=1" calcext:base-cell-address="Planilha1.CW12"/>
          </calcext:conditional-format>
          <calcext:conditional-format calcext:target-range-address="Planilha1.CW12:Planilha1.CW12">
            <calcext:condition calcext:apply-style-name="Accent 1" calcext:value="=1" calcext:base-cell-address="Planilha1.CW12"/>
          </calcext:conditional-format>
          <calcext:conditional-format calcext:target-range-address="Planilha1.CX12:Planilha1.CX12">
            <calcext:condition calcext:apply-style-name="Accent 1" calcext:value="=1" calcext:base-cell-address="Planilha1.CX12"/>
            <calcext:condition calcext:apply-style-name="Accent" calcext:value="=0" calcext:base-cell-address="Planilha1.CX12"/>
          </calcext:conditional-format>
          <calcext:conditional-format calcext:target-range-address="Planilha1.CX12:Planilha1.CX12">
            <calcext:condition calcext:apply-style-name="Accent 1" calcext:value="=1" calcext:base-cell-address="Planilha1.CX12"/>
          </calcext:conditional-format>
          <calcext:conditional-format calcext:target-range-address="Planilha1.CX12:Planilha1.CX12">
            <calcext:condition calcext:apply-style-name="Accent 1" calcext:value="=1" calcext:base-cell-address="Planilha1.CX12"/>
          </calcext:conditional-format>
          <calcext:conditional-format calcext:target-range-address="Planilha1.CY12:Planilha1.CY12">
            <calcext:condition calcext:apply-style-name="Accent 1" calcext:value="=1" calcext:base-cell-address="Planilha1.CY12"/>
            <calcext:condition calcext:apply-style-name="Accent" calcext:value="=0" calcext:base-cell-address="Planilha1.CY12"/>
          </calcext:conditional-format>
          <calcext:conditional-format calcext:target-range-address="Planilha1.CY12:Planilha1.CY12">
            <calcext:condition calcext:apply-style-name="Accent 1" calcext:value="=1" calcext:base-cell-address="Planilha1.CY12"/>
          </calcext:conditional-format>
          <calcext:conditional-format calcext:target-range-address="Planilha1.CY12:Planilha1.CY12">
            <calcext:condition calcext:apply-style-name="Accent 1" calcext:value="=1" calcext:base-cell-address="Planilha1.CY12"/>
          </calcext:conditional-format>
          <calcext:conditional-format calcext:target-range-address="Planilha1.CZ12:Planilha1.CZ12">
            <calcext:condition calcext:apply-style-name="Accent 1" calcext:value="=1" calcext:base-cell-address="Planilha1.CZ12"/>
            <calcext:condition calcext:apply-style-name="Accent" calcext:value="=0" calcext:base-cell-address="Planilha1.CZ12"/>
          </calcext:conditional-format>
          <calcext:conditional-format calcext:target-range-address="Planilha1.CZ12:Planilha1.CZ12">
            <calcext:condition calcext:apply-style-name="Accent 1" calcext:value="=1" calcext:base-cell-address="Planilha1.CZ12"/>
          </calcext:conditional-format>
          <calcext:conditional-format calcext:target-range-address="Planilha1.CZ12:Planilha1.CZ12">
            <calcext:condition calcext:apply-style-name="Accent 1" calcext:value="=1" calcext:base-cell-address="Planilha1.CZ12"/>
          </calcext:conditional-format>
          <calcext:conditional-format calcext:target-range-address="Planilha1.DA12:Planilha1.DA12">
            <calcext:condition calcext:apply-style-name="Accent 1" calcext:value="=1" calcext:base-cell-address="Planilha1.DA12"/>
            <calcext:condition calcext:apply-style-name="Accent" calcext:value="=0" calcext:base-cell-address="Planilha1.DA12"/>
          </calcext:conditional-format>
          <calcext:conditional-format calcext:target-range-address="Planilha1.DA12:Planilha1.DA12">
            <calcext:condition calcext:apply-style-name="Accent 1" calcext:value="=1" calcext:base-cell-address="Planilha1.DA12"/>
          </calcext:conditional-format>
          <calcext:conditional-format calcext:target-range-address="Planilha1.DA12:Planilha1.DA12">
            <calcext:condition calcext:apply-style-name="Accent 1" calcext:value="=1" calcext:base-cell-address="Planilha1.DA12"/>
          </calcext:conditional-format>
          <calcext:conditional-format calcext:target-range-address="Planilha1.DB12:Planilha1.DB12">
            <calcext:condition calcext:apply-style-name="Accent 1" calcext:value="=1" calcext:base-cell-address="Planilha1.DB12"/>
            <calcext:condition calcext:apply-style-name="Accent" calcext:value="=0" calcext:base-cell-address="Planilha1.DB12"/>
          </calcext:conditional-format>
          <calcext:conditional-format calcext:target-range-address="Planilha1.DB12:Planilha1.DB12">
            <calcext:condition calcext:apply-style-name="Accent 1" calcext:value="=1" calcext:base-cell-address="Planilha1.DB12"/>
          </calcext:conditional-format>
          <calcext:conditional-format calcext:target-range-address="Planilha1.DB12:Planilha1.DB12">
            <calcext:condition calcext:apply-style-name="Accent 1" calcext:value="=1" calcext:base-cell-address="Planilha1.DB12"/>
          </calcext:conditional-format>
          <calcext:conditional-format calcext:target-range-address="Planilha1.DC12:Planilha1.DC12">
            <calcext:condition calcext:apply-style-name="Accent 1" calcext:value="=1" calcext:base-cell-address="Planilha1.DC12"/>
            <calcext:condition calcext:apply-style-name="Accent" calcext:value="=0" calcext:base-cell-address="Planilha1.DC12"/>
          </calcext:conditional-format>
          <calcext:conditional-format calcext:target-range-address="Planilha1.DC12:Planilha1.DC12">
            <calcext:condition calcext:apply-style-name="Accent 1" calcext:value="=1" calcext:base-cell-address="Planilha1.DC12"/>
          </calcext:conditional-format>
          <calcext:conditional-format calcext:target-range-address="Planilha1.DC12:Planilha1.DC12">
            <calcext:condition calcext:apply-style-name="Accent 1" calcext:value="=1" calcext:base-cell-address="Planilha1.DC12"/>
          </calcext:conditional-format>
          <calcext:conditional-format calcext:target-range-address="Planilha1.J1:Planilha1.AM1">
            <calcext:condition calcext:apply-style-name="Accent 1" calcext:value="=1" calcext:base-cell-address="Planilha1.J1"/>
            <calcext:condition calcext:apply-style-name="Accent" calcext:value="=0" calcext:base-cell-address="Planilha1.J1"/>
          </calcext:conditional-format>
          <calcext:conditional-format calcext:target-range-address="Planilha1.F1:Planilha1.T1">
            <calcext:condition calcext:apply-style-name="Accent 1" calcext:value="=1" calcext:base-cell-address="Planilha1.F1"/>
            <calcext:condition calcext:apply-style-name="Accent" calcext:value="=0" calcext:base-cell-address="Planilha1.F1"/>
          </calcext:conditional-format>
          <calcext:conditional-format calcext:target-range-address="Planilha1.A1:Planilha1.BF1">
            <calcext:condition calcext:apply-style-name="Accent 1" calcext:value="=1" calcext:base-cell-address="Planilha1.A1"/>
          </calcext:conditional-format>
          <calcext:conditional-format calcext:target-range-address="Planilha1.A1:Planilha1.A1">
            <calcext:condition calcext:apply-style-name="Accent 1" calcext:value="=1" calcext:base-cell-address="Planilha1.A1"/>
            <calcext:condition calcext:apply-style-name="Accent" calcext:value="=0" calcext:base-cell-address="Planilha1.A1"/>
          </calcext:conditional-format>
          <calcext:conditional-format calcext:target-range-address="Planilha1.A1:Planilha1.A1">
            <calcext:condition calcext:apply-style-name="Accent 1" calcext:value="=1" calcext:base-cell-address="Planilha1.A1"/>
            <calcext:condition calcext:apply-style-name="Accent" calcext:value="=0" calcext:base-cell-address="Planilha1.A1"/>
          </calcext:conditional-format>
          <calcext:conditional-format calcext:target-range-address="Planilha1.A1:Planilha1.A1">
            <calcext:condition calcext:apply-style-name="Accent 1" calcext:value="=1" calcext:base-cell-address="Planilha1.A1"/>
            <calcext:condition calcext:apply-style-name="Accent" calcext:value="=0" calcext:base-cell-address="Planilha1.A1"/>
          </calcext:conditional-format>
          <calcext:conditional-format calcext:target-range-address="Planilha1.A1:Planilha1.A1">
            <calcext:condition calcext:apply-style-name="Accent 1" calcext:value="=1" calcext:base-cell-address="Planilha1.A1"/>
          </calcext:conditional-format>
          <calcext:conditional-format calcext:target-range-address="Planilha1.A1:Planilha1.A1">
            <calcext:condition calcext:apply-style-name="Accent 1" calcext:value="=1" calcext:base-cell-address="Planilha1.A1"/>
          </calcext:conditional-format>
          <calcext:conditional-format calcext:target-range-address="Planilha1.B1:Planilha1.B1">
            <calcext:condition calcext:apply-style-name="Accent 1" calcext:value="=1" calcext:base-cell-address="Planilha1.B1"/>
            <calcext:condition calcext:apply-style-name="Accent" calcext:value="=0" calcext:base-cell-address="Planilha1.B1"/>
          </calcext:conditional-format>
          <calcext:conditional-format calcext:target-range-address="Planilha1.B1:Planilha1.B1">
            <calcext:condition calcext:apply-style-name="Accent 1" calcext:value="=1" calcext:base-cell-address="Planilha1.B1"/>
            <calcext:condition calcext:apply-style-name="Accent" calcext:value="=0" calcext:base-cell-address="Planilha1.B1"/>
          </calcext:conditional-format>
          <calcext:conditional-format calcext:target-range-address="Planilha1.B1:Planilha1.B1">
            <calcext:condition calcext:apply-style-name="Accent 1" calcext:value="=1" calcext:base-cell-address="Planilha1.B1"/>
            <calcext:condition calcext:apply-style-name="Accent" calcext:value="=0" calcext:base-cell-address="Planilha1.B1"/>
          </calcext:conditional-format>
          <calcext:conditional-format calcext:target-range-address="Planilha1.B1:Planilha1.B1">
            <calcext:condition calcext:apply-style-name="Accent 1" calcext:value="=1" calcext:base-cell-address="Planilha1.B1"/>
          </calcext:conditional-format>
          <calcext:conditional-format calcext:target-range-address="Planilha1.B1:Planilha1.B1">
            <calcext:condition calcext:apply-style-name="Accent 1" calcext:value="=1" calcext:base-cell-address="Planilha1.B1"/>
          </calcext:conditional-format>
          <calcext:conditional-format calcext:target-range-address="Planilha1.C1:Planilha1.C1">
            <calcext:condition calcext:apply-style-name="Accent 1" calcext:value="=1" calcext:base-cell-address="Planilha1.C1"/>
            <calcext:condition calcext:apply-style-name="Accent" calcext:value="=0" calcext:base-cell-address="Planilha1.C1"/>
          </calcext:conditional-format>
          <calcext:conditional-format calcext:target-range-address="Planilha1.C1:Planilha1.C1">
            <calcext:condition calcext:apply-style-name="Accent 1" calcext:value="=1" calcext:base-cell-address="Planilha1.C1"/>
            <calcext:condition calcext:apply-style-name="Accent" calcext:value="=0" calcext:base-cell-address="Planilha1.C1"/>
          </calcext:conditional-format>
          <calcext:conditional-format calcext:target-range-address="Planilha1.C1:Planilha1.C1">
            <calcext:condition calcext:apply-style-name="Accent 1" calcext:value="=1" calcext:base-cell-address="Planilha1.C1"/>
            <calcext:condition calcext:apply-style-name="Accent" calcext:value="=0" calcext:base-cell-address="Planilha1.C1"/>
          </calcext:conditional-format>
          <calcext:conditional-format calcext:target-range-address="Planilha1.C1:Planilha1.C1">
            <calcext:condition calcext:apply-style-name="Accent 1" calcext:value="=1" calcext:base-cell-address="Planilha1.C1"/>
          </calcext:conditional-format>
          <calcext:conditional-format calcext:target-range-address="Planilha1.C1:Planilha1.C1">
            <calcext:condition calcext:apply-style-name="Accent 1" calcext:value="=1" calcext:base-cell-address="Planilha1.C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  <calcext:condition calcext:apply-style-name="Accent" calcext:value="=0" calcext:base-cell-address="Planilha1.D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  <calcext:condition calcext:apply-style-name="Accent" calcext:value="=0" calcext:base-cell-address="Planilha1.D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  <calcext:condition calcext:apply-style-name="Accent" calcext:value="=0" calcext:base-cell-address="Planilha1.D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  <calcext:condition calcext:apply-style-name="Accent" calcext:value="=0" calcext:base-cell-address="Planilha1.D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  <calcext:condition calcext:apply-style-name="Accent" calcext:value="=0" calcext:base-cell-address="Planilha1.D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</calcext:conditional-format>
          <calcext:conditional-format calcext:target-range-address="Planilha1.E1:Planilha1.E1">
            <calcext:condition calcext:apply-style-name="Accent 1" calcext:value="=1" calcext:base-cell-address="Planilha1.E1"/>
            <calcext:condition calcext:apply-style-name="Accent" calcext:value="=0" calcext:base-cell-address="Planilha1.E1"/>
          </calcext:conditional-format>
          <calcext:conditional-format calcext:target-range-address="Planilha1.E1:Planilha1.E1">
            <calcext:condition calcext:apply-style-name="Accent 1" calcext:value="=1" calcext:base-cell-address="Planilha1.E1"/>
          </calcext:conditional-format>
          <calcext:conditional-format calcext:target-range-address="Planilha1.E1:Planilha1.E1">
            <calcext:condition calcext:apply-style-name="Accent 1" calcext:value="=1" calcext:base-cell-address="Planilha1.E1"/>
          </calcext:conditional-format>
          <calcext:conditional-format calcext:target-range-address="Planilha1.F1:Planilha1.F1">
            <calcext:condition calcext:apply-style-name="Accent 1" calcext:value="=1" calcext:base-cell-address="Planilha1.F1"/>
            <calcext:condition calcext:apply-style-name="Accent" calcext:value="=0" calcext:base-cell-address="Planilha1.F1"/>
          </calcext:conditional-format>
          <calcext:conditional-format calcext:target-range-address="Planilha1.F1:Planilha1.F1">
            <calcext:condition calcext:apply-style-name="Accent 1" calcext:value="=1" calcext:base-cell-address="Planilha1.F1"/>
          </calcext:conditional-format>
          <calcext:conditional-format calcext:target-range-address="Planilha1.F1:Planilha1.F1">
            <calcext:condition calcext:apply-style-name="Accent 1" calcext:value="=1" calcext:base-cell-address="Planilha1.F1"/>
          </calcext:conditional-format>
          <calcext:conditional-format calcext:target-range-address="Planilha1.G1:Planilha1.G1">
            <calcext:condition calcext:apply-style-name="Accent 1" calcext:value="=1" calcext:base-cell-address="Planilha1.G1"/>
            <calcext:condition calcext:apply-style-name="Accent" calcext:value="=0" calcext:base-cell-address="Planilha1.G1"/>
          </calcext:conditional-format>
          <calcext:conditional-format calcext:target-range-address="Planilha1.G1:Planilha1.G1">
            <calcext:condition calcext:apply-style-name="Accent 1" calcext:value="=1" calcext:base-cell-address="Planilha1.G1"/>
          </calcext:conditional-format>
          <calcext:conditional-format calcext:target-range-address="Planilha1.G1:Planilha1.G1">
            <calcext:condition calcext:apply-style-name="Accent 1" calcext:value="=1" calcext:base-cell-address="Planilha1.G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  <calcext:condition calcext:apply-style-name="Accent" calcext:value="=0" calcext:base-cell-address="Planilha1.U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  <calcext:condition calcext:apply-style-name="Accent" calcext:value="=0" calcext:base-cell-address="Planilha1.U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  <calcext:condition calcext:apply-style-name="Accent" calcext:value="=0" calcext:base-cell-address="Planilha1.U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  <calcext:condition calcext:apply-style-name="Accent" calcext:value="=0" calcext:base-cell-address="Planilha1.U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  <calcext:condition calcext:apply-style-name="Accent" calcext:value="=0" calcext:base-cell-address="Planilha1.U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  <calcext:condition calcext:apply-style-name="Accent" calcext:value="=0" calcext:base-cell-address="Planilha1.V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  <calcext:condition calcext:apply-style-name="Accent" calcext:value="=0" calcext:base-cell-address="Planilha1.V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  <calcext:condition calcext:apply-style-name="Accent" calcext:value="=0" calcext:base-cell-address="Planilha1.V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  <calcext:condition calcext:apply-style-name="Accent" calcext:value="=0" calcext:base-cell-address="Planilha1.V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  <calcext:condition calcext:apply-style-name="Accent" calcext:value="=0" calcext:base-cell-address="Planilha1.V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  <calcext:condition calcext:apply-style-name="Accent" calcext:value="=0" calcext:base-cell-address="Planilha1.W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  <calcext:condition calcext:apply-style-name="Accent" calcext:value="=0" calcext:base-cell-address="Planilha1.W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  <calcext:condition calcext:apply-style-name="Accent" calcext:value="=0" calcext:base-cell-address="Planilha1.W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  <calcext:condition calcext:apply-style-name="Accent" calcext:value="=0" calcext:base-cell-address="Planilha1.W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  <calcext:condition calcext:apply-style-name="Accent" calcext:value="=0" calcext:base-cell-address="Planilha1.W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  <calcext:condition calcext:apply-style-name="Accent" calcext:value="=0" calcext:base-cell-address="Planilha1.X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  <calcext:condition calcext:apply-style-name="Accent" calcext:value="=0" calcext:base-cell-address="Planilha1.X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  <calcext:condition calcext:apply-style-name="Accent" calcext:value="=0" calcext:base-cell-address="Planilha1.X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  <calcext:condition calcext:apply-style-name="Accent" calcext:value="=0" calcext:base-cell-address="Planilha1.X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  <calcext:condition calcext:apply-style-name="Accent" calcext:value="=0" calcext:base-cell-address="Planilha1.X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</calcext:conditional-format>
          <calcext:conditional-format calcext:target-range-address="Planilha1.Y1:Planilha1.Y1">
            <calcext:condition calcext:apply-style-name="Accent 1" calcext:value="=1" calcext:base-cell-address="Planilha1.Y1"/>
            <calcext:condition calcext:apply-style-name="Accent" calcext:value="=0" calcext:base-cell-address="Planilha1.Y1"/>
          </calcext:conditional-format>
          <calcext:conditional-format calcext:target-range-address="Planilha1.Y1:Planilha1.Y1">
            <calcext:condition calcext:apply-style-name="Accent 1" calcext:value="=1" calcext:base-cell-address="Planilha1.Y1"/>
            <calcext:condition calcext:apply-style-name="Accent" calcext:value="=0" calcext:base-cell-address="Planilha1.Y1"/>
          </calcext:conditional-format>
          <calcext:conditional-format calcext:target-range-address="Planilha1.Y1:Planilha1.Y1">
            <calcext:condition calcext:apply-style-name="Accent 1" calcext:value="=1" calcext:base-cell-address="Planilha1.Y1"/>
            <calcext:condition calcext:apply-style-name="Accent" calcext:value="=0" calcext:base-cell-address="Planilha1.Y1"/>
          </calcext:conditional-format>
          <calcext:conditional-format calcext:target-range-address="Planilha1.Y1:Planilha1.Y1">
            <calcext:condition calcext:apply-style-name="Accent 1" calcext:value="=1" calcext:base-cell-address="Planilha1.Y1"/>
          </calcext:conditional-format>
          <calcext:conditional-format calcext:target-range-address="Planilha1.Y1:Planilha1.Y1">
            <calcext:condition calcext:apply-style-name="Accent 1" calcext:value="=1" calcext:base-cell-address="Planilha1.Y1"/>
          </calcext:conditional-format>
          <calcext:conditional-format calcext:target-range-address="Planilha1.Z1:Planilha1.Z1">
            <calcext:condition calcext:apply-style-name="Accent 1" calcext:value="=1" calcext:base-cell-address="Planilha1.Z1"/>
            <calcext:condition calcext:apply-style-name="Accent" calcext:value="=0" calcext:base-cell-address="Planilha1.Z1"/>
          </calcext:conditional-format>
          <calcext:conditional-format calcext:target-range-address="Planilha1.Z1:Planilha1.Z1">
            <calcext:condition calcext:apply-style-name="Accent 1" calcext:value="=1" calcext:base-cell-address="Planilha1.Z1"/>
            <calcext:condition calcext:apply-style-name="Accent" calcext:value="=0" calcext:base-cell-address="Planilha1.Z1"/>
          </calcext:conditional-format>
          <calcext:conditional-format calcext:target-range-address="Planilha1.Z1:Planilha1.Z1">
            <calcext:condition calcext:apply-style-name="Accent 1" calcext:value="=1" calcext:base-cell-address="Planilha1.Z1"/>
            <calcext:condition calcext:apply-style-name="Accent" calcext:value="=0" calcext:base-cell-address="Planilha1.Z1"/>
          </calcext:conditional-format>
          <calcext:conditional-format calcext:target-range-address="Planilha1.Z1:Planilha1.Z1">
            <calcext:condition calcext:apply-style-name="Accent 1" calcext:value="=1" calcext:base-cell-address="Planilha1.Z1"/>
          </calcext:conditional-format>
          <calcext:conditional-format calcext:target-range-address="Planilha1.Z1:Planilha1.Z1">
            <calcext:condition calcext:apply-style-name="Accent 1" calcext:value="=1" calcext:base-cell-address="Planilha1.Z1"/>
          </calcext:conditional-format>
          <calcext:conditional-format calcext:target-range-address="Planilha1.AA1:Planilha1.AA1">
            <calcext:condition calcext:apply-style-name="Accent 1" calcext:value="=1" calcext:base-cell-address="Planilha1.AA1"/>
            <calcext:condition calcext:apply-style-name="Accent" calcext:value="=0" calcext:base-cell-address="Planilha1.AA1"/>
          </calcext:conditional-format>
          <calcext:conditional-format calcext:target-range-address="Planilha1.AA1:Planilha1.AA1">
            <calcext:condition calcext:apply-style-name="Accent 1" calcext:value="=1" calcext:base-cell-address="Planilha1.AA1"/>
            <calcext:condition calcext:apply-style-name="Accent" calcext:value="=0" calcext:base-cell-address="Planilha1.AA1"/>
          </calcext:conditional-format>
          <calcext:conditional-format calcext:target-range-address="Planilha1.AA1:Planilha1.AA1">
            <calcext:condition calcext:apply-style-name="Accent 1" calcext:value="=1" calcext:base-cell-address="Planilha1.AA1"/>
            <calcext:condition calcext:apply-style-name="Accent" calcext:value="=0" calcext:base-cell-address="Planilha1.AA1"/>
          </calcext:conditional-format>
          <calcext:conditional-format calcext:target-range-address="Planilha1.AA1:Planilha1.AA1">
            <calcext:condition calcext:apply-style-name="Accent 1" calcext:value="=1" calcext:base-cell-address="Planilha1.AA1"/>
          </calcext:conditional-format>
          <calcext:conditional-format calcext:target-range-address="Planilha1.AA1:Planilha1.AA1">
            <calcext:condition calcext:apply-style-name="Accent 1" calcext:value="=1" calcext:base-cell-address="Planilha1.AA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  <calcext:condition calcext:apply-style-name="Accent" calcext:value="=0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  <calcext:condition calcext:apply-style-name="Accent" calcext:value="=0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  <calcext:condition calcext:apply-style-name="Accent" calcext:value="=0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  <calcext:condition calcext:apply-style-name="Accent" calcext:value="=0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  <calcext:condition calcext:apply-style-name="Accent" calcext:value="=0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  <calcext:condition calcext:apply-style-name="Accent" calcext:value="=0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  <calcext:condition calcext:apply-style-name="Accent" calcext:value="=0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  <calcext:condition calcext:apply-style-name="Accent" calcext:value="=0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  <calcext:condition calcext:apply-style-name="Accent" calcext:value="=0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  <calcext:condition calcext:apply-style-name="Accent" calcext:value="=0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  <calcext:condition calcext:apply-style-name="Accent" calcext:value="=0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  <calcext:condition calcext:apply-style-name="Accent" calcext:value="=0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</calcext:conditional-format>
          <calcext:conditional-format calcext:target-range-address="Planilha1.AH1:Planilha1.AH1">
            <calcext:condition calcext:apply-style-name="Accent 1" calcext:value="=1" calcext:base-cell-address="Planilha1.AH1"/>
            <calcext:condition calcext:apply-style-name="Accent" calcext:value="=0" calcext:base-cell-address="Planilha1.AH1"/>
          </calcext:conditional-format>
          <calcext:conditional-format calcext:target-range-address="Planilha1.AH1:Planilha1.AH1">
            <calcext:condition calcext:apply-style-name="Accent 1" calcext:value="=1" calcext:base-cell-address="Planilha1.AH1"/>
            <calcext:condition calcext:apply-style-name="Accent" calcext:value="=0" calcext:base-cell-address="Planilha1.AH1"/>
          </calcext:conditional-format>
          <calcext:conditional-format calcext:target-range-address="Planilha1.AH1:Planilha1.AH1">
            <calcext:condition calcext:apply-style-name="Accent 1" calcext:value="=1" calcext:base-cell-address="Planilha1.AH1"/>
          </calcext:conditional-format>
          <calcext:conditional-format calcext:target-range-address="Planilha1.AH1:Planilha1.AH1">
            <calcext:condition calcext:apply-style-name="Accent 1" calcext:value="=1" calcext:base-cell-address="Planilha1.AH1"/>
          </calcext:conditional-format>
          <calcext:conditional-format calcext:target-range-address="Planilha1.AI1:Planilha1.AI1">
            <calcext:condition calcext:apply-style-name="Accent 1" calcext:value="=1" calcext:base-cell-address="Planilha1.AI1"/>
            <calcext:condition calcext:apply-style-name="Accent" calcext:value="=0" calcext:base-cell-address="Planilha1.AI1"/>
          </calcext:conditional-format>
          <calcext:conditional-format calcext:target-range-address="Planilha1.AI1:Planilha1.AI1">
            <calcext:condition calcext:apply-style-name="Accent 1" calcext:value="=1" calcext:base-cell-address="Planilha1.AI1"/>
            <calcext:condition calcext:apply-style-name="Accent" calcext:value="=0" calcext:base-cell-address="Planilha1.AI1"/>
          </calcext:conditional-format>
          <calcext:conditional-format calcext:target-range-address="Planilha1.AI1:Planilha1.AI1">
            <calcext:condition calcext:apply-style-name="Accent 1" calcext:value="=1" calcext:base-cell-address="Planilha1.AI1"/>
          </calcext:conditional-format>
          <calcext:conditional-format calcext:target-range-address="Planilha1.AI1:Planilha1.AI1">
            <calcext:condition calcext:apply-style-name="Accent 1" calcext:value="=1" calcext:base-cell-address="Planilha1.AI1"/>
          </calcext:conditional-format>
          <calcext:conditional-format calcext:target-range-address="Planilha1.AJ1:Planilha1.AJ1">
            <calcext:condition calcext:apply-style-name="Accent 1" calcext:value="=1" calcext:base-cell-address="Planilha1.AJ1"/>
            <calcext:condition calcext:apply-style-name="Accent" calcext:value="=0" calcext:base-cell-address="Planilha1.AJ1"/>
          </calcext:conditional-format>
          <calcext:conditional-format calcext:target-range-address="Planilha1.AJ1:Planilha1.AJ1">
            <calcext:condition calcext:apply-style-name="Accent 1" calcext:value="=1" calcext:base-cell-address="Planilha1.AJ1"/>
            <calcext:condition calcext:apply-style-name="Accent" calcext:value="=0" calcext:base-cell-address="Planilha1.AJ1"/>
          </calcext:conditional-format>
          <calcext:conditional-format calcext:target-range-address="Planilha1.AJ1:Planilha1.AJ1">
            <calcext:condition calcext:apply-style-name="Accent 1" calcext:value="=1" calcext:base-cell-address="Planilha1.AJ1"/>
          </calcext:conditional-format>
          <calcext:conditional-format calcext:target-range-address="Planilha1.AJ1:Planilha1.AJ1">
            <calcext:condition calcext:apply-style-name="Accent 1" calcext:value="=1" calcext:base-cell-address="Planilha1.AJ1"/>
          </calcext:conditional-format>
          <calcext:conditional-format calcext:target-range-address="Planilha1.AK1:Planilha1.AK1">
            <calcext:condition calcext:apply-style-name="Accent 1" calcext:value="=1" calcext:base-cell-address="Planilha1.AK1"/>
            <calcext:condition calcext:apply-style-name="Accent" calcext:value="=0" calcext:base-cell-address="Planilha1.AK1"/>
          </calcext:conditional-format>
          <calcext:conditional-format calcext:target-range-address="Planilha1.AK1:Planilha1.AK1">
            <calcext:condition calcext:apply-style-name="Accent 1" calcext:value="=1" calcext:base-cell-address="Planilha1.AK1"/>
            <calcext:condition calcext:apply-style-name="Accent" calcext:value="=0" calcext:base-cell-address="Planilha1.AK1"/>
          </calcext:conditional-format>
          <calcext:conditional-format calcext:target-range-address="Planilha1.AK1:Planilha1.AK1">
            <calcext:condition calcext:apply-style-name="Accent 1" calcext:value="=1" calcext:base-cell-address="Planilha1.AK1"/>
          </calcext:conditional-format>
          <calcext:conditional-format calcext:target-range-address="Planilha1.AK1:Planilha1.AK1">
            <calcext:condition calcext:apply-style-name="Accent 1" calcext:value="=1" calcext:base-cell-address="Planilha1.AK1"/>
          </calcext:conditional-format>
          <calcext:conditional-format calcext:target-range-address="Planilha1.AL1:Planilha1.AL1">
            <calcext:condition calcext:apply-style-name="Accent 1" calcext:value="=1" calcext:base-cell-address="Planilha1.AL1"/>
            <calcext:condition calcext:apply-style-name="Accent" calcext:value="=0" calcext:base-cell-address="Planilha1.AL1"/>
          </calcext:conditional-format>
          <calcext:conditional-format calcext:target-range-address="Planilha1.AL1:Planilha1.AL1">
            <calcext:condition calcext:apply-style-name="Accent 1" calcext:value="=1" calcext:base-cell-address="Planilha1.AL1"/>
            <calcext:condition calcext:apply-style-name="Accent" calcext:value="=0" calcext:base-cell-address="Planilha1.AL1"/>
          </calcext:conditional-format>
          <calcext:conditional-format calcext:target-range-address="Planilha1.AL1:Planilha1.AL1">
            <calcext:condition calcext:apply-style-name="Accent 1" calcext:value="=1" calcext:base-cell-address="Planilha1.AL1"/>
          </calcext:conditional-format>
          <calcext:conditional-format calcext:target-range-address="Planilha1.AL1:Planilha1.AL1">
            <calcext:condition calcext:apply-style-name="Accent 1" calcext:value="=1" calcext:base-cell-address="Planilha1.AL1"/>
          </calcext:conditional-format>
          <calcext:conditional-format calcext:target-range-address="Planilha1.AM1:Planilha1.AM1">
            <calcext:condition calcext:apply-style-name="Accent 1" calcext:value="=1" calcext:base-cell-address="Planilha1.AM1"/>
            <calcext:condition calcext:apply-style-name="Accent" calcext:value="=0" calcext:base-cell-address="Planilha1.AM1"/>
          </calcext:conditional-format>
          <calcext:conditional-format calcext:target-range-address="Planilha1.AM1:Planilha1.AM1">
            <calcext:condition calcext:apply-style-name="Accent 1" calcext:value="=1" calcext:base-cell-address="Planilha1.AM1"/>
            <calcext:condition calcext:apply-style-name="Accent" calcext:value="=0" calcext:base-cell-address="Planilha1.AM1"/>
          </calcext:conditional-format>
          <calcext:conditional-format calcext:target-range-address="Planilha1.AM1:Planilha1.AM1">
            <calcext:condition calcext:apply-style-name="Accent 1" calcext:value="=1" calcext:base-cell-address="Planilha1.AM1"/>
          </calcext:conditional-format>
          <calcext:conditional-format calcext:target-range-address="Planilha1.AM1:Planilha1.AM1">
            <calcext:condition calcext:apply-style-name="Accent 1" calcext:value="=1" calcext:base-cell-address="Planilha1.AM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  <calcext:condition calcext:apply-style-name="Accent" calcext:value="=0" calcext:base-cell-address="Planilha1.AN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  <calcext:condition calcext:apply-style-name="Accent" calcext:value="=0" calcext:base-cell-address="Planilha1.AN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  <calcext:condition calcext:apply-style-name="Accent" calcext:value="=0" calcext:base-cell-address="Planilha1.AN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  <calcext:condition calcext:apply-style-name="Accent" calcext:value="=0" calcext:base-cell-address="Planilha1.AO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  <calcext:condition calcext:apply-style-name="Accent" calcext:value="=0" calcext:base-cell-address="Planilha1.AO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  <calcext:condition calcext:apply-style-name="Accent" calcext:value="=0" calcext:base-cell-address="Planilha1.AO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  <calcext:condition calcext:apply-style-name="Accent" calcext:value="=0" calcext:base-cell-address="Planilha1.AP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  <calcext:condition calcext:apply-style-name="Accent" calcext:value="=0" calcext:base-cell-address="Planilha1.AP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  <calcext:condition calcext:apply-style-name="Accent" calcext:value="=0" calcext:base-cell-address="Planilha1.AP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  <calcext:condition calcext:apply-style-name="Accent" calcext:value="=0" calcext:base-cell-address="Planilha1.AQ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  <calcext:condition calcext:apply-style-name="Accent" calcext:value="=0" calcext:base-cell-address="Planilha1.AQ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  <calcext:condition calcext:apply-style-name="Accent" calcext:value="=0" calcext:base-cell-address="Planilha1.AQ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  <calcext:condition calcext:apply-style-name="Accent" calcext:value="=0" calcext:base-cell-address="Planilha1.AR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  <calcext:condition calcext:apply-style-name="Accent" calcext:value="=0" calcext:base-cell-address="Planilha1.AR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  <calcext:condition calcext:apply-style-name="Accent" calcext:value="=0" calcext:base-cell-address="Planilha1.AR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  <calcext:condition calcext:apply-style-name="Accent" calcext:value="=0" calcext:base-cell-address="Planilha1.AS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  <calcext:condition calcext:apply-style-name="Accent" calcext:value="=0" calcext:base-cell-address="Planilha1.AS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  <calcext:condition calcext:apply-style-name="Accent" calcext:value="=0" calcext:base-cell-address="Planilha1.AS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  <calcext:condition calcext:apply-style-name="Accent" calcext:value="=0" calcext:base-cell-address="Planilha1.AT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  <calcext:condition calcext:apply-style-name="Accent" calcext:value="=0" calcext:base-cell-address="Planilha1.AT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  <calcext:condition calcext:apply-style-name="Accent" calcext:value="=0" calcext:base-cell-address="Planilha1.AT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  <calcext:condition calcext:apply-style-name="Accent" calcext:value="=0" calcext:base-cell-address="Planilha1.AU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  <calcext:condition calcext:apply-style-name="Accent" calcext:value="=0" calcext:base-cell-address="Planilha1.AU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  <calcext:condition calcext:apply-style-name="Accent" calcext:value="=0" calcext:base-cell-address="Planilha1.AU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  <calcext:condition calcext:apply-style-name="Accent" calcext:value="=0" calcext:base-cell-address="Planilha1.AV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  <calcext:condition calcext:apply-style-name="Accent" calcext:value="=0" calcext:base-cell-address="Planilha1.AV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  <calcext:condition calcext:apply-style-name="Accent" calcext:value="=0" calcext:base-cell-address="Planilha1.AV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  <calcext:condition calcext:apply-style-name="Accent" calcext:value="=0" calcext:base-cell-address="Planilha1.AW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  <calcext:condition calcext:apply-style-name="Accent" calcext:value="=0" calcext:base-cell-address="Planilha1.AW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  <calcext:condition calcext:apply-style-name="Accent" calcext:value="=0" calcext:base-cell-address="Planilha1.AW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  <calcext:condition calcext:apply-style-name="Accent" calcext:value="=0" calcext:base-cell-address="Planilha1.AX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  <calcext:condition calcext:apply-style-name="Accent" calcext:value="=0" calcext:base-cell-address="Planilha1.AX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  <calcext:condition calcext:apply-style-name="Accent" calcext:value="=0" calcext:base-cell-address="Planilha1.AX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  <calcext:condition calcext:apply-style-name="Accent" calcext:value="=0" calcext:base-cell-address="Planilha1.AY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  <calcext:condition calcext:apply-style-name="Accent" calcext:value="=0" calcext:base-cell-address="Planilha1.AY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  <calcext:condition calcext:apply-style-name="Accent" calcext:value="=0" calcext:base-cell-address="Planilha1.AY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  <calcext:condition calcext:apply-style-name="Accent" calcext:value="=0" calcext:base-cell-address="Planilha1.AZ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  <calcext:condition calcext:apply-style-name="Accent" calcext:value="=0" calcext:base-cell-address="Planilha1.AZ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  <calcext:condition calcext:apply-style-name="Accent" calcext:value="=0" calcext:base-cell-address="Planilha1.AZ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  <calcext:condition calcext:apply-style-name="Accent" calcext:value="=0" calcext:base-cell-address="Planilha1.BA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  <calcext:condition calcext:apply-style-name="Accent" calcext:value="=0" calcext:base-cell-address="Planilha1.BA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  <calcext:condition calcext:apply-style-name="Accent" calcext:value="=0" calcext:base-cell-address="Planilha1.BA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  <calcext:condition calcext:apply-style-name="Accent" calcext:value="=0" calcext:base-cell-address="Planilha1.BB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  <calcext:condition calcext:apply-style-name="Accent" calcext:value="=0" calcext:base-cell-address="Planilha1.BB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  <calcext:condition calcext:apply-style-name="Accent" calcext:value="=0" calcext:base-cell-address="Planilha1.BB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  <calcext:condition calcext:apply-style-name="Accent" calcext:value="=0" calcext:base-cell-address="Planilha1.BC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  <calcext:condition calcext:apply-style-name="Accent" calcext:value="=0" calcext:base-cell-address="Planilha1.BC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  <calcext:condition calcext:apply-style-name="Accent" calcext:value="=0" calcext:base-cell-address="Planilha1.BC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  <calcext:condition calcext:apply-style-name="Accent" calcext:value="=0" calcext:base-cell-address="Planilha1.BD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  <calcext:condition calcext:apply-style-name="Accent" calcext:value="=0" calcext:base-cell-address="Planilha1.BD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  <calcext:condition calcext:apply-style-name="Accent" calcext:value="=0" calcext:base-cell-address="Planilha1.BD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  <calcext:condition calcext:apply-style-name="Accent" calcext:value="=0" calcext:base-cell-address="Planilha1.BE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  <calcext:condition calcext:apply-style-name="Accent" calcext:value="=0" calcext:base-cell-address="Planilha1.BE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  <calcext:condition calcext:apply-style-name="Accent" calcext:value="=0" calcext:base-cell-address="Planilha1.BE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</calcext:conditional-format>
          <calcext:conditional-format calcext:target-range-address="Planilha1.BF1:Planilha1.BF1">
            <calcext:condition calcext:apply-style-name="Accent 1" calcext:value="=1" calcext:base-cell-address="Planilha1.BF1"/>
            <calcext:condition calcext:apply-style-name="Accent" calcext:value="=0" calcext:base-cell-address="Planilha1.BF1"/>
          </calcext:conditional-format>
          <calcext:conditional-format calcext:target-range-address="Planilha1.BF1:Planilha1.BF1">
            <calcext:condition calcext:apply-style-name="Accent 1" calcext:value="=1" calcext:base-cell-address="Planilha1.BF1"/>
          </calcext:conditional-format>
          <calcext:conditional-format calcext:target-range-address="Planilha1.BG1:Planilha1.BG1">
            <calcext:condition calcext:apply-style-name="Accent 1" calcext:value="=1" calcext:base-cell-address="Planilha1.BG1"/>
            <calcext:condition calcext:apply-style-name="Accent" calcext:value="=0" calcext:base-cell-address="Planilha1.BG1"/>
          </calcext:conditional-format>
          <calcext:conditional-format calcext:target-range-address="Planilha1.BG1:Planilha1.BG1">
            <calcext:condition calcext:apply-style-name="Accent 1" calcext:value="=1" calcext:base-cell-address="Planilha1.BG1"/>
          </calcext:conditional-format>
          <calcext:conditional-format calcext:target-range-address="Planilha1.BH1:Planilha1.BH1">
            <calcext:condition calcext:apply-style-name="Accent 1" calcext:value="=1" calcext:base-cell-address="Planilha1.BH1"/>
            <calcext:condition calcext:apply-style-name="Accent" calcext:value="=0" calcext:base-cell-address="Planilha1.BH1"/>
          </calcext:conditional-format>
          <calcext:conditional-format calcext:target-range-address="Planilha1.BH1:Planilha1.BH1">
            <calcext:condition calcext:apply-style-name="Accent 1" calcext:value="=1" calcext:base-cell-address="Planilha1.BH1"/>
          </calcext:conditional-format>
          <calcext:conditional-format calcext:target-range-address="Planilha1.BH1:Planilha1.BH1">
            <calcext:condition calcext:apply-style-name="Accent 1" calcext:value="=1" calcext:base-cell-address="Planilha1.BH1"/>
          </calcext:conditional-format>
          <calcext:conditional-format calcext:target-range-address="Planilha1.BH1:Planilha1.BH1">
            <calcext:condition calcext:apply-style-name="Accent 1" calcext:value="=1" calcext:base-cell-address="Planilha1.BH1"/>
          </calcext:conditional-format>
          <calcext:conditional-format calcext:target-range-address="Planilha1.BI1:Planilha1.BI1">
            <calcext:condition calcext:apply-style-name="Accent 1" calcext:value="=1" calcext:base-cell-address="Planilha1.BI1"/>
            <calcext:condition calcext:apply-style-name="Accent" calcext:value="=0" calcext:base-cell-address="Planilha1.BI1"/>
          </calcext:conditional-format>
          <calcext:conditional-format calcext:target-range-address="Planilha1.BI1:Planilha1.BI1">
            <calcext:condition calcext:apply-style-name="Accent 1" calcext:value="=1" calcext:base-cell-address="Planilha1.BI1"/>
          </calcext:conditional-format>
          <calcext:conditional-format calcext:target-range-address="Planilha1.BI1:Planilha1.BI1">
            <calcext:condition calcext:apply-style-name="Accent 1" calcext:value="=1" calcext:base-cell-address="Planilha1.BI1"/>
          </calcext:conditional-format>
          <calcext:conditional-format calcext:target-range-address="Planilha1.BI1:Planilha1.BI1">
            <calcext:condition calcext:apply-style-name="Accent 1" calcext:value="=1" calcext:base-cell-address="Planilha1.BI1"/>
          </calcext:conditional-format>
          <calcext:conditional-format calcext:target-range-address="Planilha1.BJ1:Planilha1.BJ1">
            <calcext:condition calcext:apply-style-name="Accent 1" calcext:value="=1" calcext:base-cell-address="Planilha1.BJ1"/>
            <calcext:condition calcext:apply-style-name="Accent" calcext:value="=0" calcext:base-cell-address="Planilha1.BJ1"/>
          </calcext:conditional-format>
          <calcext:conditional-format calcext:target-range-address="Planilha1.BJ1:Planilha1.BJ1">
            <calcext:condition calcext:apply-style-name="Accent 1" calcext:value="=1" calcext:base-cell-address="Planilha1.BJ1"/>
          </calcext:conditional-format>
          <calcext:conditional-format calcext:target-range-address="Planilha1.BJ1:Planilha1.BJ1">
            <calcext:condition calcext:apply-style-name="Accent 1" calcext:value="=1" calcext:base-cell-address="Planilha1.BJ1"/>
          </calcext:conditional-format>
          <calcext:conditional-format calcext:target-range-address="Planilha1.BJ1:Planilha1.BJ1">
            <calcext:condition calcext:apply-style-name="Accent 1" calcext:value="=1" calcext:base-cell-address="Planilha1.BJ1"/>
          </calcext:conditional-format>
          <calcext:conditional-format calcext:target-range-address="Planilha1.BK1:Planilha1.BK1">
            <calcext:condition calcext:apply-style-name="Accent 1" calcext:value="=1" calcext:base-cell-address="Planilha1.BK1"/>
            <calcext:condition calcext:apply-style-name="Accent" calcext:value="=0" calcext:base-cell-address="Planilha1.BK1"/>
          </calcext:conditional-format>
          <calcext:conditional-format calcext:target-range-address="Planilha1.BK1:Planilha1.BK1">
            <calcext:condition calcext:apply-style-name="Accent 1" calcext:value="=1" calcext:base-cell-address="Planilha1.BK1"/>
          </calcext:conditional-format>
          <calcext:conditional-format calcext:target-range-address="Planilha1.BK1:Planilha1.BK1">
            <calcext:condition calcext:apply-style-name="Accent 1" calcext:value="=1" calcext:base-cell-address="Planilha1.BK1"/>
          </calcext:conditional-format>
          <calcext:conditional-format calcext:target-range-address="Planilha1.BK1:Planilha1.BK1">
            <calcext:condition calcext:apply-style-name="Accent 1" calcext:value="=1" calcext:base-cell-address="Planilha1.BK1"/>
          </calcext:conditional-format>
          <calcext:conditional-format calcext:target-range-address="Planilha1.BL1:Planilha1.BL1">
            <calcext:condition calcext:apply-style-name="Accent 1" calcext:value="=1" calcext:base-cell-address="Planilha1.BL1"/>
            <calcext:condition calcext:apply-style-name="Accent" calcext:value="=0" calcext:base-cell-address="Planilha1.BL1"/>
          </calcext:conditional-format>
          <calcext:conditional-format calcext:target-range-address="Planilha1.BL1:Planilha1.BL1">
            <calcext:condition calcext:apply-style-name="Accent 1" calcext:value="=1" calcext:base-cell-address="Planilha1.BL1"/>
          </calcext:conditional-format>
          <calcext:conditional-format calcext:target-range-address="Planilha1.BL1:Planilha1.BL1">
            <calcext:condition calcext:apply-style-name="Accent 1" calcext:value="=1" calcext:base-cell-address="Planilha1.BL1"/>
          </calcext:conditional-format>
          <calcext:conditional-format calcext:target-range-address="Planilha1.BL1:Planilha1.BL1">
            <calcext:condition calcext:apply-style-name="Accent 1" calcext:value="=1" calcext:base-cell-address="Planilha1.BL1"/>
          </calcext:conditional-format>
          <calcext:conditional-format calcext:target-range-address="Planilha1.BM1:Planilha1.BM1">
            <calcext:condition calcext:apply-style-name="Accent 1" calcext:value="=1" calcext:base-cell-address="Planilha1.BM1"/>
            <calcext:condition calcext:apply-style-name="Accent" calcext:value="=0" calcext:base-cell-address="Planilha1.BM1"/>
          </calcext:conditional-format>
          <calcext:conditional-format calcext:target-range-address="Planilha1.BM1:Planilha1.BM1">
            <calcext:condition calcext:apply-style-name="Accent 1" calcext:value="=1" calcext:base-cell-address="Planilha1.BM1"/>
          </calcext:conditional-format>
          <calcext:conditional-format calcext:target-range-address="Planilha1.BM1:Planilha1.BM1">
            <calcext:condition calcext:apply-style-name="Accent 1" calcext:value="=1" calcext:base-cell-address="Planilha1.BM1"/>
          </calcext:conditional-format>
          <calcext:conditional-format calcext:target-range-address="Planilha1.BM1:Planilha1.BM1">
            <calcext:condition calcext:apply-style-name="Accent 1" calcext:value="=1" calcext:base-cell-address="Planilha1.BM1"/>
          </calcext:conditional-format>
          <calcext:conditional-format calcext:target-range-address="Planilha1.BN1:Planilha1.BN1">
            <calcext:condition calcext:apply-style-name="Accent 1" calcext:value="=1" calcext:base-cell-address="Planilha1.BN1"/>
            <calcext:condition calcext:apply-style-name="Accent" calcext:value="=0" calcext:base-cell-address="Planilha1.BN1"/>
          </calcext:conditional-format>
          <calcext:conditional-format calcext:target-range-address="Planilha1.BN1:Planilha1.BN1">
            <calcext:condition calcext:apply-style-name="Accent 1" calcext:value="=1" calcext:base-cell-address="Planilha1.BN1"/>
          </calcext:conditional-format>
          <calcext:conditional-format calcext:target-range-address="Planilha1.BN1:Planilha1.BN1">
            <calcext:condition calcext:apply-style-name="Accent 1" calcext:value="=1" calcext:base-cell-address="Planilha1.BN1"/>
          </calcext:conditional-format>
          <calcext:conditional-format calcext:target-range-address="Planilha1.BN1:Planilha1.BN1">
            <calcext:condition calcext:apply-style-name="Accent 1" calcext:value="=1" calcext:base-cell-address="Planilha1.BN1"/>
          </calcext:conditional-format>
          <calcext:conditional-format calcext:target-range-address="Planilha1.BO1:Planilha1.BO1">
            <calcext:condition calcext:apply-style-name="Accent 1" calcext:value="=1" calcext:base-cell-address="Planilha1.BO1"/>
            <calcext:condition calcext:apply-style-name="Accent" calcext:value="=0" calcext:base-cell-address="Planilha1.BO1"/>
          </calcext:conditional-format>
          <calcext:conditional-format calcext:target-range-address="Planilha1.BO1:Planilha1.BO1">
            <calcext:condition calcext:apply-style-name="Accent 1" calcext:value="=1" calcext:base-cell-address="Planilha1.BO1"/>
          </calcext:conditional-format>
          <calcext:conditional-format calcext:target-range-address="Planilha1.BO1:Planilha1.BO1">
            <calcext:condition calcext:apply-style-name="Accent 1" calcext:value="=1" calcext:base-cell-address="Planilha1.BO1"/>
          </calcext:conditional-format>
          <calcext:conditional-format calcext:target-range-address="Planilha1.BO1:Planilha1.BO1">
            <calcext:condition calcext:apply-style-name="Accent 1" calcext:value="=1" calcext:base-cell-address="Planilha1.BO1"/>
          </calcext:conditional-format>
          <calcext:conditional-format calcext:target-range-address="Planilha1.BP1:Planilha1.BP1">
            <calcext:condition calcext:apply-style-name="Accent 1" calcext:value="=1" calcext:base-cell-address="Planilha1.BP1"/>
            <calcext:condition calcext:apply-style-name="Accent" calcext:value="=0" calcext:base-cell-address="Planilha1.BP1"/>
          </calcext:conditional-format>
          <calcext:conditional-format calcext:target-range-address="Planilha1.BP1:Planilha1.BP1">
            <calcext:condition calcext:apply-style-name="Accent 1" calcext:value="=1" calcext:base-cell-address="Planilha1.BP1"/>
          </calcext:conditional-format>
          <calcext:conditional-format calcext:target-range-address="Planilha1.BP1:Planilha1.BP1">
            <calcext:condition calcext:apply-style-name="Accent 1" calcext:value="=1" calcext:base-cell-address="Planilha1.BP1"/>
          </calcext:conditional-format>
          <calcext:conditional-format calcext:target-range-address="Planilha1.BP1:Planilha1.BP1">
            <calcext:condition calcext:apply-style-name="Accent 1" calcext:value="=1" calcext:base-cell-address="Planilha1.BP1"/>
          </calcext:conditional-format>
          <calcext:conditional-format calcext:target-range-address="Planilha1.BQ1:Planilha1.BQ1">
            <calcext:condition calcext:apply-style-name="Accent 1" calcext:value="=1" calcext:base-cell-address="Planilha1.BQ1"/>
            <calcext:condition calcext:apply-style-name="Accent" calcext:value="=0" calcext:base-cell-address="Planilha1.BQ1"/>
          </calcext:conditional-format>
          <calcext:conditional-format calcext:target-range-address="Planilha1.BQ1:Planilha1.BQ1">
            <calcext:condition calcext:apply-style-name="Accent 1" calcext:value="=1" calcext:base-cell-address="Planilha1.BQ1"/>
          </calcext:conditional-format>
          <calcext:conditional-format calcext:target-range-address="Planilha1.BQ1:Planilha1.BQ1">
            <calcext:condition calcext:apply-style-name="Accent 1" calcext:value="=1" calcext:base-cell-address="Planilha1.BQ1"/>
          </calcext:conditional-format>
          <calcext:conditional-format calcext:target-range-address="Planilha1.BQ1:Planilha1.BQ1">
            <calcext:condition calcext:apply-style-name="Accent 1" calcext:value="=1" calcext:base-cell-address="Planilha1.BQ1"/>
          </calcext:conditional-format>
          <calcext:conditional-format calcext:target-range-address="Planilha1.BR1:Planilha1.BR1">
            <calcext:condition calcext:apply-style-name="Accent 1" calcext:value="=1" calcext:base-cell-address="Planilha1.BR1"/>
            <calcext:condition calcext:apply-style-name="Accent" calcext:value="=0" calcext:base-cell-address="Planilha1.BR1"/>
          </calcext:conditional-format>
          <calcext:conditional-format calcext:target-range-address="Planilha1.BR1:Planilha1.BR1">
            <calcext:condition calcext:apply-style-name="Accent 1" calcext:value="=1" calcext:base-cell-address="Planilha1.BR1"/>
          </calcext:conditional-format>
          <calcext:conditional-format calcext:target-range-address="Planilha1.BR1:Planilha1.BR1">
            <calcext:condition calcext:apply-style-name="Accent 1" calcext:value="=1" calcext:base-cell-address="Planilha1.BR1"/>
          </calcext:conditional-format>
          <calcext:conditional-format calcext:target-range-address="Planilha1.BR1:Planilha1.BR1">
            <calcext:condition calcext:apply-style-name="Accent 1" calcext:value="=1" calcext:base-cell-address="Planilha1.BR1"/>
          </calcext:conditional-format>
          <calcext:conditional-format calcext:target-range-address="Planilha1.BS1:Planilha1.BS1">
            <calcext:condition calcext:apply-style-name="Accent 1" calcext:value="=1" calcext:base-cell-address="Planilha1.BS1"/>
          </calcext:conditional-format>
          <calcext:conditional-format calcext:target-range-address="Planilha1.BT1:Planilha1.BT1">
            <calcext:condition calcext:apply-style-name="Accent 1" calcext:value="=1" calcext:base-cell-address="Planilha1.BT1"/>
          </calcext:conditional-format>
          <calcext:conditional-format calcext:target-range-address="Planilha1.BU1:Planilha1.BU1">
            <calcext:condition calcext:apply-style-name="Accent 1" calcext:value="=1" calcext:base-cell-address="Planilha1.BU1"/>
          </calcext:conditional-format>
          <calcext:conditional-format calcext:target-range-address="Planilha1.BV1:Planilha1.BV1">
            <calcext:condition calcext:apply-style-name="Accent 1" calcext:value="=1" calcext:base-cell-address="Planilha1.BV1"/>
          </calcext:conditional-format>
          <calcext:conditional-format calcext:target-range-address="Planilha1.BW1:Planilha1.BW1">
            <calcext:condition calcext:apply-style-name="Accent 1" calcext:value="=1" calcext:base-cell-address="Planilha1.BW1"/>
          </calcext:conditional-format>
          <calcext:conditional-format calcext:target-range-address="Planilha1.BX1:Planilha1.BX1">
            <calcext:condition calcext:apply-style-name="Accent 1" calcext:value="=1" calcext:base-cell-address="Planilha1.BX1"/>
          </calcext:conditional-format>
          <calcext:conditional-format calcext:target-range-address="Planilha1.BY1:Planilha1.BY1">
            <calcext:condition calcext:apply-style-name="Accent 1" calcext:value="=1" calcext:base-cell-address="Planilha1.BY1"/>
          </calcext:conditional-format>
          <calcext:conditional-format calcext:target-range-address="Planilha1.BZ1:Planilha1.BZ1">
            <calcext:condition calcext:apply-style-name="Accent 1" calcext:value="=1" calcext:base-cell-address="Planilha1.BZ1"/>
          </calcext:conditional-format>
          <calcext:conditional-format calcext:target-range-address="Planilha1.CA1:Planilha1.CA1">
            <calcext:condition calcext:apply-style-name="Accent 1" calcext:value="=1" calcext:base-cell-address="Planilha1.CA1"/>
          </calcext:conditional-format>
          <calcext:conditional-format calcext:target-range-address="Planilha1.CB1:Planilha1.CB1">
            <calcext:condition calcext:apply-style-name="Accent 1" calcext:value="=1" calcext:base-cell-address="Planilha1.CB1"/>
          </calcext:conditional-format>
          <calcext:conditional-format calcext:target-range-address="Planilha1.CC1:Planilha1.CC1">
            <calcext:condition calcext:apply-style-name="Accent 1" calcext:value="=1" calcext:base-cell-address="Planilha1.CC1"/>
          </calcext:conditional-format>
          <calcext:conditional-format calcext:target-range-address="Planilha1.CD1:Planilha1.CD1">
            <calcext:condition calcext:apply-style-name="Accent 1" calcext:value="=1" calcext:base-cell-address="Planilha1.CD1"/>
          </calcext:conditional-format>
          <calcext:conditional-format calcext:target-range-address="Planilha1.CD1:Planilha1.CD1">
            <calcext:condition calcext:apply-style-name="Accent 1" calcext:value="=1" calcext:base-cell-address="Planilha1.CD1"/>
          </calcext:conditional-format>
          <calcext:conditional-format calcext:target-range-address="Planilha1.CD1:Planilha1.CD1">
            <calcext:condition calcext:apply-style-name="Accent 1" calcext:value="=1" calcext:base-cell-address="Planilha1.CD1"/>
          </calcext:conditional-format>
          <calcext:conditional-format calcext:target-range-address="Planilha1.CE1:Planilha1.CE1">
            <calcext:condition calcext:apply-style-name="Accent 1" calcext:value="=1" calcext:base-cell-address="Planilha1.CE1"/>
          </calcext:conditional-format>
          <calcext:conditional-format calcext:target-range-address="Planilha1.CE1:Planilha1.CE1">
            <calcext:condition calcext:apply-style-name="Accent 1" calcext:value="=1" calcext:base-cell-address="Planilha1.CE1"/>
          </calcext:conditional-format>
          <calcext:conditional-format calcext:target-range-address="Planilha1.CE1:Planilha1.CE1">
            <calcext:condition calcext:apply-style-name="Accent 1" calcext:value="=1" calcext:base-cell-address="Planilha1.CE1"/>
          </calcext:conditional-format>
          <calcext:conditional-format calcext:target-range-address="Planilha1.CF1:Planilha1.CF1">
            <calcext:condition calcext:apply-style-name="Accent 1" calcext:value="=1" calcext:base-cell-address="Planilha1.CF1"/>
          </calcext:conditional-format>
          <calcext:conditional-format calcext:target-range-address="Planilha1.CF1:Planilha1.CF1">
            <calcext:condition calcext:apply-style-name="Accent 1" calcext:value="=1" calcext:base-cell-address="Planilha1.CF1"/>
          </calcext:conditional-format>
          <calcext:conditional-format calcext:target-range-address="Planilha1.CF1:Planilha1.CF1">
            <calcext:condition calcext:apply-style-name="Accent 1" calcext:value="=1" calcext:base-cell-address="Planilha1.CF1"/>
          </calcext:conditional-format>
          <calcext:conditional-format calcext:target-range-address="Planilha1.A2:Planilha1.A2">
            <calcext:condition calcext:apply-style-name="Accent 1" calcext:value="=1" calcext:base-cell-address="Planilha1.A2"/>
          </calcext:conditional-format>
          <calcext:conditional-format calcext:target-range-address="Planilha1.A2:Planilha1.A2">
            <calcext:condition calcext:apply-style-name="Accent 1" calcext:value="=1" calcext:base-cell-address="Planilha1.A2"/>
            <calcext:condition calcext:apply-style-name="Accent" calcext:value="=0" calcext:base-cell-address="Planilha1.A2"/>
          </calcext:conditional-format>
          <calcext:conditional-format calcext:target-range-address="Planilha1.A2:Planilha1.A2">
            <calcext:condition calcext:apply-style-name="Accent 1" calcext:value="=1" calcext:base-cell-address="Planilha1.A2"/>
            <calcext:condition calcext:apply-style-name="Accent" calcext:value="=0" calcext:base-cell-address="Planilha1.A2"/>
          </calcext:conditional-format>
          <calcext:conditional-format calcext:target-range-address="Planilha1.A2:Planilha1.A2">
            <calcext:condition calcext:apply-style-name="Accent 1" calcext:value="=1" calcext:base-cell-address="Planilha1.A2"/>
            <calcext:condition calcext:apply-style-name="Accent" calcext:value="=0" calcext:base-cell-address="Planilha1.A2"/>
          </calcext:conditional-format>
          <calcext:conditional-format calcext:target-range-address="Planilha1.A2:Planilha1.A2">
            <calcext:condition calcext:apply-style-name="Accent 1" calcext:value="=1" calcext:base-cell-address="Planilha1.A2"/>
          </calcext:conditional-format>
          <calcext:conditional-format calcext:target-range-address="Planilha1.A2:Planilha1.A2">
            <calcext:condition calcext:apply-style-name="Accent 1" calcext:value="=1" calcext:base-cell-address="Planilha1.A2"/>
          </calcext:conditional-format>
          <calcext:conditional-format calcext:target-range-address="Planilha1.B2:Planilha1.B2">
            <calcext:condition calcext:apply-style-name="Accent 1" calcext:value="=1" calcext:base-cell-address="Planilha1.B2"/>
          </calcext:conditional-format>
          <calcext:conditional-format calcext:target-range-address="Planilha1.B2:Planilha1.B2">
            <calcext:condition calcext:apply-style-name="Accent 1" calcext:value="=1" calcext:base-cell-address="Planilha1.B2"/>
            <calcext:condition calcext:apply-style-name="Accent" calcext:value="=0" calcext:base-cell-address="Planilha1.B2"/>
          </calcext:conditional-format>
          <calcext:conditional-format calcext:target-range-address="Planilha1.B2:Planilha1.B2">
            <calcext:condition calcext:apply-style-name="Accent 1" calcext:value="=1" calcext:base-cell-address="Planilha1.B2"/>
            <calcext:condition calcext:apply-style-name="Accent" calcext:value="=0" calcext:base-cell-address="Planilha1.B2"/>
          </calcext:conditional-format>
          <calcext:conditional-format calcext:target-range-address="Planilha1.B2:Planilha1.B2">
            <calcext:condition calcext:apply-style-name="Accent 1" calcext:value="=1" calcext:base-cell-address="Planilha1.B2"/>
            <calcext:condition calcext:apply-style-name="Accent" calcext:value="=0" calcext:base-cell-address="Planilha1.B2"/>
          </calcext:conditional-format>
          <calcext:conditional-format calcext:target-range-address="Planilha1.B2:Planilha1.B2">
            <calcext:condition calcext:apply-style-name="Accent 1" calcext:value="=1" calcext:base-cell-address="Planilha1.B2"/>
          </calcext:conditional-format>
          <calcext:conditional-format calcext:target-range-address="Planilha1.B2:Planilha1.B2">
            <calcext:condition calcext:apply-style-name="Accent 1" calcext:value="=1" calcext:base-cell-address="Planilha1.B2"/>
          </calcext:conditional-format>
          <calcext:conditional-format calcext:target-range-address="Planilha1.C2:Planilha1.C2">
            <calcext:condition calcext:apply-style-name="Accent 1" calcext:value="=1" calcext:base-cell-address="Planilha1.C2"/>
          </calcext:conditional-format>
          <calcext:conditional-format calcext:target-range-address="Planilha1.C2:Planilha1.C2">
            <calcext:condition calcext:apply-style-name="Accent 1" calcext:value="=1" calcext:base-cell-address="Planilha1.C2"/>
            <calcext:condition calcext:apply-style-name="Accent" calcext:value="=0" calcext:base-cell-address="Planilha1.C2"/>
          </calcext:conditional-format>
          <calcext:conditional-format calcext:target-range-address="Planilha1.C2:Planilha1.C2">
            <calcext:condition calcext:apply-style-name="Accent 1" calcext:value="=1" calcext:base-cell-address="Planilha1.C2"/>
            <calcext:condition calcext:apply-style-name="Accent" calcext:value="=0" calcext:base-cell-address="Planilha1.C2"/>
          </calcext:conditional-format>
          <calcext:conditional-format calcext:target-range-address="Planilha1.C2:Planilha1.C2">
            <calcext:condition calcext:apply-style-name="Accent 1" calcext:value="=1" calcext:base-cell-address="Planilha1.C2"/>
            <calcext:condition calcext:apply-style-name="Accent" calcext:value="=0" calcext:base-cell-address="Planilha1.C2"/>
          </calcext:conditional-format>
          <calcext:conditional-format calcext:target-range-address="Planilha1.C2:Planilha1.C2">
            <calcext:condition calcext:apply-style-name="Accent 1" calcext:value="=1" calcext:base-cell-address="Planilha1.C2"/>
          </calcext:conditional-format>
          <calcext:conditional-format calcext:target-range-address="Planilha1.C2:Planilha1.C2">
            <calcext:condition calcext:apply-style-name="Accent 1" calcext:value="=1" calcext:base-cell-address="Planilha1.C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  <calcext:condition calcext:apply-style-name="Accent" calcext:value="=0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  <calcext:condition calcext:apply-style-name="Accent" calcext:value="=0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  <calcext:condition calcext:apply-style-name="Accent" calcext:value="=0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  <calcext:condition calcext:apply-style-name="Accent" calcext:value="=0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  <calcext:condition calcext:apply-style-name="Accent" calcext:value="=0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</calcext:conditional-format>
          <calcext:conditional-format calcext:target-range-address="Planilha1.E2:Planilha1.E2">
            <calcext:condition calcext:apply-style-name="Accent 1" calcext:value="=1" calcext:base-cell-address="Planilha1.E2"/>
          </calcext:conditional-format>
          <calcext:conditional-format calcext:target-range-address="Planilha1.E2:Planilha1.E2">
            <calcext:condition calcext:apply-style-name="Accent 1" calcext:value="=1" calcext:base-cell-address="Planilha1.E2"/>
            <calcext:condition calcext:apply-style-name="Accent" calcext:value="=0" calcext:base-cell-address="Planilha1.E2"/>
          </calcext:conditional-format>
          <calcext:conditional-format calcext:target-range-address="Planilha1.E2:Planilha1.E2">
            <calcext:condition calcext:apply-style-name="Accent 1" calcext:value="=1" calcext:base-cell-address="Planilha1.E2"/>
          </calcext:conditional-format>
          <calcext:conditional-format calcext:target-range-address="Planilha1.E2:Planilha1.E2">
            <calcext:condition calcext:apply-style-name="Accent 1" calcext:value="=1" calcext:base-cell-address="Planilha1.E2"/>
          </calcext:conditional-format>
          <calcext:conditional-format calcext:target-range-address="Planilha1.F2:Planilha1.F2">
            <calcext:condition calcext:apply-style-name="Accent 1" calcext:value="=1" calcext:base-cell-address="Planilha1.F2"/>
            <calcext:condition calcext:apply-style-name="Accent" calcext:value="=0" calcext:base-cell-address="Planilha1.F2"/>
          </calcext:conditional-format>
          <calcext:conditional-format calcext:target-range-address="Planilha1.F2:Planilha1.F2">
            <calcext:condition calcext:apply-style-name="Accent 1" calcext:value="=1" calcext:base-cell-address="Planilha1.F2"/>
          </calcext:conditional-format>
          <calcext:conditional-format calcext:target-range-address="Planilha1.F2:Planilha1.F2">
            <calcext:condition calcext:apply-style-name="Accent 1" calcext:value="=1" calcext:base-cell-address="Planilha1.F2"/>
            <calcext:condition calcext:apply-style-name="Accent" calcext:value="=0" calcext:base-cell-address="Planilha1.F2"/>
          </calcext:conditional-format>
          <calcext:conditional-format calcext:target-range-address="Planilha1.F2:Planilha1.F2">
            <calcext:condition calcext:apply-style-name="Accent 1" calcext:value="=1" calcext:base-cell-address="Planilha1.F2"/>
          </calcext:conditional-format>
          <calcext:conditional-format calcext:target-range-address="Planilha1.F2:Planilha1.F2">
            <calcext:condition calcext:apply-style-name="Accent 1" calcext:value="=1" calcext:base-cell-address="Planilha1.F2"/>
          </calcext:conditional-format>
          <calcext:conditional-format calcext:target-range-address="Planilha1.G2:Planilha1.G2">
            <calcext:condition calcext:apply-style-name="Accent 1" calcext:value="=1" calcext:base-cell-address="Planilha1.G2"/>
            <calcext:condition calcext:apply-style-name="Accent" calcext:value="=0" calcext:base-cell-address="Planilha1.G2"/>
          </calcext:conditional-format>
          <calcext:conditional-format calcext:target-range-address="Planilha1.G2:Planilha1.G2">
            <calcext:condition calcext:apply-style-name="Accent 1" calcext:value="=1" calcext:base-cell-address="Planilha1.G2"/>
          </calcext:conditional-format>
          <calcext:conditional-format calcext:target-range-address="Planilha1.G2:Planilha1.G2">
            <calcext:condition calcext:apply-style-name="Accent 1" calcext:value="=1" calcext:base-cell-address="Planilha1.G2"/>
            <calcext:condition calcext:apply-style-name="Accent" calcext:value="=0" calcext:base-cell-address="Planilha1.G2"/>
          </calcext:conditional-format>
          <calcext:conditional-format calcext:target-range-address="Planilha1.G2:Planilha1.G2">
            <calcext:condition calcext:apply-style-name="Accent 1" calcext:value="=1" calcext:base-cell-address="Planilha1.G2"/>
          </calcext:conditional-format>
          <calcext:conditional-format calcext:target-range-address="Planilha1.G2:Planilha1.G2">
            <calcext:condition calcext:apply-style-name="Accent 1" calcext:value="=1" calcext:base-cell-address="Planilha1.G2"/>
          </calcext:conditional-format>
          <calcext:conditional-format calcext:target-range-address="Planilha1.H2:Planilha1.H2">
            <calcext:condition calcext:apply-style-name="Accent 1" calcext:value="=1" calcext:base-cell-address="Planilha1.H2"/>
            <calcext:condition calcext:apply-style-name="Accent" calcext:value="=0" calcext:base-cell-address="Planilha1.H2"/>
          </calcext:conditional-format>
          <calcext:conditional-format calcext:target-range-address="Planilha1.H2:Planilha1.H2">
            <calcext:condition calcext:apply-style-name="Accent 1" calcext:value="=1" calcext:base-cell-address="Planilha1.H2"/>
          </calcext:conditional-format>
          <calcext:conditional-format calcext:target-range-address="Planilha1.I2:Planilha1.I2">
            <calcext:condition calcext:apply-style-name="Accent 1" calcext:value="=1" calcext:base-cell-address="Planilha1.I2"/>
            <calcext:condition calcext:apply-style-name="Accent" calcext:value="=0" calcext:base-cell-address="Planilha1.I2"/>
          </calcext:conditional-format>
          <calcext:conditional-format calcext:target-range-address="Planilha1.I2:Planilha1.I2">
            <calcext:condition calcext:apply-style-name="Accent 1" calcext:value="=1" calcext:base-cell-address="Planilha1.I2"/>
          </calcext:conditional-format>
          <calcext:conditional-format calcext:target-range-address="Planilha1.J2:Planilha1.J2">
            <calcext:condition calcext:apply-style-name="Accent 1" calcext:value="=1" calcext:base-cell-address="Planilha1.J2"/>
            <calcext:condition calcext:apply-style-name="Accent" calcext:value="=0" calcext:base-cell-address="Planilha1.J2"/>
          </calcext:conditional-format>
          <calcext:conditional-format calcext:target-range-address="Planilha1.J2:Planilha1.J2">
            <calcext:condition calcext:apply-style-name="Accent 1" calcext:value="=1" calcext:base-cell-address="Planilha1.J2"/>
            <calcext:condition calcext:apply-style-name="Accent" calcext:value="=0" calcext:base-cell-address="Planilha1.J2"/>
          </calcext:conditional-format>
          <calcext:conditional-format calcext:target-range-address="Planilha1.J2:Planilha1.J2">
            <calcext:condition calcext:apply-style-name="Accent 1" calcext:value="=1" calcext:base-cell-address="Planilha1.J2"/>
          </calcext:conditional-format>
          <calcext:conditional-format calcext:target-range-address="Planilha1.K2:Planilha1.K2">
            <calcext:condition calcext:apply-style-name="Accent 1" calcext:value="=1" calcext:base-cell-address="Planilha1.K2"/>
            <calcext:condition calcext:apply-style-name="Accent" calcext:value="=0" calcext:base-cell-address="Planilha1.K2"/>
          </calcext:conditional-format>
          <calcext:conditional-format calcext:target-range-address="Planilha1.K2:Planilha1.K2">
            <calcext:condition calcext:apply-style-name="Accent 1" calcext:value="=1" calcext:base-cell-address="Planilha1.K2"/>
            <calcext:condition calcext:apply-style-name="Accent" calcext:value="=0" calcext:base-cell-address="Planilha1.K2"/>
          </calcext:conditional-format>
          <calcext:conditional-format calcext:target-range-address="Planilha1.K2:Planilha1.K2">
            <calcext:condition calcext:apply-style-name="Accent 1" calcext:value="=1" calcext:base-cell-address="Planilha1.K2"/>
          </calcext:conditional-format>
          <calcext:conditional-format calcext:target-range-address="Planilha1.L2:Planilha1.L2">
            <calcext:condition calcext:apply-style-name="Accent 1" calcext:value="=1" calcext:base-cell-address="Planilha1.L2"/>
            <calcext:condition calcext:apply-style-name="Accent" calcext:value="=0" calcext:base-cell-address="Planilha1.L2"/>
          </calcext:conditional-format>
          <calcext:conditional-format calcext:target-range-address="Planilha1.L2:Planilha1.L2">
            <calcext:condition calcext:apply-style-name="Accent 1" calcext:value="=1" calcext:base-cell-address="Planilha1.L2"/>
            <calcext:condition calcext:apply-style-name="Accent" calcext:value="=0" calcext:base-cell-address="Planilha1.L2"/>
          </calcext:conditional-format>
          <calcext:conditional-format calcext:target-range-address="Planilha1.L2:Planilha1.L2">
            <calcext:condition calcext:apply-style-name="Accent 1" calcext:value="=1" calcext:base-cell-address="Planilha1.L2"/>
          </calcext:conditional-format>
          <calcext:conditional-format calcext:target-range-address="Planilha1.M2:Planilha1.M2">
            <calcext:condition calcext:apply-style-name="Accent 1" calcext:value="=1" calcext:base-cell-address="Planilha1.M2"/>
            <calcext:condition calcext:apply-style-name="Accent" calcext:value="=0" calcext:base-cell-address="Planilha1.M2"/>
          </calcext:conditional-format>
          <calcext:conditional-format calcext:target-range-address="Planilha1.M2:Planilha1.M2">
            <calcext:condition calcext:apply-style-name="Accent 1" calcext:value="=1" calcext:base-cell-address="Planilha1.M2"/>
            <calcext:condition calcext:apply-style-name="Accent" calcext:value="=0" calcext:base-cell-address="Planilha1.M2"/>
          </calcext:conditional-format>
          <calcext:conditional-format calcext:target-range-address="Planilha1.M2:Planilha1.M2">
            <calcext:condition calcext:apply-style-name="Accent 1" calcext:value="=1" calcext:base-cell-address="Planilha1.M2"/>
          </calcext:conditional-format>
          <calcext:conditional-format calcext:target-range-address="Planilha1.N2:Planilha1.N2">
            <calcext:condition calcext:apply-style-name="Accent 1" calcext:value="=1" calcext:base-cell-address="Planilha1.N2"/>
            <calcext:condition calcext:apply-style-name="Accent" calcext:value="=0" calcext:base-cell-address="Planilha1.N2"/>
          </calcext:conditional-format>
          <calcext:conditional-format calcext:target-range-address="Planilha1.N2:Planilha1.N2">
            <calcext:condition calcext:apply-style-name="Accent 1" calcext:value="=1" calcext:base-cell-address="Planilha1.N2"/>
            <calcext:condition calcext:apply-style-name="Accent" calcext:value="=0" calcext:base-cell-address="Planilha1.N2"/>
          </calcext:conditional-format>
          <calcext:conditional-format calcext:target-range-address="Planilha1.N2:Planilha1.N2">
            <calcext:condition calcext:apply-style-name="Accent 1" calcext:value="=1" calcext:base-cell-address="Planilha1.N2"/>
          </calcext:conditional-format>
          <calcext:conditional-format calcext:target-range-address="Planilha1.O2:Planilha1.O2">
            <calcext:condition calcext:apply-style-name="Accent 1" calcext:value="=1" calcext:base-cell-address="Planilha1.O2"/>
            <calcext:condition calcext:apply-style-name="Accent" calcext:value="=0" calcext:base-cell-address="Planilha1.O2"/>
          </calcext:conditional-format>
          <calcext:conditional-format calcext:target-range-address="Planilha1.O2:Planilha1.O2">
            <calcext:condition calcext:apply-style-name="Accent 1" calcext:value="=1" calcext:base-cell-address="Planilha1.O2"/>
            <calcext:condition calcext:apply-style-name="Accent" calcext:value="=0" calcext:base-cell-address="Planilha1.O2"/>
          </calcext:conditional-format>
          <calcext:conditional-format calcext:target-range-address="Planilha1.O2:Planilha1.O2">
            <calcext:condition calcext:apply-style-name="Accent 1" calcext:value="=1" calcext:base-cell-address="Planilha1.O2"/>
          </calcext:conditional-format>
          <calcext:conditional-format calcext:target-range-address="Planilha1.P2:Planilha1.P2">
            <calcext:condition calcext:apply-style-name="Accent 1" calcext:value="=1" calcext:base-cell-address="Planilha1.P2"/>
            <calcext:condition calcext:apply-style-name="Accent" calcext:value="=0" calcext:base-cell-address="Planilha1.P2"/>
          </calcext:conditional-format>
          <calcext:conditional-format calcext:target-range-address="Planilha1.P2:Planilha1.P2">
            <calcext:condition calcext:apply-style-name="Accent 1" calcext:value="=1" calcext:base-cell-address="Planilha1.P2"/>
            <calcext:condition calcext:apply-style-name="Accent" calcext:value="=0" calcext:base-cell-address="Planilha1.P2"/>
          </calcext:conditional-format>
          <calcext:conditional-format calcext:target-range-address="Planilha1.P2:Planilha1.P2">
            <calcext:condition calcext:apply-style-name="Accent 1" calcext:value="=1" calcext:base-cell-address="Planilha1.P2"/>
          </calcext:conditional-format>
          <calcext:conditional-format calcext:target-range-address="Planilha1.Q2:Planilha1.Q2">
            <calcext:condition calcext:apply-style-name="Accent 1" calcext:value="=1" calcext:base-cell-address="Planilha1.Q2"/>
            <calcext:condition calcext:apply-style-name="Accent" calcext:value="=0" calcext:base-cell-address="Planilha1.Q2"/>
          </calcext:conditional-format>
          <calcext:conditional-format calcext:target-range-address="Planilha1.Q2:Planilha1.Q2">
            <calcext:condition calcext:apply-style-name="Accent 1" calcext:value="=1" calcext:base-cell-address="Planilha1.Q2"/>
            <calcext:condition calcext:apply-style-name="Accent" calcext:value="=0" calcext:base-cell-address="Planilha1.Q2"/>
          </calcext:conditional-format>
          <calcext:conditional-format calcext:target-range-address="Planilha1.Q2:Planilha1.Q2">
            <calcext:condition calcext:apply-style-name="Accent 1" calcext:value="=1" calcext:base-cell-address="Planilha1.Q2"/>
          </calcext:conditional-format>
          <calcext:conditional-format calcext:target-range-address="Planilha1.R2:Planilha1.R2">
            <calcext:condition calcext:apply-style-name="Accent 1" calcext:value="=1" calcext:base-cell-address="Planilha1.R2"/>
            <calcext:condition calcext:apply-style-name="Accent" calcext:value="=0" calcext:base-cell-address="Planilha1.R2"/>
          </calcext:conditional-format>
          <calcext:conditional-format calcext:target-range-address="Planilha1.R2:Planilha1.R2">
            <calcext:condition calcext:apply-style-name="Accent 1" calcext:value="=1" calcext:base-cell-address="Planilha1.R2"/>
            <calcext:condition calcext:apply-style-name="Accent" calcext:value="=0" calcext:base-cell-address="Planilha1.R2"/>
          </calcext:conditional-format>
          <calcext:conditional-format calcext:target-range-address="Planilha1.R2:Planilha1.R2">
            <calcext:condition calcext:apply-style-name="Accent 1" calcext:value="=1" calcext:base-cell-address="Planilha1.R2"/>
          </calcext:conditional-format>
          <calcext:conditional-format calcext:target-range-address="Planilha1.S2:Planilha1.S2">
            <calcext:condition calcext:apply-style-name="Accent 1" calcext:value="=1" calcext:base-cell-address="Planilha1.S2"/>
            <calcext:condition calcext:apply-style-name="Accent" calcext:value="=0" calcext:base-cell-address="Planilha1.S2"/>
          </calcext:conditional-format>
          <calcext:conditional-format calcext:target-range-address="Planilha1.S2:Planilha1.S2">
            <calcext:condition calcext:apply-style-name="Accent 1" calcext:value="=1" calcext:base-cell-address="Planilha1.S2"/>
            <calcext:condition calcext:apply-style-name="Accent" calcext:value="=0" calcext:base-cell-address="Planilha1.S2"/>
          </calcext:conditional-format>
          <calcext:conditional-format calcext:target-range-address="Planilha1.S2:Planilha1.S2">
            <calcext:condition calcext:apply-style-name="Accent 1" calcext:value="=1" calcext:base-cell-address="Planilha1.S2"/>
          </calcext:conditional-format>
          <calcext:conditional-format calcext:target-range-address="Planilha1.T2:Planilha1.T2">
            <calcext:condition calcext:apply-style-name="Accent 1" calcext:value="=1" calcext:base-cell-address="Planilha1.T2"/>
            <calcext:condition calcext:apply-style-name="Accent" calcext:value="=0" calcext:base-cell-address="Planilha1.T2"/>
          </calcext:conditional-format>
          <calcext:conditional-format calcext:target-range-address="Planilha1.T2:Planilha1.T2">
            <calcext:condition calcext:apply-style-name="Accent 1" calcext:value="=1" calcext:base-cell-address="Planilha1.T2"/>
            <calcext:condition calcext:apply-style-name="Accent" calcext:value="=0" calcext:base-cell-address="Planilha1.T2"/>
          </calcext:conditional-format>
          <calcext:conditional-format calcext:target-range-address="Planilha1.T2:Planilha1.T2">
            <calcext:condition calcext:apply-style-name="Accent 1" calcext:value="=1" calcext:base-cell-address="Planilha1.T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  <calcext:condition calcext:apply-style-name="Accent" calcext:value="=0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  <calcext:condition calcext:apply-style-name="Accent" calcext:value="=0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  <calcext:condition calcext:apply-style-name="Accent" calcext:value="=0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  <calcext:condition calcext:apply-style-name="Accent" calcext:value="=0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  <calcext:condition calcext:apply-style-name="Accent" calcext:value="=0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  <calcext:condition calcext:apply-style-name="Accent" calcext:value="=0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  <calcext:condition calcext:apply-style-name="Accent" calcext:value="=0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  <calcext:condition calcext:apply-style-name="Accent" calcext:value="=0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  <calcext:condition calcext:apply-style-name="Accent" calcext:value="=0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  <calcext:condition calcext:apply-style-name="Accent" calcext:value="=0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  <calcext:condition calcext:apply-style-name="Accent" calcext:value="=0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  <calcext:condition calcext:apply-style-name="Accent" calcext:value="=0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  <calcext:condition calcext:apply-style-name="Accent" calcext:value="=0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  <calcext:condition calcext:apply-style-name="Accent" calcext:value="=0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  <calcext:condition calcext:apply-style-name="Accent" calcext:value="=0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  <calcext:condition calcext:apply-style-name="Accent" calcext:value="=0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  <calcext:condition calcext:apply-style-name="Accent" calcext:value="=0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  <calcext:condition calcext:apply-style-name="Accent" calcext:value="=0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  <calcext:condition calcext:apply-style-name="Accent" calcext:value="=0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  <calcext:condition calcext:apply-style-name="Accent" calcext:value="=0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  <calcext:condition calcext:apply-style-name="Accent" calcext:value="=0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  <calcext:condition calcext:apply-style-name="Accent" calcext:value="=0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  <calcext:condition calcext:apply-style-name="Accent" calcext:value="=0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  <calcext:condition calcext:apply-style-name="Accent" calcext:value="=0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  <calcext:condition calcext:apply-style-name="Accent" calcext:value="=0" calcext:base-cell-address="Planilha1.Y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  <calcext:condition calcext:apply-style-name="Accent" calcext:value="=0" calcext:base-cell-address="Planilha1.Y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  <calcext:condition calcext:apply-style-name="Accent" calcext:value="=0" calcext:base-cell-address="Planilha1.Y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  <calcext:condition calcext:apply-style-name="Accent" calcext:value="=0" calcext:base-cell-address="Planilha1.Y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  <calcext:condition calcext:apply-style-name="Accent" calcext:value="=0" calcext:base-cell-address="Planilha1.Z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  <calcext:condition calcext:apply-style-name="Accent" calcext:value="=0" calcext:base-cell-address="Planilha1.Z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  <calcext:condition calcext:apply-style-name="Accent" calcext:value="=0" calcext:base-cell-address="Planilha1.Z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  <calcext:condition calcext:apply-style-name="Accent" calcext:value="=0" calcext:base-cell-address="Planilha1.Z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  <calcext:condition calcext:apply-style-name="Accent" calcext:value="=0" calcext:base-cell-address="Planilha1.AA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  <calcext:condition calcext:apply-style-name="Accent" calcext:value="=0" calcext:base-cell-address="Planilha1.AA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  <calcext:condition calcext:apply-style-name="Accent" calcext:value="=0" calcext:base-cell-address="Planilha1.AA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  <calcext:condition calcext:apply-style-name="Accent" calcext:value="=0" calcext:base-cell-address="Planilha1.AA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  <calcext:condition calcext:apply-style-name="Accent" calcext:value="=0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  <calcext:condition calcext:apply-style-name="Accent" calcext:value="=0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  <calcext:condition calcext:apply-style-name="Accent" calcext:value="=0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  <calcext:condition calcext:apply-style-name="Accent" calcext:value="=0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  <calcext:condition calcext:apply-style-name="Accent" calcext:value="=0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  <calcext:condition calcext:apply-style-name="Accent" calcext:value="=0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  <calcext:condition calcext:apply-style-name="Accent" calcext:value="=0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  <calcext:condition calcext:apply-style-name="Accent" calcext:value="=0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  <calcext:condition calcext:apply-style-name="Accent" calcext:value="=0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  <calcext:condition calcext:apply-style-name="Accent" calcext:value="=0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  <calcext:condition calcext:apply-style-name="Accent" calcext:value="=0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  <calcext:condition calcext:apply-style-name="Accent" calcext:value="=0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  <calcext:condition calcext:apply-style-name="Accent" calcext:value="=0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  <calcext:condition calcext:apply-style-name="Accent" calcext:value="=0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  <calcext:condition calcext:apply-style-name="Accent" calcext:value="=0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  <calcext:condition calcext:apply-style-name="Accent" calcext:value="=0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  <calcext:condition calcext:apply-style-name="Accent" calcext:value="=0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  <calcext:condition calcext:apply-style-name="Accent" calcext:value="=0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H2:Planilha1.AH2">
            <calcext:condition calcext:apply-style-name="Accent 1" calcext:value="=1" calcext:base-cell-address="Planilha1.AH2"/>
            <calcext:condition calcext:apply-style-name="Accent" calcext:value="=0" calcext:base-cell-address="Planilha1.AH2"/>
          </calcext:conditional-format>
          <calcext:conditional-format calcext:target-range-address="Planilha1.AH2:Planilha1.AH2">
            <calcext:condition calcext:apply-style-name="Accent 1" calcext:value="=1" calcext:base-cell-address="Planilha1.AH2"/>
          </calcext:conditional-format>
          <calcext:conditional-format calcext:target-range-address="Planilha1.AH2:Planilha1.AH2">
            <calcext:condition calcext:apply-style-name="Accent 1" calcext:value="=1" calcext:base-cell-address="Planilha1.AH2"/>
            <calcext:condition calcext:apply-style-name="Accent" calcext:value="=0" calcext:base-cell-address="Planilha1.AH2"/>
          </calcext:conditional-format>
          <calcext:conditional-format calcext:target-range-address="Planilha1.AH2:Planilha1.AH2">
            <calcext:condition calcext:apply-style-name="Accent 1" calcext:value="=1" calcext:base-cell-address="Planilha1.AH2"/>
            <calcext:condition calcext:apply-style-name="Accent" calcext:value="=0" calcext:base-cell-address="Planilha1.AH2"/>
          </calcext:conditional-format>
          <calcext:conditional-format calcext:target-range-address="Planilha1.AH2:Planilha1.AH2">
            <calcext:condition calcext:apply-style-name="Accent 1" calcext:value="=1" calcext:base-cell-address="Planilha1.AH2"/>
          </calcext:conditional-format>
          <calcext:conditional-format calcext:target-range-address="Planilha1.AH2:Planilha1.AH2">
            <calcext:condition calcext:apply-style-name="Accent 1" calcext:value="=1" calcext:base-cell-address="Planilha1.AH2"/>
          </calcext:conditional-format>
          <calcext:conditional-format calcext:target-range-address="Planilha1.AI2:Planilha1.AI2">
            <calcext:condition calcext:apply-style-name="Accent 1" calcext:value="=1" calcext:base-cell-address="Planilha1.AI2"/>
            <calcext:condition calcext:apply-style-name="Accent" calcext:value="=0" calcext:base-cell-address="Planilha1.AI2"/>
          </calcext:conditional-format>
          <calcext:conditional-format calcext:target-range-address="Planilha1.AI2:Planilha1.AI2">
            <calcext:condition calcext:apply-style-name="Accent 1" calcext:value="=1" calcext:base-cell-address="Planilha1.AI2"/>
          </calcext:conditional-format>
          <calcext:conditional-format calcext:target-range-address="Planilha1.AI2:Planilha1.AI2">
            <calcext:condition calcext:apply-style-name="Accent 1" calcext:value="=1" calcext:base-cell-address="Planilha1.AI2"/>
            <calcext:condition calcext:apply-style-name="Accent" calcext:value="=0" calcext:base-cell-address="Planilha1.AI2"/>
          </calcext:conditional-format>
          <calcext:conditional-format calcext:target-range-address="Planilha1.AI2:Planilha1.AI2">
            <calcext:condition calcext:apply-style-name="Accent 1" calcext:value="=1" calcext:base-cell-address="Planilha1.AI2"/>
            <calcext:condition calcext:apply-style-name="Accent" calcext:value="=0" calcext:base-cell-address="Planilha1.AI2"/>
          </calcext:conditional-format>
          <calcext:conditional-format calcext:target-range-address="Planilha1.AI2:Planilha1.AI2">
            <calcext:condition calcext:apply-style-name="Accent 1" calcext:value="=1" calcext:base-cell-address="Planilha1.AI2"/>
          </calcext:conditional-format>
          <calcext:conditional-format calcext:target-range-address="Planilha1.AI2:Planilha1.AI2">
            <calcext:condition calcext:apply-style-name="Accent 1" calcext:value="=1" calcext:base-cell-address="Planilha1.AI2"/>
          </calcext:conditional-format>
          <calcext:conditional-format calcext:target-range-address="Planilha1.AJ2:Planilha1.AJ2">
            <calcext:condition calcext:apply-style-name="Accent 1" calcext:value="=1" calcext:base-cell-address="Planilha1.AJ2"/>
            <calcext:condition calcext:apply-style-name="Accent" calcext:value="=0" calcext:base-cell-address="Planilha1.AJ2"/>
          </calcext:conditional-format>
          <calcext:conditional-format calcext:target-range-address="Planilha1.AJ2:Planilha1.AJ2">
            <calcext:condition calcext:apply-style-name="Accent 1" calcext:value="=1" calcext:base-cell-address="Planilha1.AJ2"/>
          </calcext:conditional-format>
          <calcext:conditional-format calcext:target-range-address="Planilha1.AJ2:Planilha1.AJ2">
            <calcext:condition calcext:apply-style-name="Accent 1" calcext:value="=1" calcext:base-cell-address="Planilha1.AJ2"/>
            <calcext:condition calcext:apply-style-name="Accent" calcext:value="=0" calcext:base-cell-address="Planilha1.AJ2"/>
          </calcext:conditional-format>
          <calcext:conditional-format calcext:target-range-address="Planilha1.AJ2:Planilha1.AJ2">
            <calcext:condition calcext:apply-style-name="Accent 1" calcext:value="=1" calcext:base-cell-address="Planilha1.AJ2"/>
            <calcext:condition calcext:apply-style-name="Accent" calcext:value="=0" calcext:base-cell-address="Planilha1.AJ2"/>
          </calcext:conditional-format>
          <calcext:conditional-format calcext:target-range-address="Planilha1.AJ2:Planilha1.AJ2">
            <calcext:condition calcext:apply-style-name="Accent 1" calcext:value="=1" calcext:base-cell-address="Planilha1.AJ2"/>
          </calcext:conditional-format>
          <calcext:conditional-format calcext:target-range-address="Planilha1.AJ2:Planilha1.AJ2">
            <calcext:condition calcext:apply-style-name="Accent 1" calcext:value="=1" calcext:base-cell-address="Planilha1.AJ2"/>
          </calcext:conditional-format>
          <calcext:conditional-format calcext:target-range-address="Planilha1.AK2:Planilha1.AK2">
            <calcext:condition calcext:apply-style-name="Accent 1" calcext:value="=1" calcext:base-cell-address="Planilha1.AK2"/>
            <calcext:condition calcext:apply-style-name="Accent" calcext:value="=0" calcext:base-cell-address="Planilha1.AK2"/>
          </calcext:conditional-format>
          <calcext:conditional-format calcext:target-range-address="Planilha1.AK2:Planilha1.AK2">
            <calcext:condition calcext:apply-style-name="Accent 1" calcext:value="=1" calcext:base-cell-address="Planilha1.AK2"/>
          </calcext:conditional-format>
          <calcext:conditional-format calcext:target-range-address="Planilha1.AK2:Planilha1.AK2">
            <calcext:condition calcext:apply-style-name="Accent 1" calcext:value="=1" calcext:base-cell-address="Planilha1.AK2"/>
            <calcext:condition calcext:apply-style-name="Accent" calcext:value="=0" calcext:base-cell-address="Planilha1.AK2"/>
          </calcext:conditional-format>
          <calcext:conditional-format calcext:target-range-address="Planilha1.AK2:Planilha1.AK2">
            <calcext:condition calcext:apply-style-name="Accent 1" calcext:value="=1" calcext:base-cell-address="Planilha1.AK2"/>
            <calcext:condition calcext:apply-style-name="Accent" calcext:value="=0" calcext:base-cell-address="Planilha1.AK2"/>
          </calcext:conditional-format>
          <calcext:conditional-format calcext:target-range-address="Planilha1.AK2:Planilha1.AK2">
            <calcext:condition calcext:apply-style-name="Accent 1" calcext:value="=1" calcext:base-cell-address="Planilha1.AK2"/>
          </calcext:conditional-format>
          <calcext:conditional-format calcext:target-range-address="Planilha1.AK2:Planilha1.AK2">
            <calcext:condition calcext:apply-style-name="Accent 1" calcext:value="=1" calcext:base-cell-address="Planilha1.AK2"/>
          </calcext:conditional-format>
          <calcext:conditional-format calcext:target-range-address="Planilha1.AL2:Planilha1.AL2">
            <calcext:condition calcext:apply-style-name="Accent 1" calcext:value="=1" calcext:base-cell-address="Planilha1.AL2"/>
            <calcext:condition calcext:apply-style-name="Accent" calcext:value="=0" calcext:base-cell-address="Planilha1.AL2"/>
          </calcext:conditional-format>
          <calcext:conditional-format calcext:target-range-address="Planilha1.AL2:Planilha1.AL2">
            <calcext:condition calcext:apply-style-name="Accent 1" calcext:value="=1" calcext:base-cell-address="Planilha1.AL2"/>
          </calcext:conditional-format>
          <calcext:conditional-format calcext:target-range-address="Planilha1.AL2:Planilha1.AL2">
            <calcext:condition calcext:apply-style-name="Accent 1" calcext:value="=1" calcext:base-cell-address="Planilha1.AL2"/>
            <calcext:condition calcext:apply-style-name="Accent" calcext:value="=0" calcext:base-cell-address="Planilha1.AL2"/>
          </calcext:conditional-format>
          <calcext:conditional-format calcext:target-range-address="Planilha1.AL2:Planilha1.AL2">
            <calcext:condition calcext:apply-style-name="Accent 1" calcext:value="=1" calcext:base-cell-address="Planilha1.AL2"/>
            <calcext:condition calcext:apply-style-name="Accent" calcext:value="=0" calcext:base-cell-address="Planilha1.AL2"/>
          </calcext:conditional-format>
          <calcext:conditional-format calcext:target-range-address="Planilha1.AL2:Planilha1.AL2">
            <calcext:condition calcext:apply-style-name="Accent 1" calcext:value="=1" calcext:base-cell-address="Planilha1.AL2"/>
          </calcext:conditional-format>
          <calcext:conditional-format calcext:target-range-address="Planilha1.AL2:Planilha1.AL2">
            <calcext:condition calcext:apply-style-name="Accent 1" calcext:value="=1" calcext:base-cell-address="Planilha1.AL2"/>
          </calcext:conditional-format>
          <calcext:conditional-format calcext:target-range-address="Planilha1.AM2:Planilha1.AM2">
            <calcext:condition calcext:apply-style-name="Accent 1" calcext:value="=1" calcext:base-cell-address="Planilha1.AM2"/>
            <calcext:condition calcext:apply-style-name="Accent" calcext:value="=0" calcext:base-cell-address="Planilha1.AM2"/>
          </calcext:conditional-format>
          <calcext:conditional-format calcext:target-range-address="Planilha1.AM2:Planilha1.AM2">
            <calcext:condition calcext:apply-style-name="Accent 1" calcext:value="=1" calcext:base-cell-address="Planilha1.AM2"/>
          </calcext:conditional-format>
          <calcext:conditional-format calcext:target-range-address="Planilha1.AM2:Planilha1.AM2">
            <calcext:condition calcext:apply-style-name="Accent 1" calcext:value="=1" calcext:base-cell-address="Planilha1.AM2"/>
            <calcext:condition calcext:apply-style-name="Accent" calcext:value="=0" calcext:base-cell-address="Planilha1.AM2"/>
          </calcext:conditional-format>
          <calcext:conditional-format calcext:target-range-address="Planilha1.AM2:Planilha1.AM2">
            <calcext:condition calcext:apply-style-name="Accent 1" calcext:value="=1" calcext:base-cell-address="Planilha1.AM2"/>
            <calcext:condition calcext:apply-style-name="Accent" calcext:value="=0" calcext:base-cell-address="Planilha1.AM2"/>
          </calcext:conditional-format>
          <calcext:conditional-format calcext:target-range-address="Planilha1.AM2:Planilha1.AM2">
            <calcext:condition calcext:apply-style-name="Accent 1" calcext:value="=1" calcext:base-cell-address="Planilha1.AM2"/>
          </calcext:conditional-format>
          <calcext:conditional-format calcext:target-range-address="Planilha1.AM2:Planilha1.AM2">
            <calcext:condition calcext:apply-style-name="Accent 1" calcext:value="=1" calcext:base-cell-address="Planilha1.AM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  <calcext:condition calcext:apply-style-name="Accent" calcext:value="=0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  <calcext:condition calcext:apply-style-name="Accent" calcext:value="=0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  <calcext:condition calcext:apply-style-name="Accent" calcext:value="=0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  <calcext:condition calcext:apply-style-name="Accent" calcext:value="=0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  <calcext:condition calcext:apply-style-name="Accent" calcext:value="=0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  <calcext:condition calcext:apply-style-name="Accent" calcext:value="=0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  <calcext:condition calcext:apply-style-name="Accent" calcext:value="=0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  <calcext:condition calcext:apply-style-name="Accent" calcext:value="=0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  <calcext:condition calcext:apply-style-name="Accent" calcext:value="=0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  <calcext:condition calcext:apply-style-name="Accent" calcext:value="=0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  <calcext:condition calcext:apply-style-name="Accent" calcext:value="=0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  <calcext:condition calcext:apply-style-name="Accent" calcext:value="=0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  <calcext:condition calcext:apply-style-name="Accent" calcext:value="=0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  <calcext:condition calcext:apply-style-name="Accent" calcext:value="=0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  <calcext:condition calcext:apply-style-name="Accent" calcext:value="=0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  <calcext:condition calcext:apply-style-name="Accent" calcext:value="=0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  <calcext:condition calcext:apply-style-name="Accent" calcext:value="=0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  <calcext:condition calcext:apply-style-name="Accent" calcext:value="=0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  <calcext:condition calcext:apply-style-name="Accent" calcext:value="=0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  <calcext:condition calcext:apply-style-name="Accent" calcext:value="=0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  <calcext:condition calcext:apply-style-name="Accent" calcext:value="=0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  <calcext:condition calcext:apply-style-name="Accent" calcext:value="=0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  <calcext:condition calcext:apply-style-name="Accent" calcext:value="=0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  <calcext:condition calcext:apply-style-name="Accent" calcext:value="=0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  <calcext:condition calcext:apply-style-name="Accent" calcext:value="=0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  <calcext:condition calcext:apply-style-name="Accent" calcext:value="=0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  <calcext:condition calcext:apply-style-name="Accent" calcext:value="=0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  <calcext:condition calcext:apply-style-name="Accent" calcext:value="=0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  <calcext:condition calcext:apply-style-name="Accent" calcext:value="=0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  <calcext:condition calcext:apply-style-name="Accent" calcext:value="=0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  <calcext:condition calcext:apply-style-name="Accent" calcext:value="=0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  <calcext:condition calcext:apply-style-name="Accent" calcext:value="=0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  <calcext:condition calcext:apply-style-name="Accent" calcext:value="=0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  <calcext:condition calcext:apply-style-name="Accent" calcext:value="=0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  <calcext:condition calcext:apply-style-name="Accent" calcext:value="=0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  <calcext:condition calcext:apply-style-name="Accent" calcext:value="=0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  <calcext:condition calcext:apply-style-name="Accent" calcext:value="=0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  <calcext:condition calcext:apply-style-name="Accent" calcext:value="=0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  <calcext:condition calcext:apply-style-name="Accent" calcext:value="=0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  <calcext:condition calcext:apply-style-name="Accent" calcext:value="=0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  <calcext:condition calcext:apply-style-name="Accent" calcext:value="=0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  <calcext:condition calcext:apply-style-name="Accent" calcext:value="=0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  <calcext:condition calcext:apply-style-name="Accent" calcext:value="=0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  <calcext:condition calcext:apply-style-name="Accent" calcext:value="=0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  <calcext:condition calcext:apply-style-name="Accent" calcext:value="=0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  <calcext:condition calcext:apply-style-name="Accent" calcext:value="=0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  <calcext:condition calcext:apply-style-name="Accent" calcext:value="=0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  <calcext:condition calcext:apply-style-name="Accent" calcext:value="=0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  <calcext:condition calcext:apply-style-name="Accent" calcext:value="=0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  <calcext:condition calcext:apply-style-name="Accent" calcext:value="=0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  <calcext:condition calcext:apply-style-name="Accent" calcext:value="=0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  <calcext:condition calcext:apply-style-name="Accent" calcext:value="=0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  <calcext:condition calcext:apply-style-name="Accent" calcext:value="=0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  <calcext:condition calcext:apply-style-name="Accent" calcext:value="=0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</calcext:conditional-format>
          <calcext:conditional-format calcext:target-range-address="Planilha1.BF2:Planilha1.BF2">
            <calcext:condition calcext:apply-style-name="Accent 1" calcext:value="=1" calcext:base-cell-address="Planilha1.BF2"/>
          </calcext:conditional-format>
          <calcext:conditional-format calcext:target-range-address="Planilha1.BF2:Planilha1.BF2">
            <calcext:condition calcext:apply-style-name="Accent 1" calcext:value="=1" calcext:base-cell-address="Planilha1.BF2"/>
            <calcext:condition calcext:apply-style-name="Accent" calcext:value="=0" calcext:base-cell-address="Planilha1.BF2"/>
          </calcext:conditional-format>
          <calcext:conditional-format calcext:target-range-address="Planilha1.BF2:Planilha1.BF2">
            <calcext:condition calcext:apply-style-name="Accent 1" calcext:value="=1" calcext:base-cell-address="Planilha1.BF2"/>
          </calcext:conditional-format>
          <calcext:conditional-format calcext:target-range-address="Planilha1.BG2:Planilha1.BG2">
            <calcext:condition calcext:apply-style-name="Accent 1" calcext:value="=1" calcext:base-cell-address="Planilha1.BG2"/>
            <calcext:condition calcext:apply-style-name="Accent" calcext:value="=0" calcext:base-cell-address="Planilha1.BG2"/>
          </calcext:conditional-format>
          <calcext:conditional-format calcext:target-range-address="Planilha1.BG2:Planilha1.BG2">
            <calcext:condition calcext:apply-style-name="Accent 1" calcext:value="=1" calcext:base-cell-address="Planilha1.BG2"/>
          </calcext:conditional-format>
          <calcext:conditional-format calcext:target-range-address="Planilha1.BH2:Planilha1.BH2">
            <calcext:condition calcext:apply-style-name="Accent 1" calcext:value="=1" calcext:base-cell-address="Planilha1.BH2"/>
            <calcext:condition calcext:apply-style-name="Accent" calcext:value="=0" calcext:base-cell-address="Planilha1.BH2"/>
          </calcext:conditional-format>
          <calcext:conditional-format calcext:target-range-address="Planilha1.BH2:Planilha1.BH2">
            <calcext:condition calcext:apply-style-name="Accent 1" calcext:value="=1" calcext:base-cell-address="Planilha1.BH2"/>
          </calcext:conditional-format>
          <calcext:conditional-format calcext:target-range-address="Planilha1.BH2:Planilha1.BH2">
            <calcext:condition calcext:apply-style-name="Accent 1" calcext:value="=1" calcext:base-cell-address="Planilha1.BH2"/>
          </calcext:conditional-format>
          <calcext:conditional-format calcext:target-range-address="Planilha1.BH2:Planilha1.BH2">
            <calcext:condition calcext:apply-style-name="Accent 1" calcext:value="=1" calcext:base-cell-address="Planilha1.BH2"/>
          </calcext:conditional-format>
          <calcext:conditional-format calcext:target-range-address="Planilha1.BI2:Planilha1.BI2">
            <calcext:condition calcext:apply-style-name="Accent 1" calcext:value="=1" calcext:base-cell-address="Planilha1.BI2"/>
            <calcext:condition calcext:apply-style-name="Accent" calcext:value="=0" calcext:base-cell-address="Planilha1.BI2"/>
          </calcext:conditional-format>
          <calcext:conditional-format calcext:target-range-address="Planilha1.BI2:Planilha1.BI2">
            <calcext:condition calcext:apply-style-name="Accent 1" calcext:value="=1" calcext:base-cell-address="Planilha1.BI2"/>
          </calcext:conditional-format>
          <calcext:conditional-format calcext:target-range-address="Planilha1.BI2:Planilha1.BI2">
            <calcext:condition calcext:apply-style-name="Accent 1" calcext:value="=1" calcext:base-cell-address="Planilha1.BI2"/>
          </calcext:conditional-format>
          <calcext:conditional-format calcext:target-range-address="Planilha1.BI2:Planilha1.BI2">
            <calcext:condition calcext:apply-style-name="Accent 1" calcext:value="=1" calcext:base-cell-address="Planilha1.BI2"/>
          </calcext:conditional-format>
          <calcext:conditional-format calcext:target-range-address="Planilha1.BJ2:Planilha1.BJ2">
            <calcext:condition calcext:apply-style-name="Accent 1" calcext:value="=1" calcext:base-cell-address="Planilha1.BJ2"/>
            <calcext:condition calcext:apply-style-name="Accent" calcext:value="=0" calcext:base-cell-address="Planilha1.BJ2"/>
          </calcext:conditional-format>
          <calcext:conditional-format calcext:target-range-address="Planilha1.BJ2:Planilha1.BJ2">
            <calcext:condition calcext:apply-style-name="Accent 1" calcext:value="=1" calcext:base-cell-address="Planilha1.BJ2"/>
          </calcext:conditional-format>
          <calcext:conditional-format calcext:target-range-address="Planilha1.BJ2:Planilha1.BJ2">
            <calcext:condition calcext:apply-style-name="Accent 1" calcext:value="=1" calcext:base-cell-address="Planilha1.BJ2"/>
          </calcext:conditional-format>
          <calcext:conditional-format calcext:target-range-address="Planilha1.BJ2:Planilha1.BJ2">
            <calcext:condition calcext:apply-style-name="Accent 1" calcext:value="=1" calcext:base-cell-address="Planilha1.BJ2"/>
          </calcext:conditional-format>
          <calcext:conditional-format calcext:target-range-address="Planilha1.BK2:Planilha1.BK2">
            <calcext:condition calcext:apply-style-name="Accent 1" calcext:value="=1" calcext:base-cell-address="Planilha1.BK2"/>
            <calcext:condition calcext:apply-style-name="Accent" calcext:value="=0" calcext:base-cell-address="Planilha1.BK2"/>
          </calcext:conditional-format>
          <calcext:conditional-format calcext:target-range-address="Planilha1.BK2:Planilha1.BK2">
            <calcext:condition calcext:apply-style-name="Accent 1" calcext:value="=1" calcext:base-cell-address="Planilha1.BK2"/>
          </calcext:conditional-format>
          <calcext:conditional-format calcext:target-range-address="Planilha1.BK2:Planilha1.BK2">
            <calcext:condition calcext:apply-style-name="Accent 1" calcext:value="=1" calcext:base-cell-address="Planilha1.BK2"/>
          </calcext:conditional-format>
          <calcext:conditional-format calcext:target-range-address="Planilha1.BK2:Planilha1.BK2">
            <calcext:condition calcext:apply-style-name="Accent 1" calcext:value="=1" calcext:base-cell-address="Planilha1.BK2"/>
          </calcext:conditional-format>
          <calcext:conditional-format calcext:target-range-address="Planilha1.BL2:Planilha1.BL2">
            <calcext:condition calcext:apply-style-name="Accent 1" calcext:value="=1" calcext:base-cell-address="Planilha1.BL2"/>
            <calcext:condition calcext:apply-style-name="Accent" calcext:value="=0" calcext:base-cell-address="Planilha1.BL2"/>
          </calcext:conditional-format>
          <calcext:conditional-format calcext:target-range-address="Planilha1.BL2:Planilha1.BL2">
            <calcext:condition calcext:apply-style-name="Accent 1" calcext:value="=1" calcext:base-cell-address="Planilha1.BL2"/>
          </calcext:conditional-format>
          <calcext:conditional-format calcext:target-range-address="Planilha1.BL2:Planilha1.BL2">
            <calcext:condition calcext:apply-style-name="Accent 1" calcext:value="=1" calcext:base-cell-address="Planilha1.BL2"/>
          </calcext:conditional-format>
          <calcext:conditional-format calcext:target-range-address="Planilha1.BL2:Planilha1.BL2">
            <calcext:condition calcext:apply-style-name="Accent 1" calcext:value="=1" calcext:base-cell-address="Planilha1.BL2"/>
          </calcext:conditional-format>
          <calcext:conditional-format calcext:target-range-address="Planilha1.BM2:Planilha1.BM2">
            <calcext:condition calcext:apply-style-name="Accent 1" calcext:value="=1" calcext:base-cell-address="Planilha1.BM2"/>
            <calcext:condition calcext:apply-style-name="Accent" calcext:value="=0" calcext:base-cell-address="Planilha1.BM2"/>
          </calcext:conditional-format>
          <calcext:conditional-format calcext:target-range-address="Planilha1.BM2:Planilha1.BM2">
            <calcext:condition calcext:apply-style-name="Accent 1" calcext:value="=1" calcext:base-cell-address="Planilha1.BM2"/>
          </calcext:conditional-format>
          <calcext:conditional-format calcext:target-range-address="Planilha1.BM2:Planilha1.BM2">
            <calcext:condition calcext:apply-style-name="Accent 1" calcext:value="=1" calcext:base-cell-address="Planilha1.BM2"/>
          </calcext:conditional-format>
          <calcext:conditional-format calcext:target-range-address="Planilha1.BM2:Planilha1.BM2">
            <calcext:condition calcext:apply-style-name="Accent 1" calcext:value="=1" calcext:base-cell-address="Planilha1.BM2"/>
          </calcext:conditional-format>
          <calcext:conditional-format calcext:target-range-address="Planilha1.BN2:Planilha1.BN2">
            <calcext:condition calcext:apply-style-name="Accent 1" calcext:value="=1" calcext:base-cell-address="Planilha1.BN2"/>
            <calcext:condition calcext:apply-style-name="Accent" calcext:value="=0" calcext:base-cell-address="Planilha1.BN2"/>
          </calcext:conditional-format>
          <calcext:conditional-format calcext:target-range-address="Planilha1.BN2:Planilha1.BN2">
            <calcext:condition calcext:apply-style-name="Accent 1" calcext:value="=1" calcext:base-cell-address="Planilha1.BN2"/>
          </calcext:conditional-format>
          <calcext:conditional-format calcext:target-range-address="Planilha1.BN2:Planilha1.BN2">
            <calcext:condition calcext:apply-style-name="Accent 1" calcext:value="=1" calcext:base-cell-address="Planilha1.BN2"/>
          </calcext:conditional-format>
          <calcext:conditional-format calcext:target-range-address="Planilha1.BN2:Planilha1.BN2">
            <calcext:condition calcext:apply-style-name="Accent 1" calcext:value="=1" calcext:base-cell-address="Planilha1.BN2"/>
          </calcext:conditional-format>
          <calcext:conditional-format calcext:target-range-address="Planilha1.BO2:Planilha1.BO2">
            <calcext:condition calcext:apply-style-name="Accent 1" calcext:value="=1" calcext:base-cell-address="Planilha1.BO2"/>
            <calcext:condition calcext:apply-style-name="Accent" calcext:value="=0" calcext:base-cell-address="Planilha1.BO2"/>
          </calcext:conditional-format>
          <calcext:conditional-format calcext:target-range-address="Planilha1.BO2:Planilha1.BO2">
            <calcext:condition calcext:apply-style-name="Accent 1" calcext:value="=1" calcext:base-cell-address="Planilha1.BO2"/>
          </calcext:conditional-format>
          <calcext:conditional-format calcext:target-range-address="Planilha1.BO2:Planilha1.BO2">
            <calcext:condition calcext:apply-style-name="Accent 1" calcext:value="=1" calcext:base-cell-address="Planilha1.BO2"/>
          </calcext:conditional-format>
          <calcext:conditional-format calcext:target-range-address="Planilha1.BO2:Planilha1.BO2">
            <calcext:condition calcext:apply-style-name="Accent 1" calcext:value="=1" calcext:base-cell-address="Planilha1.BO2"/>
          </calcext:conditional-format>
          <calcext:conditional-format calcext:target-range-address="Planilha1.BP2:Planilha1.BP2">
            <calcext:condition calcext:apply-style-name="Accent 1" calcext:value="=1" calcext:base-cell-address="Planilha1.BP2"/>
            <calcext:condition calcext:apply-style-name="Accent" calcext:value="=0" calcext:base-cell-address="Planilha1.BP2"/>
          </calcext:conditional-format>
          <calcext:conditional-format calcext:target-range-address="Planilha1.BP2:Planilha1.BP2">
            <calcext:condition calcext:apply-style-name="Accent 1" calcext:value="=1" calcext:base-cell-address="Planilha1.BP2"/>
          </calcext:conditional-format>
          <calcext:conditional-format calcext:target-range-address="Planilha1.BP2:Planilha1.BP2">
            <calcext:condition calcext:apply-style-name="Accent 1" calcext:value="=1" calcext:base-cell-address="Planilha1.BP2"/>
          </calcext:conditional-format>
          <calcext:conditional-format calcext:target-range-address="Planilha1.BP2:Planilha1.BP2">
            <calcext:condition calcext:apply-style-name="Accent 1" calcext:value="=1" calcext:base-cell-address="Planilha1.BP2"/>
          </calcext:conditional-format>
          <calcext:conditional-format calcext:target-range-address="Planilha1.BQ2:Planilha1.BQ2">
            <calcext:condition calcext:apply-style-name="Accent 1" calcext:value="=1" calcext:base-cell-address="Planilha1.BQ2"/>
            <calcext:condition calcext:apply-style-name="Accent" calcext:value="=0" calcext:base-cell-address="Planilha1.BQ2"/>
          </calcext:conditional-format>
          <calcext:conditional-format calcext:target-range-address="Planilha1.BQ2:Planilha1.BQ2">
            <calcext:condition calcext:apply-style-name="Accent 1" calcext:value="=1" calcext:base-cell-address="Planilha1.BQ2"/>
          </calcext:conditional-format>
          <calcext:conditional-format calcext:target-range-address="Planilha1.BQ2:Planilha1.BQ2">
            <calcext:condition calcext:apply-style-name="Accent 1" calcext:value="=1" calcext:base-cell-address="Planilha1.BQ2"/>
          </calcext:conditional-format>
          <calcext:conditional-format calcext:target-range-address="Planilha1.BQ2:Planilha1.BQ2">
            <calcext:condition calcext:apply-style-name="Accent 1" calcext:value="=1" calcext:base-cell-address="Planilha1.BQ2"/>
          </calcext:conditional-format>
          <calcext:conditional-format calcext:target-range-address="Planilha1.BR2:Planilha1.BR2">
            <calcext:condition calcext:apply-style-name="Accent 1" calcext:value="=1" calcext:base-cell-address="Planilha1.BR2"/>
            <calcext:condition calcext:apply-style-name="Accent" calcext:value="=0" calcext:base-cell-address="Planilha1.BR2"/>
          </calcext:conditional-format>
          <calcext:conditional-format calcext:target-range-address="Planilha1.BR2:Planilha1.BR2">
            <calcext:condition calcext:apply-style-name="Accent 1" calcext:value="=1" calcext:base-cell-address="Planilha1.BR2"/>
          </calcext:conditional-format>
          <calcext:conditional-format calcext:target-range-address="Planilha1.BR2:Planilha1.BR2">
            <calcext:condition calcext:apply-style-name="Accent 1" calcext:value="=1" calcext:base-cell-address="Planilha1.BR2"/>
          </calcext:conditional-format>
          <calcext:conditional-format calcext:target-range-address="Planilha1.BR2:Planilha1.BR2">
            <calcext:condition calcext:apply-style-name="Accent 1" calcext:value="=1" calcext:base-cell-address="Planilha1.BR2"/>
          </calcext:conditional-format>
          <calcext:conditional-format calcext:target-range-address="Planilha1.BS2:Planilha1.BS2">
            <calcext:condition calcext:apply-style-name="Accent 1" calcext:value="=1" calcext:base-cell-address="Planilha1.BS2"/>
          </calcext:conditional-format>
          <calcext:conditional-format calcext:target-range-address="Planilha1.BT2:Planilha1.BT2">
            <calcext:condition calcext:apply-style-name="Accent 1" calcext:value="=1" calcext:base-cell-address="Planilha1.BT2"/>
          </calcext:conditional-format>
          <calcext:conditional-format calcext:target-range-address="Planilha1.BU2:Planilha1.BU2">
            <calcext:condition calcext:apply-style-name="Accent 1" calcext:value="=1" calcext:base-cell-address="Planilha1.BU2"/>
          </calcext:conditional-format>
          <calcext:conditional-format calcext:target-range-address="Planilha1.BV2:Planilha1.BV2">
            <calcext:condition calcext:apply-style-name="Accent 1" calcext:value="=1" calcext:base-cell-address="Planilha1.BV2"/>
          </calcext:conditional-format>
          <calcext:conditional-format calcext:target-range-address="Planilha1.BW2:Planilha1.BW2">
            <calcext:condition calcext:apply-style-name="Accent 1" calcext:value="=1" calcext:base-cell-address="Planilha1.BW2"/>
          </calcext:conditional-format>
          <calcext:conditional-format calcext:target-range-address="Planilha1.BX2:Planilha1.BX2">
            <calcext:condition calcext:apply-style-name="Accent 1" calcext:value="=1" calcext:base-cell-address="Planilha1.BX2"/>
          </calcext:conditional-format>
          <calcext:conditional-format calcext:target-range-address="Planilha1.BY2:Planilha1.BY2">
            <calcext:condition calcext:apply-style-name="Accent 1" calcext:value="=1" calcext:base-cell-address="Planilha1.BY2"/>
          </calcext:conditional-format>
          <calcext:conditional-format calcext:target-range-address="Planilha1.BZ2:Planilha1.BZ2">
            <calcext:condition calcext:apply-style-name="Accent 1" calcext:value="=1" calcext:base-cell-address="Planilha1.BZ2"/>
          </calcext:conditional-format>
          <calcext:conditional-format calcext:target-range-address="Planilha1.CA2:Planilha1.CA2">
            <calcext:condition calcext:apply-style-name="Accent 1" calcext:value="=1" calcext:base-cell-address="Planilha1.CA2"/>
          </calcext:conditional-format>
          <calcext:conditional-format calcext:target-range-address="Planilha1.CB2:Planilha1.CB2">
            <calcext:condition calcext:apply-style-name="Accent 1" calcext:value="=1" calcext:base-cell-address="Planilha1.CB2"/>
          </calcext:conditional-format>
          <calcext:conditional-format calcext:target-range-address="Planilha1.CC2:Planilha1.CC2">
            <calcext:condition calcext:apply-style-name="Accent 1" calcext:value="=1" calcext:base-cell-address="Planilha1.CC2"/>
          </calcext:conditional-format>
          <calcext:conditional-format calcext:target-range-address="Planilha1.CD2:Planilha1.CD2">
            <calcext:condition calcext:apply-style-name="Accent 1" calcext:value="=1" calcext:base-cell-address="Planilha1.CD2"/>
          </calcext:conditional-format>
          <calcext:conditional-format calcext:target-range-address="Planilha1.CD2:Planilha1.CD2">
            <calcext:condition calcext:apply-style-name="Accent 1" calcext:value="=1" calcext:base-cell-address="Planilha1.CD2"/>
          </calcext:conditional-format>
          <calcext:conditional-format calcext:target-range-address="Planilha1.CD2:Planilha1.CD2">
            <calcext:condition calcext:apply-style-name="Accent 1" calcext:value="=1" calcext:base-cell-address="Planilha1.CD2"/>
          </calcext:conditional-format>
          <calcext:conditional-format calcext:target-range-address="Planilha1.CE2:Planilha1.CE2">
            <calcext:condition calcext:apply-style-name="Accent 1" calcext:value="=1" calcext:base-cell-address="Planilha1.CE2"/>
          </calcext:conditional-format>
          <calcext:conditional-format calcext:target-range-address="Planilha1.CE2:Planilha1.CE2">
            <calcext:condition calcext:apply-style-name="Accent 1" calcext:value="=1" calcext:base-cell-address="Planilha1.CE2"/>
          </calcext:conditional-format>
          <calcext:conditional-format calcext:target-range-address="Planilha1.CE2:Planilha1.CE2">
            <calcext:condition calcext:apply-style-name="Accent 1" calcext:value="=1" calcext:base-cell-address="Planilha1.CE2"/>
          </calcext:conditional-format>
          <calcext:conditional-format calcext:target-range-address="Planilha1.CF2:Planilha1.CF2">
            <calcext:condition calcext:apply-style-name="Accent 1" calcext:value="=1" calcext:base-cell-address="Planilha1.CF2"/>
          </calcext:conditional-format>
          <calcext:conditional-format calcext:target-range-address="Planilha1.CF2:Planilha1.CF2">
            <calcext:condition calcext:apply-style-name="Accent 1" calcext:value="=1" calcext:base-cell-address="Planilha1.CF2"/>
          </calcext:conditional-format>
          <calcext:conditional-format calcext:target-range-address="Planilha1.CF2:Planilha1.CF2">
            <calcext:condition calcext:apply-style-name="Accent 1" calcext:value="=1" calcext:base-cell-address="Planilha1.CF2"/>
          </calcext:conditional-format>
          <calcext:conditional-format calcext:target-range-address="Planilha1.CG2:Planilha1.CG2">
            <calcext:condition calcext:apply-style-name="Accent 1" calcext:value="=1" calcext:base-cell-address="Planilha1.CG2"/>
          </calcext:conditional-format>
          <calcext:conditional-format calcext:target-range-address="Planilha1.CG2:Planilha1.CG2">
            <calcext:condition calcext:apply-style-name="Accent 1" calcext:value="=1" calcext:base-cell-address="Planilha1.CG2"/>
          </calcext:conditional-format>
          <calcext:conditional-format calcext:target-range-address="Planilha1.CG2:Planilha1.CG2">
            <calcext:condition calcext:apply-style-name="Accent 1" calcext:value="=1" calcext:base-cell-address="Planilha1.CG2"/>
          </calcext:conditional-format>
          <calcext:conditional-format calcext:target-range-address="Planilha1.CH2:Planilha1.CH2">
            <calcext:condition calcext:apply-style-name="Accent 1" calcext:value="=1" calcext:base-cell-address="Planilha1.CH2"/>
          </calcext:conditional-format>
          <calcext:conditional-format calcext:target-range-address="Planilha1.CH2:Planilha1.CH2">
            <calcext:condition calcext:apply-style-name="Accent 1" calcext:value="=1" calcext:base-cell-address="Planilha1.CH2"/>
          </calcext:conditional-format>
          <calcext:conditional-format calcext:target-range-address="Planilha1.CH2:Planilha1.CH2">
            <calcext:condition calcext:apply-style-name="Accent 1" calcext:value="=1" calcext:base-cell-address="Planilha1.CH2"/>
          </calcext:conditional-format>
          <calcext:conditional-format calcext:target-range-address="Planilha1.CI2:Planilha1.CI2">
            <calcext:condition calcext:apply-style-name="Accent 1" calcext:value="=1" calcext:base-cell-address="Planilha1.CI2"/>
          </calcext:conditional-format>
          <calcext:conditional-format calcext:target-range-address="Planilha1.CI2:Planilha1.CI2">
            <calcext:condition calcext:apply-style-name="Accent 1" calcext:value="=1" calcext:base-cell-address="Planilha1.CI2"/>
          </calcext:conditional-format>
          <calcext:conditional-format calcext:target-range-address="Planilha1.CI2:Planilha1.CI2">
            <calcext:condition calcext:apply-style-name="Accent 1" calcext:value="=1" calcext:base-cell-address="Planilha1.CI2"/>
          </calcext:conditional-format>
          <calcext:conditional-format calcext:target-range-address="Planilha1.CJ2:Planilha1.CJ2">
            <calcext:condition calcext:apply-style-name="Accent 1" calcext:value="=1" calcext:base-cell-address="Planilha1.CJ2"/>
          </calcext:conditional-format>
          <calcext:conditional-format calcext:target-range-address="Planilha1.CJ2:Planilha1.CJ2">
            <calcext:condition calcext:apply-style-name="Accent 1" calcext:value="=1" calcext:base-cell-address="Planilha1.CJ2"/>
          </calcext:conditional-format>
          <calcext:conditional-format calcext:target-range-address="Planilha1.CJ2:Planilha1.CJ2">
            <calcext:condition calcext:apply-style-name="Accent 1" calcext:value="=1" calcext:base-cell-address="Planilha1.CJ2"/>
          </calcext:conditional-format>
          <calcext:conditional-format calcext:target-range-address="Planilha1.CK2:Planilha1.CK2">
            <calcext:condition calcext:apply-style-name="Accent 1" calcext:value="=1" calcext:base-cell-address="Planilha1.CK2"/>
          </calcext:conditional-format>
          <calcext:conditional-format calcext:target-range-address="Planilha1.CK2:Planilha1.CK2">
            <calcext:condition calcext:apply-style-name="Accent 1" calcext:value="=1" calcext:base-cell-address="Planilha1.CK2"/>
          </calcext:conditional-format>
          <calcext:conditional-format calcext:target-range-address="Planilha1.CK2:Planilha1.CK2">
            <calcext:condition calcext:apply-style-name="Accent 1" calcext:value="=1" calcext:base-cell-address="Planilha1.CK2"/>
          </calcext:conditional-format>
          <calcext:conditional-format calcext:target-range-address="Planilha1.CL2:Planilha1.CL2">
            <calcext:condition calcext:apply-style-name="Accent 1" calcext:value="=1" calcext:base-cell-address="Planilha1.CL2"/>
          </calcext:conditional-format>
          <calcext:conditional-format calcext:target-range-address="Planilha1.CL2:Planilha1.CL2">
            <calcext:condition calcext:apply-style-name="Accent 1" calcext:value="=1" calcext:base-cell-address="Planilha1.CL2"/>
          </calcext:conditional-format>
          <calcext:conditional-format calcext:target-range-address="Planilha1.CL2:Planilha1.CL2">
            <calcext:condition calcext:apply-style-name="Accent 1" calcext:value="=1" calcext:base-cell-address="Planilha1.CL2"/>
          </calcext:conditional-format>
          <calcext:conditional-format calcext:target-range-address="Planilha1.CM2:Planilha1.CM2">
            <calcext:condition calcext:apply-style-name="Accent 1" calcext:value="=1" calcext:base-cell-address="Planilha1.CM2"/>
          </calcext:conditional-format>
          <calcext:conditional-format calcext:target-range-address="Planilha1.CM2:Planilha1.CM2">
            <calcext:condition calcext:apply-style-name="Accent 1" calcext:value="=1" calcext:base-cell-address="Planilha1.CM2"/>
          </calcext:conditional-format>
          <calcext:conditional-format calcext:target-range-address="Planilha1.CM2:Planilha1.CM2">
            <calcext:condition calcext:apply-style-name="Accent 1" calcext:value="=1" calcext:base-cell-address="Planilha1.CM2"/>
          </calcext:conditional-format>
          <calcext:conditional-format calcext:target-range-address="Planilha1.CN2:Planilha1.CN2">
            <calcext:condition calcext:apply-style-name="Accent 1" calcext:value="=1" calcext:base-cell-address="Planilha1.CN2"/>
          </calcext:conditional-format>
          <calcext:conditional-format calcext:target-range-address="Planilha1.CN2:Planilha1.CN2">
            <calcext:condition calcext:apply-style-name="Accent 1" calcext:value="=1" calcext:base-cell-address="Planilha1.CN2"/>
          </calcext:conditional-format>
          <calcext:conditional-format calcext:target-range-address="Planilha1.CN2:Planilha1.CN2">
            <calcext:condition calcext:apply-style-name="Accent 1" calcext:value="=1" calcext:base-cell-address="Planilha1.CN2"/>
          </calcext:conditional-format>
          <calcext:conditional-format calcext:target-range-address="Planilha1.CO2:Planilha1.CO2">
            <calcext:condition calcext:apply-style-name="Accent 1" calcext:value="=1" calcext:base-cell-address="Planilha1.CO2"/>
          </calcext:conditional-format>
          <calcext:conditional-format calcext:target-range-address="Planilha1.CO2:Planilha1.CO2">
            <calcext:condition calcext:apply-style-name="Accent 1" calcext:value="=1" calcext:base-cell-address="Planilha1.CO2"/>
          </calcext:conditional-format>
          <calcext:conditional-format calcext:target-range-address="Planilha1.CO2:Planilha1.CO2">
            <calcext:condition calcext:apply-style-name="Accent 1" calcext:value="=1" calcext:base-cell-address="Planilha1.CO2"/>
          </calcext:conditional-format>
          <calcext:conditional-format calcext:target-range-address="Planilha1.CP2:Planilha1.CP2">
            <calcext:condition calcext:apply-style-name="Accent 1" calcext:value="=1" calcext:base-cell-address="Planilha1.CP2"/>
          </calcext:conditional-format>
          <calcext:conditional-format calcext:target-range-address="Planilha1.CP2:Planilha1.CP2">
            <calcext:condition calcext:apply-style-name="Accent 1" calcext:value="=1" calcext:base-cell-address="Planilha1.CP2"/>
          </calcext:conditional-format>
          <calcext:conditional-format calcext:target-range-address="Planilha1.CP2:Planilha1.CP2">
            <calcext:condition calcext:apply-style-name="Accent 1" calcext:value="=1" calcext:base-cell-address="Planilha1.CP2"/>
          </calcext:conditional-format>
          <calcext:conditional-format calcext:target-range-address="Planilha1.CQ2:Planilha1.CQ2">
            <calcext:condition calcext:apply-style-name="Accent 1" calcext:value="=1" calcext:base-cell-address="Planilha1.CQ2"/>
          </calcext:conditional-format>
          <calcext:conditional-format calcext:target-range-address="Planilha1.CQ2:Planilha1.CQ2">
            <calcext:condition calcext:apply-style-name="Accent 1" calcext:value="=1" calcext:base-cell-address="Planilha1.CQ2"/>
          </calcext:conditional-format>
          <calcext:conditional-format calcext:target-range-address="Planilha1.CQ2:Planilha1.CQ2">
            <calcext:condition calcext:apply-style-name="Accent 1" calcext:value="=1" calcext:base-cell-address="Planilha1.CQ2"/>
          </calcext:conditional-format>
          <calcext:conditional-format calcext:target-range-address="Planilha1.DA2:Planilha1.DA2">
            <calcext:condition calcext:apply-style-name="Accent 1" calcext:value="=1" calcext:base-cell-address="Planilha1.DA2"/>
          </calcext:conditional-format>
          <calcext:conditional-format calcext:target-range-address="Planilha1.DA2:Planilha1.DA2">
            <calcext:condition calcext:apply-style-name="Accent 1" calcext:value="=1" calcext:base-cell-address="Planilha1.DA2"/>
            <calcext:condition calcext:apply-style-name="Accent" calcext:value="=0" calcext:base-cell-address="Planilha1.DA2"/>
          </calcext:conditional-format>
          <calcext:conditional-format calcext:target-range-address="Planilha1.DA2:Planilha1.DA2">
            <calcext:condition calcext:apply-style-name="Accent 1" calcext:value="=1" calcext:base-cell-address="Planilha1.DA2"/>
            <calcext:condition calcext:apply-style-name="Accent" calcext:value="=0" calcext:base-cell-address="Planilha1.DA2"/>
          </calcext:conditional-format>
          <calcext:conditional-format calcext:target-range-address="Planilha1.DA2:Planilha1.DA2">
            <calcext:condition calcext:apply-style-name="Accent 1" calcext:value="=1" calcext:base-cell-address="Planilha1.DA2"/>
            <calcext:condition calcext:apply-style-name="Accent" calcext:value="=0" calcext:base-cell-address="Planilha1.DA2"/>
          </calcext:conditional-format>
          <calcext:conditional-format calcext:target-range-address="Planilha1.DA2:Planilha1.DA2">
            <calcext:condition calcext:apply-style-name="Accent 1" calcext:value="=1" calcext:base-cell-address="Planilha1.DA2"/>
          </calcext:conditional-format>
          <calcext:conditional-format calcext:target-range-address="Planilha1.DA2:Planilha1.DA2">
            <calcext:condition calcext:apply-style-name="Accent 1" calcext:value="=1" calcext:base-cell-address="Planilha1.DA2"/>
          </calcext:conditional-format>
          <calcext:conditional-format calcext:target-range-address="Planilha1.DB2:Planilha1.DB2">
            <calcext:condition calcext:apply-style-name="Accent 1" calcext:value="=1" calcext:base-cell-address="Planilha1.DB2"/>
          </calcext:conditional-format>
          <calcext:conditional-format calcext:target-range-address="Planilha1.DB2:Planilha1.DB2">
            <calcext:condition calcext:apply-style-name="Accent 1" calcext:value="=1" calcext:base-cell-address="Planilha1.DB2"/>
            <calcext:condition calcext:apply-style-name="Accent" calcext:value="=0" calcext:base-cell-address="Planilha1.DB2"/>
          </calcext:conditional-format>
          <calcext:conditional-format calcext:target-range-address="Planilha1.DB2:Planilha1.DB2">
            <calcext:condition calcext:apply-style-name="Accent 1" calcext:value="=1" calcext:base-cell-address="Planilha1.DB2"/>
            <calcext:condition calcext:apply-style-name="Accent" calcext:value="=0" calcext:base-cell-address="Planilha1.DB2"/>
          </calcext:conditional-format>
          <calcext:conditional-format calcext:target-range-address="Planilha1.DB2:Planilha1.DB2">
            <calcext:condition calcext:apply-style-name="Accent 1" calcext:value="=1" calcext:base-cell-address="Planilha1.DB2"/>
            <calcext:condition calcext:apply-style-name="Accent" calcext:value="=0" calcext:base-cell-address="Planilha1.DB2"/>
          </calcext:conditional-format>
          <calcext:conditional-format calcext:target-range-address="Planilha1.DB2:Planilha1.DB2">
            <calcext:condition calcext:apply-style-name="Accent 1" calcext:value="=1" calcext:base-cell-address="Planilha1.DB2"/>
          </calcext:conditional-format>
          <calcext:conditional-format calcext:target-range-address="Planilha1.DB2:Planilha1.DB2">
            <calcext:condition calcext:apply-style-name="Accent 1" calcext:value="=1" calcext:base-cell-address="Planilha1.DB2"/>
          </calcext:conditional-format>
          <calcext:conditional-format calcext:target-range-address="Planilha1.DC2:Planilha1.DC2">
            <calcext:condition calcext:apply-style-name="Accent 1" calcext:value="=1" calcext:base-cell-address="Planilha1.DC2"/>
          </calcext:conditional-format>
          <calcext:conditional-format calcext:target-range-address="Planilha1.DC2:Planilha1.DC2">
            <calcext:condition calcext:apply-style-name="Accent 1" calcext:value="=1" calcext:base-cell-address="Planilha1.DC2"/>
            <calcext:condition calcext:apply-style-name="Accent" calcext:value="=0" calcext:base-cell-address="Planilha1.DC2"/>
          </calcext:conditional-format>
          <calcext:conditional-format calcext:target-range-address="Planilha1.DC2:Planilha1.DC2">
            <calcext:condition calcext:apply-style-name="Accent 1" calcext:value="=1" calcext:base-cell-address="Planilha1.DC2"/>
            <calcext:condition calcext:apply-style-name="Accent" calcext:value="=0" calcext:base-cell-address="Planilha1.DC2"/>
          </calcext:conditional-format>
          <calcext:conditional-format calcext:target-range-address="Planilha1.DC2:Planilha1.DC2">
            <calcext:condition calcext:apply-style-name="Accent 1" calcext:value="=1" calcext:base-cell-address="Planilha1.DC2"/>
            <calcext:condition calcext:apply-style-name="Accent" calcext:value="=0" calcext:base-cell-address="Planilha1.DC2"/>
          </calcext:conditional-format>
          <calcext:conditional-format calcext:target-range-address="Planilha1.DC2:Planilha1.DC2">
            <calcext:condition calcext:apply-style-name="Accent 1" calcext:value="=1" calcext:base-cell-address="Planilha1.DC2"/>
          </calcext:conditional-format>
          <calcext:conditional-format calcext:target-range-address="Planilha1.DC2:Planilha1.DC2">
            <calcext:condition calcext:apply-style-name="Accent 1" calcext:value="=1" calcext:base-cell-address="Planilha1.DC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  <calcext:condition calcext:apply-style-name="Accent" calcext:value="=0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  <calcext:condition calcext:apply-style-name="Accent" calcext:value="=0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  <calcext:condition calcext:apply-style-name="Accent" calcext:value="=0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  <calcext:condition calcext:apply-style-name="Accent" calcext:value="=0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  <calcext:condition calcext:apply-style-name="Accent" calcext:value="=0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</calcext:conditional-format>
          <calcext:conditional-format calcext:target-range-address="Planilha1.DE2:Planilha1.DE2">
            <calcext:condition calcext:apply-style-name="Accent 1" calcext:value="=1" calcext:base-cell-address="Planilha1.DE2"/>
          </calcext:conditional-format>
          <calcext:conditional-format calcext:target-range-address="Planilha1.DE2:Planilha1.DE2">
            <calcext:condition calcext:apply-style-name="Accent 1" calcext:value="=1" calcext:base-cell-address="Planilha1.DE2"/>
            <calcext:condition calcext:apply-style-name="Accent" calcext:value="=0" calcext:base-cell-address="Planilha1.DE2"/>
          </calcext:conditional-format>
          <calcext:conditional-format calcext:target-range-address="Planilha1.DE2:Planilha1.DE2">
            <calcext:condition calcext:apply-style-name="Accent 1" calcext:value="=1" calcext:base-cell-address="Planilha1.DE2"/>
          </calcext:conditional-format>
          <calcext:conditional-format calcext:target-range-address="Planilha1.DE2:Planilha1.DE2">
            <calcext:condition calcext:apply-style-name="Accent 1" calcext:value="=1" calcext:base-cell-address="Planilha1.DE2"/>
          </calcext:conditional-format>
          <calcext:conditional-format calcext:target-range-address="Planilha1.DF2:Planilha1.DF2">
            <calcext:condition calcext:apply-style-name="Accent 1" calcext:value="=1" calcext:base-cell-address="Planilha1.DF2"/>
            <calcext:condition calcext:apply-style-name="Accent" calcext:value="=0" calcext:base-cell-address="Planilha1.DF2"/>
          </calcext:conditional-format>
          <calcext:conditional-format calcext:target-range-address="Planilha1.DF2:Planilha1.DF2">
            <calcext:condition calcext:apply-style-name="Accent 1" calcext:value="=1" calcext:base-cell-address="Planilha1.DF2"/>
          </calcext:conditional-format>
          <calcext:conditional-format calcext:target-range-address="Planilha1.DF2:Planilha1.DF2">
            <calcext:condition calcext:apply-style-name="Accent 1" calcext:value="=1" calcext:base-cell-address="Planilha1.DF2"/>
            <calcext:condition calcext:apply-style-name="Accent" calcext:value="=0" calcext:base-cell-address="Planilha1.DF2"/>
          </calcext:conditional-format>
          <calcext:conditional-format calcext:target-range-address="Planilha1.DF2:Planilha1.DF2">
            <calcext:condition calcext:apply-style-name="Accent 1" calcext:value="=1" calcext:base-cell-address="Planilha1.DF2"/>
          </calcext:conditional-format>
          <calcext:conditional-format calcext:target-range-address="Planilha1.DF2:Planilha1.DF2">
            <calcext:condition calcext:apply-style-name="Accent 1" calcext:value="=1" calcext:base-cell-address="Planilha1.DF2"/>
          </calcext:conditional-format>
          <calcext:conditional-format calcext:target-range-address="Planilha1.DG2:Planilha1.DG2">
            <calcext:condition calcext:apply-style-name="Accent 1" calcext:value="=1" calcext:base-cell-address="Planilha1.DG2"/>
            <calcext:condition calcext:apply-style-name="Accent" calcext:value="=0" calcext:base-cell-address="Planilha1.DG2"/>
          </calcext:conditional-format>
          <calcext:conditional-format calcext:target-range-address="Planilha1.DG2:Planilha1.DG2">
            <calcext:condition calcext:apply-style-name="Accent 1" calcext:value="=1" calcext:base-cell-address="Planilha1.DG2"/>
          </calcext:conditional-format>
          <calcext:conditional-format calcext:target-range-address="Planilha1.DG2:Planilha1.DG2">
            <calcext:condition calcext:apply-style-name="Accent 1" calcext:value="=1" calcext:base-cell-address="Planilha1.DG2"/>
            <calcext:condition calcext:apply-style-name="Accent" calcext:value="=0" calcext:base-cell-address="Planilha1.DG2"/>
          </calcext:conditional-format>
          <calcext:conditional-format calcext:target-range-address="Planilha1.DG2:Planilha1.DG2">
            <calcext:condition calcext:apply-style-name="Accent 1" calcext:value="=1" calcext:base-cell-address="Planilha1.DG2"/>
          </calcext:conditional-format>
          <calcext:conditional-format calcext:target-range-address="Planilha1.DG2:Planilha1.DG2">
            <calcext:condition calcext:apply-style-name="Accent 1" calcext:value="=1" calcext:base-cell-address="Planilha1.DG2"/>
          </calcext:conditional-format>
          <calcext:conditional-format calcext:target-range-address="Planilha1.DH2:Planilha1.DH2">
            <calcext:condition calcext:apply-style-name="Accent 1" calcext:value="=1" calcext:base-cell-address="Planilha1.DH2"/>
            <calcext:condition calcext:apply-style-name="Accent" calcext:value="=0" calcext:base-cell-address="Planilha1.DH2"/>
          </calcext:conditional-format>
          <calcext:conditional-format calcext:target-range-address="Planilha1.DH2:Planilha1.DH2">
            <calcext:condition calcext:apply-style-name="Accent 1" calcext:value="=1" calcext:base-cell-address="Planilha1.DH2"/>
          </calcext:conditional-format>
          <calcext:conditional-format calcext:target-range-address="Planilha1.DI2:Planilha1.DI2">
            <calcext:condition calcext:apply-style-name="Accent 1" calcext:value="=1" calcext:base-cell-address="Planilha1.DI2"/>
            <calcext:condition calcext:apply-style-name="Accent" calcext:value="=0" calcext:base-cell-address="Planilha1.DI2"/>
          </calcext:conditional-format>
          <calcext:conditional-format calcext:target-range-address="Planilha1.DI2:Planilha1.DI2">
            <calcext:condition calcext:apply-style-name="Accent 1" calcext:value="=1" calcext:base-cell-address="Planilha1.DI2"/>
          </calcext:conditional-format>
          <calcext:conditional-format calcext:target-range-address="Planilha1.DJ2:Planilha1.DJ2">
            <calcext:condition calcext:apply-style-name="Accent 1" calcext:value="=1" calcext:base-cell-address="Planilha1.DJ2"/>
            <calcext:condition calcext:apply-style-name="Accent" calcext:value="=0" calcext:base-cell-address="Planilha1.DJ2"/>
          </calcext:conditional-format>
          <calcext:conditional-format calcext:target-range-address="Planilha1.DJ2:Planilha1.DJ2">
            <calcext:condition calcext:apply-style-name="Accent 1" calcext:value="=1" calcext:base-cell-address="Planilha1.DJ2"/>
            <calcext:condition calcext:apply-style-name="Accent" calcext:value="=0" calcext:base-cell-address="Planilha1.DJ2"/>
          </calcext:conditional-format>
          <calcext:conditional-format calcext:target-range-address="Planilha1.DJ2:Planilha1.DJ2">
            <calcext:condition calcext:apply-style-name="Accent 1" calcext:value="=1" calcext:base-cell-address="Planilha1.DJ2"/>
          </calcext:conditional-format>
          <calcext:conditional-format calcext:target-range-address="Planilha1.AS23:Planilha1.AS23">
            <calcext:condition calcext:apply-style-name="Accent 1" calcext:value="=1" calcext:base-cell-address="Planilha1.AS23"/>
            <calcext:condition calcext:apply-style-name="Accent" calcext:value="=0" calcext:base-cell-address="Planilha1.AS23"/>
          </calcext:conditional-format>
          <calcext:conditional-format calcext:target-range-address="Planilha1.AS23:Planilha1.AS23">
            <calcext:condition calcext:apply-style-name="Accent 1" calcext:value="=1" calcext:base-cell-address="Planilha1.AS23"/>
          </calcext:conditional-format>
          <calcext:conditional-format calcext:target-range-address="Planilha1.AS23:Planilha1.AS23">
            <calcext:condition calcext:apply-style-name="Accent 1" calcext:value="=1" calcext:base-cell-address="Planilha1.AS23"/>
          </calcext:conditional-format>
          <calcext:conditional-format calcext:target-range-address="Planilha1.AS23:Planilha1.AS23">
            <calcext:condition calcext:apply-style-name="Accent 1" calcext:value="=1" calcext:base-cell-address="Planilha1.AS23"/>
          </calcext:conditional-format>
          <calcext:conditional-format calcext:target-range-address="Planilha1.AT23:Planilha1.AT23">
            <calcext:condition calcext:apply-style-name="Accent 1" calcext:value="=1" calcext:base-cell-address="Planilha1.AT23"/>
            <calcext:condition calcext:apply-style-name="Accent" calcext:value="=0" calcext:base-cell-address="Planilha1.AT23"/>
          </calcext:conditional-format>
          <calcext:conditional-format calcext:target-range-address="Planilha1.AT23:Planilha1.AT23">
            <calcext:condition calcext:apply-style-name="Accent 1" calcext:value="=1" calcext:base-cell-address="Planilha1.AT23"/>
          </calcext:conditional-format>
          <calcext:conditional-format calcext:target-range-address="Planilha1.AT23:Planilha1.AT23">
            <calcext:condition calcext:apply-style-name="Accent 1" calcext:value="=1" calcext:base-cell-address="Planilha1.AT23"/>
          </calcext:conditional-format>
          <calcext:conditional-format calcext:target-range-address="Planilha1.AT23:Planilha1.AT23">
            <calcext:condition calcext:apply-style-name="Accent 1" calcext:value="=1" calcext:base-cell-address="Planilha1.AT23"/>
          </calcext:conditional-format>
          <calcext:conditional-format calcext:target-range-address="Planilha1.AU23:Planilha1.AU23">
            <calcext:condition calcext:apply-style-name="Accent 1" calcext:value="=1" calcext:base-cell-address="Planilha1.AU23"/>
            <calcext:condition calcext:apply-style-name="Accent" calcext:value="=0" calcext:base-cell-address="Planilha1.AU23"/>
          </calcext:conditional-format>
          <calcext:conditional-format calcext:target-range-address="Planilha1.AU23:Planilha1.AU23">
            <calcext:condition calcext:apply-style-name="Accent 1" calcext:value="=1" calcext:base-cell-address="Planilha1.AU23"/>
          </calcext:conditional-format>
          <calcext:conditional-format calcext:target-range-address="Planilha1.AU23:Planilha1.AU23">
            <calcext:condition calcext:apply-style-name="Accent 1" calcext:value="=1" calcext:base-cell-address="Planilha1.AU23"/>
          </calcext:conditional-format>
          <calcext:conditional-format calcext:target-range-address="Planilha1.AU23:Planilha1.AU23">
            <calcext:condition calcext:apply-style-name="Accent 1" calcext:value="=1" calcext:base-cell-address="Planilha1.AU23"/>
          </calcext:conditional-format>
          <calcext:conditional-format calcext:target-range-address="Planilha1.AV23:Planilha1.AV23">
            <calcext:condition calcext:apply-style-name="Accent 1" calcext:value="=1" calcext:base-cell-address="Planilha1.AV23"/>
            <calcext:condition calcext:apply-style-name="Accent" calcext:value="=0" calcext:base-cell-address="Planilha1.AV23"/>
          </calcext:conditional-format>
          <calcext:conditional-format calcext:target-range-address="Planilha1.AV23:Planilha1.AV23">
            <calcext:condition calcext:apply-style-name="Accent 1" calcext:value="=1" calcext:base-cell-address="Planilha1.AV23"/>
          </calcext:conditional-format>
          <calcext:conditional-format calcext:target-range-address="Planilha1.AV23:Planilha1.AV23">
            <calcext:condition calcext:apply-style-name="Accent 1" calcext:value="=1" calcext:base-cell-address="Planilha1.AV23"/>
          </calcext:conditional-format>
          <calcext:conditional-format calcext:target-range-address="Planilha1.AV23:Planilha1.AV23">
            <calcext:condition calcext:apply-style-name="Accent 1" calcext:value="=1" calcext:base-cell-address="Planilha1.AV23"/>
          </calcext:conditional-format>
          <calcext:conditional-format calcext:target-range-address="Planilha1.AW23:Planilha1.AW23">
            <calcext:condition calcext:apply-style-name="Accent 1" calcext:value="=1" calcext:base-cell-address="Planilha1.AW23"/>
            <calcext:condition calcext:apply-style-name="Accent" calcext:value="=0" calcext:base-cell-address="Planilha1.AW23"/>
          </calcext:conditional-format>
          <calcext:conditional-format calcext:target-range-address="Planilha1.AW23:Planilha1.AW23">
            <calcext:condition calcext:apply-style-name="Accent 1" calcext:value="=1" calcext:base-cell-address="Planilha1.AW23"/>
          </calcext:conditional-format>
          <calcext:conditional-format calcext:target-range-address="Planilha1.AW23:Planilha1.AW23">
            <calcext:condition calcext:apply-style-name="Accent 1" calcext:value="=1" calcext:base-cell-address="Planilha1.AW23"/>
          </calcext:conditional-format>
          <calcext:conditional-format calcext:target-range-address="Planilha1.AW23:Planilha1.AW23">
            <calcext:condition calcext:apply-style-name="Accent 1" calcext:value="=1" calcext:base-cell-address="Planilha1.AW23"/>
          </calcext:conditional-format>
          <calcext:conditional-format calcext:target-range-address="Planilha1.AX23:Planilha1.AX23">
            <calcext:condition calcext:apply-style-name="Accent 1" calcext:value="=1" calcext:base-cell-address="Planilha1.AX23"/>
            <calcext:condition calcext:apply-style-name="Accent" calcext:value="=0" calcext:base-cell-address="Planilha1.AX23"/>
          </calcext:conditional-format>
          <calcext:conditional-format calcext:target-range-address="Planilha1.AX23:Planilha1.AX23">
            <calcext:condition calcext:apply-style-name="Accent 1" calcext:value="=1" calcext:base-cell-address="Planilha1.AX23"/>
          </calcext:conditional-format>
          <calcext:conditional-format calcext:target-range-address="Planilha1.AX23:Planilha1.AX23">
            <calcext:condition calcext:apply-style-name="Accent 1" calcext:value="=1" calcext:base-cell-address="Planilha1.AX23"/>
          </calcext:conditional-format>
          <calcext:conditional-format calcext:target-range-address="Planilha1.AX23:Planilha1.AX23">
            <calcext:condition calcext:apply-style-name="Accent 1" calcext:value="=1" calcext:base-cell-address="Planilha1.AX23"/>
          </calcext:conditional-format>
          <calcext:conditional-format calcext:target-range-address="Planilha1.AY23:Planilha1.AY23">
            <calcext:condition calcext:apply-style-name="Accent 1" calcext:value="=1" calcext:base-cell-address="Planilha1.AY23"/>
            <calcext:condition calcext:apply-style-name="Accent" calcext:value="=0" calcext:base-cell-address="Planilha1.AY23"/>
          </calcext:conditional-format>
          <calcext:conditional-format calcext:target-range-address="Planilha1.AY23:Planilha1.AY23">
            <calcext:condition calcext:apply-style-name="Accent 1" calcext:value="=1" calcext:base-cell-address="Planilha1.AY23"/>
          </calcext:conditional-format>
          <calcext:conditional-format calcext:target-range-address="Planilha1.AY23:Planilha1.AY23">
            <calcext:condition calcext:apply-style-name="Accent 1" calcext:value="=1" calcext:base-cell-address="Planilha1.AY23"/>
          </calcext:conditional-format>
          <calcext:conditional-format calcext:target-range-address="Planilha1.AY23:Planilha1.AY23">
            <calcext:condition calcext:apply-style-name="Accent 1" calcext:value="=1" calcext:base-cell-address="Planilha1.AY23"/>
          </calcext:conditional-format>
          <calcext:conditional-format calcext:target-range-address="Planilha1.AZ23:Planilha1.AZ23">
            <calcext:condition calcext:apply-style-name="Accent 1" calcext:value="=1" calcext:base-cell-address="Planilha1.AZ23"/>
            <calcext:condition calcext:apply-style-name="Accent" calcext:value="=0" calcext:base-cell-address="Planilha1.AZ23"/>
          </calcext:conditional-format>
          <calcext:conditional-format calcext:target-range-address="Planilha1.AZ23:Planilha1.AZ23">
            <calcext:condition calcext:apply-style-name="Accent 1" calcext:value="=1" calcext:base-cell-address="Planilha1.AZ23"/>
          </calcext:conditional-format>
          <calcext:conditional-format calcext:target-range-address="Planilha1.AZ23:Planilha1.AZ23">
            <calcext:condition calcext:apply-style-name="Accent 1" calcext:value="=1" calcext:base-cell-address="Planilha1.AZ23"/>
          </calcext:conditional-format>
          <calcext:conditional-format calcext:target-range-address="Planilha1.AZ23:Planilha1.AZ23">
            <calcext:condition calcext:apply-style-name="Accent 1" calcext:value="=1" calcext:base-cell-address="Planilha1.AZ23"/>
          </calcext:conditional-format>
          <calcext:conditional-format calcext:target-range-address="Planilha1.BA23:Planilha1.BA23">
            <calcext:condition calcext:apply-style-name="Accent 1" calcext:value="=1" calcext:base-cell-address="Planilha1.BA23"/>
            <calcext:condition calcext:apply-style-name="Accent" calcext:value="=0" calcext:base-cell-address="Planilha1.BA23"/>
          </calcext:conditional-format>
          <calcext:conditional-format calcext:target-range-address="Planilha1.BA23:Planilha1.BA23">
            <calcext:condition calcext:apply-style-name="Accent 1" calcext:value="=1" calcext:base-cell-address="Planilha1.BA23"/>
          </calcext:conditional-format>
          <calcext:conditional-format calcext:target-range-address="Planilha1.BA23:Planilha1.BA23">
            <calcext:condition calcext:apply-style-name="Accent 1" calcext:value="=1" calcext:base-cell-address="Planilha1.BA23"/>
          </calcext:conditional-format>
          <calcext:conditional-format calcext:target-range-address="Planilha1.BA23:Planilha1.BA23">
            <calcext:condition calcext:apply-style-name="Accent 1" calcext:value="=1" calcext:base-cell-address="Planilha1.BA23"/>
          </calcext:conditional-format>
          <calcext:conditional-format calcext:target-range-address="Planilha1.BB23:Planilha1.BB23">
            <calcext:condition calcext:apply-style-name="Accent 1" calcext:value="=1" calcext:base-cell-address="Planilha1.BB23"/>
            <calcext:condition calcext:apply-style-name="Accent" calcext:value="=0" calcext:base-cell-address="Planilha1.BB23"/>
          </calcext:conditional-format>
          <calcext:conditional-format calcext:target-range-address="Planilha1.BB23:Planilha1.BB23">
            <calcext:condition calcext:apply-style-name="Accent 1" calcext:value="=1" calcext:base-cell-address="Planilha1.BB23"/>
          </calcext:conditional-format>
          <calcext:conditional-format calcext:target-range-address="Planilha1.BB23:Planilha1.BB23">
            <calcext:condition calcext:apply-style-name="Accent 1" calcext:value="=1" calcext:base-cell-address="Planilha1.BB23"/>
          </calcext:conditional-format>
          <calcext:conditional-format calcext:target-range-address="Planilha1.BB23:Planilha1.BB23">
            <calcext:condition calcext:apply-style-name="Accent 1" calcext:value="=1" calcext:base-cell-address="Planilha1.BB23"/>
          </calcext:conditional-format>
          <calcext:conditional-format calcext:target-range-address="Planilha1.BC23:Planilha1.BC23">
            <calcext:condition calcext:apply-style-name="Accent 1" calcext:value="=1" calcext:base-cell-address="Planilha1.BC23"/>
            <calcext:condition calcext:apply-style-name="Accent" calcext:value="=0" calcext:base-cell-address="Planilha1.BC23"/>
          </calcext:conditional-format>
          <calcext:conditional-format calcext:target-range-address="Planilha1.BC23:Planilha1.BC23">
            <calcext:condition calcext:apply-style-name="Accent 1" calcext:value="=1" calcext:base-cell-address="Planilha1.BC23"/>
          </calcext:conditional-format>
          <calcext:conditional-format calcext:target-range-address="Planilha1.BC23:Planilha1.BC23">
            <calcext:condition calcext:apply-style-name="Accent 1" calcext:value="=1" calcext:base-cell-address="Planilha1.BC23"/>
          </calcext:conditional-format>
          <calcext:conditional-format calcext:target-range-address="Planilha1.BC23:Planilha1.BC23">
            <calcext:condition calcext:apply-style-name="Accent 1" calcext:value="=1" calcext:base-cell-address="Planilha1.BC23"/>
          </calcext:conditional-format>
          <calcext:conditional-format calcext:target-range-address="Planilha1.BD23:Planilha1.BD23">
            <calcext:condition calcext:apply-style-name="Accent 1" calcext:value="=1" calcext:base-cell-address="Planilha1.BD23"/>
            <calcext:condition calcext:apply-style-name="Accent" calcext:value="=0" calcext:base-cell-address="Planilha1.BD23"/>
          </calcext:conditional-format>
          <calcext:conditional-format calcext:target-range-address="Planilha1.BD23:Planilha1.BD23">
            <calcext:condition calcext:apply-style-name="Accent 1" calcext:value="=1" calcext:base-cell-address="Planilha1.BD23"/>
          </calcext:conditional-format>
          <calcext:conditional-format calcext:target-range-address="Planilha1.BD23:Planilha1.BD23">
            <calcext:condition calcext:apply-style-name="Accent 1" calcext:value="=1" calcext:base-cell-address="Planilha1.BD23"/>
          </calcext:conditional-format>
          <calcext:conditional-format calcext:target-range-address="Planilha1.BD23:Planilha1.BD23">
            <calcext:condition calcext:apply-style-name="Accent 1" calcext:value="=1" calcext:base-cell-address="Planilha1.BD23"/>
          </calcext:conditional-format>
          <calcext:conditional-format calcext:target-range-address="Planilha1.BE23:Planilha1.BE23">
            <calcext:condition calcext:apply-style-name="Accent 1" calcext:value="=1" calcext:base-cell-address="Planilha1.BE23"/>
            <calcext:condition calcext:apply-style-name="Accent" calcext:value="=0" calcext:base-cell-address="Planilha1.BE23"/>
          </calcext:conditional-format>
          <calcext:conditional-format calcext:target-range-address="Planilha1.BE23:Planilha1.BE23">
            <calcext:condition calcext:apply-style-name="Accent 1" calcext:value="=1" calcext:base-cell-address="Planilha1.BE23"/>
          </calcext:conditional-format>
          <calcext:conditional-format calcext:target-range-address="Planilha1.BE23:Planilha1.BE23">
            <calcext:condition calcext:apply-style-name="Accent 1" calcext:value="=1" calcext:base-cell-address="Planilha1.BE23"/>
          </calcext:conditional-format>
          <calcext:conditional-format calcext:target-range-address="Planilha1.BE23:Planilha1.BE23">
            <calcext:condition calcext:apply-style-name="Accent 1" calcext:value="=1" calcext:base-cell-address="Planilha1.BE23"/>
          </calcext:conditional-format>
          <calcext:conditional-format calcext:target-range-address="Planilha1.BF23:Planilha1.BF23">
            <calcext:condition calcext:apply-style-name="Accent 1" calcext:value="=1" calcext:base-cell-address="Planilha1.BF23"/>
            <calcext:condition calcext:apply-style-name="Accent" calcext:value="=0" calcext:base-cell-address="Planilha1.BF23"/>
          </calcext:conditional-format>
          <calcext:conditional-format calcext:target-range-address="Planilha1.BF23:Planilha1.BF23">
            <calcext:condition calcext:apply-style-name="Accent 1" calcext:value="=1" calcext:base-cell-address="Planilha1.BF23"/>
          </calcext:conditional-format>
          <calcext:conditional-format calcext:target-range-address="Planilha1.BF23:Planilha1.BF23">
            <calcext:condition calcext:apply-style-name="Accent 1" calcext:value="=1" calcext:base-cell-address="Planilha1.BF23"/>
          </calcext:conditional-format>
          <calcext:conditional-format calcext:target-range-address="Planilha1.BF23:Planilha1.BF23">
            <calcext:condition calcext:apply-style-name="Accent 1" calcext:value="=1" calcext:base-cell-address="Planilha1.BF23"/>
          </calcext:conditional-format>
          <calcext:conditional-format calcext:target-range-address="Planilha1.BG23:Planilha1.BG23">
            <calcext:condition calcext:apply-style-name="Accent 1" calcext:value="=1" calcext:base-cell-address="Planilha1.BG23"/>
            <calcext:condition calcext:apply-style-name="Accent" calcext:value="=0" calcext:base-cell-address="Planilha1.BG23"/>
          </calcext:conditional-format>
          <calcext:conditional-format calcext:target-range-address="Planilha1.BG23:Planilha1.BG23">
            <calcext:condition calcext:apply-style-name="Accent 1" calcext:value="=1" calcext:base-cell-address="Planilha1.BG23"/>
          </calcext:conditional-format>
          <calcext:conditional-format calcext:target-range-address="Planilha1.BG23:Planilha1.BG23">
            <calcext:condition calcext:apply-style-name="Accent 1" calcext:value="=1" calcext:base-cell-address="Planilha1.BG23"/>
          </calcext:conditional-format>
          <calcext:conditional-format calcext:target-range-address="Planilha1.BG23:Planilha1.BG23">
            <calcext:condition calcext:apply-style-name="Accent 1" calcext:value="=1" calcext:base-cell-address="Planilha1.BG23"/>
          </calcext:conditional-format>
          <calcext:conditional-format calcext:target-range-address="Planilha1.BH23:Planilha1.BH23">
            <calcext:condition calcext:apply-style-name="Accent 1" calcext:value="=1" calcext:base-cell-address="Planilha1.BH23"/>
            <calcext:condition calcext:apply-style-name="Accent" calcext:value="=0" calcext:base-cell-address="Planilha1.BH23"/>
          </calcext:conditional-format>
          <calcext:conditional-format calcext:target-range-address="Planilha1.BH23:Planilha1.BH23">
            <calcext:condition calcext:apply-style-name="Accent 1" calcext:value="=1" calcext:base-cell-address="Planilha1.BH23"/>
          </calcext:conditional-format>
          <calcext:conditional-format calcext:target-range-address="Planilha1.BH23:Planilha1.BH23">
            <calcext:condition calcext:apply-style-name="Accent 1" calcext:value="=1" calcext:base-cell-address="Planilha1.BH23"/>
          </calcext:conditional-format>
          <calcext:conditional-format calcext:target-range-address="Planilha1.BH23:Planilha1.BH23">
            <calcext:condition calcext:apply-style-name="Accent 1" calcext:value="=1" calcext:base-cell-address="Planilha1.BH23"/>
          </calcext:conditional-format>
          <calcext:conditional-format calcext:target-range-address="Planilha1.BI23:Planilha1.BI23">
            <calcext:condition calcext:apply-style-name="Accent 1" calcext:value="=1" calcext:base-cell-address="Planilha1.BI23"/>
            <calcext:condition calcext:apply-style-name="Accent" calcext:value="=0" calcext:base-cell-address="Planilha1.BI23"/>
          </calcext:conditional-format>
          <calcext:conditional-format calcext:target-range-address="Planilha1.BI23:Planilha1.BI23">
            <calcext:condition calcext:apply-style-name="Accent 1" calcext:value="=1" calcext:base-cell-address="Planilha1.BI23"/>
          </calcext:conditional-format>
          <calcext:conditional-format calcext:target-range-address="Planilha1.BI23:Planilha1.BI23">
            <calcext:condition calcext:apply-style-name="Accent 1" calcext:value="=1" calcext:base-cell-address="Planilha1.BI23"/>
          </calcext:conditional-format>
          <calcext:conditional-format calcext:target-range-address="Planilha1.BI23:Planilha1.BI23">
            <calcext:condition calcext:apply-style-name="Accent 1" calcext:value="=1" calcext:base-cell-address="Planilha1.BI23"/>
          </calcext:conditional-format>
          <calcext:conditional-format calcext:target-range-address="Planilha1.BJ23:Planilha1.BJ23">
            <calcext:condition calcext:apply-style-name="Accent 1" calcext:value="=1" calcext:base-cell-address="Planilha1.BJ23"/>
            <calcext:condition calcext:apply-style-name="Accent" calcext:value="=0" calcext:base-cell-address="Planilha1.BJ23"/>
          </calcext:conditional-format>
          <calcext:conditional-format calcext:target-range-address="Planilha1.BJ23:Planilha1.BJ23">
            <calcext:condition calcext:apply-style-name="Accent 1" calcext:value="=1" calcext:base-cell-address="Planilha1.BJ23"/>
          </calcext:conditional-format>
          <calcext:conditional-format calcext:target-range-address="Planilha1.BJ23:Planilha1.BJ23">
            <calcext:condition calcext:apply-style-name="Accent 1" calcext:value="=1" calcext:base-cell-address="Planilha1.BJ23"/>
          </calcext:conditional-format>
          <calcext:conditional-format calcext:target-range-address="Planilha1.BJ23:Planilha1.BJ23">
            <calcext:condition calcext:apply-style-name="Accent 1" calcext:value="=1" calcext:base-cell-address="Planilha1.BJ23"/>
          </calcext:conditional-format>
          <calcext:conditional-format calcext:target-range-address="Planilha1.BK23:Planilha1.BK23">
            <calcext:condition calcext:apply-style-name="Accent 1" calcext:value="=1" calcext:base-cell-address="Planilha1.BK23"/>
            <calcext:condition calcext:apply-style-name="Accent" calcext:value="=0" calcext:base-cell-address="Planilha1.BK23"/>
          </calcext:conditional-format>
          <calcext:conditional-format calcext:target-range-address="Planilha1.BK23:Planilha1.BK23">
            <calcext:condition calcext:apply-style-name="Accent 1" calcext:value="=1" calcext:base-cell-address="Planilha1.BK23"/>
          </calcext:conditional-format>
          <calcext:conditional-format calcext:target-range-address="Planilha1.BK23:Planilha1.BK23">
            <calcext:condition calcext:apply-style-name="Accent 1" calcext:value="=1" calcext:base-cell-address="Planilha1.BK23"/>
          </calcext:conditional-format>
          <calcext:conditional-format calcext:target-range-address="Planilha1.BK23:Planilha1.BK23">
            <calcext:condition calcext:apply-style-name="Accent 1" calcext:value="=1" calcext:base-cell-address="Planilha1.BK23"/>
          </calcext:conditional-format>
          <calcext:conditional-format calcext:target-range-address="Planilha1.BL23:Planilha1.BL23">
            <calcext:condition calcext:apply-style-name="Accent 1" calcext:value="=1" calcext:base-cell-address="Planilha1.BL23"/>
            <calcext:condition calcext:apply-style-name="Accent" calcext:value="=0" calcext:base-cell-address="Planilha1.BL23"/>
          </calcext:conditional-format>
          <calcext:conditional-format calcext:target-range-address="Planilha1.BL23:Planilha1.BL23">
            <calcext:condition calcext:apply-style-name="Accent 1" calcext:value="=1" calcext:base-cell-address="Planilha1.BL23"/>
          </calcext:conditional-format>
          <calcext:conditional-format calcext:target-range-address="Planilha1.BL23:Planilha1.BL23">
            <calcext:condition calcext:apply-style-name="Accent 1" calcext:value="=1" calcext:base-cell-address="Planilha1.BL23"/>
          </calcext:conditional-format>
          <calcext:conditional-format calcext:target-range-address="Planilha1.BL23:Planilha1.BL23">
            <calcext:condition calcext:apply-style-name="Accent 1" calcext:value="=1" calcext:base-cell-address="Planilha1.BL23"/>
          </calcext:conditional-format>
          <calcext:conditional-format calcext:target-range-address="Planilha1.BM23:Planilha1.BM23">
            <calcext:condition calcext:apply-style-name="Accent 1" calcext:value="=1" calcext:base-cell-address="Planilha1.BM23"/>
            <calcext:condition calcext:apply-style-name="Accent" calcext:value="=0" calcext:base-cell-address="Planilha1.BM23"/>
          </calcext:conditional-format>
          <calcext:conditional-format calcext:target-range-address="Planilha1.BM23:Planilha1.BM23">
            <calcext:condition calcext:apply-style-name="Accent 1" calcext:value="=1" calcext:base-cell-address="Planilha1.BM23"/>
            <calcext:condition calcext:apply-style-name="Accent" calcext:value="=0" calcext:base-cell-address="Planilha1.BM23"/>
          </calcext:conditional-format>
          <calcext:conditional-format calcext:target-range-address="Planilha1.BM23:Planilha1.BM23">
            <calcext:condition calcext:apply-style-name="Accent 1" calcext:value="=1" calcext:base-cell-address="Planilha1.BM23"/>
          </calcext:conditional-format>
          <calcext:conditional-format calcext:target-range-address="Planilha1.BM23:Planilha1.BM23">
            <calcext:condition calcext:apply-style-name="Accent 1" calcext:value="=1" calcext:base-cell-address="Planilha1.BM23"/>
          </calcext:conditional-format>
          <calcext:conditional-format calcext:target-range-address="Planilha1.BM23:Planilha1.BM23">
            <calcext:condition calcext:apply-style-name="Accent 1" calcext:value="=1" calcext:base-cell-address="Planilha1.BM23"/>
          </calcext:conditional-format>
          <calcext:conditional-format calcext:target-range-address="Planilha1.FW1:Planilha1.FW1">
            <calcext:condition calcext:apply-style-name="Accent 1" calcext:value="=1" calcext:base-cell-address="Planilha1.FW1"/>
          </calcext:conditional-format>
          <calcext:conditional-format calcext:target-range-address="Planilha1.FX1:Planilha1.FX1">
            <calcext:condition calcext:apply-style-name="Accent 1" calcext:value="=1" calcext:base-cell-address="Planilha1.FX1"/>
          </calcext:conditional-format>
          <calcext:conditional-format calcext:target-range-address="Planilha1.FY1:Planilha1.FY1">
            <calcext:condition calcext:apply-style-name="Accent 1" calcext:value="=1" calcext:base-cell-address="Planilha1.FY1"/>
          </calcext:conditional-format>
          <calcext:conditional-format calcext:target-range-address="Planilha1.FZ1:Planilha1.FZ1">
            <calcext:condition calcext:apply-style-name="Accent 1" calcext:value="=1" calcext:base-cell-address="Planilha1.FZ1"/>
          </calcext:conditional-format>
          <calcext:conditional-format calcext:target-range-address="Planilha1.GA1:Planilha1.GA1">
            <calcext:condition calcext:apply-style-name="Accent 1" calcext:value="=1" calcext:base-cell-address="Planilha1.GA1"/>
          </calcext:conditional-format>
          <calcext:conditional-format calcext:target-range-address="Planilha1.GB1:Planilha1.GB1">
            <calcext:condition calcext:apply-style-name="Accent 1" calcext:value="=1" calcext:base-cell-address="Planilha1.GB1"/>
          </calcext:conditional-format>
          <calcext:conditional-format calcext:target-range-address="Planilha1.GC1:Planilha1.GC1">
            <calcext:condition calcext:apply-style-name="Accent 1" calcext:value="=1" calcext:base-cell-address="Planilha1.GC1"/>
          </calcext:conditional-format>
          <calcext:conditional-format calcext:target-range-address="Planilha1.GD1:Planilha1.GD1">
            <calcext:condition calcext:apply-style-name="Accent 1" calcext:value="=1" calcext:base-cell-address="Planilha1.GD1"/>
          </calcext:conditional-format>
          <calcext:conditional-format calcext:target-range-address="Planilha1.GD1:Planilha1.GD1">
            <calcext:condition calcext:apply-style-name="Accent 1" calcext:value="=1" calcext:base-cell-address="Planilha1.GD1"/>
          </calcext:conditional-format>
          <calcext:conditional-format calcext:target-range-address="Planilha1.GD1:Planilha1.GD1">
            <calcext:condition calcext:apply-style-name="Accent 1" calcext:value="=1" calcext:base-cell-address="Planilha1.GD1"/>
          </calcext:conditional-format>
          <calcext:conditional-format calcext:target-range-address="Planilha1.GE1:Planilha1.GE1">
            <calcext:condition calcext:apply-style-name="Accent 1" calcext:value="=1" calcext:base-cell-address="Planilha1.GE1"/>
          </calcext:conditional-format>
          <calcext:conditional-format calcext:target-range-address="Planilha1.GE1:Planilha1.GE1">
            <calcext:condition calcext:apply-style-name="Accent 1" calcext:value="=1" calcext:base-cell-address="Planilha1.GE1"/>
          </calcext:conditional-format>
          <calcext:conditional-format calcext:target-range-address="Planilha1.GE1:Planilha1.GE1">
            <calcext:condition calcext:apply-style-name="Accent 1" calcext:value="=1" calcext:base-cell-address="Planilha1.GE1"/>
          </calcext:conditional-format>
          <calcext:conditional-format calcext:target-range-address="Planilha1.GF1:Planilha1.GF1">
            <calcext:condition calcext:apply-style-name="Accent 1" calcext:value="=1" calcext:base-cell-address="Planilha1.GF1"/>
          </calcext:conditional-format>
          <calcext:conditional-format calcext:target-range-address="Planilha1.GF1:Planilha1.GF1">
            <calcext:condition calcext:apply-style-name="Accent 1" calcext:value="=1" calcext:base-cell-address="Planilha1.GF1"/>
          </calcext:conditional-format>
          <calcext:conditional-format calcext:target-range-address="Planilha1.GF1:Planilha1.GF1">
            <calcext:condition calcext:apply-style-name="Accent 1" calcext:value="=1" calcext:base-cell-address="Planilha1.GF1"/>
          </calcext:conditional-format>
          <calcext:conditional-format calcext:target-range-address="Planilha1.GG1:Planilha1.GG1">
            <calcext:condition calcext:apply-style-name="Accent 1" calcext:value="=1" calcext:base-cell-address="Planilha1.GG1"/>
          </calcext:conditional-format>
          <calcext:conditional-format calcext:target-range-address="Planilha1.GG1:Planilha1.GG1">
            <calcext:condition calcext:apply-style-name="Accent 1" calcext:value="=1" calcext:base-cell-address="Planilha1.GG1"/>
          </calcext:conditional-format>
          <calcext:conditional-format calcext:target-range-address="Planilha1.GG1:Planilha1.GG1">
            <calcext:condition calcext:apply-style-name="Accent 1" calcext:value="=1" calcext:base-cell-address="Planilha1.GG1"/>
          </calcext:conditional-format>
          <calcext:conditional-format calcext:target-range-address="Planilha1.GH1:Planilha1.GH1">
            <calcext:condition calcext:apply-style-name="Accent 1" calcext:value="=1" calcext:base-cell-address="Planilha1.GH1"/>
          </calcext:conditional-format>
          <calcext:conditional-format calcext:target-range-address="Planilha1.GH1:Planilha1.GH1">
            <calcext:condition calcext:apply-style-name="Accent 1" calcext:value="=1" calcext:base-cell-address="Planilha1.GH1"/>
          </calcext:conditional-format>
          <calcext:conditional-format calcext:target-range-address="Planilha1.GH1:Planilha1.GH1">
            <calcext:condition calcext:apply-style-name="Accent 1" calcext:value="=1" calcext:base-cell-address="Planilha1.GH1"/>
          </calcext:conditional-format>
          <calcext:conditional-format calcext:target-range-address="Planilha1.GI1:Planilha1.GI1">
            <calcext:condition calcext:apply-style-name="Accent 1" calcext:value="=1" calcext:base-cell-address="Planilha1.GI1"/>
          </calcext:conditional-format>
          <calcext:conditional-format calcext:target-range-address="Planilha1.GI1:Planilha1.GI1">
            <calcext:condition calcext:apply-style-name="Accent 1" calcext:value="=1" calcext:base-cell-address="Planilha1.GI1"/>
          </calcext:conditional-format>
          <calcext:conditional-format calcext:target-range-address="Planilha1.GI1:Planilha1.GI1">
            <calcext:condition calcext:apply-style-name="Accent 1" calcext:value="=1" calcext:base-cell-address="Planilha1.GI1"/>
          </calcext:conditional-format>
          <calcext:conditional-format calcext:target-range-address="Planilha1.GJ1:Planilha1.GJ1">
            <calcext:condition calcext:apply-style-name="Accent 1" calcext:value="=1" calcext:base-cell-address="Planilha1.GJ1"/>
          </calcext:conditional-format>
          <calcext:conditional-format calcext:target-range-address="Planilha1.GJ1:Planilha1.GJ1">
            <calcext:condition calcext:apply-style-name="Accent 1" calcext:value="=1" calcext:base-cell-address="Planilha1.GJ1"/>
          </calcext:conditional-format>
          <calcext:conditional-format calcext:target-range-address="Planilha1.GJ1:Planilha1.GJ1">
            <calcext:condition calcext:apply-style-name="Accent 1" calcext:value="=1" calcext:base-cell-address="Planilha1.GJ1"/>
          </calcext:conditional-format>
          <calcext:conditional-format calcext:target-range-address="Planilha1.GK1:Planilha1.GK1">
            <calcext:condition calcext:apply-style-name="Accent 1" calcext:value="=1" calcext:base-cell-address="Planilha1.GK1"/>
          </calcext:conditional-format>
          <calcext:conditional-format calcext:target-range-address="Planilha1.GK1:Planilha1.GK1">
            <calcext:condition calcext:apply-style-name="Accent 1" calcext:value="=1" calcext:base-cell-address="Planilha1.GK1"/>
          </calcext:conditional-format>
          <calcext:conditional-format calcext:target-range-address="Planilha1.GK1:Planilha1.GK1">
            <calcext:condition calcext:apply-style-name="Accent 1" calcext:value="=1" calcext:base-cell-address="Planilha1.GK1"/>
          </calcext:conditional-format>
          <calcext:conditional-format calcext:target-range-address="Planilha1.GL1:Planilha1.GL1">
            <calcext:condition calcext:apply-style-name="Accent 1" calcext:value="=1" calcext:base-cell-address="Planilha1.GL1"/>
          </calcext:conditional-format>
          <calcext:conditional-format calcext:target-range-address="Planilha1.GL1:Planilha1.GL1">
            <calcext:condition calcext:apply-style-name="Accent 1" calcext:value="=1" calcext:base-cell-address="Planilha1.GL1"/>
          </calcext:conditional-format>
          <calcext:conditional-format calcext:target-range-address="Planilha1.GL1:Planilha1.GL1">
            <calcext:condition calcext:apply-style-name="Accent 1" calcext:value="=1" calcext:base-cell-address="Planilha1.GL1"/>
          </calcext:conditional-format>
          <calcext:conditional-format calcext:target-range-address="Planilha1.GM1:Planilha1.GM1">
            <calcext:condition calcext:apply-style-name="Accent 1" calcext:value="=1" calcext:base-cell-address="Planilha1.GM1"/>
          </calcext:conditional-format>
          <calcext:conditional-format calcext:target-range-address="Planilha1.GM1:Planilha1.GM1">
            <calcext:condition calcext:apply-style-name="Accent 1" calcext:value="=1" calcext:base-cell-address="Planilha1.GM1"/>
          </calcext:conditional-format>
          <calcext:conditional-format calcext:target-range-address="Planilha1.GM1:Planilha1.GM1">
            <calcext:condition calcext:apply-style-name="Accent 1" calcext:value="=1" calcext:base-cell-address="Planilha1.GM1"/>
          </calcext:conditional-format>
          <calcext:conditional-format calcext:target-range-address="Planilha1.GN1:Planilha1.GN1">
            <calcext:condition calcext:apply-style-name="Accent 1" calcext:value="=1" calcext:base-cell-address="Planilha1.GN1"/>
          </calcext:conditional-format>
          <calcext:conditional-format calcext:target-range-address="Planilha1.GN1:Planilha1.GN1">
            <calcext:condition calcext:apply-style-name="Accent 1" calcext:value="=1" calcext:base-cell-address="Planilha1.GN1"/>
          </calcext:conditional-format>
          <calcext:conditional-format calcext:target-range-address="Planilha1.GN1:Planilha1.GN1">
            <calcext:condition calcext:apply-style-name="Accent 1" calcext:value="=1" calcext:base-cell-address="Planilha1.GN1"/>
          </calcext:conditional-format>
          <calcext:conditional-format calcext:target-range-address="Planilha1.GO1:Planilha1.GO1">
            <calcext:condition calcext:apply-style-name="Accent 1" calcext:value="=1" calcext:base-cell-address="Planilha1.GO1"/>
          </calcext:conditional-format>
          <calcext:conditional-format calcext:target-range-address="Planilha1.GO1:Planilha1.GO1">
            <calcext:condition calcext:apply-style-name="Accent 1" calcext:value="=1" calcext:base-cell-address="Planilha1.GO1"/>
          </calcext:conditional-format>
          <calcext:conditional-format calcext:target-range-address="Planilha1.GO1:Planilha1.GO1">
            <calcext:condition calcext:apply-style-name="Accent 1" calcext:value="=1" calcext:base-cell-address="Planilha1.GO1"/>
          </calcext:conditional-format>
          <calcext:conditional-format calcext:target-range-address="Planilha1.GP1:Planilha1.GP1">
            <calcext:condition calcext:apply-style-name="Accent 1" calcext:value="=1" calcext:base-cell-address="Planilha1.GP1"/>
          </calcext:conditional-format>
          <calcext:conditional-format calcext:target-range-address="Planilha1.GP1:Planilha1.GP1">
            <calcext:condition calcext:apply-style-name="Accent 1" calcext:value="=1" calcext:base-cell-address="Planilha1.GP1"/>
          </calcext:conditional-format>
          <calcext:conditional-format calcext:target-range-address="Planilha1.GP1:Planilha1.GP1">
            <calcext:condition calcext:apply-style-name="Accent 1" calcext:value="=1" calcext:base-cell-address="Planilha1.GP1"/>
          </calcext:conditional-format>
          <calcext:conditional-format calcext:target-range-address="Planilha1.GQ1:Planilha1.GQ1">
            <calcext:condition calcext:apply-style-name="Accent 1" calcext:value="=1" calcext:base-cell-address="Planilha1.GQ1"/>
          </calcext:conditional-format>
          <calcext:conditional-format calcext:target-range-address="Planilha1.GQ1:Planilha1.GQ1">
            <calcext:condition calcext:apply-style-name="Accent 1" calcext:value="=1" calcext:base-cell-address="Planilha1.GQ1"/>
          </calcext:conditional-format>
          <calcext:conditional-format calcext:target-range-address="Planilha1.GQ1:Planilha1.GQ1">
            <calcext:condition calcext:apply-style-name="Accent 1" calcext:value="=1" calcext:base-cell-address="Planilha1.GQ1"/>
          </calcext:conditional-format>
          <calcext:conditional-format calcext:target-range-address="Planilha1.FV1:Planilha1.FV1">
            <calcext:condition calcext:apply-style-name="Accent 1" calcext:value="=1" calcext:base-cell-address="Planilha1.FV1"/>
          </calcext:conditional-format>
          <calcext:conditional-format calcext:target-range-address="Planilha1.FV1:Planilha1.FV1">
            <calcext:condition calcext:apply-style-name="Accent 1" calcext:value="=1" calcext:base-cell-address="Planilha1.FV1"/>
          </calcext:conditional-format>
          <calcext:conditional-format calcext:target-range-address="Planilha1.FV1:Planilha1.FV1">
            <calcext:condition calcext:apply-style-name="Accent 1" calcext:value="=1" calcext:base-cell-address="Planilha1.FV1"/>
          </calcext:conditional-format>
          <calcext:conditional-format calcext:target-range-address="Planilha1.FM1:Planilha1.FM1">
            <calcext:condition calcext:apply-style-name="Accent 1" calcext:value="=1" calcext:base-cell-address="Planilha1.FM1"/>
          </calcext:conditional-format>
          <calcext:conditional-format calcext:target-range-address="Planilha1.FN1:Planilha1.FN1">
            <calcext:condition calcext:apply-style-name="Accent 1" calcext:value="=1" calcext:base-cell-address="Planilha1.FN1"/>
          </calcext:conditional-format>
          <calcext:conditional-format calcext:target-range-address="Planilha1.FO1:Planilha1.FO1">
            <calcext:condition calcext:apply-style-name="Accent 1" calcext:value="=1" calcext:base-cell-address="Planilha1.FO1"/>
          </calcext:conditional-format>
          <calcext:conditional-format calcext:target-range-address="Planilha1.FP1:Planilha1.FP1">
            <calcext:condition calcext:apply-style-name="Accent 1" calcext:value="=1" calcext:base-cell-address="Planilha1.FP1"/>
          </calcext:conditional-format>
          <calcext:conditional-format calcext:target-range-address="Planilha1.FQ1:Planilha1.FQ1">
            <calcext:condition calcext:apply-style-name="Accent 1" calcext:value="=1" calcext:base-cell-address="Planilha1.FQ1"/>
          </calcext:conditional-format>
          <calcext:conditional-format calcext:target-range-address="Planilha1.FR1:Planilha1.FR1">
            <calcext:condition calcext:apply-style-name="Accent 1" calcext:value="=1" calcext:base-cell-address="Planilha1.FR1"/>
          </calcext:conditional-format>
          <calcext:conditional-format calcext:target-range-address="Planilha1.FS1:Planilha1.FS1">
            <calcext:condition calcext:apply-style-name="Accent 1" calcext:value="=1" calcext:base-cell-address="Planilha1.FS1"/>
          </calcext:conditional-format>
          <calcext:conditional-format calcext:target-range-address="Planilha1.FS1:Planilha1.FS1">
            <calcext:condition calcext:apply-style-name="Accent 1" calcext:value="=1" calcext:base-cell-address="Planilha1.FS1"/>
          </calcext:conditional-format>
          <calcext:conditional-format calcext:target-range-address="Planilha1.FS1:Planilha1.FS1">
            <calcext:condition calcext:apply-style-name="Accent 1" calcext:value="=1" calcext:base-cell-address="Planilha1.FS1"/>
          </calcext:conditional-format>
          <calcext:conditional-format calcext:target-range-address="Planilha1.FT1:Planilha1.FT1">
            <calcext:condition calcext:apply-style-name="Accent 1" calcext:value="=1" calcext:base-cell-address="Planilha1.FT1"/>
          </calcext:conditional-format>
          <calcext:conditional-format calcext:target-range-address="Planilha1.FT1:Planilha1.FT1">
            <calcext:condition calcext:apply-style-name="Accent 1" calcext:value="=1" calcext:base-cell-address="Planilha1.FT1"/>
          </calcext:conditional-format>
          <calcext:conditional-format calcext:target-range-address="Planilha1.FT1:Planilha1.FT1">
            <calcext:condition calcext:apply-style-name="Accent 1" calcext:value="=1" calcext:base-cell-address="Planilha1.FT1"/>
          </calcext:conditional-format>
          <calcext:conditional-format calcext:target-range-address="Planilha1.FU1:Planilha1.FU1">
            <calcext:condition calcext:apply-style-name="Accent 1" calcext:value="=1" calcext:base-cell-address="Planilha1.FU1"/>
          </calcext:conditional-format>
          <calcext:conditional-format calcext:target-range-address="Planilha1.FU1:Planilha1.FU1">
            <calcext:condition calcext:apply-style-name="Accent 1" calcext:value="=1" calcext:base-cell-address="Planilha1.FU1"/>
          </calcext:conditional-format>
          <calcext:conditional-format calcext:target-range-address="Planilha1.FU1:Planilha1.FU1">
            <calcext:condition calcext:apply-style-name="Accent 1" calcext:value="=1" calcext:base-cell-address="Planilha1.FU1"/>
          </calcext:conditional-format>
          <calcext:conditional-format calcext:target-range-address="Planilha1.CG1:Planilha1.CG1">
            <calcext:condition calcext:apply-style-name="Accent 1" calcext:value="=1" calcext:base-cell-address="Planilha1.CG1"/>
          </calcext:conditional-format>
          <calcext:conditional-format calcext:target-range-address="Planilha1.CG1:Planilha1.CG1">
            <calcext:condition calcext:apply-style-name="Accent 1" calcext:value="=1" calcext:base-cell-address="Planilha1.CG1"/>
            <calcext:condition calcext:apply-style-name="Accent" calcext:value="=0" calcext:base-cell-address="Planilha1.CG1"/>
          </calcext:conditional-format>
          <calcext:conditional-format calcext:target-range-address="Planilha1.CG1:Planilha1.CG1">
            <calcext:condition calcext:apply-style-name="Accent 1" calcext:value="=1" calcext:base-cell-address="Planilha1.CG1"/>
            <calcext:condition calcext:apply-style-name="Accent" calcext:value="=0" calcext:base-cell-address="Planilha1.CG1"/>
          </calcext:conditional-format>
          <calcext:conditional-format calcext:target-range-address="Planilha1.CG1:Planilha1.CG1">
            <calcext:condition calcext:apply-style-name="Accent 1" calcext:value="=1" calcext:base-cell-address="Planilha1.CG1"/>
            <calcext:condition calcext:apply-style-name="Accent" calcext:value="=0" calcext:base-cell-address="Planilha1.CG1"/>
          </calcext:conditional-format>
          <calcext:conditional-format calcext:target-range-address="Planilha1.CG1:Planilha1.CG1">
            <calcext:condition calcext:apply-style-name="Accent 1" calcext:value="=1" calcext:base-cell-address="Planilha1.CG1"/>
          </calcext:conditional-format>
          <calcext:conditional-format calcext:target-range-address="Planilha1.CG1:Planilha1.CG1">
            <calcext:condition calcext:apply-style-name="Accent 1" calcext:value="=1" calcext:base-cell-address="Planilha1.CG1"/>
          </calcext:conditional-format>
          <calcext:conditional-format calcext:target-range-address="Planilha1.CH1:Planilha1.CH1">
            <calcext:condition calcext:apply-style-name="Accent 1" calcext:value="=1" calcext:base-cell-address="Planilha1.CH1"/>
          </calcext:conditional-format>
          <calcext:conditional-format calcext:target-range-address="Planilha1.CH1:Planilha1.CH1">
            <calcext:condition calcext:apply-style-name="Accent 1" calcext:value="=1" calcext:base-cell-address="Planilha1.CH1"/>
            <calcext:condition calcext:apply-style-name="Accent" calcext:value="=0" calcext:base-cell-address="Planilha1.CH1"/>
          </calcext:conditional-format>
          <calcext:conditional-format calcext:target-range-address="Planilha1.CH1:Planilha1.CH1">
            <calcext:condition calcext:apply-style-name="Accent 1" calcext:value="=1" calcext:base-cell-address="Planilha1.CH1"/>
            <calcext:condition calcext:apply-style-name="Accent" calcext:value="=0" calcext:base-cell-address="Planilha1.CH1"/>
          </calcext:conditional-format>
          <calcext:conditional-format calcext:target-range-address="Planilha1.CH1:Planilha1.CH1">
            <calcext:condition calcext:apply-style-name="Accent 1" calcext:value="=1" calcext:base-cell-address="Planilha1.CH1"/>
            <calcext:condition calcext:apply-style-name="Accent" calcext:value="=0" calcext:base-cell-address="Planilha1.CH1"/>
          </calcext:conditional-format>
          <calcext:conditional-format calcext:target-range-address="Planilha1.CH1:Planilha1.CH1">
            <calcext:condition calcext:apply-style-name="Accent 1" calcext:value="=1" calcext:base-cell-address="Planilha1.CH1"/>
          </calcext:conditional-format>
          <calcext:conditional-format calcext:target-range-address="Planilha1.CH1:Planilha1.CH1">
            <calcext:condition calcext:apply-style-name="Accent 1" calcext:value="=1" calcext:base-cell-address="Planilha1.CH1"/>
          </calcext:conditional-format>
          <calcext:conditional-format calcext:target-range-address="Planilha1.CI1:Planilha1.CI1">
            <calcext:condition calcext:apply-style-name="Accent 1" calcext:value="=1" calcext:base-cell-address="Planilha1.CI1"/>
          </calcext:conditional-format>
          <calcext:conditional-format calcext:target-range-address="Planilha1.CI1:Planilha1.CI1">
            <calcext:condition calcext:apply-style-name="Accent 1" calcext:value="=1" calcext:base-cell-address="Planilha1.CI1"/>
            <calcext:condition calcext:apply-style-name="Accent" calcext:value="=0" calcext:base-cell-address="Planilha1.CI1"/>
          </calcext:conditional-format>
          <calcext:conditional-format calcext:target-range-address="Planilha1.CI1:Planilha1.CI1">
            <calcext:condition calcext:apply-style-name="Accent 1" calcext:value="=1" calcext:base-cell-address="Planilha1.CI1"/>
            <calcext:condition calcext:apply-style-name="Accent" calcext:value="=0" calcext:base-cell-address="Planilha1.CI1"/>
          </calcext:conditional-format>
          <calcext:conditional-format calcext:target-range-address="Planilha1.CI1:Planilha1.CI1">
            <calcext:condition calcext:apply-style-name="Accent 1" calcext:value="=1" calcext:base-cell-address="Planilha1.CI1"/>
            <calcext:condition calcext:apply-style-name="Accent" calcext:value="=0" calcext:base-cell-address="Planilha1.CI1"/>
          </calcext:conditional-format>
          <calcext:conditional-format calcext:target-range-address="Planilha1.CI1:Planilha1.CI1">
            <calcext:condition calcext:apply-style-name="Accent 1" calcext:value="=1" calcext:base-cell-address="Planilha1.CI1"/>
          </calcext:conditional-format>
          <calcext:conditional-format calcext:target-range-address="Planilha1.CI1:Planilha1.CI1">
            <calcext:condition calcext:apply-style-name="Accent 1" calcext:value="=1" calcext:base-cell-address="Planilha1.CI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  <calcext:condition calcext:apply-style-name="Accent" calcext:value="=0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  <calcext:condition calcext:apply-style-name="Accent" calcext:value="=0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  <calcext:condition calcext:apply-style-name="Accent" calcext:value="=0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  <calcext:condition calcext:apply-style-name="Accent" calcext:value="=0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  <calcext:condition calcext:apply-style-name="Accent" calcext:value="=0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</calcext:conditional-format>
          <calcext:conditional-format calcext:target-range-address="Planilha1.CK1:Planilha1.CK1">
            <calcext:condition calcext:apply-style-name="Accent 1" calcext:value="=1" calcext:base-cell-address="Planilha1.CK1"/>
          </calcext:conditional-format>
          <calcext:conditional-format calcext:target-range-address="Planilha1.CK1:Planilha1.CK1">
            <calcext:condition calcext:apply-style-name="Accent 1" calcext:value="=1" calcext:base-cell-address="Planilha1.CK1"/>
            <calcext:condition calcext:apply-style-name="Accent" calcext:value="=0" calcext:base-cell-address="Planilha1.CK1"/>
          </calcext:conditional-format>
          <calcext:conditional-format calcext:target-range-address="Planilha1.CK1:Planilha1.CK1">
            <calcext:condition calcext:apply-style-name="Accent 1" calcext:value="=1" calcext:base-cell-address="Planilha1.CK1"/>
          </calcext:conditional-format>
          <calcext:conditional-format calcext:target-range-address="Planilha1.CK1:Planilha1.CK1">
            <calcext:condition calcext:apply-style-name="Accent 1" calcext:value="=1" calcext:base-cell-address="Planilha1.CK1"/>
          </calcext:conditional-format>
          <calcext:conditional-format calcext:target-range-address="Planilha1.CL1:Planilha1.CL1">
            <calcext:condition calcext:apply-style-name="Accent 1" calcext:value="=1" calcext:base-cell-address="Planilha1.CL1"/>
            <calcext:condition calcext:apply-style-name="Accent" calcext:value="=0" calcext:base-cell-address="Planilha1.CL1"/>
          </calcext:conditional-format>
          <calcext:conditional-format calcext:target-range-address="Planilha1.CL1:Planilha1.CL1">
            <calcext:condition calcext:apply-style-name="Accent 1" calcext:value="=1" calcext:base-cell-address="Planilha1.CL1"/>
          </calcext:conditional-format>
          <calcext:conditional-format calcext:target-range-address="Planilha1.CL1:Planilha1.CL1">
            <calcext:condition calcext:apply-style-name="Accent 1" calcext:value="=1" calcext:base-cell-address="Planilha1.CL1"/>
            <calcext:condition calcext:apply-style-name="Accent" calcext:value="=0" calcext:base-cell-address="Planilha1.CL1"/>
          </calcext:conditional-format>
          <calcext:conditional-format calcext:target-range-address="Planilha1.CL1:Planilha1.CL1">
            <calcext:condition calcext:apply-style-name="Accent 1" calcext:value="=1" calcext:base-cell-address="Planilha1.CL1"/>
          </calcext:conditional-format>
          <calcext:conditional-format calcext:target-range-address="Planilha1.CL1:Planilha1.CL1">
            <calcext:condition calcext:apply-style-name="Accent 1" calcext:value="=1" calcext:base-cell-address="Planilha1.CL1"/>
          </calcext:conditional-format>
          <calcext:conditional-format calcext:target-range-address="Planilha1.CM1:Planilha1.CM1">
            <calcext:condition calcext:apply-style-name="Accent 1" calcext:value="=1" calcext:base-cell-address="Planilha1.CM1"/>
            <calcext:condition calcext:apply-style-name="Accent" calcext:value="=0" calcext:base-cell-address="Planilha1.CM1"/>
          </calcext:conditional-format>
          <calcext:conditional-format calcext:target-range-address="Planilha1.CM1:Planilha1.CM1">
            <calcext:condition calcext:apply-style-name="Accent 1" calcext:value="=1" calcext:base-cell-address="Planilha1.CM1"/>
          </calcext:conditional-format>
          <calcext:conditional-format calcext:target-range-address="Planilha1.CM1:Planilha1.CM1">
            <calcext:condition calcext:apply-style-name="Accent 1" calcext:value="=1" calcext:base-cell-address="Planilha1.CM1"/>
            <calcext:condition calcext:apply-style-name="Accent" calcext:value="=0" calcext:base-cell-address="Planilha1.CM1"/>
          </calcext:conditional-format>
          <calcext:conditional-format calcext:target-range-address="Planilha1.CM1:Planilha1.CM1">
            <calcext:condition calcext:apply-style-name="Accent 1" calcext:value="=1" calcext:base-cell-address="Planilha1.CM1"/>
          </calcext:conditional-format>
          <calcext:conditional-format calcext:target-range-address="Planilha1.CM1:Planilha1.CM1">
            <calcext:condition calcext:apply-style-name="Accent 1" calcext:value="=1" calcext:base-cell-address="Planilha1.CM1"/>
          </calcext:conditional-format>
          <calcext:conditional-format calcext:target-range-address="Planilha1.CN1:Planilha1.CN1">
            <calcext:condition calcext:apply-style-name="Accent 1" calcext:value="=1" calcext:base-cell-address="Planilha1.CN1"/>
            <calcext:condition calcext:apply-style-name="Accent" calcext:value="=0" calcext:base-cell-address="Planilha1.CN1"/>
          </calcext:conditional-format>
          <calcext:conditional-format calcext:target-range-address="Planilha1.CN1:Planilha1.CN1">
            <calcext:condition calcext:apply-style-name="Accent 1" calcext:value="=1" calcext:base-cell-address="Planilha1.CN1"/>
          </calcext:conditional-format>
          <calcext:conditional-format calcext:target-range-address="Planilha1.CO1:Planilha1.CO1">
            <calcext:condition calcext:apply-style-name="Accent 1" calcext:value="=1" calcext:base-cell-address="Planilha1.CO1"/>
            <calcext:condition calcext:apply-style-name="Accent" calcext:value="=0" calcext:base-cell-address="Planilha1.CO1"/>
          </calcext:conditional-format>
          <calcext:conditional-format calcext:target-range-address="Planilha1.CO1:Planilha1.CO1">
            <calcext:condition calcext:apply-style-name="Accent 1" calcext:value="=1" calcext:base-cell-address="Planilha1.CO1"/>
          </calcext:conditional-format>
          <calcext:conditional-format calcext:target-range-address="Planilha1.CP1:Planilha1.CP1">
            <calcext:condition calcext:apply-style-name="Accent 1" calcext:value="=1" calcext:base-cell-address="Planilha1.CP1"/>
            <calcext:condition calcext:apply-style-name="Accent" calcext:value="=0" calcext:base-cell-address="Planilha1.CP1"/>
          </calcext:conditional-format>
          <calcext:conditional-format calcext:target-range-address="Planilha1.CP1:Planilha1.CP1">
            <calcext:condition calcext:apply-style-name="Accent 1" calcext:value="=1" calcext:base-cell-address="Planilha1.CP1"/>
            <calcext:condition calcext:apply-style-name="Accent" calcext:value="=0" calcext:base-cell-address="Planilha1.CP1"/>
          </calcext:conditional-format>
          <calcext:conditional-format calcext:target-range-address="Planilha1.CP1:Planilha1.CP1">
            <calcext:condition calcext:apply-style-name="Accent 1" calcext:value="=1" calcext:base-cell-address="Planilha1.CP1"/>
          </calcext:conditional-format>
          <calcext:conditional-format calcext:target-range-address="Planilha1.CQ1:Planilha1.CQ1">
            <calcext:condition calcext:apply-style-name="Accent 1" calcext:value="=1" calcext:base-cell-address="Planilha1.CQ1"/>
            <calcext:condition calcext:apply-style-name="Accent" calcext:value="=0" calcext:base-cell-address="Planilha1.CQ1"/>
          </calcext:conditional-format>
          <calcext:conditional-format calcext:target-range-address="Planilha1.CQ1:Planilha1.CQ1">
            <calcext:condition calcext:apply-style-name="Accent 1" calcext:value="=1" calcext:base-cell-address="Planilha1.CQ1"/>
            <calcext:condition calcext:apply-style-name="Accent" calcext:value="=0" calcext:base-cell-address="Planilha1.CQ1"/>
          </calcext:conditional-format>
          <calcext:conditional-format calcext:target-range-address="Planilha1.CQ1:Planilha1.CQ1">
            <calcext:condition calcext:apply-style-name="Accent 1" calcext:value="=1" calcext:base-cell-address="Planilha1.CQ1"/>
          </calcext:conditional-format>
          <calcext:conditional-format calcext:target-range-address="Planilha1.CR1:Planilha1.CR1">
            <calcext:condition calcext:apply-style-name="Accent 1" calcext:value="=1" calcext:base-cell-address="Planilha1.CR1"/>
            <calcext:condition calcext:apply-style-name="Accent" calcext:value="=0" calcext:base-cell-address="Planilha1.CR1"/>
          </calcext:conditional-format>
          <calcext:conditional-format calcext:target-range-address="Planilha1.CR1:Planilha1.CR1">
            <calcext:condition calcext:apply-style-name="Accent 1" calcext:value="=1" calcext:base-cell-address="Planilha1.CR1"/>
            <calcext:condition calcext:apply-style-name="Accent" calcext:value="=0" calcext:base-cell-address="Planilha1.CR1"/>
          </calcext:conditional-format>
          <calcext:conditional-format calcext:target-range-address="Planilha1.CR1:Planilha1.CR1">
            <calcext:condition calcext:apply-style-name="Accent 1" calcext:value="=1" calcext:base-cell-address="Planilha1.CR1"/>
          </calcext:conditional-format>
          <calcext:conditional-format calcext:target-range-address="Planilha1.CS1:Planilha1.CS1">
            <calcext:condition calcext:apply-style-name="Accent 1" calcext:value="=1" calcext:base-cell-address="Planilha1.CS1"/>
            <calcext:condition calcext:apply-style-name="Accent" calcext:value="=0" calcext:base-cell-address="Planilha1.CS1"/>
          </calcext:conditional-format>
          <calcext:conditional-format calcext:target-range-address="Planilha1.CS1:Planilha1.CS1">
            <calcext:condition calcext:apply-style-name="Accent 1" calcext:value="=1" calcext:base-cell-address="Planilha1.CS1"/>
            <calcext:condition calcext:apply-style-name="Accent" calcext:value="=0" calcext:base-cell-address="Planilha1.CS1"/>
          </calcext:conditional-format>
          <calcext:conditional-format calcext:target-range-address="Planilha1.CS1:Planilha1.CS1">
            <calcext:condition calcext:apply-style-name="Accent 1" calcext:value="=1" calcext:base-cell-address="Planilha1.CS1"/>
          </calcext:conditional-format>
          <calcext:conditional-format calcext:target-range-address="Planilha1.CT1:Planilha1.CT1">
            <calcext:condition calcext:apply-style-name="Accent 1" calcext:value="=1" calcext:base-cell-address="Planilha1.CT1"/>
            <calcext:condition calcext:apply-style-name="Accent" calcext:value="=0" calcext:base-cell-address="Planilha1.CT1"/>
          </calcext:conditional-format>
          <calcext:conditional-format calcext:target-range-address="Planilha1.CT1:Planilha1.CT1">
            <calcext:condition calcext:apply-style-name="Accent 1" calcext:value="=1" calcext:base-cell-address="Planilha1.CT1"/>
            <calcext:condition calcext:apply-style-name="Accent" calcext:value="=0" calcext:base-cell-address="Planilha1.CT1"/>
          </calcext:conditional-format>
          <calcext:conditional-format calcext:target-range-address="Planilha1.CT1:Planilha1.CT1">
            <calcext:condition calcext:apply-style-name="Accent 1" calcext:value="=1" calcext:base-cell-address="Planilha1.CT1"/>
          </calcext:conditional-format>
          <calcext:conditional-format calcext:target-range-address="Planilha1.CU1:Planilha1.CU1">
            <calcext:condition calcext:apply-style-name="Accent 1" calcext:value="=1" calcext:base-cell-address="Planilha1.CU1"/>
            <calcext:condition calcext:apply-style-name="Accent" calcext:value="=0" calcext:base-cell-address="Planilha1.CU1"/>
          </calcext:conditional-format>
          <calcext:conditional-format calcext:target-range-address="Planilha1.CU1:Planilha1.CU1">
            <calcext:condition calcext:apply-style-name="Accent 1" calcext:value="=1" calcext:base-cell-address="Planilha1.CU1"/>
            <calcext:condition calcext:apply-style-name="Accent" calcext:value="=0" calcext:base-cell-address="Planilha1.CU1"/>
          </calcext:conditional-format>
          <calcext:conditional-format calcext:target-range-address="Planilha1.CU1:Planilha1.CU1">
            <calcext:condition calcext:apply-style-name="Accent 1" calcext:value="=1" calcext:base-cell-address="Planilha1.CU1"/>
          </calcext:conditional-format>
          <calcext:conditional-format calcext:target-range-address="Planilha1.CV1:Planilha1.CV1">
            <calcext:condition calcext:apply-style-name="Accent 1" calcext:value="=1" calcext:base-cell-address="Planilha1.CV1"/>
            <calcext:condition calcext:apply-style-name="Accent" calcext:value="=0" calcext:base-cell-address="Planilha1.CV1"/>
          </calcext:conditional-format>
          <calcext:conditional-format calcext:target-range-address="Planilha1.CV1:Planilha1.CV1">
            <calcext:condition calcext:apply-style-name="Accent 1" calcext:value="=1" calcext:base-cell-address="Planilha1.CV1"/>
            <calcext:condition calcext:apply-style-name="Accent" calcext:value="=0" calcext:base-cell-address="Planilha1.CV1"/>
          </calcext:conditional-format>
          <calcext:conditional-format calcext:target-range-address="Planilha1.CV1:Planilha1.CV1">
            <calcext:condition calcext:apply-style-name="Accent 1" calcext:value="=1" calcext:base-cell-address="Planilha1.CV1"/>
          </calcext:conditional-format>
          <calcext:conditional-format calcext:target-range-address="Planilha1.CW1:Planilha1.CW1">
            <calcext:condition calcext:apply-style-name="Accent 1" calcext:value="=1" calcext:base-cell-address="Planilha1.CW1"/>
            <calcext:condition calcext:apply-style-name="Accent" calcext:value="=0" calcext:base-cell-address="Planilha1.CW1"/>
          </calcext:conditional-format>
          <calcext:conditional-format calcext:target-range-address="Planilha1.CW1:Planilha1.CW1">
            <calcext:condition calcext:apply-style-name="Accent 1" calcext:value="=1" calcext:base-cell-address="Planilha1.CW1"/>
            <calcext:condition calcext:apply-style-name="Accent" calcext:value="=0" calcext:base-cell-address="Planilha1.CW1"/>
          </calcext:conditional-format>
          <calcext:conditional-format calcext:target-range-address="Planilha1.CW1:Planilha1.CW1">
            <calcext:condition calcext:apply-style-name="Accent 1" calcext:value="=1" calcext:base-cell-address="Planilha1.CW1"/>
          </calcext:conditional-format>
          <calcext:conditional-format calcext:target-range-address="Planilha1.CX1:Planilha1.CX1">
            <calcext:condition calcext:apply-style-name="Accent 1" calcext:value="=1" calcext:base-cell-address="Planilha1.CX1"/>
            <calcext:condition calcext:apply-style-name="Accent" calcext:value="=0" calcext:base-cell-address="Planilha1.CX1"/>
          </calcext:conditional-format>
          <calcext:conditional-format calcext:target-range-address="Planilha1.CX1:Planilha1.CX1">
            <calcext:condition calcext:apply-style-name="Accent 1" calcext:value="=1" calcext:base-cell-address="Planilha1.CX1"/>
            <calcext:condition calcext:apply-style-name="Accent" calcext:value="=0" calcext:base-cell-address="Planilha1.CX1"/>
          </calcext:conditional-format>
          <calcext:conditional-format calcext:target-range-address="Planilha1.CX1:Planilha1.CX1">
            <calcext:condition calcext:apply-style-name="Accent 1" calcext:value="=1" calcext:base-cell-address="Planilha1.CX1"/>
          </calcext:conditional-format>
          <calcext:conditional-format calcext:target-range-address="Planilha1.CY1:Planilha1.CY1">
            <calcext:condition calcext:apply-style-name="Accent 1" calcext:value="=1" calcext:base-cell-address="Planilha1.CY1"/>
            <calcext:condition calcext:apply-style-name="Accent" calcext:value="=0" calcext:base-cell-address="Planilha1.CY1"/>
          </calcext:conditional-format>
          <calcext:conditional-format calcext:target-range-address="Planilha1.CY1:Planilha1.CY1">
            <calcext:condition calcext:apply-style-name="Accent 1" calcext:value="=1" calcext:base-cell-address="Planilha1.CY1"/>
            <calcext:condition calcext:apply-style-name="Accent" calcext:value="=0" calcext:base-cell-address="Planilha1.CY1"/>
          </calcext:conditional-format>
          <calcext:conditional-format calcext:target-range-address="Planilha1.CY1:Planilha1.CY1">
            <calcext:condition calcext:apply-style-name="Accent 1" calcext:value="=1" calcext:base-cell-address="Planilha1.CY1"/>
          </calcext:conditional-format>
          <calcext:conditional-format calcext:target-range-address="Planilha1.CZ1:Planilha1.CZ1">
            <calcext:condition calcext:apply-style-name="Accent 1" calcext:value="=1" calcext:base-cell-address="Planilha1.CZ1"/>
            <calcext:condition calcext:apply-style-name="Accent" calcext:value="=0" calcext:base-cell-address="Planilha1.CZ1"/>
          </calcext:conditional-format>
          <calcext:conditional-format calcext:target-range-address="Planilha1.CZ1:Planilha1.CZ1">
            <calcext:condition calcext:apply-style-name="Accent 1" calcext:value="=1" calcext:base-cell-address="Planilha1.CZ1"/>
            <calcext:condition calcext:apply-style-name="Accent" calcext:value="=0" calcext:base-cell-address="Planilha1.CZ1"/>
          </calcext:conditional-format>
          <calcext:conditional-format calcext:target-range-address="Planilha1.CZ1:Planilha1.CZ1">
            <calcext:condition calcext:apply-style-name="Accent 1" calcext:value="=1" calcext:base-cell-address="Planilha1.CZ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  <calcext:condition calcext:apply-style-name="Accent" calcext:value="=0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  <calcext:condition calcext:apply-style-name="Accent" calcext:value="=0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  <calcext:condition calcext:apply-style-name="Accent" calcext:value="=0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  <calcext:condition calcext:apply-style-name="Accent" calcext:value="=0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  <calcext:condition calcext:apply-style-name="Accent" calcext:value="=0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  <calcext:condition calcext:apply-style-name="Accent" calcext:value="=0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  <calcext:condition calcext:apply-style-name="Accent" calcext:value="=0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  <calcext:condition calcext:apply-style-name="Accent" calcext:value="=0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  <calcext:condition calcext:apply-style-name="Accent" calcext:value="=0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  <calcext:condition calcext:apply-style-name="Accent" calcext:value="=0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  <calcext:condition calcext:apply-style-name="Accent" calcext:value="=0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  <calcext:condition calcext:apply-style-name="Accent" calcext:value="=0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  <calcext:condition calcext:apply-style-name="Accent" calcext:value="=0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  <calcext:condition calcext:apply-style-name="Accent" calcext:value="=0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  <calcext:condition calcext:apply-style-name="Accent" calcext:value="=0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  <calcext:condition calcext:apply-style-name="Accent" calcext:value="=0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  <calcext:condition calcext:apply-style-name="Accent" calcext:value="=0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  <calcext:condition calcext:apply-style-name="Accent" calcext:value="=0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  <calcext:condition calcext:apply-style-name="Accent" calcext:value="=0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  <calcext:condition calcext:apply-style-name="Accent" calcext:value="=0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  <calcext:condition calcext:apply-style-name="Accent" calcext:value="=0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  <calcext:condition calcext:apply-style-name="Accent" calcext:value="=0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  <calcext:condition calcext:apply-style-name="Accent" calcext:value="=0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  <calcext:condition calcext:apply-style-name="Accent" calcext:value="=0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  <calcext:condition calcext:apply-style-name="Accent" calcext:value="=0" calcext:base-cell-address="Planilha1.DE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  <calcext:condition calcext:apply-style-name="Accent" calcext:value="=0" calcext:base-cell-address="Planilha1.DE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  <calcext:condition calcext:apply-style-name="Accent" calcext:value="=0" calcext:base-cell-address="Planilha1.DE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  <calcext:condition calcext:apply-style-name="Accent" calcext:value="=0" calcext:base-cell-address="Planilha1.DE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  <calcext:condition calcext:apply-style-name="Accent" calcext:value="=0" calcext:base-cell-address="Planilha1.DF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  <calcext:condition calcext:apply-style-name="Accent" calcext:value="=0" calcext:base-cell-address="Planilha1.DF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  <calcext:condition calcext:apply-style-name="Accent" calcext:value="=0" calcext:base-cell-address="Planilha1.DF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  <calcext:condition calcext:apply-style-name="Accent" calcext:value="=0" calcext:base-cell-address="Planilha1.DF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  <calcext:condition calcext:apply-style-name="Accent" calcext:value="=0" calcext:base-cell-address="Planilha1.DG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  <calcext:condition calcext:apply-style-name="Accent" calcext:value="=0" calcext:base-cell-address="Planilha1.DG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  <calcext:condition calcext:apply-style-name="Accent" calcext:value="=0" calcext:base-cell-address="Planilha1.DG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  <calcext:condition calcext:apply-style-name="Accent" calcext:value="=0" calcext:base-cell-address="Planilha1.DG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  <calcext:condition calcext:apply-style-name="Accent" calcext:value="=0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  <calcext:condition calcext:apply-style-name="Accent" calcext:value="=0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  <calcext:condition calcext:apply-style-name="Accent" calcext:value="=0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  <calcext:condition calcext:apply-style-name="Accent" calcext:value="=0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  <calcext:condition calcext:apply-style-name="Accent" calcext:value="=0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  <calcext:condition calcext:apply-style-name="Accent" calcext:value="=0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  <calcext:condition calcext:apply-style-name="Accent" calcext:value="=0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  <calcext:condition calcext:apply-style-name="Accent" calcext:value="=0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  <calcext:condition calcext:apply-style-name="Accent" calcext:value="=0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  <calcext:condition calcext:apply-style-name="Accent" calcext:value="=0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  <calcext:condition calcext:apply-style-name="Accent" calcext:value="=0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  <calcext:condition calcext:apply-style-name="Accent" calcext:value="=0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  <calcext:condition calcext:apply-style-name="Accent" calcext:value="=0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  <calcext:condition calcext:apply-style-name="Accent" calcext:value="=0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  <calcext:condition calcext:apply-style-name="Accent" calcext:value="=0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  <calcext:condition calcext:apply-style-name="Accent" calcext:value="=0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  <calcext:condition calcext:apply-style-name="Accent" calcext:value="=0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  <calcext:condition calcext:apply-style-name="Accent" calcext:value="=0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N1:Planilha1.DN1">
            <calcext:condition calcext:apply-style-name="Accent 1" calcext:value="=1" calcext:base-cell-address="Planilha1.DN1"/>
            <calcext:condition calcext:apply-style-name="Accent" calcext:value="=0" calcext:base-cell-address="Planilha1.DN1"/>
          </calcext:conditional-format>
          <calcext:conditional-format calcext:target-range-address="Planilha1.DN1:Planilha1.DN1">
            <calcext:condition calcext:apply-style-name="Accent 1" calcext:value="=1" calcext:base-cell-address="Planilha1.DN1"/>
          </calcext:conditional-format>
          <calcext:conditional-format calcext:target-range-address="Planilha1.DN1:Planilha1.DN1">
            <calcext:condition calcext:apply-style-name="Accent 1" calcext:value="=1" calcext:base-cell-address="Planilha1.DN1"/>
            <calcext:condition calcext:apply-style-name="Accent" calcext:value="=0" calcext:base-cell-address="Planilha1.DN1"/>
          </calcext:conditional-format>
          <calcext:conditional-format calcext:target-range-address="Planilha1.DN1:Planilha1.DN1">
            <calcext:condition calcext:apply-style-name="Accent 1" calcext:value="=1" calcext:base-cell-address="Planilha1.DN1"/>
            <calcext:condition calcext:apply-style-name="Accent" calcext:value="=0" calcext:base-cell-address="Planilha1.DN1"/>
          </calcext:conditional-format>
          <calcext:conditional-format calcext:target-range-address="Planilha1.DN1:Planilha1.DN1">
            <calcext:condition calcext:apply-style-name="Accent 1" calcext:value="=1" calcext:base-cell-address="Planilha1.DN1"/>
          </calcext:conditional-format>
          <calcext:conditional-format calcext:target-range-address="Planilha1.DN1:Planilha1.DN1">
            <calcext:condition calcext:apply-style-name="Accent 1" calcext:value="=1" calcext:base-cell-address="Planilha1.DN1"/>
          </calcext:conditional-format>
          <calcext:conditional-format calcext:target-range-address="Planilha1.DO1:Planilha1.DO1">
            <calcext:condition calcext:apply-style-name="Accent 1" calcext:value="=1" calcext:base-cell-address="Planilha1.DO1"/>
            <calcext:condition calcext:apply-style-name="Accent" calcext:value="=0" calcext:base-cell-address="Planilha1.DO1"/>
          </calcext:conditional-format>
          <calcext:conditional-format calcext:target-range-address="Planilha1.DO1:Planilha1.DO1">
            <calcext:condition calcext:apply-style-name="Accent 1" calcext:value="=1" calcext:base-cell-address="Planilha1.DO1"/>
          </calcext:conditional-format>
          <calcext:conditional-format calcext:target-range-address="Planilha1.DO1:Planilha1.DO1">
            <calcext:condition calcext:apply-style-name="Accent 1" calcext:value="=1" calcext:base-cell-address="Planilha1.DO1"/>
            <calcext:condition calcext:apply-style-name="Accent" calcext:value="=0" calcext:base-cell-address="Planilha1.DO1"/>
          </calcext:conditional-format>
          <calcext:conditional-format calcext:target-range-address="Planilha1.DO1:Planilha1.DO1">
            <calcext:condition calcext:apply-style-name="Accent 1" calcext:value="=1" calcext:base-cell-address="Planilha1.DO1"/>
            <calcext:condition calcext:apply-style-name="Accent" calcext:value="=0" calcext:base-cell-address="Planilha1.DO1"/>
          </calcext:conditional-format>
          <calcext:conditional-format calcext:target-range-address="Planilha1.DO1:Planilha1.DO1">
            <calcext:condition calcext:apply-style-name="Accent 1" calcext:value="=1" calcext:base-cell-address="Planilha1.DO1"/>
          </calcext:conditional-format>
          <calcext:conditional-format calcext:target-range-address="Planilha1.DO1:Planilha1.DO1">
            <calcext:condition calcext:apply-style-name="Accent 1" calcext:value="=1" calcext:base-cell-address="Planilha1.DO1"/>
          </calcext:conditional-format>
          <calcext:conditional-format calcext:target-range-address="Planilha1.DP1:Planilha1.DP1">
            <calcext:condition calcext:apply-style-name="Accent 1" calcext:value="=1" calcext:base-cell-address="Planilha1.DP1"/>
            <calcext:condition calcext:apply-style-name="Accent" calcext:value="=0" calcext:base-cell-address="Planilha1.DP1"/>
          </calcext:conditional-format>
          <calcext:conditional-format calcext:target-range-address="Planilha1.DP1:Planilha1.DP1">
            <calcext:condition calcext:apply-style-name="Accent 1" calcext:value="=1" calcext:base-cell-address="Planilha1.DP1"/>
          </calcext:conditional-format>
          <calcext:conditional-format calcext:target-range-address="Planilha1.DP1:Planilha1.DP1">
            <calcext:condition calcext:apply-style-name="Accent 1" calcext:value="=1" calcext:base-cell-address="Planilha1.DP1"/>
            <calcext:condition calcext:apply-style-name="Accent" calcext:value="=0" calcext:base-cell-address="Planilha1.DP1"/>
          </calcext:conditional-format>
          <calcext:conditional-format calcext:target-range-address="Planilha1.DP1:Planilha1.DP1">
            <calcext:condition calcext:apply-style-name="Accent 1" calcext:value="=1" calcext:base-cell-address="Planilha1.DP1"/>
            <calcext:condition calcext:apply-style-name="Accent" calcext:value="=0" calcext:base-cell-address="Planilha1.DP1"/>
          </calcext:conditional-format>
          <calcext:conditional-format calcext:target-range-address="Planilha1.DP1:Planilha1.DP1">
            <calcext:condition calcext:apply-style-name="Accent 1" calcext:value="=1" calcext:base-cell-address="Planilha1.DP1"/>
          </calcext:conditional-format>
          <calcext:conditional-format calcext:target-range-address="Planilha1.DP1:Planilha1.DP1">
            <calcext:condition calcext:apply-style-name="Accent 1" calcext:value="=1" calcext:base-cell-address="Planilha1.DP1"/>
          </calcext:conditional-format>
          <calcext:conditional-format calcext:target-range-address="Planilha1.DQ1:Planilha1.DQ1">
            <calcext:condition calcext:apply-style-name="Accent 1" calcext:value="=1" calcext:base-cell-address="Planilha1.DQ1"/>
            <calcext:condition calcext:apply-style-name="Accent" calcext:value="=0" calcext:base-cell-address="Planilha1.DQ1"/>
          </calcext:conditional-format>
          <calcext:conditional-format calcext:target-range-address="Planilha1.DQ1:Planilha1.DQ1">
            <calcext:condition calcext:apply-style-name="Accent 1" calcext:value="=1" calcext:base-cell-address="Planilha1.DQ1"/>
          </calcext:conditional-format>
          <calcext:conditional-format calcext:target-range-address="Planilha1.DQ1:Planilha1.DQ1">
            <calcext:condition calcext:apply-style-name="Accent 1" calcext:value="=1" calcext:base-cell-address="Planilha1.DQ1"/>
            <calcext:condition calcext:apply-style-name="Accent" calcext:value="=0" calcext:base-cell-address="Planilha1.DQ1"/>
          </calcext:conditional-format>
          <calcext:conditional-format calcext:target-range-address="Planilha1.DQ1:Planilha1.DQ1">
            <calcext:condition calcext:apply-style-name="Accent 1" calcext:value="=1" calcext:base-cell-address="Planilha1.DQ1"/>
            <calcext:condition calcext:apply-style-name="Accent" calcext:value="=0" calcext:base-cell-address="Planilha1.DQ1"/>
          </calcext:conditional-format>
          <calcext:conditional-format calcext:target-range-address="Planilha1.DQ1:Planilha1.DQ1">
            <calcext:condition calcext:apply-style-name="Accent 1" calcext:value="=1" calcext:base-cell-address="Planilha1.DQ1"/>
          </calcext:conditional-format>
          <calcext:conditional-format calcext:target-range-address="Planilha1.DQ1:Planilha1.DQ1">
            <calcext:condition calcext:apply-style-name="Accent 1" calcext:value="=1" calcext:base-cell-address="Planilha1.DQ1"/>
          </calcext:conditional-format>
          <calcext:conditional-format calcext:target-range-address="Planilha1.DR1:Planilha1.DR1">
            <calcext:condition calcext:apply-style-name="Accent 1" calcext:value="=1" calcext:base-cell-address="Planilha1.DR1"/>
            <calcext:condition calcext:apply-style-name="Accent" calcext:value="=0" calcext:base-cell-address="Planilha1.DR1"/>
          </calcext:conditional-format>
          <calcext:conditional-format calcext:target-range-address="Planilha1.DR1:Planilha1.DR1">
            <calcext:condition calcext:apply-style-name="Accent 1" calcext:value="=1" calcext:base-cell-address="Planilha1.DR1"/>
          </calcext:conditional-format>
          <calcext:conditional-format calcext:target-range-address="Planilha1.DR1:Planilha1.DR1">
            <calcext:condition calcext:apply-style-name="Accent 1" calcext:value="=1" calcext:base-cell-address="Planilha1.DR1"/>
            <calcext:condition calcext:apply-style-name="Accent" calcext:value="=0" calcext:base-cell-address="Planilha1.DR1"/>
          </calcext:conditional-format>
          <calcext:conditional-format calcext:target-range-address="Planilha1.DR1:Planilha1.DR1">
            <calcext:condition calcext:apply-style-name="Accent 1" calcext:value="=1" calcext:base-cell-address="Planilha1.DR1"/>
            <calcext:condition calcext:apply-style-name="Accent" calcext:value="=0" calcext:base-cell-address="Planilha1.DR1"/>
          </calcext:conditional-format>
          <calcext:conditional-format calcext:target-range-address="Planilha1.DR1:Planilha1.DR1">
            <calcext:condition calcext:apply-style-name="Accent 1" calcext:value="=1" calcext:base-cell-address="Planilha1.DR1"/>
          </calcext:conditional-format>
          <calcext:conditional-format calcext:target-range-address="Planilha1.DR1:Planilha1.DR1">
            <calcext:condition calcext:apply-style-name="Accent 1" calcext:value="=1" calcext:base-cell-address="Planilha1.DR1"/>
          </calcext:conditional-format>
          <calcext:conditional-format calcext:target-range-address="Planilha1.DS1:Planilha1.DS1">
            <calcext:condition calcext:apply-style-name="Accent 1" calcext:value="=1" calcext:base-cell-address="Planilha1.DS1"/>
            <calcext:condition calcext:apply-style-name="Accent" calcext:value="=0" calcext:base-cell-address="Planilha1.DS1"/>
          </calcext:conditional-format>
          <calcext:conditional-format calcext:target-range-address="Planilha1.DS1:Planilha1.DS1">
            <calcext:condition calcext:apply-style-name="Accent 1" calcext:value="=1" calcext:base-cell-address="Planilha1.DS1"/>
          </calcext:conditional-format>
          <calcext:conditional-format calcext:target-range-address="Planilha1.DS1:Planilha1.DS1">
            <calcext:condition calcext:apply-style-name="Accent 1" calcext:value="=1" calcext:base-cell-address="Planilha1.DS1"/>
            <calcext:condition calcext:apply-style-name="Accent" calcext:value="=0" calcext:base-cell-address="Planilha1.DS1"/>
          </calcext:conditional-format>
          <calcext:conditional-format calcext:target-range-address="Planilha1.DS1:Planilha1.DS1">
            <calcext:condition calcext:apply-style-name="Accent 1" calcext:value="=1" calcext:base-cell-address="Planilha1.DS1"/>
            <calcext:condition calcext:apply-style-name="Accent" calcext:value="=0" calcext:base-cell-address="Planilha1.DS1"/>
          </calcext:conditional-format>
          <calcext:conditional-format calcext:target-range-address="Planilha1.DS1:Planilha1.DS1">
            <calcext:condition calcext:apply-style-name="Accent 1" calcext:value="=1" calcext:base-cell-address="Planilha1.DS1"/>
          </calcext:conditional-format>
          <calcext:conditional-format calcext:target-range-address="Planilha1.DS1:Planilha1.DS1">
            <calcext:condition calcext:apply-style-name="Accent 1" calcext:value="=1" calcext:base-cell-address="Planilha1.DS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  <calcext:condition calcext:apply-style-name="Accent" calcext:value="=0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  <calcext:condition calcext:apply-style-name="Accent" calcext:value="=0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  <calcext:condition calcext:apply-style-name="Accent" calcext:value="=0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  <calcext:condition calcext:apply-style-name="Accent" calcext:value="=0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  <calcext:condition calcext:apply-style-name="Accent" calcext:value="=0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  <calcext:condition calcext:apply-style-name="Accent" calcext:value="=0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  <calcext:condition calcext:apply-style-name="Accent" calcext:value="=0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  <calcext:condition calcext:apply-style-name="Accent" calcext:value="=0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  <calcext:condition calcext:apply-style-name="Accent" calcext:value="=0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  <calcext:condition calcext:apply-style-name="Accent" calcext:value="=0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  <calcext:condition calcext:apply-style-name="Accent" calcext:value="=0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  <calcext:condition calcext:apply-style-name="Accent" calcext:value="=0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  <calcext:condition calcext:apply-style-name="Accent" calcext:value="=0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  <calcext:condition calcext:apply-style-name="Accent" calcext:value="=0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  <calcext:condition calcext:apply-style-name="Accent" calcext:value="=0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  <calcext:condition calcext:apply-style-name="Accent" calcext:value="=0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  <calcext:condition calcext:apply-style-name="Accent" calcext:value="=0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  <calcext:condition calcext:apply-style-name="Accent" calcext:value="=0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  <calcext:condition calcext:apply-style-name="Accent" calcext:value="=0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  <calcext:condition calcext:apply-style-name="Accent" calcext:value="=0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  <calcext:condition calcext:apply-style-name="Accent" calcext:value="=0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  <calcext:condition calcext:apply-style-name="Accent" calcext:value="=0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  <calcext:condition calcext:apply-style-name="Accent" calcext:value="=0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  <calcext:condition calcext:apply-style-name="Accent" calcext:value="=0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  <calcext:condition calcext:apply-style-name="Accent" calcext:value="=0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  <calcext:condition calcext:apply-style-name="Accent" calcext:value="=0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  <calcext:condition calcext:apply-style-name="Accent" calcext:value="=0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  <calcext:condition calcext:apply-style-name="Accent" calcext:value="=0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  <calcext:condition calcext:apply-style-name="Accent" calcext:value="=0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  <calcext:condition calcext:apply-style-name="Accent" calcext:value="=0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  <calcext:condition calcext:apply-style-name="Accent" calcext:value="=0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  <calcext:condition calcext:apply-style-name="Accent" calcext:value="=0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  <calcext:condition calcext:apply-style-name="Accent" calcext:value="=0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  <calcext:condition calcext:apply-style-name="Accent" calcext:value="=0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  <calcext:condition calcext:apply-style-name="Accent" calcext:value="=0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  <calcext:condition calcext:apply-style-name="Accent" calcext:value="=0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  <calcext:condition calcext:apply-style-name="Accent" calcext:value="=0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  <calcext:condition calcext:apply-style-name="Accent" calcext:value="=0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  <calcext:condition calcext:apply-style-name="Accent" calcext:value="=0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  <calcext:condition calcext:apply-style-name="Accent" calcext:value="=0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  <calcext:condition calcext:apply-style-name="Accent" calcext:value="=0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  <calcext:condition calcext:apply-style-name="Accent" calcext:value="=0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  <calcext:condition calcext:apply-style-name="Accent" calcext:value="=0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  <calcext:condition calcext:apply-style-name="Accent" calcext:value="=0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  <calcext:condition calcext:apply-style-name="Accent" calcext:value="=0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  <calcext:condition calcext:apply-style-name="Accent" calcext:value="=0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  <calcext:condition calcext:apply-style-name="Accent" calcext:value="=0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  <calcext:condition calcext:apply-style-name="Accent" calcext:value="=0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  <calcext:condition calcext:apply-style-name="Accent" calcext:value="=0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  <calcext:condition calcext:apply-style-name="Accent" calcext:value="=0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  <calcext:condition calcext:apply-style-name="Accent" calcext:value="=0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  <calcext:condition calcext:apply-style-name="Accent" calcext:value="=0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  <calcext:condition calcext:apply-style-name="Accent" calcext:value="=0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  <calcext:condition calcext:apply-style-name="Accent" calcext:value="=0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</calcext:conditional-format>
          <calcext:conditional-format calcext:target-range-address="Planilha1.EL1:Planilha1.EL1">
            <calcext:condition calcext:apply-style-name="Accent 1" calcext:value="=1" calcext:base-cell-address="Planilha1.EL1"/>
          </calcext:conditional-format>
          <calcext:conditional-format calcext:target-range-address="Planilha1.EL1:Planilha1.EL1">
            <calcext:condition calcext:apply-style-name="Accent 1" calcext:value="=1" calcext:base-cell-address="Planilha1.EL1"/>
            <calcext:condition calcext:apply-style-name="Accent" calcext:value="=0" calcext:base-cell-address="Planilha1.EL1"/>
          </calcext:conditional-format>
          <calcext:conditional-format calcext:target-range-address="Planilha1.EL1:Planilha1.EL1">
            <calcext:condition calcext:apply-style-name="Accent 1" calcext:value="=1" calcext:base-cell-address="Planilha1.EL1"/>
          </calcext:conditional-format>
          <calcext:conditional-format calcext:target-range-address="Planilha1.EM1:Planilha1.EM1">
            <calcext:condition calcext:apply-style-name="Accent 1" calcext:value="=1" calcext:base-cell-address="Planilha1.EM1"/>
            <calcext:condition calcext:apply-style-name="Accent" calcext:value="=0" calcext:base-cell-address="Planilha1.EM1"/>
          </calcext:conditional-format>
          <calcext:conditional-format calcext:target-range-address="Planilha1.EM1:Planilha1.EM1">
            <calcext:condition calcext:apply-style-name="Accent 1" calcext:value="=1" calcext:base-cell-address="Planilha1.EM1"/>
          </calcext:conditional-format>
          <calcext:conditional-format calcext:target-range-address="Planilha1.EN1:Planilha1.EN1">
            <calcext:condition calcext:apply-style-name="Accent 1" calcext:value="=1" calcext:base-cell-address="Planilha1.EN1"/>
            <calcext:condition calcext:apply-style-name="Accent" calcext:value="=0" calcext:base-cell-address="Planilha1.EN1"/>
          </calcext:conditional-format>
          <calcext:conditional-format calcext:target-range-address="Planilha1.EN1:Planilha1.EN1">
            <calcext:condition calcext:apply-style-name="Accent 1" calcext:value="=1" calcext:base-cell-address="Planilha1.EN1"/>
          </calcext:conditional-format>
          <calcext:conditional-format calcext:target-range-address="Planilha1.EN1:Planilha1.EN1">
            <calcext:condition calcext:apply-style-name="Accent 1" calcext:value="=1" calcext:base-cell-address="Planilha1.EN1"/>
          </calcext:conditional-format>
          <calcext:conditional-format calcext:target-range-address="Planilha1.EN1:Planilha1.EN1">
            <calcext:condition calcext:apply-style-name="Accent 1" calcext:value="=1" calcext:base-cell-address="Planilha1.EN1"/>
          </calcext:conditional-format>
          <calcext:conditional-format calcext:target-range-address="Planilha1.EO1:Planilha1.EO1">
            <calcext:condition calcext:apply-style-name="Accent 1" calcext:value="=1" calcext:base-cell-address="Planilha1.EO1"/>
            <calcext:condition calcext:apply-style-name="Accent" calcext:value="=0" calcext:base-cell-address="Planilha1.EO1"/>
          </calcext:conditional-format>
          <calcext:conditional-format calcext:target-range-address="Planilha1.EO1:Planilha1.EO1">
            <calcext:condition calcext:apply-style-name="Accent 1" calcext:value="=1" calcext:base-cell-address="Planilha1.EO1"/>
          </calcext:conditional-format>
          <calcext:conditional-format calcext:target-range-address="Planilha1.EO1:Planilha1.EO1">
            <calcext:condition calcext:apply-style-name="Accent 1" calcext:value="=1" calcext:base-cell-address="Planilha1.EO1"/>
          </calcext:conditional-format>
          <calcext:conditional-format calcext:target-range-address="Planilha1.EO1:Planilha1.EO1">
            <calcext:condition calcext:apply-style-name="Accent 1" calcext:value="=1" calcext:base-cell-address="Planilha1.EO1"/>
          </calcext:conditional-format>
          <calcext:conditional-format calcext:target-range-address="Planilha1.EP1:Planilha1.EP1">
            <calcext:condition calcext:apply-style-name="Accent 1" calcext:value="=1" calcext:base-cell-address="Planilha1.EP1"/>
            <calcext:condition calcext:apply-style-name="Accent" calcext:value="=0" calcext:base-cell-address="Planilha1.EP1"/>
          </calcext:conditional-format>
          <calcext:conditional-format calcext:target-range-address="Planilha1.EP1:Planilha1.EP1">
            <calcext:condition calcext:apply-style-name="Accent 1" calcext:value="=1" calcext:base-cell-address="Planilha1.EP1"/>
          </calcext:conditional-format>
          <calcext:conditional-format calcext:target-range-address="Planilha1.EP1:Planilha1.EP1">
            <calcext:condition calcext:apply-style-name="Accent 1" calcext:value="=1" calcext:base-cell-address="Planilha1.EP1"/>
          </calcext:conditional-format>
          <calcext:conditional-format calcext:target-range-address="Planilha1.EP1:Planilha1.EP1">
            <calcext:condition calcext:apply-style-name="Accent 1" calcext:value="=1" calcext:base-cell-address="Planilha1.EP1"/>
          </calcext:conditional-format>
          <calcext:conditional-format calcext:target-range-address="Planilha1.EQ1:Planilha1.EQ1">
            <calcext:condition calcext:apply-style-name="Accent 1" calcext:value="=1" calcext:base-cell-address="Planilha1.EQ1"/>
            <calcext:condition calcext:apply-style-name="Accent" calcext:value="=0" calcext:base-cell-address="Planilha1.EQ1"/>
          </calcext:conditional-format>
          <calcext:conditional-format calcext:target-range-address="Planilha1.EQ1:Planilha1.EQ1">
            <calcext:condition calcext:apply-style-name="Accent 1" calcext:value="=1" calcext:base-cell-address="Planilha1.EQ1"/>
          </calcext:conditional-format>
          <calcext:conditional-format calcext:target-range-address="Planilha1.EQ1:Planilha1.EQ1">
            <calcext:condition calcext:apply-style-name="Accent 1" calcext:value="=1" calcext:base-cell-address="Planilha1.EQ1"/>
          </calcext:conditional-format>
          <calcext:conditional-format calcext:target-range-address="Planilha1.EQ1:Planilha1.EQ1">
            <calcext:condition calcext:apply-style-name="Accent 1" calcext:value="=1" calcext:base-cell-address="Planilha1.EQ1"/>
          </calcext:conditional-format>
          <calcext:conditional-format calcext:target-range-address="Planilha1.ER1:Planilha1.ER1">
            <calcext:condition calcext:apply-style-name="Accent 1" calcext:value="=1" calcext:base-cell-address="Planilha1.ER1"/>
            <calcext:condition calcext:apply-style-name="Accent" calcext:value="=0" calcext:base-cell-address="Planilha1.ER1"/>
          </calcext:conditional-format>
          <calcext:conditional-format calcext:target-range-address="Planilha1.ER1:Planilha1.ER1">
            <calcext:condition calcext:apply-style-name="Accent 1" calcext:value="=1" calcext:base-cell-address="Planilha1.ER1"/>
          </calcext:conditional-format>
          <calcext:conditional-format calcext:target-range-address="Planilha1.ER1:Planilha1.ER1">
            <calcext:condition calcext:apply-style-name="Accent 1" calcext:value="=1" calcext:base-cell-address="Planilha1.ER1"/>
          </calcext:conditional-format>
          <calcext:conditional-format calcext:target-range-address="Planilha1.ER1:Planilha1.ER1">
            <calcext:condition calcext:apply-style-name="Accent 1" calcext:value="=1" calcext:base-cell-address="Planilha1.ER1"/>
          </calcext:conditional-format>
          <calcext:conditional-format calcext:target-range-address="Planilha1.ES1:Planilha1.ES1">
            <calcext:condition calcext:apply-style-name="Accent 1" calcext:value="=1" calcext:base-cell-address="Planilha1.ES1"/>
            <calcext:condition calcext:apply-style-name="Accent" calcext:value="=0" calcext:base-cell-address="Planilha1.ES1"/>
          </calcext:conditional-format>
          <calcext:conditional-format calcext:target-range-address="Planilha1.ES1:Planilha1.ES1">
            <calcext:condition calcext:apply-style-name="Accent 1" calcext:value="=1" calcext:base-cell-address="Planilha1.ES1"/>
          </calcext:conditional-format>
          <calcext:conditional-format calcext:target-range-address="Planilha1.ES1:Planilha1.ES1">
            <calcext:condition calcext:apply-style-name="Accent 1" calcext:value="=1" calcext:base-cell-address="Planilha1.ES1"/>
          </calcext:conditional-format>
          <calcext:conditional-format calcext:target-range-address="Planilha1.ES1:Planilha1.ES1">
            <calcext:condition calcext:apply-style-name="Accent 1" calcext:value="=1" calcext:base-cell-address="Planilha1.ES1"/>
          </calcext:conditional-format>
          <calcext:conditional-format calcext:target-range-address="Planilha1.ET1:Planilha1.ET1">
            <calcext:condition calcext:apply-style-name="Accent 1" calcext:value="=1" calcext:base-cell-address="Planilha1.ET1"/>
            <calcext:condition calcext:apply-style-name="Accent" calcext:value="=0" calcext:base-cell-address="Planilha1.ET1"/>
          </calcext:conditional-format>
          <calcext:conditional-format calcext:target-range-address="Planilha1.ET1:Planilha1.ET1">
            <calcext:condition calcext:apply-style-name="Accent 1" calcext:value="=1" calcext:base-cell-address="Planilha1.ET1"/>
          </calcext:conditional-format>
          <calcext:conditional-format calcext:target-range-address="Planilha1.ET1:Planilha1.ET1">
            <calcext:condition calcext:apply-style-name="Accent 1" calcext:value="=1" calcext:base-cell-address="Planilha1.ET1"/>
          </calcext:conditional-format>
          <calcext:conditional-format calcext:target-range-address="Planilha1.ET1:Planilha1.ET1">
            <calcext:condition calcext:apply-style-name="Accent 1" calcext:value="=1" calcext:base-cell-address="Planilha1.ET1"/>
          </calcext:conditional-format>
          <calcext:conditional-format calcext:target-range-address="Planilha1.EU1:Planilha1.EU1">
            <calcext:condition calcext:apply-style-name="Accent 1" calcext:value="=1" calcext:base-cell-address="Planilha1.EU1"/>
            <calcext:condition calcext:apply-style-name="Accent" calcext:value="=0" calcext:base-cell-address="Planilha1.EU1"/>
          </calcext:conditional-format>
          <calcext:conditional-format calcext:target-range-address="Planilha1.EU1:Planilha1.EU1">
            <calcext:condition calcext:apply-style-name="Accent 1" calcext:value="=1" calcext:base-cell-address="Planilha1.EU1"/>
          </calcext:conditional-format>
          <calcext:conditional-format calcext:target-range-address="Planilha1.EU1:Planilha1.EU1">
            <calcext:condition calcext:apply-style-name="Accent 1" calcext:value="=1" calcext:base-cell-address="Planilha1.EU1"/>
          </calcext:conditional-format>
          <calcext:conditional-format calcext:target-range-address="Planilha1.EU1:Planilha1.EU1">
            <calcext:condition calcext:apply-style-name="Accent 1" calcext:value="=1" calcext:base-cell-address="Planilha1.EU1"/>
          </calcext:conditional-format>
          <calcext:conditional-format calcext:target-range-address="Planilha1.EV1:Planilha1.EV1">
            <calcext:condition calcext:apply-style-name="Accent 1" calcext:value="=1" calcext:base-cell-address="Planilha1.EV1"/>
            <calcext:condition calcext:apply-style-name="Accent" calcext:value="=0" calcext:base-cell-address="Planilha1.EV1"/>
          </calcext:conditional-format>
          <calcext:conditional-format calcext:target-range-address="Planilha1.EV1:Planilha1.EV1">
            <calcext:condition calcext:apply-style-name="Accent 1" calcext:value="=1" calcext:base-cell-address="Planilha1.EV1"/>
          </calcext:conditional-format>
          <calcext:conditional-format calcext:target-range-address="Planilha1.EV1:Planilha1.EV1">
            <calcext:condition calcext:apply-style-name="Accent 1" calcext:value="=1" calcext:base-cell-address="Planilha1.EV1"/>
          </calcext:conditional-format>
          <calcext:conditional-format calcext:target-range-address="Planilha1.EV1:Planilha1.EV1">
            <calcext:condition calcext:apply-style-name="Accent 1" calcext:value="=1" calcext:base-cell-address="Planilha1.EV1"/>
          </calcext:conditional-format>
          <calcext:conditional-format calcext:target-range-address="Planilha1.EW1:Planilha1.EW1">
            <calcext:condition calcext:apply-style-name="Accent 1" calcext:value="=1" calcext:base-cell-address="Planilha1.EW1"/>
            <calcext:condition calcext:apply-style-name="Accent" calcext:value="=0" calcext:base-cell-address="Planilha1.EW1"/>
          </calcext:conditional-format>
          <calcext:conditional-format calcext:target-range-address="Planilha1.EW1:Planilha1.EW1">
            <calcext:condition calcext:apply-style-name="Accent 1" calcext:value="=1" calcext:base-cell-address="Planilha1.EW1"/>
          </calcext:conditional-format>
          <calcext:conditional-format calcext:target-range-address="Planilha1.EW1:Planilha1.EW1">
            <calcext:condition calcext:apply-style-name="Accent 1" calcext:value="=1" calcext:base-cell-address="Planilha1.EW1"/>
          </calcext:conditional-format>
          <calcext:conditional-format calcext:target-range-address="Planilha1.EW1:Planilha1.EW1">
            <calcext:condition calcext:apply-style-name="Accent 1" calcext:value="=1" calcext:base-cell-address="Planilha1.EW1"/>
          </calcext:conditional-format>
          <calcext:conditional-format calcext:target-range-address="Planilha1.EX1:Planilha1.EX1">
            <calcext:condition calcext:apply-style-name="Accent 1" calcext:value="=1" calcext:base-cell-address="Planilha1.EX1"/>
            <calcext:condition calcext:apply-style-name="Accent" calcext:value="=0" calcext:base-cell-address="Planilha1.EX1"/>
          </calcext:conditional-format>
          <calcext:conditional-format calcext:target-range-address="Planilha1.EX1:Planilha1.EX1">
            <calcext:condition calcext:apply-style-name="Accent 1" calcext:value="=1" calcext:base-cell-address="Planilha1.EX1"/>
          </calcext:conditional-format>
          <calcext:conditional-format calcext:target-range-address="Planilha1.EX1:Planilha1.EX1">
            <calcext:condition calcext:apply-style-name="Accent 1" calcext:value="=1" calcext:base-cell-address="Planilha1.EX1"/>
          </calcext:conditional-format>
          <calcext:conditional-format calcext:target-range-address="Planilha1.EX1:Planilha1.EX1">
            <calcext:condition calcext:apply-style-name="Accent 1" calcext:value="=1" calcext:base-cell-address="Planilha1.EX1"/>
          </calcext:conditional-format>
          <calcext:conditional-format calcext:target-range-address="Planilha1.EY1:Planilha1.EY1">
            <calcext:condition calcext:apply-style-name="Accent 1" calcext:value="=1" calcext:base-cell-address="Planilha1.EY1"/>
          </calcext:conditional-format>
          <calcext:conditional-format calcext:target-range-address="Planilha1.EZ1:Planilha1.EZ1">
            <calcext:condition calcext:apply-style-name="Accent 1" calcext:value="=1" calcext:base-cell-address="Planilha1.EZ1"/>
          </calcext:conditional-format>
          <calcext:conditional-format calcext:target-range-address="Planilha1.FA1:Planilha1.FA1">
            <calcext:condition calcext:apply-style-name="Accent 1" calcext:value="=1" calcext:base-cell-address="Planilha1.FA1"/>
          </calcext:conditional-format>
          <calcext:conditional-format calcext:target-range-address="Planilha1.FB1:Planilha1.FB1">
            <calcext:condition calcext:apply-style-name="Accent 1" calcext:value="=1" calcext:base-cell-address="Planilha1.FB1"/>
          </calcext:conditional-format>
          <calcext:conditional-format calcext:target-range-address="Planilha1.FC1:Planilha1.FC1">
            <calcext:condition calcext:apply-style-name="Accent 1" calcext:value="=1" calcext:base-cell-address="Planilha1.FC1"/>
          </calcext:conditional-format>
          <calcext:conditional-format calcext:target-range-address="Planilha1.FD1:Planilha1.FD1">
            <calcext:condition calcext:apply-style-name="Accent 1" calcext:value="=1" calcext:base-cell-address="Planilha1.FD1"/>
          </calcext:conditional-format>
          <calcext:conditional-format calcext:target-range-address="Planilha1.FE1:Planilha1.FE1">
            <calcext:condition calcext:apply-style-name="Accent 1" calcext:value="=1" calcext:base-cell-address="Planilha1.FE1"/>
          </calcext:conditional-format>
          <calcext:conditional-format calcext:target-range-address="Planilha1.FF1:Planilha1.FF1">
            <calcext:condition calcext:apply-style-name="Accent 1" calcext:value="=1" calcext:base-cell-address="Planilha1.FF1"/>
          </calcext:conditional-format>
          <calcext:conditional-format calcext:target-range-address="Planilha1.FG1:Planilha1.FG1">
            <calcext:condition calcext:apply-style-name="Accent 1" calcext:value="=1" calcext:base-cell-address="Planilha1.FG1"/>
          </calcext:conditional-format>
          <calcext:conditional-format calcext:target-range-address="Planilha1.FH1:Planilha1.FH1">
            <calcext:condition calcext:apply-style-name="Accent 1" calcext:value="=1" calcext:base-cell-address="Planilha1.FH1"/>
          </calcext:conditional-format>
          <calcext:conditional-format calcext:target-range-address="Planilha1.FI1:Planilha1.FI1">
            <calcext:condition calcext:apply-style-name="Accent 1" calcext:value="=1" calcext:base-cell-address="Planilha1.FI1"/>
          </calcext:conditional-format>
          <calcext:conditional-format calcext:target-range-address="Planilha1.FJ1:Planilha1.FJ1">
            <calcext:condition calcext:apply-style-name="Accent 1" calcext:value="=1" calcext:base-cell-address="Planilha1.FJ1"/>
          </calcext:conditional-format>
          <calcext:conditional-format calcext:target-range-address="Planilha1.FJ1:Planilha1.FJ1">
            <calcext:condition calcext:apply-style-name="Accent 1" calcext:value="=1" calcext:base-cell-address="Planilha1.FJ1"/>
          </calcext:conditional-format>
          <calcext:conditional-format calcext:target-range-address="Planilha1.FJ1:Planilha1.FJ1">
            <calcext:condition calcext:apply-style-name="Accent 1" calcext:value="=1" calcext:base-cell-address="Planilha1.FJ1"/>
          </calcext:conditional-format>
          <calcext:conditional-format calcext:target-range-address="Planilha1.FK1:Planilha1.FK1">
            <calcext:condition calcext:apply-style-name="Accent 1" calcext:value="=1" calcext:base-cell-address="Planilha1.FK1"/>
          </calcext:conditional-format>
          <calcext:conditional-format calcext:target-range-address="Planilha1.FK1:Planilha1.FK1">
            <calcext:condition calcext:apply-style-name="Accent 1" calcext:value="=1" calcext:base-cell-address="Planilha1.FK1"/>
          </calcext:conditional-format>
          <calcext:conditional-format calcext:target-range-address="Planilha1.FK1:Planilha1.FK1">
            <calcext:condition calcext:apply-style-name="Accent 1" calcext:value="=1" calcext:base-cell-address="Planilha1.FK1"/>
          </calcext:conditional-format>
          <calcext:conditional-format calcext:target-range-address="Planilha1.FL1:Planilha1.FL1">
            <calcext:condition calcext:apply-style-name="Accent 1" calcext:value="=1" calcext:base-cell-address="Planilha1.FL1"/>
          </calcext:conditional-format>
          <calcext:conditional-format calcext:target-range-address="Planilha1.FL1:Planilha1.FL1">
            <calcext:condition calcext:apply-style-name="Accent 1" calcext:value="=1" calcext:base-cell-address="Planilha1.FL1"/>
          </calcext:conditional-format>
          <calcext:conditional-format calcext:target-range-address="Planilha1.FL1:Planilha1.FL1">
            <calcext:condition calcext:apply-style-name="Accent 1" calcext:value="=1" calcext:base-cell-address="Planilha1.FL1"/>
          </calcext:conditional-format>
          <calcext:conditional-format calcext:target-range-address="Planilha1.BR3:Planilha1.BR3">
            <calcext:condition calcext:apply-style-name="Accent 1" calcext:value="=1" calcext:base-cell-address="Planilha1.BR3"/>
            <calcext:condition calcext:apply-style-name="Accent" calcext:value="=0" calcext:base-cell-address="Planilha1.BR3"/>
          </calcext:conditional-format>
          <calcext:conditional-format calcext:target-range-address="Planilha1.BR3:Planilha1.BR3">
            <calcext:condition calcext:apply-style-name="Accent 1" calcext:value="=1" calcext:base-cell-address="Planilha1.BR3"/>
          </calcext:conditional-format>
          <calcext:conditional-format calcext:target-range-address="Planilha1.BR3:Planilha1.BR3">
            <calcext:condition calcext:apply-style-name="Accent 1" calcext:value="=1" calcext:base-cell-address="Planilha1.BR3"/>
          </calcext:conditional-format>
          <calcext:conditional-format calcext:target-range-address="Planilha1.BR3:Planilha1.BR3">
            <calcext:condition calcext:apply-style-name="Accent 1" calcext:value="=1" calcext:base-cell-address="Planilha1.BR3"/>
          </calcext:conditional-format>
          <calcext:conditional-format calcext:target-range-address="Planilha1.BS3:Planilha1.BS3">
            <calcext:condition calcext:apply-style-name="Accent 1" calcext:value="=1" calcext:base-cell-address="Planilha1.BS3"/>
            <calcext:condition calcext:apply-style-name="Accent" calcext:value="=0" calcext:base-cell-address="Planilha1.BS3"/>
          </calcext:conditional-format>
          <calcext:conditional-format calcext:target-range-address="Planilha1.BS3:Planilha1.BS3">
            <calcext:condition calcext:apply-style-name="Accent 1" calcext:value="=1" calcext:base-cell-address="Planilha1.BS3"/>
          </calcext:conditional-format>
          <calcext:conditional-format calcext:target-range-address="Planilha1.BS3:Planilha1.BS3">
            <calcext:condition calcext:apply-style-name="Accent 1" calcext:value="=1" calcext:base-cell-address="Planilha1.BS3"/>
          </calcext:conditional-format>
          <calcext:conditional-format calcext:target-range-address="Planilha1.BS3:Planilha1.BS3">
            <calcext:condition calcext:apply-style-name="Accent 1" calcext:value="=1" calcext:base-cell-address="Planilha1.BS3"/>
          </calcext:conditional-format>
          <calcext:conditional-format calcext:target-range-address="Planilha1.BT3:Planilha1.BT3">
            <calcext:condition calcext:apply-style-name="Accent 1" calcext:value="=1" calcext:base-cell-address="Planilha1.BT3"/>
            <calcext:condition calcext:apply-style-name="Accent" calcext:value="=0" calcext:base-cell-address="Planilha1.BT3"/>
          </calcext:conditional-format>
          <calcext:conditional-format calcext:target-range-address="Planilha1.BT3:Planilha1.BT3">
            <calcext:condition calcext:apply-style-name="Accent 1" calcext:value="=1" calcext:base-cell-address="Planilha1.BT3"/>
          </calcext:conditional-format>
          <calcext:conditional-format calcext:target-range-address="Planilha1.BT3:Planilha1.BT3">
            <calcext:condition calcext:apply-style-name="Accent 1" calcext:value="=1" calcext:base-cell-address="Planilha1.BT3"/>
          </calcext:conditional-format>
          <calcext:conditional-format calcext:target-range-address="Planilha1.BT3:Planilha1.BT3">
            <calcext:condition calcext:apply-style-name="Accent 1" calcext:value="=1" calcext:base-cell-address="Planilha1.BT3"/>
          </calcext:conditional-format>
          <calcext:conditional-format calcext:target-range-address="Planilha1.BU3:Planilha1.BU3">
            <calcext:condition calcext:apply-style-name="Accent 1" calcext:value="=1" calcext:base-cell-address="Planilha1.BU3"/>
            <calcext:condition calcext:apply-style-name="Accent" calcext:value="=0" calcext:base-cell-address="Planilha1.BU3"/>
          </calcext:conditional-format>
          <calcext:conditional-format calcext:target-range-address="Planilha1.BU3:Planilha1.BU3">
            <calcext:condition calcext:apply-style-name="Accent 1" calcext:value="=1" calcext:base-cell-address="Planilha1.BU3"/>
          </calcext:conditional-format>
          <calcext:conditional-format calcext:target-range-address="Planilha1.BU3:Planilha1.BU3">
            <calcext:condition calcext:apply-style-name="Accent 1" calcext:value="=1" calcext:base-cell-address="Planilha1.BU3"/>
          </calcext:conditional-format>
          <calcext:conditional-format calcext:target-range-address="Planilha1.BU3:Planilha1.BU3">
            <calcext:condition calcext:apply-style-name="Accent 1" calcext:value="=1" calcext:base-cell-address="Planilha1.BU3"/>
          </calcext:conditional-format>
          <calcext:conditional-format calcext:target-range-address="Planilha1.BV3:Planilha1.BV3">
            <calcext:condition calcext:apply-style-name="Accent 1" calcext:value="=1" calcext:base-cell-address="Planilha1.BV3"/>
            <calcext:condition calcext:apply-style-name="Accent" calcext:value="=0" calcext:base-cell-address="Planilha1.BV3"/>
          </calcext:conditional-format>
          <calcext:conditional-format calcext:target-range-address="Planilha1.BV3:Planilha1.BV3">
            <calcext:condition calcext:apply-style-name="Accent 1" calcext:value="=1" calcext:base-cell-address="Planilha1.BV3"/>
          </calcext:conditional-format>
          <calcext:conditional-format calcext:target-range-address="Planilha1.BV3:Planilha1.BV3">
            <calcext:condition calcext:apply-style-name="Accent 1" calcext:value="=1" calcext:base-cell-address="Planilha1.BV3"/>
          </calcext:conditional-format>
          <calcext:conditional-format calcext:target-range-address="Planilha1.BV3:Planilha1.BV3">
            <calcext:condition calcext:apply-style-name="Accent 1" calcext:value="=1" calcext:base-cell-address="Planilha1.BV3"/>
          </calcext:conditional-format>
          <calcext:conditional-format calcext:target-range-address="Planilha1.BW3:Planilha1.BW3">
            <calcext:condition calcext:apply-style-name="Accent 1" calcext:value="=1" calcext:base-cell-address="Planilha1.BW3"/>
            <calcext:condition calcext:apply-style-name="Accent" calcext:value="=0" calcext:base-cell-address="Planilha1.BW3"/>
          </calcext:conditional-format>
          <calcext:conditional-format calcext:target-range-address="Planilha1.BW3:Planilha1.BW3">
            <calcext:condition calcext:apply-style-name="Accent 1" calcext:value="=1" calcext:base-cell-address="Planilha1.BW3"/>
          </calcext:conditional-format>
          <calcext:conditional-format calcext:target-range-address="Planilha1.BW3:Planilha1.BW3">
            <calcext:condition calcext:apply-style-name="Accent 1" calcext:value="=1" calcext:base-cell-address="Planilha1.BW3"/>
          </calcext:conditional-format>
          <calcext:conditional-format calcext:target-range-address="Planilha1.BW3:Planilha1.BW3">
            <calcext:condition calcext:apply-style-name="Accent 1" calcext:value="=1" calcext:base-cell-address="Planilha1.BW3"/>
          </calcext:conditional-format>
          <calcext:conditional-format calcext:target-range-address="Planilha1.BX3:Planilha1.BX3">
            <calcext:condition calcext:apply-style-name="Accent 1" calcext:value="=1" calcext:base-cell-address="Planilha1.BX3"/>
            <calcext:condition calcext:apply-style-name="Accent" calcext:value="=0" calcext:base-cell-address="Planilha1.BX3"/>
          </calcext:conditional-format>
          <calcext:conditional-format calcext:target-range-address="Planilha1.BX3:Planilha1.BX3">
            <calcext:condition calcext:apply-style-name="Accent 1" calcext:value="=1" calcext:base-cell-address="Planilha1.BX3"/>
          </calcext:conditional-format>
          <calcext:conditional-format calcext:target-range-address="Planilha1.BX3:Planilha1.BX3">
            <calcext:condition calcext:apply-style-name="Accent 1" calcext:value="=1" calcext:base-cell-address="Planilha1.BX3"/>
          </calcext:conditional-format>
          <calcext:conditional-format calcext:target-range-address="Planilha1.BX3:Planilha1.BX3">
            <calcext:condition calcext:apply-style-name="Accent 1" calcext:value="=1" calcext:base-cell-address="Planilha1.BX3"/>
          </calcext:conditional-format>
          <calcext:conditional-format calcext:target-range-address="Planilha1.BY3:Planilha1.BY3">
            <calcext:condition calcext:apply-style-name="Accent 1" calcext:value="=1" calcext:base-cell-address="Planilha1.BY3"/>
            <calcext:condition calcext:apply-style-name="Accent" calcext:value="=0" calcext:base-cell-address="Planilha1.BY3"/>
          </calcext:conditional-format>
          <calcext:conditional-format calcext:target-range-address="Planilha1.BY3:Planilha1.BY3">
            <calcext:condition calcext:apply-style-name="Accent 1" calcext:value="=1" calcext:base-cell-address="Planilha1.BY3"/>
          </calcext:conditional-format>
          <calcext:conditional-format calcext:target-range-address="Planilha1.BY3:Planilha1.BY3">
            <calcext:condition calcext:apply-style-name="Accent 1" calcext:value="=1" calcext:base-cell-address="Planilha1.BY3"/>
          </calcext:conditional-format>
          <calcext:conditional-format calcext:target-range-address="Planilha1.BY3:Planilha1.BY3">
            <calcext:condition calcext:apply-style-name="Accent 1" calcext:value="=1" calcext:base-cell-address="Planilha1.BY3"/>
          </calcext:conditional-format>
          <calcext:conditional-format calcext:target-range-address="Planilha1.BZ3:Planilha1.BZ3">
            <calcext:condition calcext:apply-style-name="Accent 1" calcext:value="=1" calcext:base-cell-address="Planilha1.BZ3"/>
            <calcext:condition calcext:apply-style-name="Accent" calcext:value="=0" calcext:base-cell-address="Planilha1.BZ3"/>
          </calcext:conditional-format>
          <calcext:conditional-format calcext:target-range-address="Planilha1.BZ3:Planilha1.BZ3">
            <calcext:condition calcext:apply-style-name="Accent 1" calcext:value="=1" calcext:base-cell-address="Planilha1.BZ3"/>
          </calcext:conditional-format>
          <calcext:conditional-format calcext:target-range-address="Planilha1.BZ3:Planilha1.BZ3">
            <calcext:condition calcext:apply-style-name="Accent 1" calcext:value="=1" calcext:base-cell-address="Planilha1.BZ3"/>
          </calcext:conditional-format>
          <calcext:conditional-format calcext:target-range-address="Planilha1.BZ3:Planilha1.BZ3">
            <calcext:condition calcext:apply-style-name="Accent 1" calcext:value="=1" calcext:base-cell-address="Planilha1.BZ3"/>
          </calcext:conditional-format>
          <calcext:conditional-format calcext:target-range-address="Planilha1.CA3:Planilha1.CA3">
            <calcext:condition calcext:apply-style-name="Accent 1" calcext:value="=1" calcext:base-cell-address="Planilha1.CA3"/>
            <calcext:condition calcext:apply-style-name="Accent" calcext:value="=0" calcext:base-cell-address="Planilha1.CA3"/>
          </calcext:conditional-format>
          <calcext:conditional-format calcext:target-range-address="Planilha1.CA3:Planilha1.CA3">
            <calcext:condition calcext:apply-style-name="Accent 1" calcext:value="=1" calcext:base-cell-address="Planilha1.CA3"/>
          </calcext:conditional-format>
          <calcext:conditional-format calcext:target-range-address="Planilha1.CA3:Planilha1.CA3">
            <calcext:condition calcext:apply-style-name="Accent 1" calcext:value="=1" calcext:base-cell-address="Planilha1.CA3"/>
          </calcext:conditional-format>
          <calcext:conditional-format calcext:target-range-address="Planilha1.CA3:Planilha1.CA3">
            <calcext:condition calcext:apply-style-name="Accent 1" calcext:value="=1" calcext:base-cell-address="Planilha1.CA3"/>
          </calcext:conditional-format>
          <calcext:conditional-format calcext:target-range-address="Planilha1.CB3:Planilha1.FV3">
            <calcext:condition calcext:apply-style-name="Accent 1" calcext:value="=1" calcext:base-cell-address="Planilha1.CB3"/>
            <calcext:condition calcext:apply-style-name="Accent" calcext:value="=0" calcext:base-cell-address="Planilha1.CB3"/>
          </calcext:conditional-format>
          <calcext:conditional-format calcext:target-range-address="Planilha1.CB3:Planilha1.FV3">
            <calcext:condition calcext:apply-style-name="Accent 1" calcext:value="=1" calcext:base-cell-address="Planilha1.CB3"/>
          </calcext:conditional-format>
          <calcext:conditional-format calcext:target-range-address="Planilha1.CB3:Planilha1.FV3">
            <calcext:condition calcext:apply-style-name="Accent 1" calcext:value="=1" calcext:base-cell-address="Planilha1.CB3"/>
          </calcext:conditional-format>
          <calcext:conditional-format calcext:target-range-address="Planilha1.CB3:Planilha1.FV3">
            <calcext:condition calcext:apply-style-name="Accent 1" calcext:value="=1" calcext:base-cell-address="Planilha1.CB3"/>
          </calcext:conditional-format>
          <calcext:conditional-format calcext:target-range-address="Planilha1.V8:Planilha1.V8">
            <calcext:condition calcext:apply-style-name="Accent 1" calcext:value="=1" calcext:base-cell-address="Planilha1.V8"/>
            <calcext:condition calcext:apply-style-name="Accent" calcext:value="=0" calcext:base-cell-address="Planilha1.V8"/>
          </calcext:conditional-format>
          <calcext:conditional-format calcext:target-range-address="Planilha1.V8:Planilha1.V8">
            <calcext:condition calcext:apply-style-name="Accent 1" calcext:value="=1" calcext:base-cell-address="Planilha1.V8"/>
          </calcext:conditional-format>
          <calcext:conditional-format calcext:target-range-address="Planilha1.V8:Planilha1.V8">
            <calcext:condition calcext:apply-style-name="Accent 1" calcext:value="=1" calcext:base-cell-address="Planilha1.V8"/>
          </calcext:conditional-format>
          <calcext:conditional-format calcext:target-range-address="Planilha1.V8:Planilha1.V8">
            <calcext:condition calcext:apply-style-name="Accent 1" calcext:value="=1" calcext:base-cell-address="Planilha1.V8"/>
          </calcext:conditional-format>
          <calcext:conditional-format calcext:target-range-address="Planilha1.W8:Planilha1.W8">
            <calcext:condition calcext:apply-style-name="Accent 1" calcext:value="=1" calcext:base-cell-address="Planilha1.W8"/>
            <calcext:condition calcext:apply-style-name="Accent" calcext:value="=0" calcext:base-cell-address="Planilha1.W8"/>
          </calcext:conditional-format>
          <calcext:conditional-format calcext:target-range-address="Planilha1.W8:Planilha1.W8">
            <calcext:condition calcext:apply-style-name="Accent 1" calcext:value="=1" calcext:base-cell-address="Planilha1.W8"/>
          </calcext:conditional-format>
          <calcext:conditional-format calcext:target-range-address="Planilha1.W8:Planilha1.W8">
            <calcext:condition calcext:apply-style-name="Accent 1" calcext:value="=1" calcext:base-cell-address="Planilha1.W8"/>
          </calcext:conditional-format>
          <calcext:conditional-format calcext:target-range-address="Planilha1.W8:Planilha1.W8">
            <calcext:condition calcext:apply-style-name="Accent 1" calcext:value="=1" calcext:base-cell-address="Planilha1.W8"/>
          </calcext:conditional-format>
          <calcext:conditional-format calcext:target-range-address="Planilha1.X8:Planilha1.X8">
            <calcext:condition calcext:apply-style-name="Accent 1" calcext:value="=1" calcext:base-cell-address="Planilha1.X8"/>
            <calcext:condition calcext:apply-style-name="Accent" calcext:value="=0" calcext:base-cell-address="Planilha1.X8"/>
          </calcext:conditional-format>
          <calcext:conditional-format calcext:target-range-address="Planilha1.X8:Planilha1.X8">
            <calcext:condition calcext:apply-style-name="Accent 1" calcext:value="=1" calcext:base-cell-address="Planilha1.X8"/>
          </calcext:conditional-format>
          <calcext:conditional-format calcext:target-range-address="Planilha1.X8:Planilha1.X8">
            <calcext:condition calcext:apply-style-name="Accent 1" calcext:value="=1" calcext:base-cell-address="Planilha1.X8"/>
          </calcext:conditional-format>
          <calcext:conditional-format calcext:target-range-address="Planilha1.X8:Planilha1.X8">
            <calcext:condition calcext:apply-style-name="Accent 1" calcext:value="=1" calcext:base-cell-address="Planilha1.X8"/>
          </calcext:conditional-format>
          <calcext:conditional-format calcext:target-range-address="Planilha1.Y8:Planilha1.Y8">
            <calcext:condition calcext:apply-style-name="Accent 1" calcext:value="=1" calcext:base-cell-address="Planilha1.Y8"/>
            <calcext:condition calcext:apply-style-name="Accent" calcext:value="=0" calcext:base-cell-address="Planilha1.Y8"/>
          </calcext:conditional-format>
          <calcext:conditional-format calcext:target-range-address="Planilha1.Y8:Planilha1.Y8">
            <calcext:condition calcext:apply-style-name="Accent 1" calcext:value="=1" calcext:base-cell-address="Planilha1.Y8"/>
          </calcext:conditional-format>
          <calcext:conditional-format calcext:target-range-address="Planilha1.Y8:Planilha1.Y8">
            <calcext:condition calcext:apply-style-name="Accent 1" calcext:value="=1" calcext:base-cell-address="Planilha1.Y8"/>
          </calcext:conditional-format>
          <calcext:conditional-format calcext:target-range-address="Planilha1.Y8:Planilha1.Y8">
            <calcext:condition calcext:apply-style-name="Accent 1" calcext:value="=1" calcext:base-cell-address="Planilha1.Y8"/>
          </calcext:conditional-format>
          <calcext:conditional-format calcext:target-range-address="Planilha1.Z8:Planilha1.Z8">
            <calcext:condition calcext:apply-style-name="Accent 1" calcext:value="=1" calcext:base-cell-address="Planilha1.Z8"/>
            <calcext:condition calcext:apply-style-name="Accent" calcext:value="=0" calcext:base-cell-address="Planilha1.Z8"/>
          </calcext:conditional-format>
          <calcext:conditional-format calcext:target-range-address="Planilha1.Z8:Planilha1.Z8">
            <calcext:condition calcext:apply-style-name="Accent 1" calcext:value="=1" calcext:base-cell-address="Planilha1.Z8"/>
          </calcext:conditional-format>
          <calcext:conditional-format calcext:target-range-address="Planilha1.Z8:Planilha1.Z8">
            <calcext:condition calcext:apply-style-name="Accent 1" calcext:value="=1" calcext:base-cell-address="Planilha1.Z8"/>
          </calcext:conditional-format>
          <calcext:conditional-format calcext:target-range-address="Planilha1.Z8:Planilha1.Z8">
            <calcext:condition calcext:apply-style-name="Accent 1" calcext:value="=1" calcext:base-cell-address="Planilha1.Z8"/>
          </calcext:conditional-format>
          <calcext:conditional-format calcext:target-range-address="Planilha1.AA8:Planilha1.AA8">
            <calcext:condition calcext:apply-style-name="Accent 1" calcext:value="=1" calcext:base-cell-address="Planilha1.AA8"/>
            <calcext:condition calcext:apply-style-name="Accent" calcext:value="=0" calcext:base-cell-address="Planilha1.AA8"/>
          </calcext:conditional-format>
          <calcext:conditional-format calcext:target-range-address="Planilha1.AA8:Planilha1.AA8">
            <calcext:condition calcext:apply-style-name="Accent 1" calcext:value="=1" calcext:base-cell-address="Planilha1.AA8"/>
          </calcext:conditional-format>
          <calcext:conditional-format calcext:target-range-address="Planilha1.AA8:Planilha1.AA8">
            <calcext:condition calcext:apply-style-name="Accent 1" calcext:value="=1" calcext:base-cell-address="Planilha1.AA8"/>
          </calcext:conditional-format>
          <calcext:conditional-format calcext:target-range-address="Planilha1.AA8:Planilha1.AA8">
            <calcext:condition calcext:apply-style-name="Accent 1" calcext:value="=1" calcext:base-cell-address="Planilha1.AA8"/>
          </calcext:conditional-format>
          <calcext:conditional-format calcext:target-range-address="Planilha1.AB8:Planilha1.AB8">
            <calcext:condition calcext:apply-style-name="Accent 1" calcext:value="=1" calcext:base-cell-address="Planilha1.AB8"/>
            <calcext:condition calcext:apply-style-name="Accent" calcext:value="=0" calcext:base-cell-address="Planilha1.AB8"/>
          </calcext:conditional-format>
          <calcext:conditional-format calcext:target-range-address="Planilha1.AB8:Planilha1.AB8">
            <calcext:condition calcext:apply-style-name="Accent 1" calcext:value="=1" calcext:base-cell-address="Planilha1.AB8"/>
          </calcext:conditional-format>
          <calcext:conditional-format calcext:target-range-address="Planilha1.AB8:Planilha1.AB8">
            <calcext:condition calcext:apply-style-name="Accent 1" calcext:value="=1" calcext:base-cell-address="Planilha1.AB8"/>
          </calcext:conditional-format>
          <calcext:conditional-format calcext:target-range-address="Planilha1.AB8:Planilha1.AB8">
            <calcext:condition calcext:apply-style-name="Accent 1" calcext:value="=1" calcext:base-cell-address="Planilha1.AB8"/>
          </calcext:conditional-format>
          <calcext:conditional-format calcext:target-range-address="Planilha1.AC8:Planilha1.AC8">
            <calcext:condition calcext:apply-style-name="Accent 1" calcext:value="=1" calcext:base-cell-address="Planilha1.AC8"/>
            <calcext:condition calcext:apply-style-name="Accent" calcext:value="=0" calcext:base-cell-address="Planilha1.AC8"/>
          </calcext:conditional-format>
          <calcext:conditional-format calcext:target-range-address="Planilha1.AC8:Planilha1.AC8">
            <calcext:condition calcext:apply-style-name="Accent 1" calcext:value="=1" calcext:base-cell-address="Planilha1.AC8"/>
          </calcext:conditional-format>
          <calcext:conditional-format calcext:target-range-address="Planilha1.AC8:Planilha1.AC8">
            <calcext:condition calcext:apply-style-name="Accent 1" calcext:value="=1" calcext:base-cell-address="Planilha1.AC8"/>
          </calcext:conditional-format>
          <calcext:conditional-format calcext:target-range-address="Planilha1.AC8:Planilha1.AC8">
            <calcext:condition calcext:apply-style-name="Accent 1" calcext:value="=1" calcext:base-cell-address="Planilha1.AC8"/>
          </calcext:conditional-format>
          <calcext:conditional-format calcext:target-range-address="Planilha1.AD8:Planilha1.AD8">
            <calcext:condition calcext:apply-style-name="Accent 1" calcext:value="=1" calcext:base-cell-address="Planilha1.AD8"/>
            <calcext:condition calcext:apply-style-name="Accent" calcext:value="=0" calcext:base-cell-address="Planilha1.AD8"/>
          </calcext:conditional-format>
          <calcext:conditional-format calcext:target-range-address="Planilha1.AD8:Planilha1.AD8">
            <calcext:condition calcext:apply-style-name="Accent 1" calcext:value="=1" calcext:base-cell-address="Planilha1.AD8"/>
          </calcext:conditional-format>
          <calcext:conditional-format calcext:target-range-address="Planilha1.AD8:Planilha1.AD8">
            <calcext:condition calcext:apply-style-name="Accent 1" calcext:value="=1" calcext:base-cell-address="Planilha1.AD8"/>
          </calcext:conditional-format>
          <calcext:conditional-format calcext:target-range-address="Planilha1.AD8:Planilha1.AD8">
            <calcext:condition calcext:apply-style-name="Accent 1" calcext:value="=1" calcext:base-cell-address="Planilha1.AD8"/>
          </calcext:conditional-format>
          <calcext:conditional-format calcext:target-range-address="Planilha1.AE8:Planilha1.AE8">
            <calcext:condition calcext:apply-style-name="Accent 1" calcext:value="=1" calcext:base-cell-address="Planilha1.AE8"/>
            <calcext:condition calcext:apply-style-name="Accent" calcext:value="=0" calcext:base-cell-address="Planilha1.AE8"/>
          </calcext:conditional-format>
          <calcext:conditional-format calcext:target-range-address="Planilha1.AE8:Planilha1.AE8">
            <calcext:condition calcext:apply-style-name="Accent 1" calcext:value="=1" calcext:base-cell-address="Planilha1.AE8"/>
          </calcext:conditional-format>
          <calcext:conditional-format calcext:target-range-address="Planilha1.AE8:Planilha1.AE8">
            <calcext:condition calcext:apply-style-name="Accent 1" calcext:value="=1" calcext:base-cell-address="Planilha1.AE8"/>
          </calcext:conditional-format>
          <calcext:conditional-format calcext:target-range-address="Planilha1.AE8:Planilha1.AE8">
            <calcext:condition calcext:apply-style-name="Accent 1" calcext:value="=1" calcext:base-cell-address="Planilha1.AE8"/>
          </calcext:conditional-format>
          <calcext:conditional-format calcext:target-range-address="Planilha1.AF8:Planilha1.AF8">
            <calcext:condition calcext:apply-style-name="Accent 1" calcext:value="=1" calcext:base-cell-address="Planilha1.AF8"/>
            <calcext:condition calcext:apply-style-name="Accent" calcext:value="=0" calcext:base-cell-address="Planilha1.AF8"/>
          </calcext:conditional-format>
          <calcext:conditional-format calcext:target-range-address="Planilha1.AF8:Planilha1.AF8">
            <calcext:condition calcext:apply-style-name="Accent 1" calcext:value="=1" calcext:base-cell-address="Planilha1.AF8"/>
          </calcext:conditional-format>
          <calcext:conditional-format calcext:target-range-address="Planilha1.AF8:Planilha1.AF8">
            <calcext:condition calcext:apply-style-name="Accent 1" calcext:value="=1" calcext:base-cell-address="Planilha1.AF8"/>
          </calcext:conditional-format>
          <calcext:conditional-format calcext:target-range-address="Planilha1.AF8:Planilha1.AF8">
            <calcext:condition calcext:apply-style-name="Accent 1" calcext:value="=1" calcext:base-cell-address="Planilha1.AF8"/>
          </calcext:conditional-format>
          <calcext:conditional-format calcext:target-range-address="Planilha1.AG8:Planilha1.AG8">
            <calcext:condition calcext:apply-style-name="Accent 1" calcext:value="=1" calcext:base-cell-address="Planilha1.AG8"/>
            <calcext:condition calcext:apply-style-name="Accent" calcext:value="=0" calcext:base-cell-address="Planilha1.AG8"/>
          </calcext:conditional-format>
          <calcext:conditional-format calcext:target-range-address="Planilha1.AG8:Planilha1.AG8">
            <calcext:condition calcext:apply-style-name="Accent 1" calcext:value="=1" calcext:base-cell-address="Planilha1.AG8"/>
          </calcext:conditional-format>
          <calcext:conditional-format calcext:target-range-address="Planilha1.AG8:Planilha1.AG8">
            <calcext:condition calcext:apply-style-name="Accent 1" calcext:value="=1" calcext:base-cell-address="Planilha1.AG8"/>
          </calcext:conditional-format>
          <calcext:conditional-format calcext:target-range-address="Planilha1.AG8:Planilha1.AG8">
            <calcext:condition calcext:apply-style-name="Accent 1" calcext:value="=1" calcext:base-cell-address="Planilha1.AG8"/>
          </calcext:conditional-format>
          <calcext:conditional-format calcext:target-range-address="Planilha1.AH8:Planilha1.AH8">
            <calcext:condition calcext:apply-style-name="Accent 1" calcext:value="=1" calcext:base-cell-address="Planilha1.AH8"/>
            <calcext:condition calcext:apply-style-name="Accent" calcext:value="=0" calcext:base-cell-address="Planilha1.AH8"/>
          </calcext:conditional-format>
          <calcext:conditional-format calcext:target-range-address="Planilha1.AH8:Planilha1.AH8">
            <calcext:condition calcext:apply-style-name="Accent 1" calcext:value="=1" calcext:base-cell-address="Planilha1.AH8"/>
          </calcext:conditional-format>
          <calcext:conditional-format calcext:target-range-address="Planilha1.AH8:Planilha1.AH8">
            <calcext:condition calcext:apply-style-name="Accent 1" calcext:value="=1" calcext:base-cell-address="Planilha1.AH8"/>
          </calcext:conditional-format>
          <calcext:conditional-format calcext:target-range-address="Planilha1.AH8:Planilha1.AH8">
            <calcext:condition calcext:apply-style-name="Accent 1" calcext:value="=1" calcext:base-cell-address="Planilha1.AH8"/>
          </calcext:conditional-format>
          <calcext:conditional-format calcext:target-range-address="Planilha1.AI8:Planilha1.AI8">
            <calcext:condition calcext:apply-style-name="Accent 1" calcext:value="=1" calcext:base-cell-address="Planilha1.AI8"/>
            <calcext:condition calcext:apply-style-name="Accent" calcext:value="=0" calcext:base-cell-address="Planilha1.AI8"/>
          </calcext:conditional-format>
          <calcext:conditional-format calcext:target-range-address="Planilha1.AI8:Planilha1.AI8">
            <calcext:condition calcext:apply-style-name="Accent 1" calcext:value="=1" calcext:base-cell-address="Planilha1.AI8"/>
            <calcext:condition calcext:apply-style-name="Accent" calcext:value="=0" calcext:base-cell-address="Planilha1.AI8"/>
          </calcext:conditional-format>
          <calcext:conditional-format calcext:target-range-address="Planilha1.AI8:Planilha1.AI8">
            <calcext:condition calcext:apply-style-name="Accent 1" calcext:value="=1" calcext:base-cell-address="Planilha1.AI8"/>
          </calcext:conditional-format>
          <calcext:conditional-format calcext:target-range-address="Planilha1.AI8:Planilha1.AI8">
            <calcext:condition calcext:apply-style-name="Accent 1" calcext:value="=1" calcext:base-cell-address="Planilha1.AI8"/>
          </calcext:conditional-format>
          <calcext:conditional-format calcext:target-range-address="Planilha1.AI8:Planilha1.AI8">
            <calcext:condition calcext:apply-style-name="Accent 1" calcext:value="=1" calcext:base-cell-address="Planilha1.AI8"/>
          </calcext:conditional-format>
          <calcext:conditional-format calcext:target-range-address="Planilha1.AJ8:Planilha1.AJ8">
            <calcext:condition calcext:apply-style-name="Accent 1" calcext:value="=1" calcext:base-cell-address="Planilha1.AJ8"/>
            <calcext:condition calcext:apply-style-name="Accent" calcext:value="=0" calcext:base-cell-address="Planilha1.AJ8"/>
          </calcext:conditional-format>
          <calcext:conditional-format calcext:target-range-address="Planilha1.AJ8:Planilha1.AJ8">
            <calcext:condition calcext:apply-style-name="Accent 1" calcext:value="=1" calcext:base-cell-address="Planilha1.AJ8"/>
            <calcext:condition calcext:apply-style-name="Accent" calcext:value="=0" calcext:base-cell-address="Planilha1.AJ8"/>
          </calcext:conditional-format>
          <calcext:conditional-format calcext:target-range-address="Planilha1.AJ8:Planilha1.AJ8">
            <calcext:condition calcext:apply-style-name="Accent 1" calcext:value="=1" calcext:base-cell-address="Planilha1.AJ8"/>
          </calcext:conditional-format>
          <calcext:conditional-format calcext:target-range-address="Planilha1.AJ8:Planilha1.AJ8">
            <calcext:condition calcext:apply-style-name="Accent 1" calcext:value="=1" calcext:base-cell-address="Planilha1.AJ8"/>
          </calcext:conditional-format>
          <calcext:conditional-format calcext:target-range-address="Planilha1.AJ8:Planilha1.AJ8">
            <calcext:condition calcext:apply-style-name="Accent 1" calcext:value="=1" calcext:base-cell-address="Planilha1.AJ8"/>
          </calcext:conditional-format>
          <calcext:conditional-format calcext:target-range-address="Planilha1.AK8:Planilha1.AK8">
            <calcext:condition calcext:apply-style-name="Accent 1" calcext:value="=1" calcext:base-cell-address="Planilha1.AK8"/>
            <calcext:condition calcext:apply-style-name="Accent" calcext:value="=0" calcext:base-cell-address="Planilha1.AK8"/>
          </calcext:conditional-format>
          <calcext:conditional-format calcext:target-range-address="Planilha1.AK8:Planilha1.AK8">
            <calcext:condition calcext:apply-style-name="Accent 1" calcext:value="=1" calcext:base-cell-address="Planilha1.AK8"/>
            <calcext:condition calcext:apply-style-name="Accent" calcext:value="=0" calcext:base-cell-address="Planilha1.AK8"/>
          </calcext:conditional-format>
          <calcext:conditional-format calcext:target-range-address="Planilha1.AK8:Planilha1.AK8">
            <calcext:condition calcext:apply-style-name="Accent 1" calcext:value="=1" calcext:base-cell-address="Planilha1.AK8"/>
          </calcext:conditional-format>
          <calcext:conditional-format calcext:target-range-address="Planilha1.AK8:Planilha1.AK8">
            <calcext:condition calcext:apply-style-name="Accent 1" calcext:value="=1" calcext:base-cell-address="Planilha1.AK8"/>
          </calcext:conditional-format>
          <calcext:conditional-format calcext:target-range-address="Planilha1.AK8:Planilha1.AK8">
            <calcext:condition calcext:apply-style-name="Accent 1" calcext:value="=1" calcext:base-cell-address="Planilha1.AK8"/>
          </calcext:conditional-format>
          <calcext:conditional-format calcext:target-range-address="Planilha1.AL8:Planilha1.AL8">
            <calcext:condition calcext:apply-style-name="Accent 1" calcext:value="=1" calcext:base-cell-address="Planilha1.AL8"/>
            <calcext:condition calcext:apply-style-name="Accent" calcext:value="=0" calcext:base-cell-address="Planilha1.AL8"/>
          </calcext:conditional-format>
          <calcext:conditional-format calcext:target-range-address="Planilha1.AL8:Planilha1.AL8">
            <calcext:condition calcext:apply-style-name="Accent 1" calcext:value="=1" calcext:base-cell-address="Planilha1.AL8"/>
            <calcext:condition calcext:apply-style-name="Accent" calcext:value="=0" calcext:base-cell-address="Planilha1.AL8"/>
          </calcext:conditional-format>
          <calcext:conditional-format calcext:target-range-address="Planilha1.AL8:Planilha1.AL8">
            <calcext:condition calcext:apply-style-name="Accent 1" calcext:value="=1" calcext:base-cell-address="Planilha1.AL8"/>
          </calcext:conditional-format>
          <calcext:conditional-format calcext:target-range-address="Planilha1.AL8:Planilha1.AL8">
            <calcext:condition calcext:apply-style-name="Accent 1" calcext:value="=1" calcext:base-cell-address="Planilha1.AL8"/>
          </calcext:conditional-format>
          <calcext:conditional-format calcext:target-range-address="Planilha1.AL8:Planilha1.AL8">
            <calcext:condition calcext:apply-style-name="Accent 1" calcext:value="=1" calcext:base-cell-address="Planilha1.AL8"/>
          </calcext:conditional-format>
          <calcext:conditional-format calcext:target-range-address="Planilha1.AM8:Planilha1.AM8">
            <calcext:condition calcext:apply-style-name="Accent 1" calcext:value="=1" calcext:base-cell-address="Planilha1.AM8"/>
            <calcext:condition calcext:apply-style-name="Accent" calcext:value="=0" calcext:base-cell-address="Planilha1.AM8"/>
          </calcext:conditional-format>
          <calcext:conditional-format calcext:target-range-address="Planilha1.AM8:Planilha1.AM8">
            <calcext:condition calcext:apply-style-name="Accent 1" calcext:value="=1" calcext:base-cell-address="Planilha1.AM8"/>
            <calcext:condition calcext:apply-style-name="Accent" calcext:value="=0" calcext:base-cell-address="Planilha1.AM8"/>
          </calcext:conditional-format>
          <calcext:conditional-format calcext:target-range-address="Planilha1.AM8:Planilha1.AM8">
            <calcext:condition calcext:apply-style-name="Accent 1" calcext:value="=1" calcext:base-cell-address="Planilha1.AM8"/>
          </calcext:conditional-format>
          <calcext:conditional-format calcext:target-range-address="Planilha1.AM8:Planilha1.AM8">
            <calcext:condition calcext:apply-style-name="Accent 1" calcext:value="=1" calcext:base-cell-address="Planilha1.AM8"/>
          </calcext:conditional-format>
          <calcext:conditional-format calcext:target-range-address="Planilha1.AM8:Planilha1.AM8">
            <calcext:condition calcext:apply-style-name="Accent 1" calcext:value="=1" calcext:base-cell-address="Planilha1.AM8"/>
          </calcext:conditional-format>
          <calcext:conditional-format calcext:target-range-address="Planilha1.AN8:Planilha1.AN8">
            <calcext:condition calcext:apply-style-name="Accent 1" calcext:value="=1" calcext:base-cell-address="Planilha1.AN8"/>
            <calcext:condition calcext:apply-style-name="Accent" calcext:value="=0" calcext:base-cell-address="Planilha1.AN8"/>
          </calcext:conditional-format>
          <calcext:conditional-format calcext:target-range-address="Planilha1.AN8:Planilha1.AN8">
            <calcext:condition calcext:apply-style-name="Accent 1" calcext:value="=1" calcext:base-cell-address="Planilha1.AN8"/>
            <calcext:condition calcext:apply-style-name="Accent" calcext:value="=0" calcext:base-cell-address="Planilha1.AN8"/>
          </calcext:conditional-format>
          <calcext:conditional-format calcext:target-range-address="Planilha1.AN8:Planilha1.AN8">
            <calcext:condition calcext:apply-style-name="Accent 1" calcext:value="=1" calcext:base-cell-address="Planilha1.AN8"/>
          </calcext:conditional-format>
          <calcext:conditional-format calcext:target-range-address="Planilha1.AN8:Planilha1.AN8">
            <calcext:condition calcext:apply-style-name="Accent 1" calcext:value="=1" calcext:base-cell-address="Planilha1.AN8"/>
          </calcext:conditional-format>
          <calcext:conditional-format calcext:target-range-address="Planilha1.AN8:Planilha1.AN8">
            <calcext:condition calcext:apply-style-name="Accent 1" calcext:value="=1" calcext:base-cell-address="Planilha1.AN8"/>
          </calcext:conditional-format>
          <calcext:conditional-format calcext:target-range-address="Planilha1.AO8:Planilha1.AO8">
            <calcext:condition calcext:apply-style-name="Accent 1" calcext:value="=1" calcext:base-cell-address="Planilha1.AO8"/>
            <calcext:condition calcext:apply-style-name="Accent" calcext:value="=0" calcext:base-cell-address="Planilha1.AO8"/>
          </calcext:conditional-format>
          <calcext:conditional-format calcext:target-range-address="Planilha1.AO8:Planilha1.AO8">
            <calcext:condition calcext:apply-style-name="Accent 1" calcext:value="=1" calcext:base-cell-address="Planilha1.AO8"/>
            <calcext:condition calcext:apply-style-name="Accent" calcext:value="=0" calcext:base-cell-address="Planilha1.AO8"/>
          </calcext:conditional-format>
          <calcext:conditional-format calcext:target-range-address="Planilha1.AO8:Planilha1.AO8">
            <calcext:condition calcext:apply-style-name="Accent 1" calcext:value="=1" calcext:base-cell-address="Planilha1.AO8"/>
          </calcext:conditional-format>
          <calcext:conditional-format calcext:target-range-address="Planilha1.AO8:Planilha1.AO8">
            <calcext:condition calcext:apply-style-name="Accent 1" calcext:value="=1" calcext:base-cell-address="Planilha1.AO8"/>
          </calcext:conditional-format>
          <calcext:conditional-format calcext:target-range-address="Planilha1.AO8:Planilha1.AO8">
            <calcext:condition calcext:apply-style-name="Accent 1" calcext:value="=1" calcext:base-cell-address="Planilha1.AO8"/>
          </calcext:conditional-format>
          <calcext:conditional-format calcext:target-range-address="Planilha1.AP8:Planilha1.AP8">
            <calcext:condition calcext:apply-style-name="Accent 1" calcext:value="=1" calcext:base-cell-address="Planilha1.AP8"/>
            <calcext:condition calcext:apply-style-name="Accent" calcext:value="=0" calcext:base-cell-address="Planilha1.AP8"/>
          </calcext:conditional-format>
          <calcext:conditional-format calcext:target-range-address="Planilha1.AP8:Planilha1.AP8">
            <calcext:condition calcext:apply-style-name="Accent 1" calcext:value="=1" calcext:base-cell-address="Planilha1.AP8"/>
            <calcext:condition calcext:apply-style-name="Accent" calcext:value="=0" calcext:base-cell-address="Planilha1.AP8"/>
          </calcext:conditional-format>
          <calcext:conditional-format calcext:target-range-address="Planilha1.AP8:Planilha1.AP8">
            <calcext:condition calcext:apply-style-name="Accent 1" calcext:value="=1" calcext:base-cell-address="Planilha1.AP8"/>
          </calcext:conditional-format>
          <calcext:conditional-format calcext:target-range-address="Planilha1.AP8:Planilha1.AP8">
            <calcext:condition calcext:apply-style-name="Accent 1" calcext:value="=1" calcext:base-cell-address="Planilha1.AP8"/>
          </calcext:conditional-format>
          <calcext:conditional-format calcext:target-range-address="Planilha1.AP8:Planilha1.AP8">
            <calcext:condition calcext:apply-style-name="Accent 1" calcext:value="=1" calcext:base-cell-address="Planilha1.AP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0:38:26.5163675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09:01:50.890070281</meta:creation-date>
    <dc:date>2018-11-19T12:54:29.629850257</dc:date>
    <meta:editing-duration>PT3H24M43S</meta:editing-duration>
    <meta:editing-cycles>3</meta:editing-cycles>
    <meta:generator>LibreOffice/6.0.3.2$Linux_X86_64 LibreOffice_project/00m0$Build-2</meta:generator>
    <meta:document-statistic meta:table-count="1" meta:cell-count="649" meta:object-count="0"/>
  </office:meta>
</office:document-meta>
</file>